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ource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37380.00016" calcext:value-type="float">
            <text:p>1443137380.00016</text:p>
          </table:table-cell>
          <table:table-cell office:value-type="float" office:value="8224" calcext:value-type="float">
            <text:p>82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37380.19224" calcext:value-type="float">
            <text:p>1443137380.19224</text:p>
          </table:table-cell>
          <table:table-cell table:formula="of:=[.G2]-[.$B$2]" office:value-type="float" office:value="0.19207501411438" calcext:value-type="float">
            <text:p>0.1920750141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19207501411438" calcext:value-type="float">
            <text:p>0.1920750141</text:p>
          </table:table-cell>
          <table:table-cell table:formula="of:=MAX([.J2:.J2001])" office:value-type="float" office:value="34.5844497680664" calcext:value-type="float">
            <text:p>34.58444976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37380.1031" calcext:value-type="float">
            <text:p>1443137380.1031</text:p>
          </table:table-cell>
          <table:table-cell office:value-type="float" office:value="8224" calcext:value-type="float">
            <text:p>8224</text:p>
          </table:table-cell>
          <table:table-cell table:formula="of:=[.B3]-[.$B$2]" office:value-type="float" office:value="0.102942705154419" calcext:value-type="float">
            <text:p>0.1029427052</text:p>
          </table:table-cell>
          <table:table-cell table:formula="of:=[.C3]/([.D3]-[.D2])" office:value-type="float" office:value="79889.0993554483" calcext:value-type="float">
            <text:p>79889.0993554483</text:p>
          </table:table-cell>
          <table:table-cell/>
          <table:table-cell office:value-type="float" office:value="1443137382.0915" calcext:value-type="float">
            <text:p>1443137382.0915</text:p>
          </table:table-cell>
          <table:table-cell table:formula="of:=[.G3]-[.$B$2]" office:value-type="float" office:value="2.09133362770081" calcext:value-type="float">
            <text:p>2.0913336277</text:p>
          </table:table-cell>
          <table:table-cell table:formula="of:=[.C3]/([.H3]-[.H2])" office:value-type="float" office:value="4330.1106764341" calcext:value-type="float">
            <text:p>4330.1106764341</text:p>
          </table:table-cell>
          <table:table-cell table:formula="of:=[.G3]-[.$B3]" office:value-type="float" office:value="1.98839092254639" calcext:value-type="float">
            <text:p>1.988390922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37380.20604" calcext:value-type="float">
            <text:p>1443137380.20604</text:p>
          </table:table-cell>
          <table:table-cell office:value-type="float" office:value="8224" calcext:value-type="float">
            <text:p>8224</text:p>
          </table:table-cell>
          <table:table-cell table:formula="of:=[.B4]-[.$B$2]" office:value-type="float" office:value="0.205878973007202" calcext:value-type="float">
            <text:p>0.205878973</text:p>
          </table:table-cell>
          <table:table-cell table:formula="of:=[.C4]/([.D4]-[.D3])" office:value-type="float" office:value="79894.0953616247" calcext:value-type="float">
            <text:p>79894.0953616247</text:p>
          </table:table-cell>
          <table:table-cell/>
          <table:table-cell office:value-type="float" office:value="1443137383.15416" calcext:value-type="float">
            <text:p>1443137383.15416</text:p>
          </table:table-cell>
          <table:table-cell table:formula="of:=[.G4]-[.$B$2]" office:value-type="float" office:value="3.15399432182312" calcext:value-type="float">
            <text:p>3.1539943218</text:p>
          </table:table-cell>
          <table:table-cell table:formula="of:=[.C4]/([.H4]-[.H3])" office:value-type="float" office:value="7739.06482613669" calcext:value-type="float">
            <text:p>7739.0648261367</text:p>
          </table:table-cell>
          <table:table-cell table:formula="of:=[.G4]-[.$B4]" office:value-type="float" office:value="2.94811534881592" calcext:value-type="float">
            <text:p>2.948115348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37380.30898" calcext:value-type="float">
            <text:p>1443137380.30898</text:p>
          </table:table-cell>
          <table:table-cell office:value-type="float" office:value="8224" calcext:value-type="float">
            <text:p>8224</text:p>
          </table:table-cell>
          <table:table-cell table:formula="of:=[.B5]-[.$B$2]" office:value-type="float" office:value="0.308816909790039" calcext:value-type="float">
            <text:p>0.3088169098</text:p>
          </table:table-cell>
          <table:table-cell table:formula="of:=[.C5]/([.D5]-[.D4])" office:value-type="float" office:value="79892.8000407641" calcext:value-type="float">
            <text:p>79892.8000407641</text:p>
          </table:table-cell>
          <table:table-cell/>
          <table:table-cell office:value-type="float" office:value="1443137384.14181" calcext:value-type="float">
            <text:p>1443137384.14181</text:p>
          </table:table-cell>
          <table:table-cell table:formula="of:=[.G5]-[.$B$2]" office:value-type="float" office:value="4.14165043830872" calcext:value-type="float">
            <text:p>4.1416504383</text:p>
          </table:table-cell>
          <table:table-cell table:formula="of:=[.C5]/([.H5]-[.H4])" office:value-type="float" office:value="8326.78486239086" calcext:value-type="float">
            <text:p>8326.7848623909</text:p>
          </table:table-cell>
          <table:table-cell table:formula="of:=[.G5]-[.$B5]" office:value-type="float" office:value="3.83283352851868" calcext:value-type="float">
            <text:p>3.832833528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37380.41191" calcext:value-type="float">
            <text:p>1443137380.41191</text:p>
          </table:table-cell>
          <table:table-cell office:value-type="float" office:value="8224" calcext:value-type="float">
            <text:p>8224</text:p>
          </table:table-cell>
          <table:table-cell table:formula="of:=[.B6]-[.$B$2]" office:value-type="float" office:value="0.411744356155396" calcext:value-type="float">
            <text:p>0.4117443562</text:p>
          </table:table-cell>
          <table:table-cell table:formula="of:=[.C6]/([.D6]-[.D5])" office:value-type="float" office:value="79900.9427554209" calcext:value-type="float">
            <text:p>79900.9427554209</text:p>
          </table:table-cell>
          <table:table-cell/>
          <table:table-cell office:value-type="float" office:value="1443137385.12571" calcext:value-type="float">
            <text:p>1443137385.12571</text:p>
          </table:table-cell>
          <table:table-cell table:formula="of:=[.G6]-[.$B$2]" office:value-type="float" office:value="5.12554430961609" calcext:value-type="float">
            <text:p>5.1255443096</text:p>
          </table:table-cell>
          <table:table-cell table:formula="of:=[.C6]/([.H6]-[.H5])" office:value-type="float" office:value="8358.62509141576" calcext:value-type="float">
            <text:p>8358.6250914158</text:p>
          </table:table-cell>
          <table:table-cell table:formula="of:=[.G6]-[.$B6]" office:value-type="float" office:value="4.71379995346069" calcext:value-type="float">
            <text:p>4.713799953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37380.51484" calcext:value-type="float">
            <text:p>1443137380.51484</text:p>
          </table:table-cell>
          <table:table-cell office:value-type="float" office:value="8224" calcext:value-type="float">
            <text:p>8224</text:p>
          </table:table-cell>
          <table:table-cell table:formula="of:=[.B7]-[.$B$2]" office:value-type="float" office:value="0.514674663543701" calcext:value-type="float">
            <text:p>0.5146746635</text:p>
          </table:table-cell>
          <table:table-cell table:formula="of:=[.C7]/([.D7]-[.D6])" office:value-type="float" office:value="79898.7218504543" calcext:value-type="float">
            <text:p>79898.7218504543</text:p>
          </table:table-cell>
          <table:table-cell/>
          <table:table-cell office:value-type="float" office:value="1443137390.61079" calcext:value-type="float">
            <text:p>1443137390.61079</text:p>
          </table:table-cell>
          <table:table-cell table:formula="of:=[.G7]-[.$B$2]" office:value-type="float" office:value="10.6106293201447" calcext:value-type="float">
            <text:p>10.6106293201</text:p>
          </table:table-cell>
          <table:table-cell table:formula="of:=[.C7]/([.H7]-[.H6])" office:value-type="float" office:value="1499.33865823668" calcext:value-type="float">
            <text:p>1499.3386582367</text:p>
          </table:table-cell>
          <table:table-cell table:formula="of:=[.G7]-[.$B7]" office:value-type="float" office:value="10.095954656601" calcext:value-type="float">
            <text:p>10.095954656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37380.61777" calcext:value-type="float">
            <text:p>1443137380.61777</text:p>
          </table:table-cell>
          <table:table-cell office:value-type="float" office:value="8224" calcext:value-type="float">
            <text:p>8224</text:p>
          </table:table-cell>
          <table:table-cell table:formula="of:=[.B8]-[.$B$2]" office:value-type="float" office:value="0.617611885070801" calcext:value-type="float">
            <text:p>0.6176118851</text:p>
          </table:table-cell>
          <table:table-cell table:formula="of:=[.C8]/([.D8]-[.D7])" office:value-type="float" office:value="79893.3551731326" calcext:value-type="float">
            <text:p>79893.3551731326</text:p>
          </table:table-cell>
          <table:table-cell/>
          <table:table-cell office:value-type="float" office:value="1443137390.70252" calcext:value-type="float">
            <text:p>1443137390.70252</text:p>
          </table:table-cell>
          <table:table-cell table:formula="of:=[.G8]-[.$B$2]" office:value-type="float" office:value="10.7023553848267" calcext:value-type="float">
            <text:p>10.7023553848</text:p>
          </table:table-cell>
          <table:table-cell table:formula="of:=[.C8]/([.H8]-[.H7])" office:value-type="float" office:value="89658.2670205106" calcext:value-type="float">
            <text:p>89658.2670205106</text:p>
          </table:table-cell>
          <table:table-cell table:formula="of:=[.G8]-[.$B8]" office:value-type="float" office:value="10.0847434997559" calcext:value-type="float">
            <text:p>10.084743499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37380.72071" calcext:value-type="float">
            <text:p>1443137380.72071</text:p>
          </table:table-cell>
          <table:table-cell office:value-type="float" office:value="8224" calcext:value-type="float">
            <text:p>8224</text:p>
          </table:table-cell>
          <table:table-cell table:formula="of:=[.B9]-[.$B$2]" office:value-type="float" office:value="0.720547437667847" calcext:value-type="float">
            <text:p>0.7205474377</text:p>
          </table:table-cell>
          <table:table-cell table:formula="of:=[.C9]/([.D9]-[.D8])" office:value-type="float" office:value="79894.6505119944" calcext:value-type="float">
            <text:p>79894.6505119944</text:p>
          </table:table-cell>
          <table:table-cell/>
          <table:table-cell office:value-type="float" office:value="1443137390.79428" calcext:value-type="float">
            <text:p>1443137390.79428</text:p>
          </table:table-cell>
          <table:table-cell table:formula="of:=[.G9]-[.$B$2]" office:value-type="float" office:value="10.7941200733185" calcext:value-type="float">
            <text:p>10.7941200733</text:p>
          </table:table-cell>
          <table:table-cell table:formula="of:=[.C9]/([.H9]-[.H8])" office:value-type="float" office:value="89620.529804697" calcext:value-type="float">
            <text:p>89620.529804697</text:p>
          </table:table-cell>
          <table:table-cell table:formula="of:=[.G9]-[.$B9]" office:value-type="float" office:value="10.0735726356506" calcext:value-type="float">
            <text:p>10.073572635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37380.82364" calcext:value-type="float">
            <text:p>1443137380.82364</text:p>
          </table:table-cell>
          <table:table-cell office:value-type="float" office:value="8224" calcext:value-type="float">
            <text:p>8224</text:p>
          </table:table-cell>
          <table:table-cell table:formula="of:=[.B10]-[.$B$2]" office:value-type="float" office:value="0.823480844497681" calcext:value-type="float">
            <text:p>0.8234808445</text:p>
          </table:table-cell>
          <table:table-cell table:formula="of:=[.C10]/([.D10]-[.D9])" office:value-type="float" office:value="79896.3160093947" calcext:value-type="float">
            <text:p>79896.3160093947</text:p>
          </table:table-cell>
          <table:table-cell/>
          <table:table-cell office:value-type="float" office:value="1443137390.88603" calcext:value-type="float">
            <text:p>1443137390.88603</text:p>
          </table:table-cell>
          <table:table-cell table:formula="of:=[.G10]-[.$B$2]" office:value-type="float" office:value="10.885871887207" calcext:value-type="float">
            <text:p>10.8858718872</text:p>
          </table:table-cell>
          <table:table-cell table:formula="of:=[.C10]/([.H10]-[.H9])" office:value-type="float" office:value="89633.1053464472" calcext:value-type="float">
            <text:p>89633.1053464472</text:p>
          </table:table-cell>
          <table:table-cell table:formula="of:=[.G10]-[.$B10]" office:value-type="float" office:value="10.0623910427094" calcext:value-type="float">
            <text:p>10.062391042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37380.92657" calcext:value-type="float">
            <text:p>1443137380.92657</text:p>
          </table:table-cell>
          <table:table-cell office:value-type="float" office:value="8224" calcext:value-type="float">
            <text:p>8224</text:p>
          </table:table-cell>
          <table:table-cell table:formula="of:=[.B11]-[.$B$2]" office:value-type="float" office:value="0.926410436630249" calcext:value-type="float">
            <text:p>0.9264104366</text:p>
          </table:table-cell>
          <table:table-cell table:formula="of:=[.C11]/([.D11]-[.D10])" office:value-type="float" office:value="79899.2770651212" calcext:value-type="float">
            <text:p>79899.2770651212</text:p>
          </table:table-cell>
          <table:table-cell/>
          <table:table-cell office:value-type="float" office:value="1443137390.97785" calcext:value-type="float">
            <text:p>1443137390.97785</text:p>
          </table:table-cell>
          <table:table-cell table:formula="of:=[.G11]-[.$B$2]" office:value-type="float" office:value="10.9776835441589" calcext:value-type="float">
            <text:p>10.9776835442</text:p>
          </table:table-cell>
          <table:table-cell table:formula="of:=[.C11]/([.H11]-[.H10])" office:value-type="float" office:value="89574.6822683764" calcext:value-type="float">
            <text:p>89574.6822683764</text:p>
          </table:table-cell>
          <table:table-cell table:formula="of:=[.G11]-[.$B11]" office:value-type="float" office:value="10.0512731075287" calcext:value-type="float">
            <text:p>10.05127310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37381.02777" calcext:value-type="float">
            <text:p>1443137381.02777</text:p>
          </table:table-cell>
          <table:table-cell office:value-type="float" office:value="8224" calcext:value-type="float">
            <text:p>8224</text:p>
          </table:table-cell>
          <table:table-cell table:formula="of:=[.B12]-[.$B$2]" office:value-type="float" office:value="1.02760577201843" calcext:value-type="float">
            <text:p>1.027605772</text:p>
          </table:table-cell>
          <table:table-cell table:formula="of:=[.C12]/([.D12]-[.D11])" office:value-type="float" office:value="81268.5680466681" calcext:value-type="float">
            <text:p>81268.5680466681</text:p>
          </table:table-cell>
          <table:table-cell/>
          <table:table-cell office:value-type="float" office:value="1443137391.09211" calcext:value-type="float">
            <text:p>1443137391.09211</text:p>
          </table:table-cell>
          <table:table-cell table:formula="of:=[.G12]-[.$B$2]" office:value-type="float" office:value="11.0919473171234" calcext:value-type="float">
            <text:p>11.0919473171</text:p>
          </table:table-cell>
          <table:table-cell table:formula="of:=[.C12]/([.H12]-[.H11])" office:value-type="float" office:value="71973.8180057881" calcext:value-type="float">
            <text:p>71973.8180057881</text:p>
          </table:table-cell>
          <table:table-cell table:formula="of:=[.G12]-[.$B12]" office:value-type="float" office:value="10.064341545105" calcext:value-type="float">
            <text:p>10.064341545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37381.12463" calcext:value-type="float">
            <text:p>1443137381.12463</text:p>
          </table:table-cell>
          <table:table-cell office:value-type="float" office:value="8224" calcext:value-type="float">
            <text:p>8224</text:p>
          </table:table-cell>
          <table:table-cell table:formula="of:=[.B13]-[.$B$2]" office:value-type="float" office:value="1.12447071075439" calcext:value-type="float">
            <text:p>1.1244707108</text:p>
          </table:table-cell>
          <table:table-cell table:formula="of:=[.C13]/([.D13]-[.D12])" office:value-type="float" office:value="84901.7209665232" calcext:value-type="float">
            <text:p>84901.7209665232</text:p>
          </table:table-cell>
          <table:table-cell/>
          <table:table-cell office:value-type="float" office:value="1443137392.8362" calcext:value-type="float">
            <text:p>1443137392.8362</text:p>
          </table:table-cell>
          <table:table-cell table:formula="of:=[.G13]-[.$B$2]" office:value-type="float" office:value="12.8360352516174" calcext:value-type="float">
            <text:p>12.8360352516</text:p>
          </table:table-cell>
          <table:table-cell table:formula="of:=[.C13]/([.H13]-[.H12])" office:value-type="float" office:value="4715.35857645038" calcext:value-type="float">
            <text:p>4715.3585764504</text:p>
          </table:table-cell>
          <table:table-cell table:formula="of:=[.G13]-[.$B13]" office:value-type="float" office:value="11.711564540863" calcext:value-type="float">
            <text:p>11.711564540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37381.22151" calcext:value-type="float">
            <text:p>1443137381.22151</text:p>
          </table:table-cell>
          <table:table-cell office:value-type="float" office:value="8224" calcext:value-type="float">
            <text:p>8224</text:p>
          </table:table-cell>
          <table:table-cell table:formula="of:=[.B14]-[.$B$2]" office:value-type="float" office:value="1.22134518623352" calcext:value-type="float">
            <text:p>1.2213451862</text:p>
          </table:table-cell>
          <table:table-cell table:formula="of:=[.C14]/([.D14]-[.D13])" office:value-type="float" office:value="84893.3628731963" calcext:value-type="float">
            <text:p>84893.3628731963</text:p>
          </table:table-cell>
          <table:table-cell/>
          <table:table-cell office:value-type="float" office:value="1443137392.92403" calcext:value-type="float">
            <text:p>1443137392.92403</text:p>
          </table:table-cell>
          <table:table-cell table:formula="of:=[.G14]-[.$B$2]" office:value-type="float" office:value="12.923868894577" calcext:value-type="float">
            <text:p>12.9238688946</text:p>
          </table:table-cell>
          <table:table-cell table:formula="of:=[.C14]/([.H14]-[.H13])" office:value-type="float" office:value="93631.5484919965" calcext:value-type="float">
            <text:p>93631.5484919965</text:p>
          </table:table-cell>
          <table:table-cell table:formula="of:=[.G14]-[.$B14]" office:value-type="float" office:value="11.7025237083435" calcext:value-type="float">
            <text:p>11.702523708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37381.31837" calcext:value-type="float">
            <text:p>1443137381.31837</text:p>
          </table:table-cell>
          <table:table-cell office:value-type="float" office:value="8224" calcext:value-type="float">
            <text:p>8224</text:p>
          </table:table-cell>
          <table:table-cell table:formula="of:=[.B15]-[.$B$2]" office:value-type="float" office:value="1.31821250915527" calcext:value-type="float">
            <text:p>1.3182125092</text:p>
          </table:table-cell>
          <table:table-cell table:formula="of:=[.C15]/([.D15]-[.D14])" office:value-type="float" office:value="84899.6312889038" calcext:value-type="float">
            <text:p>84899.6312889038</text:p>
          </table:table-cell>
          <table:table-cell/>
          <table:table-cell office:value-type="float" office:value="1443137393.01191" calcext:value-type="float">
            <text:p>1443137393.01191</text:p>
          </table:table-cell>
          <table:table-cell table:formula="of:=[.G15]-[.$B$2]" office:value-type="float" office:value="13.0117480754852" calcext:value-type="float">
            <text:p>13.0117480755</text:p>
          </table:table-cell>
          <table:table-cell table:formula="of:=[.C15]/([.H15]-[.H14])" office:value-type="float" office:value="93583.0297347745" calcext:value-type="float">
            <text:p>93583.0297347745</text:p>
          </table:table-cell>
          <table:table-cell table:formula="of:=[.G15]-[.$B15]" office:value-type="float" office:value="11.69353556633" calcext:value-type="float">
            <text:p>11.693535566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37381.41524" calcext:value-type="float">
            <text:p>1443137381.41524</text:p>
          </table:table-cell>
          <table:table-cell office:value-type="float" office:value="8224" calcext:value-type="float">
            <text:p>8224</text:p>
          </table:table-cell>
          <table:table-cell table:formula="of:=[.B16]-[.$B$2]" office:value-type="float" office:value="1.41507983207703" calcext:value-type="float">
            <text:p>1.4150798321</text:p>
          </table:table-cell>
          <table:table-cell table:formula="of:=[.C16]/([.D16]-[.D15])" office:value-type="float" office:value="84899.6312889038" calcext:value-type="float">
            <text:p>84899.6312889038</text:p>
          </table:table-cell>
          <table:table-cell/>
          <table:table-cell office:value-type="float" office:value="1443137393.09452" calcext:value-type="float">
            <text:p>1443137393.09452</text:p>
          </table:table-cell>
          <table:table-cell table:formula="of:=[.G16]-[.$B$2]" office:value-type="float" office:value="13.094357252121" calcext:value-type="float">
            <text:p>13.0943572521</text:p>
          </table:table-cell>
          <table:table-cell table:formula="of:=[.C16]/([.H16]-[.H15])" office:value-type="float" office:value="99553.104569278" calcext:value-type="float">
            <text:p>99553.104569278</text:p>
          </table:table-cell>
          <table:table-cell table:formula="of:=[.G16]-[.$B16]" office:value-type="float" office:value="11.6792774200439" calcext:value-type="float">
            <text:p>11.6792774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37381.51211" calcext:value-type="float">
            <text:p>1443137381.51211</text:p>
          </table:table-cell>
          <table:table-cell office:value-type="float" office:value="8224" calcext:value-type="float">
            <text:p>8224</text:p>
          </table:table-cell>
          <table:table-cell table:formula="of:=[.B17]-[.$B$2]" office:value-type="float" office:value="1.51194882392883" calcext:value-type="float">
            <text:p>1.5119488239</text:p>
          </table:table-cell>
          <table:table-cell table:formula="of:=[.C17]/([.D17]-[.D16])" office:value-type="float" office:value="84898.1685757744" calcext:value-type="float">
            <text:p>84898.1685757744</text:p>
          </table:table-cell>
          <table:table-cell/>
          <table:table-cell office:value-type="float" office:value="1443137393.17709" calcext:value-type="float">
            <text:p>1443137393.17709</text:p>
          </table:table-cell>
          <table:table-cell table:formula="of:=[.G17]-[.$B$2]" office:value-type="float" office:value="13.1769316196442" calcext:value-type="float">
            <text:p>13.1769316196</text:p>
          </table:table-cell>
          <table:table-cell table:formula="of:=[.C17]/([.H17]-[.H16])" office:value-type="float" office:value="99595.0710453829" calcext:value-type="float">
            <text:p>99595.0710453829</text:p>
          </table:table-cell>
          <table:table-cell table:formula="of:=[.G17]-[.$B17]" office:value-type="float" office:value="11.6649827957153" calcext:value-type="float">
            <text:p>11.664982795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37381.60897" calcext:value-type="float">
            <text:p>1443137381.60897</text:p>
          </table:table-cell>
          <table:table-cell office:value-type="float" office:value="8224" calcext:value-type="float">
            <text:p>8224</text:p>
          </table:table-cell>
          <table:table-cell table:formula="of:=[.B18]-[.$B$2]" office:value-type="float" office:value="1.60880851745605" calcext:value-type="float">
            <text:p>1.6088085175</text:p>
          </table:table-cell>
          <table:table-cell table:formula="of:=[.C18]/([.D18]-[.D17])" office:value-type="float" office:value="84906.3186194029" calcext:value-type="float">
            <text:p>84906.3186194029</text:p>
          </table:table-cell>
          <table:table-cell/>
          <table:table-cell office:value-type="float" office:value="1443137393.25972" calcext:value-type="float">
            <text:p>1443137393.25972</text:p>
          </table:table-cell>
          <table:table-cell table:formula="of:=[.G18]-[.$B$2]" office:value-type="float" office:value="13.2595570087433" calcext:value-type="float">
            <text:p>13.2595570087</text:p>
          </table:table-cell>
          <table:table-cell table:formula="of:=[.C18]/([.H18]-[.H17])" office:value-type="float" office:value="99533.5706090791" calcext:value-type="float">
            <text:p>99533.5706090791</text:p>
          </table:table-cell>
          <table:table-cell table:formula="of:=[.G18]-[.$B18]" office:value-type="float" office:value="11.6507484912872" calcext:value-type="float">
            <text:p>11.650748491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37381.70585" calcext:value-type="float">
            <text:p>1443137381.70585</text:p>
          </table:table-cell>
          <table:table-cell office:value-type="float" office:value="8224" calcext:value-type="float">
            <text:p>8224</text:p>
          </table:table-cell>
          <table:table-cell table:formula="of:=[.B19]-[.$B$2]" office:value-type="float" office:value="1.70569038391113" calcext:value-type="float">
            <text:p>1.7056903839</text:p>
          </table:table-cell>
          <table:table-cell table:formula="of:=[.C19]/([.D19]-[.D18])" office:value-type="float" office:value="84886.8864826554" calcext:value-type="float">
            <text:p>84886.8864826554</text:p>
          </table:table-cell>
          <table:table-cell/>
          <table:table-cell office:value-type="float" office:value="1443137393.3423" calcext:value-type="float">
            <text:p>1443137393.3423</text:p>
          </table:table-cell>
          <table:table-cell table:formula="of:=[.G19]-[.$B$2]" office:value-type="float" office:value="13.3421430587769" calcext:value-type="float">
            <text:p>13.3421430588</text:p>
          </table:table-cell>
          <table:table-cell table:formula="of:=[.C19]/([.H19]-[.H18])" office:value-type="float" office:value="99580.9824620155" calcext:value-type="float">
            <text:p>99580.9824620155</text:p>
          </table:table-cell>
          <table:table-cell table:formula="of:=[.G19]-[.$B19]" office:value-type="float" office:value="11.6364526748657" calcext:value-type="float">
            <text:p>11.636452674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37381.80273" calcext:value-type="float">
            <text:p>1443137381.80273</text:p>
          </table:table-cell>
          <table:table-cell office:value-type="float" office:value="8224" calcext:value-type="float">
            <text:p>8224</text:p>
          </table:table-cell>
          <table:table-cell table:formula="of:=[.B20]-[.$B$2]" office:value-type="float" office:value="1.80257058143616" calcext:value-type="float">
            <text:p>1.8025705814</text:p>
          </table:table-cell>
          <table:table-cell table:formula="of:=[.C20]/([.D20]-[.D19])" office:value-type="float" office:value="84888.3488070482" calcext:value-type="float">
            <text:p>84888.3488070482</text:p>
          </table:table-cell>
          <table:table-cell/>
          <table:table-cell office:value-type="float" office:value="1443137393.42493" calcext:value-type="float">
            <text:p>1443137393.42493</text:p>
          </table:table-cell>
          <table:table-cell table:formula="of:=[.G20]-[.$B$2]" office:value-type="float" office:value="13.4247722625732" calcext:value-type="float">
            <text:p>13.4247722626</text:p>
          </table:table-cell>
          <table:table-cell table:formula="of:=[.C20]/([.H20]-[.H19])" office:value-type="float" office:value="99528.975497155" calcext:value-type="float">
            <text:p>99528.975497155</text:p>
          </table:table-cell>
          <table:table-cell table:formula="of:=[.G20]-[.$B20]" office:value-type="float" office:value="11.6222016811371" calcext:value-type="float">
            <text:p>11.622201681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37381.89961" calcext:value-type="float">
            <text:p>1443137381.89961</text:p>
          </table:table-cell>
          <table:table-cell office:value-type="float" office:value="8224" calcext:value-type="float">
            <text:p>8224</text:p>
          </table:table-cell>
          <table:table-cell table:formula="of:=[.B21]-[.$B$2]" office:value-type="float" office:value="1.89945030212402" calcext:value-type="float">
            <text:p>1.8994503021</text:p>
          </table:table-cell>
          <table:table-cell table:formula="of:=[.C21]/([.D21]-[.D20])" office:value-type="float" office:value="84888.7666232715" calcext:value-type="float">
            <text:p>84888.7666232715</text:p>
          </table:table-cell>
          <table:table-cell/>
          <table:table-cell office:value-type="float" office:value="1443137393.5075" calcext:value-type="float">
            <text:p>1443137393.5075</text:p>
          </table:table-cell>
          <table:table-cell table:formula="of:=[.G21]-[.$B$2]" office:value-type="float" office:value="13.507340669632" calcext:value-type="float">
            <text:p>13.5073406696</text:p>
          </table:table-cell>
          <table:table-cell table:formula="of:=[.C21]/([.H21]-[.H20])" office:value-type="float" office:value="99602.2606340434" calcext:value-type="float">
            <text:p>99602.2606340434</text:p>
          </table:table-cell>
          <table:table-cell table:formula="of:=[.G21]-[.$B21]" office:value-type="float" office:value="11.6078903675079" calcext:value-type="float">
            <text:p>11.607890367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37381.99649" calcext:value-type="float">
            <text:p>1443137381.99649</text:p>
          </table:table-cell>
          <table:table-cell office:value-type="float" office:value="8224" calcext:value-type="float">
            <text:p>8224</text:p>
          </table:table-cell>
          <table:table-cell table:formula="of:=[.B22]-[.$B$2]" office:value-type="float" office:value="1.99632978439331" calcext:value-type="float">
            <text:p>1.9963297844</text:p>
          </table:table-cell>
          <table:table-cell table:formula="of:=[.C22]/([.D22]-[.D21])" office:value-type="float" office:value="84888.9755329255" calcext:value-type="float">
            <text:p>84888.9755329255</text:p>
          </table:table-cell>
          <table:table-cell/>
          <table:table-cell office:value-type="float" office:value="1443137393.59006" calcext:value-type="float">
            <text:p>1443137393.59006</text:p>
          </table:table-cell>
          <table:table-cell table:formula="of:=[.G22]-[.$B$2]" office:value-type="float" office:value="13.589902639389" calcext:value-type="float">
            <text:p>13.5899026394</text:p>
          </table:table-cell>
          <table:table-cell table:formula="of:=[.C22]/([.H22]-[.H21])" office:value-type="float" office:value="99610.0265557769" calcext:value-type="float">
            <text:p>99610.0265557769</text:p>
          </table:table-cell>
          <table:table-cell table:formula="of:=[.G22]-[.$B22]" office:value-type="float" office:value="11.5935728549957" calcext:value-type="float">
            <text:p>11.59357285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37382.07754" calcext:value-type="float">
            <text:p>1443137382.07754</text:p>
          </table:table-cell>
          <table:table-cell office:value-type="float" office:value="8224" calcext:value-type="float">
            <text:p>8224</text:p>
          </table:table-cell>
          <table:table-cell table:formula="of:=[.B23]-[.$B$2]" office:value-type="float" office:value="2.07737469673157" calcext:value-type="float">
            <text:p>2.0773746967</text:p>
          </table:table-cell>
          <table:table-cell table:formula="of:=[.C23]/([.D23]-[.D22])" office:value-type="float" office:value="101474.599240425" calcext:value-type="float">
            <text:p>101474.599240425</text:p>
          </table:table-cell>
          <table:table-cell/>
          <table:table-cell office:value-type="float" office:value="1443137393.67266" calcext:value-type="float">
            <text:p>1443137393.67266</text:p>
          </table:table-cell>
          <table:table-cell table:formula="of:=[.G23]-[.$B$2]" office:value-type="float" office:value="13.6725029945374" calcext:value-type="float">
            <text:p>13.6725029945</text:p>
          </table:table-cell>
          <table:table-cell table:formula="of:=[.C23]/([.H23]-[.H22])" office:value-type="float" office:value="99563.7365630349" calcext:value-type="float">
            <text:p>99563.7365630349</text:p>
          </table:table-cell>
          <table:table-cell table:formula="of:=[.G23]-[.$B23]" office:value-type="float" office:value="11.5951282978058" calcext:value-type="float">
            <text:p>11.595128297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37382.15799" calcext:value-type="float">
            <text:p>1443137382.15799</text:p>
          </table:table-cell>
          <table:table-cell office:value-type="float" office:value="8224" calcext:value-type="float">
            <text:p>8224</text:p>
          </table:table-cell>
          <table:table-cell table:formula="of:=[.B24]-[.$B$2]" office:value-type="float" office:value="2.15782570838928" calcext:value-type="float">
            <text:p>2.1578257084</text:p>
          </table:table-cell>
          <table:table-cell table:formula="of:=[.C24]/([.D24]-[.D23])" office:value-type="float" office:value="102223.699000699" calcext:value-type="float">
            <text:p>102223.699000699</text:p>
          </table:table-cell>
          <table:table-cell/>
          <table:table-cell office:value-type="float" office:value="1443137393.75525" calcext:value-type="float">
            <text:p>1443137393.75525</text:p>
          </table:table-cell>
          <table:table-cell table:formula="of:=[.G24]-[.$B$2]" office:value-type="float" office:value="13.7550880908966" calcext:value-type="float">
            <text:p>13.7550880909</text:p>
          </table:table-cell>
          <table:table-cell table:formula="of:=[.C24]/([.H24]-[.H23])" office:value-type="float" office:value="99582.1324010428" calcext:value-type="float">
            <text:p>99582.1324010428</text:p>
          </table:table-cell>
          <table:table-cell table:formula="of:=[.G24]-[.$B24]" office:value-type="float" office:value="11.5972623825073" calcext:value-type="float">
            <text:p>11.597262382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37382.23844" calcext:value-type="float">
            <text:p>1443137382.23844</text:p>
          </table:table-cell>
          <table:table-cell office:value-type="float" office:value="8224" calcext:value-type="float">
            <text:p>8224</text:p>
          </table:table-cell>
          <table:table-cell table:formula="of:=[.B25]-[.$B$2]" office:value-type="float" office:value="2.23828291893005" calcext:value-type="float">
            <text:p>2.2382829189</text:p>
          </table:table-cell>
          <table:table-cell table:formula="of:=[.C25]/([.D25]-[.D24])" office:value-type="float" office:value="102215.823103046" calcext:value-type="float">
            <text:p>102215.823103046</text:p>
          </table:table-cell>
          <table:table-cell/>
          <table:table-cell office:value-type="float" office:value="1443137393.83786" calcext:value-type="float">
            <text:p>1443137393.83786</text:p>
          </table:table-cell>
          <table:table-cell table:formula="of:=[.G25]-[.$B$2]" office:value-type="float" office:value="13.8377001285553" calcext:value-type="float">
            <text:p>13.8377001286</text:p>
          </table:table-cell>
          <table:table-cell table:formula="of:=[.C25]/([.H25]-[.H24])" office:value-type="float" office:value="99549.6568427128" calcext:value-type="float">
            <text:p>99549.6568427128</text:p>
          </table:table-cell>
          <table:table-cell table:formula="of:=[.G25]-[.$B25]" office:value-type="float" office:value="11.5994172096252" calcext:value-type="float">
            <text:p>11.599417209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37382.31886" calcext:value-type="float">
            <text:p>1443137382.31886</text:p>
          </table:table-cell>
          <table:table-cell office:value-type="float" office:value="8224" calcext:value-type="float">
            <text:p>8224</text:p>
          </table:table-cell>
          <table:table-cell table:formula="of:=[.B26]-[.$B$2]" office:value-type="float" office:value="2.31869697570801" calcext:value-type="float">
            <text:p>2.3186969757</text:p>
          </table:table-cell>
          <table:table-cell table:formula="of:=[.C26]/([.D26]-[.D25])" office:value-type="float" office:value="102270.676664265" calcext:value-type="float">
            <text:p>102270.676664265</text:p>
          </table:table-cell>
          <table:table-cell/>
          <table:table-cell office:value-type="float" office:value="1443137393.92044" calcext:value-type="float">
            <text:p>1443137393.92044</text:p>
          </table:table-cell>
          <table:table-cell table:formula="of:=[.G26]-[.$B$2]" office:value-type="float" office:value="13.9202742576599" calcext:value-type="float">
            <text:p>13.9202742577</text:p>
          </table:table-cell>
          <table:table-cell table:formula="of:=[.C26]/([.H26]-[.H25])" office:value-type="float" office:value="99595.358609001" calcext:value-type="float">
            <text:p>99595.358609001</text:p>
          </table:table-cell>
          <table:table-cell table:formula="of:=[.G26]-[.$B26]" office:value-type="float" office:value="11.6015772819519" calcext:value-type="float">
            <text:p>11.60157728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37382.39927" calcext:value-type="float">
            <text:p>1443137382.39927</text:p>
          </table:table-cell>
          <table:table-cell office:value-type="float" office:value="8224" calcext:value-type="float">
            <text:p>8224</text:p>
          </table:table-cell>
          <table:table-cell table:formula="of:=[.B27]-[.$B$2]" office:value-type="float" office:value="2.39910840988159" calcext:value-type="float">
            <text:p>2.3991084099</text:p>
          </table:table-cell>
          <table:table-cell table:formula="of:=[.C27]/([.D27]-[.D26])" office:value-type="float" office:value="102274.012203872" calcext:value-type="float">
            <text:p>102274.012203872</text:p>
          </table:table-cell>
          <table:table-cell/>
          <table:table-cell office:value-type="float" office:value="1443137393.99575" calcext:value-type="float">
            <text:p>1443137393.99575</text:p>
          </table:table-cell>
          <table:table-cell table:formula="of:=[.G27]-[.$B$2]" office:value-type="float" office:value="13.9955909252167" calcext:value-type="float">
            <text:p>13.9955909252</text:p>
          </table:table-cell>
          <table:table-cell table:formula="of:=[.C27]/([.H27]-[.H26])" office:value-type="float" office:value="109192.297890795" calcext:value-type="float">
            <text:p>109192.297890795</text:p>
          </table:table-cell>
          <table:table-cell table:formula="of:=[.G27]-[.$B27]" office:value-type="float" office:value="11.5964825153351" calcext:value-type="float">
            <text:p>11.596482515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37382.47971" calcext:value-type="float">
            <text:p>1443137382.47971</text:p>
          </table:table-cell>
          <table:table-cell office:value-type="float" office:value="8224" calcext:value-type="float">
            <text:p>8224</text:p>
          </table:table-cell>
          <table:table-cell table:formula="of:=[.B28]-[.$B$2]" office:value-type="float" office:value="2.47954368591309" calcext:value-type="float">
            <text:p>2.4795436859</text:p>
          </table:table-cell>
          <table:table-cell table:formula="of:=[.C28]/([.D28]-[.D27])" office:value-type="float" office:value="102243.697115926" calcext:value-type="float">
            <text:p>102243.697115926</text:p>
          </table:table-cell>
          <table:table-cell/>
          <table:table-cell office:value-type="float" office:value="1443137394.08761" calcext:value-type="float">
            <text:p>1443137394.08761</text:p>
          </table:table-cell>
          <table:table-cell table:formula="of:=[.G28]-[.$B$2]" office:value-type="float" office:value="14.0874488353729" calcext:value-type="float">
            <text:p>14.0874488354</text:p>
          </table:table-cell>
          <table:table-cell table:formula="of:=[.C28]/([.H28]-[.H27])" office:value-type="float" office:value="89529.5787375415" calcext:value-type="float">
            <text:p>89529.5787375415</text:p>
          </table:table-cell>
          <table:table-cell table:formula="of:=[.G28]-[.$B28]" office:value-type="float" office:value="11.6079051494598" calcext:value-type="float">
            <text:p>11.607905149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37382.56012" calcext:value-type="float">
            <text:p>1443137382.56012</text:p>
          </table:table-cell>
          <table:table-cell office:value-type="float" office:value="8224" calcext:value-type="float">
            <text:p>8224</text:p>
          </table:table-cell>
          <table:table-cell table:formula="of:=[.B29]-[.$B$2]" office:value-type="float" office:value="2.55995464324951" calcext:value-type="float">
            <text:p>2.5599546432</text:p>
          </table:table-cell>
          <table:table-cell table:formula="of:=[.C29]/([.D29]-[.D28])" office:value-type="float" office:value="102274.618688995" calcext:value-type="float">
            <text:p>102274.618688995</text:p>
          </table:table-cell>
          <table:table-cell/>
          <table:table-cell office:value-type="float" office:value="1443137394.17931" calcext:value-type="float">
            <text:p>1443137394.17931</text:p>
          </table:table-cell>
          <table:table-cell table:formula="of:=[.G29]-[.$B$2]" office:value-type="float" office:value="14.1791517734528" calcext:value-type="float">
            <text:p>14.1791517735</text:p>
          </table:table-cell>
          <table:table-cell table:formula="of:=[.C29]/([.H29]-[.H28])" office:value-type="float" office:value="89680.8779762369" calcext:value-type="float">
            <text:p>89680.8779762369</text:p>
          </table:table-cell>
          <table:table-cell table:formula="of:=[.G29]-[.$B29]" office:value-type="float" office:value="11.6191971302032" calcext:value-type="float">
            <text:p>11.619197130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37382.64056" calcext:value-type="float">
            <text:p>1443137382.64056</text:p>
          </table:table-cell>
          <table:table-cell office:value-type="float" office:value="8224" calcext:value-type="float">
            <text:p>8224</text:p>
          </table:table-cell>
          <table:table-cell table:formula="of:=[.B30]-[.$B$2]" office:value-type="float" office:value="2.64039492607117" calcext:value-type="float">
            <text:p>2.6403949261</text:p>
          </table:table-cell>
          <table:table-cell table:formula="of:=[.C30]/([.D30]-[.D29])" office:value-type="float" office:value="102237.333230584" calcext:value-type="float">
            <text:p>102237.333230584</text:p>
          </table:table-cell>
          <table:table-cell/>
          <table:table-cell office:value-type="float" office:value="1443137394.27108" calcext:value-type="float">
            <text:p>1443137394.27108</text:p>
          </table:table-cell>
          <table:table-cell table:formula="of:=[.G30]-[.$B$2]" office:value-type="float" office:value="14.2709169387817" calcext:value-type="float">
            <text:p>14.2709169388</text:p>
          </table:table-cell>
          <table:table-cell table:formula="of:=[.C30]/([.H30]-[.H29])" office:value-type="float" office:value="89620.0641116576" calcext:value-type="float">
            <text:p>89620.0641116576</text:p>
          </table:table-cell>
          <table:table-cell table:formula="of:=[.G30]-[.$B30]" office:value-type="float" office:value="11.6305220127106" calcext:value-type="float">
            <text:p>11.630522012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37382.721" calcext:value-type="float">
            <text:p>1443137382.721</text:p>
          </table:table-cell>
          <table:table-cell office:value-type="float" office:value="8224" calcext:value-type="float">
            <text:p>8224</text:p>
          </table:table-cell>
          <table:table-cell table:formula="of:=[.B31]-[.$B$2]" office:value-type="float" office:value="2.72083616256714" calcext:value-type="float">
            <text:p>2.7208361626</text:p>
          </table:table-cell>
          <table:table-cell table:formula="of:=[.C31]/([.D31]-[.D30])" office:value-type="float" office:value="102236.121151766" calcext:value-type="float">
            <text:p>102236.121151766</text:p>
          </table:table-cell>
          <table:table-cell/>
          <table:table-cell office:value-type="float" office:value="1443137394.36295" calcext:value-type="float">
            <text:p>1443137394.36295</text:p>
          </table:table-cell>
          <table:table-cell table:formula="of:=[.G31]-[.$B$2]" office:value-type="float" office:value="14.3627853393555" calcext:value-type="float">
            <text:p>14.3627853394</text:p>
          </table:table-cell>
          <table:table-cell table:formula="of:=[.C31]/([.H31]-[.H30])" office:value-type="float" office:value="89519.3553892309" calcext:value-type="float">
            <text:p>89519.3553892309</text:p>
          </table:table-cell>
          <table:table-cell table:formula="of:=[.G31]-[.$B31]" office:value-type="float" office:value="11.6419491767883" calcext:value-type="float">
            <text:p>11.641949176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37382.80144" calcext:value-type="float">
            <text:p>1443137382.80144</text:p>
          </table:table-cell>
          <table:table-cell office:value-type="float" office:value="8224" calcext:value-type="float">
            <text:p>8224</text:p>
          </table:table-cell>
          <table:table-cell table:formula="of:=[.B32]-[.$B$2]" office:value-type="float" office:value="2.80127811431885" calcext:value-type="float">
            <text:p>2.8012781143</text:p>
          </table:table-cell>
          <table:table-cell table:formula="of:=[.C32]/([.D32]-[.D31])" office:value-type="float" office:value="102235.212111512" calcext:value-type="float">
            <text:p>102235.212111512</text:p>
          </table:table-cell>
          <table:table-cell/>
          <table:table-cell office:value-type="float" office:value="1443137394.45467" calcext:value-type="float">
            <text:p>1443137394.45467</text:p>
          </table:table-cell>
          <table:table-cell table:formula="of:=[.G32]-[.$B$2]" office:value-type="float" office:value="14.4545118808746" calcext:value-type="float">
            <text:p>14.4545118809</text:p>
          </table:table-cell>
          <table:table-cell table:formula="of:=[.C32]/([.H32]-[.H31])" office:value-type="float" office:value="89657.8009352037" calcext:value-type="float">
            <text:p>89657.8009352037</text:p>
          </table:table-cell>
          <table:table-cell table:formula="of:=[.G32]-[.$B32]" office:value-type="float" office:value="11.6532337665558" calcext:value-type="float">
            <text:p>11.653233766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37382.88188" calcext:value-type="float">
            <text:p>1443137382.88188</text:p>
          </table:table-cell>
          <table:table-cell office:value-type="float" office:value="8224" calcext:value-type="float">
            <text:p>8224</text:p>
          </table:table-cell>
          <table:table-cell table:formula="of:=[.B33]-[.$B$2]" office:value-type="float" office:value="2.88171935081482" calcext:value-type="float">
            <text:p>2.8817193508</text:p>
          </table:table-cell>
          <table:table-cell table:formula="of:=[.C33]/([.D33]-[.D32])" office:value-type="float" office:value="102236.121151766" calcext:value-type="float">
            <text:p>102236.121151766</text:p>
          </table:table-cell>
          <table:table-cell/>
          <table:table-cell office:value-type="float" office:value="1443137394.5464" calcext:value-type="float">
            <text:p>1443137394.5464</text:p>
          </table:table-cell>
          <table:table-cell table:formula="of:=[.G33]-[.$B$2]" office:value-type="float" office:value="14.5462403297424" calcext:value-type="float">
            <text:p>14.5462403297</text:p>
          </table:table-cell>
          <table:table-cell table:formula="of:=[.C33]/([.H33]-[.H32])" office:value-type="float" office:value="89655.9366424337" calcext:value-type="float">
            <text:p>89655.9366424337</text:p>
          </table:table-cell>
          <table:table-cell table:formula="of:=[.G33]-[.$B33]" office:value-type="float" office:value="11.6645209789276" calcext:value-type="float">
            <text:p>11.664520978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37382.96232" calcext:value-type="float">
            <text:p>1443137382.96232</text:p>
          </table:table-cell>
          <table:table-cell office:value-type="float" office:value="8224" calcext:value-type="float">
            <text:p>8224</text:p>
          </table:table-cell>
          <table:table-cell table:formula="of:=[.B34]-[.$B$2]" office:value-type="float" office:value="2.96215510368347" calcext:value-type="float">
            <text:p>2.9621551037</text:p>
          </table:table-cell>
          <table:table-cell table:formula="of:=[.C34]/([.D34]-[.D33])" office:value-type="float" office:value="102243.090997475" calcext:value-type="float">
            <text:p>102243.090997475</text:p>
          </table:table-cell>
          <table:table-cell/>
          <table:table-cell office:value-type="float" office:value="1443137394.63817" calcext:value-type="float">
            <text:p>1443137394.63817</text:p>
          </table:table-cell>
          <table:table-cell table:formula="of:=[.G34]-[.$B$2]" office:value-type="float" office:value="14.6380095481873" calcext:value-type="float">
            <text:p>14.6380095482</text:p>
          </table:table-cell>
          <table:table-cell table:formula="of:=[.C34]/([.H34]-[.H33])" office:value-type="float" office:value="89616.1059162189" calcext:value-type="float">
            <text:p>89616.1059162189</text:p>
          </table:table-cell>
          <table:table-cell table:formula="of:=[.G34]-[.$B34]" office:value-type="float" office:value="11.6758544445038" calcext:value-type="float">
            <text:p>11.675854444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37383.04378" calcext:value-type="float">
            <text:p>1443137383.04378</text:p>
          </table:table-cell>
          <table:table-cell office:value-type="float" office:value="8224" calcext:value-type="float">
            <text:p>8224</text:p>
          </table:table-cell>
          <table:table-cell table:formula="of:=[.B35]-[.$B$2]" office:value-type="float" office:value="3.04362034797668" calcext:value-type="float">
            <text:p>3.043620348</text:p>
          </table:table-cell>
          <table:table-cell table:formula="of:=[.C35]/([.D35]-[.D34])" office:value-type="float" office:value="100951.026064561" calcext:value-type="float">
            <text:p>100951.026064561</text:p>
          </table:table-cell>
          <table:table-cell/>
          <table:table-cell office:value-type="float" office:value="1443137394.72994" calcext:value-type="float">
            <text:p>1443137394.72994</text:p>
          </table:table-cell>
          <table:table-cell table:formula="of:=[.G35]-[.$B$2]" office:value-type="float" office:value="14.7297756671906" calcext:value-type="float">
            <text:p>14.7297756672</text:p>
          </table:table-cell>
          <table:table-cell table:formula="of:=[.C35]/([.H35]-[.H34])" office:value-type="float" office:value="89619.132740098" calcext:value-type="float">
            <text:p>89619.132740098</text:p>
          </table:table-cell>
          <table:table-cell table:formula="of:=[.G35]-[.$B35]" office:value-type="float" office:value="11.6861553192139" calcext:value-type="float">
            <text:p>11.686155319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37383.12616" calcext:value-type="float">
            <text:p>1443137383.12616</text:p>
          </table:table-cell>
          <table:table-cell office:value-type="float" office:value="8224" calcext:value-type="float">
            <text:p>8224</text:p>
          </table:table-cell>
          <table:table-cell table:formula="of:=[.B36]-[.$B$2]" office:value-type="float" office:value="3.12599325180054" calcext:value-type="float">
            <text:p>3.1259932518</text:p>
          </table:table-cell>
          <table:table-cell table:formula="of:=[.C36]/([.D36]-[.D35])" office:value-type="float" office:value="99838.6558957097" calcext:value-type="float">
            <text:p>99838.6558957097</text:p>
          </table:table-cell>
          <table:table-cell/>
          <table:table-cell office:value-type="float" office:value="1443137394.82168" calcext:value-type="float">
            <text:p>1443137394.82168</text:p>
          </table:table-cell>
          <table:table-cell table:formula="of:=[.G36]-[.$B$2]" office:value-type="float" office:value="14.8215219974518" calcext:value-type="float">
            <text:p>14.8215219975</text:p>
          </table:table-cell>
          <table:table-cell table:formula="of:=[.C36]/([.H36]-[.H35])" office:value-type="float" office:value="89638.4626674844" calcext:value-type="float">
            <text:p>89638.4626674844</text:p>
          </table:table-cell>
          <table:table-cell table:formula="of:=[.G36]-[.$B36]" office:value-type="float" office:value="11.6955287456512" calcext:value-type="float">
            <text:p>11.695528745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37383.20853" calcext:value-type="float">
            <text:p>1443137383.20853</text:p>
          </table:table-cell>
          <table:table-cell office:value-type="float" office:value="8224" calcext:value-type="float">
            <text:p>8224</text:p>
          </table:table-cell>
          <table:table-cell table:formula="of:=[.B37]-[.$B$2]" office:value-type="float" office:value="3.20837259292603" calcext:value-type="float">
            <text:p>3.2083725929</text:p>
          </table:table-cell>
          <table:table-cell table:formula="of:=[.C37]/([.D37]-[.D36])" office:value-type="float" office:value="99830.8542850858" calcext:value-type="float">
            <text:p>99830.8542850858</text:p>
          </table:table-cell>
          <table:table-cell/>
          <table:table-cell office:value-type="float" office:value="1443137394.91344" calcext:value-type="float">
            <text:p>1443137394.91344</text:p>
          </table:table-cell>
          <table:table-cell table:formula="of:=[.G37]-[.$B$2]" office:value-type="float" office:value="14.9132781028748" calcext:value-type="float">
            <text:p>14.9132781029</text:p>
          </table:table-cell>
          <table:table-cell table:formula="of:=[.C37]/([.H37]-[.H36])" office:value-type="float" office:value="89628.9131070825" calcext:value-type="float">
            <text:p>89628.9131070825</text:p>
          </table:table-cell>
          <table:table-cell table:formula="of:=[.G37]-[.$B37]" office:value-type="float" office:value="11.7049055099487" calcext:value-type="float">
            <text:p>11.704905509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37383.29091" calcext:value-type="float">
            <text:p>1443137383.29091</text:p>
          </table:table-cell>
          <table:table-cell office:value-type="float" office:value="8224" calcext:value-type="float">
            <text:p>8224</text:p>
          </table:table-cell>
          <table:table-cell table:formula="of:=[.B38]-[.$B$2]" office:value-type="float" office:value="3.29074430465698" calcext:value-type="float">
            <text:p>3.2907443047</text:p>
          </table:table-cell>
          <table:table-cell table:formula="of:=[.C38]/([.D38]-[.D37])" office:value-type="float" office:value="99840.1007722321" calcext:value-type="float">
            <text:p>99840.1007722321</text:p>
          </table:table-cell>
          <table:table-cell/>
          <table:table-cell office:value-type="float" office:value="1443137395.00508" calcext:value-type="float">
            <text:p>1443137395.00508</text:p>
          </table:table-cell>
          <table:table-cell table:formula="of:=[.G38]-[.$B$2]" office:value-type="float" office:value="15.0049164295197" calcext:value-type="float">
            <text:p>15.0049164295</text:p>
          </table:table-cell>
          <table:table-cell table:formula="of:=[.C38]/([.H38]-[.H37])" office:value-type="float" office:value="89744.1092728413" calcext:value-type="float">
            <text:p>89744.1092728413</text:p>
          </table:table-cell>
          <table:table-cell table:formula="of:=[.G38]-[.$B38]" office:value-type="float" office:value="11.7141721248627" calcext:value-type="float">
            <text:p>11.7141721249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37383.37328" calcext:value-type="float">
            <text:p>1443137383.37328</text:p>
          </table:table-cell>
          <table:table-cell office:value-type="float" office:value="8224" calcext:value-type="float">
            <text:p>8224</text:p>
          </table:table-cell>
          <table:table-cell table:formula="of:=[.B39]-[.$B$2]" office:value-type="float" office:value="3.37311387062073" calcext:value-type="float">
            <text:p>3.3731138706</text:p>
          </table:table-cell>
          <table:table-cell table:formula="of:=[.C39]/([.D39]-[.D38])" office:value-type="float" office:value="99842.7016553637" calcext:value-type="float">
            <text:p>99842.7016553637</text:p>
          </table:table-cell>
          <table:table-cell/>
          <table:table-cell office:value-type="float" office:value="1443137395.08019" calcext:value-type="float">
            <text:p>1443137395.08019</text:p>
          </table:table-cell>
          <table:table-cell table:formula="of:=[.G39]-[.$B$2]" office:value-type="float" office:value="15.0800297260284" calcext:value-type="float">
            <text:p>15.080029726</text:p>
          </table:table-cell>
          <table:table-cell table:formula="of:=[.C39]/([.H39]-[.H38])" office:value-type="float" office:value="109487.938650618" calcext:value-type="float">
            <text:p>109487.938650618</text:p>
          </table:table-cell>
          <table:table-cell table:formula="of:=[.G39]-[.$B39]" office:value-type="float" office:value="11.7069158554077" calcext:value-type="float">
            <text:p>11.706915855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37383.45565" calcext:value-type="float">
            <text:p>1443137383.45565</text:p>
          </table:table-cell>
          <table:table-cell office:value-type="float" office:value="8224" calcext:value-type="float">
            <text:p>8224</text:p>
          </table:table-cell>
          <table:table-cell table:formula="of:=[.B40]-[.$B$2]" office:value-type="float" office:value="3.45548295974731" calcext:value-type="float">
            <text:p>3.4554829597</text:p>
          </table:table-cell>
          <table:table-cell table:formula="of:=[.C40]/([.D40]-[.D39])" office:value-type="float" office:value="99843.2796477954" calcext:value-type="float">
            <text:p>99843.2796477954</text:p>
          </table:table-cell>
          <table:table-cell/>
          <table:table-cell office:value-type="float" office:value="1443137395.15527" calcext:value-type="float">
            <text:p>1443137395.15527</text:p>
          </table:table-cell>
          <table:table-cell table:formula="of:=[.G40]-[.$B$2]" office:value-type="float" office:value="15.1551089286804" calcext:value-type="float">
            <text:p>15.1551089287</text:p>
          </table:table-cell>
          <table:table-cell table:formula="of:=[.C40]/([.H40]-[.H39])" office:value-type="float" office:value="109537.65769359" calcext:value-type="float">
            <text:p>109537.65769359</text:p>
          </table:table-cell>
          <table:table-cell table:formula="of:=[.G40]-[.$B40]" office:value-type="float" office:value="11.6996259689331" calcext:value-type="float">
            <text:p>11.6996259689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37383.53801" calcext:value-type="float">
            <text:p>1443137383.53801</text:p>
          </table:table-cell>
          <table:table-cell office:value-type="float" office:value="8224" calcext:value-type="float">
            <text:p>8224</text:p>
          </table:table-cell>
          <table:table-cell table:formula="of:=[.B41]-[.$B$2]" office:value-type="float" office:value="3.53785300254822" calcext:value-type="float">
            <text:p>3.5378530025</text:p>
          </table:table-cell>
          <table:table-cell table:formula="of:=[.C41]/([.D41]-[.D40])" office:value-type="float" office:value="99842.1236696239" calcext:value-type="float">
            <text:p>99842.1236696239</text:p>
          </table:table-cell>
          <table:table-cell/>
          <table:table-cell office:value-type="float" office:value="1443137395.23045" calcext:value-type="float">
            <text:p>1443137395.23045</text:p>
          </table:table-cell>
          <table:table-cell table:formula="of:=[.G41]-[.$B$2]" office:value-type="float" office:value="15.2302899360657" calcext:value-type="float">
            <text:p>15.2302899361</text:p>
          </table:table-cell>
          <table:table-cell table:formula="of:=[.C41]/([.H41]-[.H40])" office:value-type="float" office:value="109389.329646214" calcext:value-type="float">
            <text:p>109389.329646214</text:p>
          </table:table-cell>
          <table:table-cell table:formula="of:=[.G41]-[.$B41]" office:value-type="float" office:value="11.6924369335175" calcext:value-type="float">
            <text:p>11.692436933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37383.62038" calcext:value-type="float">
            <text:p>1443137383.62038</text:p>
          </table:table-cell>
          <table:table-cell office:value-type="float" office:value="8224" calcext:value-type="float">
            <text:p>8224</text:p>
          </table:table-cell>
          <table:table-cell table:formula="of:=[.B42]-[.$B$2]" office:value-type="float" office:value="3.62021327018738" calcext:value-type="float">
            <text:p>3.6202132702</text:p>
          </table:table-cell>
          <table:table-cell table:formula="of:=[.C42]/([.D42]-[.D41])" office:value-type="float" office:value="99853.9737149871" calcext:value-type="float">
            <text:p>99853.9737149871</text:p>
          </table:table-cell>
          <table:table-cell/>
          <table:table-cell office:value-type="float" office:value="1443137395.30548" calcext:value-type="float">
            <text:p>1443137395.30548</text:p>
          </table:table-cell>
          <table:table-cell table:formula="of:=[.G42]-[.$B$2]" office:value-type="float" office:value="15.3053212165833" calcext:value-type="float">
            <text:p>15.3053212166</text:p>
          </table:table-cell>
          <table:table-cell table:formula="of:=[.C42]/([.H42]-[.H41])" office:value-type="float" office:value="109607.618892674" calcext:value-type="float">
            <text:p>109607.618892674</text:p>
          </table:table-cell>
          <table:table-cell table:formula="of:=[.G42]-[.$B42]" office:value-type="float" office:value="11.6851079463959" calcext:value-type="float">
            <text:p>11.685107946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37383.70275" calcext:value-type="float">
            <text:p>1443137383.70275</text:p>
          </table:table-cell>
          <table:table-cell office:value-type="float" office:value="8224" calcext:value-type="float">
            <text:p>8224</text:p>
          </table:table-cell>
          <table:table-cell table:formula="of:=[.B43]-[.$B$2]" office:value-type="float" office:value="3.70259261131287" calcext:value-type="float">
            <text:p>3.7025926113</text:p>
          </table:table-cell>
          <table:table-cell table:formula="of:=[.C43]/([.D43]-[.D42])" office:value-type="float" office:value="99830.8542850858" calcext:value-type="float">
            <text:p>99830.8542850858</text:p>
          </table:table-cell>
          <table:table-cell/>
          <table:table-cell office:value-type="float" office:value="1443137395.38055" calcext:value-type="float">
            <text:p>1443137395.38055</text:p>
          </table:table-cell>
          <table:table-cell table:formula="of:=[.G43]-[.$B$2]" office:value-type="float" office:value="15.3803849220276" calcext:value-type="float">
            <text:p>15.380384922</text:p>
          </table:table-cell>
          <table:table-cell table:formula="of:=[.C43]/([.H43]-[.H42])" office:value-type="float" office:value="109560.272189048" calcext:value-type="float">
            <text:p>109560.272189048</text:p>
          </table:table-cell>
          <table:table-cell table:formula="of:=[.G43]-[.$B43]" office:value-type="float" office:value="11.6777923107147" calcext:value-type="float">
            <text:p>11.677792310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37383.78513" calcext:value-type="float">
            <text:p>1443137383.78513</text:p>
          </table:table-cell>
          <table:table-cell office:value-type="float" office:value="8224" calcext:value-type="float">
            <text:p>8224</text:p>
          </table:table-cell>
          <table:table-cell table:formula="of:=[.B44]-[.$B$2]" office:value-type="float" office:value="3.78496861457825" calcext:value-type="float">
            <text:p>3.7849686146</text:p>
          </table:table-cell>
          <table:table-cell table:formula="of:=[.C44]/([.D44]-[.D43])" office:value-type="float" office:value="99834.8994124627" calcext:value-type="float">
            <text:p>99834.8994124627</text:p>
          </table:table-cell>
          <table:table-cell/>
          <table:table-cell office:value-type="float" office:value="1443137395.45568" calcext:value-type="float">
            <text:p>1443137395.45568</text:p>
          </table:table-cell>
          <table:table-cell table:formula="of:=[.G44]-[.$B$2]" office:value-type="float" office:value="15.4555160999298" calcext:value-type="float">
            <text:p>15.4555160999</text:p>
          </table:table-cell>
          <table:table-cell table:formula="of:=[.C44]/([.H44]-[.H43])" office:value-type="float" office:value="109461.880268974" calcext:value-type="float">
            <text:p>109461.880268974</text:p>
          </table:table-cell>
          <table:table-cell table:formula="of:=[.G44]-[.$B44]" office:value-type="float" office:value="11.6705474853516" calcext:value-type="float">
            <text:p>11.670547485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37383.86751" calcext:value-type="float">
            <text:p>1443137383.86751</text:p>
          </table:table-cell>
          <table:table-cell office:value-type="float" office:value="8224" calcext:value-type="float">
            <text:p>8224</text:p>
          </table:table-cell>
          <table:table-cell table:formula="of:=[.B45]-[.$B$2]" office:value-type="float" office:value="3.86734414100647" calcext:value-type="float">
            <text:p>3.867344141</text:p>
          </table:table-cell>
          <table:table-cell table:formula="of:=[.C45]/([.D45]-[.D44])" office:value-type="float" office:value="99835.4773145629" calcext:value-type="float">
            <text:p>99835.4773145629</text:p>
          </table:table-cell>
          <table:table-cell/>
          <table:table-cell office:value-type="float" office:value="1443137395.53073" calcext:value-type="float">
            <text:p>1443137395.53073</text:p>
          </table:table-cell>
          <table:table-cell table:formula="of:=[.G45]-[.$B$2]" office:value-type="float" office:value="15.5305712223053" calcext:value-type="float">
            <text:p>15.5305712223</text:p>
          </table:table-cell>
          <table:table-cell table:formula="of:=[.C45]/([.H45]-[.H44])" office:value-type="float" office:value="109572.801158816" calcext:value-type="float">
            <text:p>109572.801158816</text:p>
          </table:table-cell>
          <table:table-cell table:formula="of:=[.G45]-[.$B45]" office:value-type="float" office:value="11.6632270812988" calcext:value-type="float">
            <text:p>11.663227081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37383.9499" calcext:value-type="float">
            <text:p>1443137383.9499</text:p>
          </table:table-cell>
          <table:table-cell office:value-type="float" office:value="8224" calcext:value-type="float">
            <text:p>8224</text:p>
          </table:table-cell>
          <table:table-cell table:formula="of:=[.B46]-[.$B$2]" office:value-type="float" office:value="3.94973659515381" calcext:value-type="float">
            <text:p>3.9497365952</text:p>
          </table:table-cell>
          <table:table-cell table:formula="of:=[.C46]/([.D46]-[.D45])" office:value-type="float" office:value="99814.9658862373" calcext:value-type="float">
            <text:p>99814.9658862373</text:p>
          </table:table-cell>
          <table:table-cell/>
          <table:table-cell office:value-type="float" office:value="1443137395.60592" calcext:value-type="float">
            <text:p>1443137395.60592</text:p>
          </table:table-cell>
          <table:table-cell table:formula="of:=[.G46]-[.$B$2]" office:value-type="float" office:value="15.6057603359222" calcext:value-type="float">
            <text:p>15.6057603359</text:p>
          </table:table-cell>
          <table:table-cell table:formula="of:=[.C46]/([.H46]-[.H45])" office:value-type="float" office:value="109377.536246774" calcext:value-type="float">
            <text:p>109377.536246774</text:p>
          </table:table-cell>
          <table:table-cell table:formula="of:=[.G46]-[.$B46]" office:value-type="float" office:value="11.6560237407684" calcext:value-type="float">
            <text:p>11.656023740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37384.03211" calcext:value-type="float">
            <text:p>1443137384.03211</text:p>
          </table:table-cell>
          <table:table-cell office:value-type="float" office:value="8224" calcext:value-type="float">
            <text:p>8224</text:p>
          </table:table-cell>
          <table:table-cell table:formula="of:=[.B47]-[.$B$2]" office:value-type="float" office:value="4.0319447517395" calcext:value-type="float">
            <text:p>4.0319447517</text:p>
          </table:table-cell>
          <table:table-cell table:formula="of:=[.C47]/([.D47]-[.D46])" office:value-type="float" office:value="100038.735103217" calcext:value-type="float">
            <text:p>100038.735103217</text:p>
          </table:table-cell>
          <table:table-cell/>
          <table:table-cell office:value-type="float" office:value="1443137395.68097" calcext:value-type="float">
            <text:p>1443137395.68097</text:p>
          </table:table-cell>
          <table:table-cell table:formula="of:=[.G47]-[.$B$2]" office:value-type="float" office:value="15.6808054447174" calcext:value-type="float">
            <text:p>15.6808054447</text:p>
          </table:table-cell>
          <table:table-cell table:formula="of:=[.C47]/([.H47]-[.H46])" office:value-type="float" office:value="109587.421912429" calcext:value-type="float">
            <text:p>109587.421912429</text:p>
          </table:table-cell>
          <table:table-cell table:formula="of:=[.G47]-[.$B47]" office:value-type="float" office:value="11.6488606929779" calcext:value-type="float">
            <text:p>11.64886069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37384.11407" calcext:value-type="float">
            <text:p>1443137384.11407</text:p>
          </table:table-cell>
          <table:table-cell office:value-type="float" office:value="8224" calcext:value-type="float">
            <text:p>8224</text:p>
          </table:table-cell>
          <table:table-cell table:formula="of:=[.B48]-[.$B$2]" office:value-type="float" office:value="4.11390495300293" calcext:value-type="float">
            <text:p>4.113904953</text:p>
          </table:table-cell>
          <table:table-cell table:formula="of:=[.C48]/([.D48]-[.D47])" office:value-type="float" office:value="100341.383662142" calcext:value-type="float">
            <text:p>100341.383662142</text:p>
          </table:table-cell>
          <table:table-cell/>
          <table:table-cell office:value-type="float" office:value="1443137395.75606" calcext:value-type="float">
            <text:p>1443137395.75606</text:p>
          </table:table-cell>
          <table:table-cell table:formula="of:=[.G48]-[.$B$2]" office:value-type="float" office:value="15.7558991909027" calcext:value-type="float">
            <text:p>15.7558991909</text:p>
          </table:table-cell>
          <table:table-cell table:formula="of:=[.C48]/([.H48]-[.H47])" office:value-type="float" office:value="109516.443349441" calcext:value-type="float">
            <text:p>109516.443349441</text:p>
          </table:table-cell>
          <table:table-cell table:formula="of:=[.G48]-[.$B48]" office:value-type="float" office:value="11.6419942378998" calcext:value-type="float">
            <text:p>11.6419942379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37384.19603" calcext:value-type="float">
            <text:p>1443137384.19603</text:p>
          </table:table-cell>
          <table:table-cell office:value-type="float" office:value="8224" calcext:value-type="float">
            <text:p>8224</text:p>
          </table:table-cell>
          <table:table-cell table:formula="of:=[.B49]-[.$B$2]" office:value-type="float" office:value="4.19586825370789" calcext:value-type="float">
            <text:p>4.1958682537</text:p>
          </table:table-cell>
          <table:table-cell table:formula="of:=[.C49]/([.D49]-[.D48])" office:value-type="float" office:value="100337.589253561" calcext:value-type="float">
            <text:p>100337.589253561</text:p>
          </table:table-cell>
          <table:table-cell/>
          <table:table-cell office:value-type="float" office:value="1443137395.83112" calcext:value-type="float">
            <text:p>1443137395.83112</text:p>
          </table:table-cell>
          <table:table-cell table:formula="of:=[.G49]-[.$B$2]" office:value-type="float" office:value="15.8309552669525" calcext:value-type="float">
            <text:p>15.830955267</text:p>
          </table:table-cell>
          <table:table-cell table:formula="of:=[.C49]/([.H49]-[.H48])" office:value-type="float" office:value="109571.408909558" calcext:value-type="float">
            <text:p>109571.408909558</text:p>
          </table:table-cell>
          <table:table-cell table:formula="of:=[.G49]-[.$B49]" office:value-type="float" office:value="11.6350870132446" calcext:value-type="float">
            <text:p>11.635087013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37384.27799" calcext:value-type="float">
            <text:p>1443137384.27799</text:p>
          </table:table-cell>
          <table:table-cell office:value-type="float" office:value="8224" calcext:value-type="float">
            <text:p>8224</text:p>
          </table:table-cell>
          <table:table-cell table:formula="of:=[.B50]-[.$B$2]" office:value-type="float" office:value="4.27782917022705" calcext:value-type="float">
            <text:p>4.2778291702</text:p>
          </table:table-cell>
          <table:table-cell table:formula="of:=[.C50]/([.D50]-[.D49])" office:value-type="float" office:value="100340.508003921" calcext:value-type="float">
            <text:p>100340.508003921</text:p>
          </table:table-cell>
          <table:table-cell/>
          <table:table-cell office:value-type="float" office:value="1443137395.90625" calcext:value-type="float">
            <text:p>1443137395.90625</text:p>
          </table:table-cell>
          <table:table-cell table:formula="of:=[.G50]-[.$B$2]" office:value-type="float" office:value="15.9060862064362" calcext:value-type="float">
            <text:p>15.9060862064</text:p>
          </table:table-cell>
          <table:table-cell table:formula="of:=[.C50]/([.H50]-[.H49])" office:value-type="float" office:value="109462.227632473" calcext:value-type="float">
            <text:p>109462.227632473</text:p>
          </table:table-cell>
          <table:table-cell table:formula="of:=[.G50]-[.$B50]" office:value-type="float" office:value="11.6282570362091" calcext:value-type="float">
            <text:p>11.628257036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37384.35996" calcext:value-type="float">
            <text:p>1443137384.35996</text:p>
          </table:table-cell>
          <table:table-cell office:value-type="float" office:value="8224" calcext:value-type="float">
            <text:p>8224</text:p>
          </table:table-cell>
          <table:table-cell table:formula="of:=[.B51]-[.$B$2]" office:value-type="float" office:value="4.35979318618774" calcext:value-type="float">
            <text:p>4.3597931862</text:p>
          </table:table-cell>
          <table:table-cell table:formula="of:=[.C51]/([.D51]-[.D50])" office:value-type="float" office:value="100336.713661565" calcext:value-type="float">
            <text:p>100336.713661565</text:p>
          </table:table-cell>
          <table:table-cell/>
          <table:table-cell office:value-type="float" office:value="1443137395.98129" calcext:value-type="float">
            <text:p>1443137395.98129</text:p>
          </table:table-cell>
          <table:table-cell table:formula="of:=[.G51]-[.$B$2]" office:value-type="float" office:value="15.9811246395111" calcext:value-type="float">
            <text:p>15.9811246395</text:p>
          </table:table-cell>
          <table:table-cell table:formula="of:=[.C51]/([.H51]-[.H50])" office:value-type="float" office:value="109597.171249373" calcext:value-type="float">
            <text:p>109597.171249373</text:p>
          </table:table-cell>
          <table:table-cell table:formula="of:=[.G51]-[.$B51]" office:value-type="float" office:value="11.6213314533234" calcext:value-type="float">
            <text:p>11.621331453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37384.44191" calcext:value-type="float">
            <text:p>1443137384.44191</text:p>
          </table:table-cell>
          <table:table-cell office:value-type="float" office:value="8224" calcext:value-type="float">
            <text:p>8224</text:p>
          </table:table-cell>
          <table:table-cell table:formula="of:=[.B52]-[.$B$2]" office:value-type="float" office:value="4.44175267219543" calcext:value-type="float">
            <text:p>4.4417526722</text:p>
          </table:table-cell>
          <table:table-cell table:formula="of:=[.C52]/([.D52]-[.D51])" office:value-type="float" office:value="100342.259335647" calcext:value-type="float">
            <text:p>100342.259335647</text:p>
          </table:table-cell>
          <table:table-cell/>
          <table:table-cell office:value-type="float" office:value="1443137396.05646" calcext:value-type="float">
            <text:p>1443137396.05646</text:p>
          </table:table-cell>
          <table:table-cell table:formula="of:=[.G52]-[.$B$2]" office:value-type="float" office:value="16.0563025474548" calcext:value-type="float">
            <text:p>16.0563025475</text:p>
          </table:table-cell>
          <table:table-cell table:formula="of:=[.C52]/([.H52]-[.H51])" office:value-type="float" office:value="109393.839559303" calcext:value-type="float">
            <text:p>109393.839559303</text:p>
          </table:table-cell>
          <table:table-cell table:formula="of:=[.G52]-[.$B52]" office:value-type="float" office:value="11.6145498752594" calcext:value-type="float">
            <text:p>11.6145498753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37384.52388" calcext:value-type="float">
            <text:p>1443137384.52388</text:p>
          </table:table-cell>
          <table:table-cell office:value-type="float" office:value="8224" calcext:value-type="float">
            <text:p>8224</text:p>
          </table:table-cell>
          <table:table-cell table:formula="of:=[.B53]-[.$B$2]" office:value-type="float" office:value="4.52371406555176" calcext:value-type="float">
            <text:p>4.5237140656</text:p>
          </table:table-cell>
          <table:table-cell table:formula="of:=[.C53]/([.D53]-[.D52])" office:value-type="float" office:value="100339.924240265" calcext:value-type="float">
            <text:p>100339.924240265</text:p>
          </table:table-cell>
          <table:table-cell/>
          <table:table-cell office:value-type="float" office:value="1443137396.12524" calcext:value-type="float">
            <text:p>1443137396.12524</text:p>
          </table:table-cell>
          <table:table-cell table:formula="of:=[.G53]-[.$B$2]" office:value-type="float" office:value="16.1250815391541" calcext:value-type="float">
            <text:p>16.1250815392</text:p>
          </table:table-cell>
          <table:table-cell table:formula="of:=[.C53]/([.H53]-[.H52])" office:value-type="float" office:value="119571.395230172" calcext:value-type="float">
            <text:p>119571.395230172</text:p>
          </table:table-cell>
          <table:table-cell table:formula="of:=[.G53]-[.$B53]" office:value-type="float" office:value="11.6013674736023" calcext:value-type="float">
            <text:p>11.601367473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37384.60584" calcext:value-type="float">
            <text:p>1443137384.60584</text:p>
          </table:table-cell>
          <table:table-cell office:value-type="float" office:value="8224" calcext:value-type="float">
            <text:p>8224</text:p>
          </table:table-cell>
          <table:table-cell table:formula="of:=[.B54]-[.$B$2]" office:value-type="float" office:value="4.60567331314087" calcext:value-type="float">
            <text:p>4.6056733131</text:p>
          </table:table-cell>
          <table:table-cell table:formula="of:=[.C54]/([.D54]-[.D53])" office:value-type="float" office:value="100342.551230212" calcext:value-type="float">
            <text:p>100342.551230212</text:p>
          </table:table-cell>
          <table:table-cell/>
          <table:table-cell office:value-type="float" office:value="1443137396.19406" calcext:value-type="float">
            <text:p>1443137396.19406</text:p>
          </table:table-cell>
          <table:table-cell table:formula="of:=[.G54]-[.$B$2]" office:value-type="float" office:value="16.1938991546631" calcext:value-type="float">
            <text:p>16.1938991547</text:p>
          </table:table-cell>
          <table:table-cell table:formula="of:=[.C54]/([.H54]-[.H53])" office:value-type="float" office:value="119504.285918196" calcext:value-type="float">
            <text:p>119504.285918196</text:p>
          </table:table-cell>
          <table:table-cell table:formula="of:=[.G54]-[.$B54]" office:value-type="float" office:value="11.5882258415222" calcext:value-type="float">
            <text:p>11.588225841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37384.68781" calcext:value-type="float">
            <text:p>1443137384.68781</text:p>
          </table:table-cell>
          <table:table-cell office:value-type="float" office:value="8224" calcext:value-type="float">
            <text:p>8224</text:p>
          </table:table-cell>
          <table:table-cell table:formula="of:=[.B55]-[.$B$2]" office:value-type="float" office:value="4.68764424324036" calcext:value-type="float">
            <text:p>4.6876442432</text:p>
          </table:table-cell>
          <table:table-cell table:formula="of:=[.C55]/([.D55]-[.D54])" office:value-type="float" office:value="100328.250393385" calcext:value-type="float">
            <text:p>100328.250393385</text:p>
          </table:table-cell>
          <table:table-cell/>
          <table:table-cell office:value-type="float" office:value="1443137396.2629" calcext:value-type="float">
            <text:p>1443137396.2629</text:p>
          </table:table-cell>
          <table:table-cell table:formula="of:=[.G55]-[.$B$2]" office:value-type="float" office:value="16.2627415657043" calcext:value-type="float">
            <text:p>16.2627415657</text:p>
          </table:table-cell>
          <table:table-cell table:formula="of:=[.C55]/([.H55]-[.H54])" office:value-type="float" office:value="119461.243085619" calcext:value-type="float">
            <text:p>119461.243085619</text:p>
          </table:table-cell>
          <table:table-cell table:formula="of:=[.G55]-[.$B55]" office:value-type="float" office:value="11.575097322464" calcext:value-type="float">
            <text:p>11.575097322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37384.76978" calcext:value-type="float">
            <text:p>1443137384.76978</text:p>
          </table:table-cell>
          <table:table-cell office:value-type="float" office:value="8224" calcext:value-type="float">
            <text:p>8224</text:p>
          </table:table-cell>
          <table:table-cell table:formula="of:=[.B56]-[.$B$2]" office:value-type="float" office:value="4.76961398124695" calcext:value-type="float">
            <text:p>4.7696139812</text:p>
          </table:table-cell>
          <table:table-cell table:formula="of:=[.C56]/([.D56]-[.D55])" office:value-type="float" office:value="100329.709475693" calcext:value-type="float">
            <text:p>100329.709475693</text:p>
          </table:table-cell>
          <table:table-cell/>
          <table:table-cell office:value-type="float" office:value="1443137396.33169" calcext:value-type="float">
            <text:p>1443137396.33169</text:p>
          </table:table-cell>
          <table:table-cell table:formula="of:=[.G56]-[.$B$2]" office:value-type="float" office:value="16.3315296173096" calcext:value-type="float">
            <text:p>16.3315296173</text:p>
          </table:table-cell>
          <table:table-cell table:formula="of:=[.C56]/([.H56]-[.H55])" office:value-type="float" office:value="119555.646774205" calcext:value-type="float">
            <text:p>119555.646774205</text:p>
          </table:table-cell>
          <table:table-cell table:formula="of:=[.G56]-[.$B56]" office:value-type="float" office:value="11.5619156360626" calcext:value-type="float">
            <text:p>11.561915636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37384.85174" calcext:value-type="float">
            <text:p>1443137384.85174</text:p>
          </table:table-cell>
          <table:table-cell office:value-type="float" office:value="8224" calcext:value-type="float">
            <text:p>8224</text:p>
          </table:table-cell>
          <table:table-cell table:formula="of:=[.B57]-[.$B$2]" office:value-type="float" office:value="4.85157632827759" calcext:value-type="float">
            <text:p>4.8515763283</text:p>
          </table:table-cell>
          <table:table-cell table:formula="of:=[.C57]/([.D57]-[.D56])" office:value-type="float" office:value="100338.756733328" calcext:value-type="float">
            <text:p>100338.756733328</text:p>
          </table:table-cell>
          <table:table-cell/>
          <table:table-cell office:value-type="float" office:value="1443137396.40076" calcext:value-type="float">
            <text:p>1443137396.40076</text:p>
          </table:table-cell>
          <table:table-cell table:formula="of:=[.G57]-[.$B$2]" office:value-type="float" office:value="16.4005932807922" calcext:value-type="float">
            <text:p>16.4005932808</text:p>
          </table:table-cell>
          <table:table-cell table:formula="of:=[.C57]/([.H57]-[.H56])" office:value-type="float" office:value="119078.536893197" calcext:value-type="float">
            <text:p>119078.536893197</text:p>
          </table:table-cell>
          <table:table-cell table:formula="of:=[.G57]-[.$B57]" office:value-type="float" office:value="11.5490169525146" calcext:value-type="float">
            <text:p>11.549016952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37384.9337" calcext:value-type="float">
            <text:p>1443137384.9337</text:p>
          </table:table-cell>
          <table:table-cell office:value-type="float" office:value="8224" calcext:value-type="float">
            <text:p>8224</text:p>
          </table:table-cell>
          <table:table-cell table:formula="of:=[.B58]-[.$B$2]" office:value-type="float" office:value="4.93353605270386" calcext:value-type="float">
            <text:p>4.9335360527</text:p>
          </table:table-cell>
          <table:table-cell table:formula="of:=[.C58]/([.D58]-[.D57])" office:value-type="float" office:value="100341.967442781" calcext:value-type="float">
            <text:p>100341.967442781</text:p>
          </table:table-cell>
          <table:table-cell/>
          <table:table-cell office:value-type="float" office:value="1443137396.46953" calcext:value-type="float">
            <text:p>1443137396.46953</text:p>
          </table:table-cell>
          <table:table-cell table:formula="of:=[.G58]-[.$B$2]" office:value-type="float" office:value="16.469367980957" calcext:value-type="float">
            <text:p>16.469367981</text:p>
          </table:table-cell>
          <table:table-cell table:formula="of:=[.C58]/([.H58]-[.H57])" office:value-type="float" office:value="119578.856473296" calcext:value-type="float">
            <text:p>119578.856473296</text:p>
          </table:table-cell>
          <table:table-cell table:formula="of:=[.G58]-[.$B58]" office:value-type="float" office:value="11.5358319282532" calcext:value-type="float">
            <text:p>11.5358319283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37385.01505" calcext:value-type="float">
            <text:p>1443137385.01505</text:p>
          </table:table-cell>
          <table:table-cell office:value-type="float" office:value="8224" calcext:value-type="float">
            <text:p>8224</text:p>
          </table:table-cell>
          <table:table-cell table:formula="of:=[.B59]-[.$B$2]" office:value-type="float" office:value="5.01489186286926" calcext:value-type="float">
            <text:p>5.0148918629</text:p>
          </table:table-cell>
          <table:table-cell table:formula="of:=[.C59]/([.D59]-[.D58])" office:value-type="float" office:value="101086.818301971" calcext:value-type="float">
            <text:p>101086.818301971</text:p>
          </table:table-cell>
          <table:table-cell/>
          <table:table-cell office:value-type="float" office:value="1443137396.53844" calcext:value-type="float">
            <text:p>1443137396.53844</text:p>
          </table:table-cell>
          <table:table-cell table:formula="of:=[.G59]-[.$B$2]" office:value-type="float" office:value="16.5382797718048" calcext:value-type="float">
            <text:p>16.5382797718</text:p>
          </table:table-cell>
          <table:table-cell table:formula="of:=[.C59]/([.H59]-[.H58])" office:value-type="float" office:value="119340.970519345" calcext:value-type="float">
            <text:p>119340.970519345</text:p>
          </table:table-cell>
          <table:table-cell table:formula="of:=[.G59]-[.$B59]" office:value-type="float" office:value="11.5233879089355" calcext:value-type="float">
            <text:p>11.5233879089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37385.09353" calcext:value-type="float">
            <text:p>1443137385.09353</text:p>
          </table:table-cell>
          <table:table-cell office:value-type="float" office:value="8224" calcext:value-type="float">
            <text:p>8224</text:p>
          </table:table-cell>
          <table:table-cell table:formula="of:=[.B60]-[.$B$2]" office:value-type="float" office:value="5.09336304664612" calcext:value-type="float">
            <text:p>5.0933630466</text:p>
          </table:table-cell>
          <table:table-cell table:formula="of:=[.C60]/([.D60]-[.D59])" office:value-type="float" office:value="104802.802814676" calcext:value-type="float">
            <text:p>104802.802814676</text:p>
          </table:table-cell>
          <table:table-cell/>
          <table:table-cell office:value-type="float" office:value="1443137396.60724" calcext:value-type="float">
            <text:p>1443137396.60724</text:p>
          </table:table-cell>
          <table:table-cell table:formula="of:=[.G60]-[.$B$2]" office:value-type="float" office:value="16.6070747375488" calcext:value-type="float">
            <text:p>16.6070747375</text:p>
          </table:table-cell>
          <table:table-cell table:formula="of:=[.C60]/([.H60]-[.H59])" office:value-type="float" office:value="119543.631006387" calcext:value-type="float">
            <text:p>119543.631006387</text:p>
          </table:table-cell>
          <table:table-cell table:formula="of:=[.G60]-[.$B60]" office:value-type="float" office:value="11.5137116909027" calcext:value-type="float">
            <text:p>11.513711690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37385.17198" calcext:value-type="float">
            <text:p>1443137385.17198</text:p>
          </table:table-cell>
          <table:table-cell office:value-type="float" office:value="8224" calcext:value-type="float">
            <text:p>8224</text:p>
          </table:table-cell>
          <table:table-cell table:formula="of:=[.B61]-[.$B$2]" office:value-type="float" office:value="5.17181992530823" calcext:value-type="float">
            <text:p>5.1718199253</text:p>
          </table:table-cell>
          <table:table-cell table:formula="of:=[.C61]/([.D61]-[.D60])" office:value-type="float" office:value="104821.911605971" calcext:value-type="float">
            <text:p>104821.911605971</text:p>
          </table:table-cell>
          <table:table-cell/>
          <table:table-cell office:value-type="float" office:value="1443137396.67612" calcext:value-type="float">
            <text:p>1443137396.67612</text:p>
          </table:table-cell>
          <table:table-cell table:formula="of:=[.G61]-[.$B$2]" office:value-type="float" office:value="16.6759626865387" calcext:value-type="float">
            <text:p>16.6759626865</text:p>
          </table:table-cell>
          <table:table-cell table:formula="of:=[.C61]/([.H61]-[.H60])" office:value-type="float" office:value="119382.27397668" calcext:value-type="float">
            <text:p>119382.27397668</text:p>
          </table:table-cell>
          <table:table-cell table:formula="of:=[.G61]-[.$B61]" office:value-type="float" office:value="11.5041427612305" calcext:value-type="float">
            <text:p>11.504142761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37385.25044" calcext:value-type="float">
            <text:p>1443137385.25044</text:p>
          </table:table-cell>
          <table:table-cell office:value-type="float" office:value="8224" calcext:value-type="float">
            <text:p>8224</text:p>
          </table:table-cell>
          <table:table-cell table:formula="of:=[.B62]-[.$B$2]" office:value-type="float" office:value="5.25028252601624" calcext:value-type="float">
            <text:p>5.250282526</text:p>
          </table:table-cell>
          <table:table-cell table:formula="of:=[.C62]/([.D62]-[.D61])" office:value-type="float" office:value="104814.267253324" calcext:value-type="float">
            <text:p>104814.267253324</text:p>
          </table:table-cell>
          <table:table-cell/>
          <table:table-cell office:value-type="float" office:value="1443137396.74495" calcext:value-type="float">
            <text:p>1443137396.74495</text:p>
          </table:table-cell>
          <table:table-cell table:formula="of:=[.G62]-[.$B$2]" office:value-type="float" office:value="16.7447891235352" calcext:value-type="float">
            <text:p>16.7447891235</text:p>
          </table:table-cell>
          <table:table-cell table:formula="of:=[.C62]/([.H62]-[.H61])" office:value-type="float" office:value="119488.969048667" calcext:value-type="float">
            <text:p>119488.969048667</text:p>
          </table:table-cell>
          <table:table-cell table:formula="of:=[.G62]-[.$B62]" office:value-type="float" office:value="11.4945065975189" calcext:value-type="float">
            <text:p>11.494506597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37385.32891" calcext:value-type="float">
            <text:p>1443137385.32891</text:p>
          </table:table-cell>
          <table:table-cell office:value-type="float" office:value="8224" calcext:value-type="float">
            <text:p>8224</text:p>
          </table:table-cell>
          <table:table-cell table:formula="of:=[.B63]-[.$B$2]" office:value-type="float" office:value="5.32874345779419" calcext:value-type="float">
            <text:p>5.3287434578</text:p>
          </table:table-cell>
          <table:table-cell table:formula="of:=[.C63]/([.D63]-[.D62])" office:value-type="float" office:value="104816.496741003" calcext:value-type="float">
            <text:p>104816.496741003</text:p>
          </table:table-cell>
          <table:table-cell/>
          <table:table-cell office:value-type="float" office:value="1443137396.81376" calcext:value-type="float">
            <text:p>1443137396.81376</text:p>
          </table:table-cell>
          <table:table-cell table:formula="of:=[.G63]-[.$B$2]" office:value-type="float" office:value="16.8136010169983" calcext:value-type="float">
            <text:p>16.813601017</text:p>
          </table:table-cell>
          <table:table-cell table:formula="of:=[.C63]/([.H63]-[.H62])" office:value-type="float" office:value="119514.223284757" calcext:value-type="float">
            <text:p>119514.223284757</text:p>
          </table:table-cell>
          <table:table-cell table:formula="of:=[.G63]-[.$B63]" office:value-type="float" office:value="11.4848575592041" calcext:value-type="float">
            <text:p>11.484857559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37385.40736" calcext:value-type="float">
            <text:p>1443137385.40736</text:p>
          </table:table-cell>
          <table:table-cell office:value-type="float" office:value="8224" calcext:value-type="float">
            <text:p>8224</text:p>
          </table:table-cell>
          <table:table-cell table:formula="of:=[.B64]-[.$B$2]" office:value-type="float" office:value="5.40719652175903" calcext:value-type="float">
            <text:p>5.4071965218</text:p>
          </table:table-cell>
          <table:table-cell table:formula="of:=[.C64]/([.D64]-[.D63])" office:value-type="float" office:value="104827.008460566" calcext:value-type="float">
            <text:p>104827.008460566</text:p>
          </table:table-cell>
          <table:table-cell/>
          <table:table-cell office:value-type="float" office:value="1443137396.88263" calcext:value-type="float">
            <text:p>1443137396.88263</text:p>
          </table:table-cell>
          <table:table-cell table:formula="of:=[.G64]-[.$B$2]" office:value-type="float" office:value="16.8824665546417" calcext:value-type="float">
            <text:p>16.8824665546</text:p>
          </table:table-cell>
          <table:table-cell table:formula="of:=[.C64]/([.H64]-[.H63])" office:value-type="float" office:value="119421.125303365" calcext:value-type="float">
            <text:p>119421.125303365</text:p>
          </table:table-cell>
          <table:table-cell table:formula="of:=[.G64]-[.$B64]" office:value-type="float" office:value="11.4752700328827" calcext:value-type="float">
            <text:p>11.475270032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37385.48581" calcext:value-type="float">
            <text:p>1443137385.48581</text:p>
          </table:table-cell>
          <table:table-cell office:value-type="float" office:value="8224" calcext:value-type="float">
            <text:p>8224</text:p>
          </table:table-cell>
          <table:table-cell table:formula="of:=[.B65]-[.$B$2]" office:value-type="float" office:value="5.48565125465393" calcext:value-type="float">
            <text:p>5.4856512547</text:p>
          </table:table-cell>
          <table:table-cell table:formula="of:=[.C65]/([.D65]-[.D64])" office:value-type="float" office:value="104824.778525693" calcext:value-type="float">
            <text:p>104824.778525693</text:p>
          </table:table-cell>
          <table:table-cell/>
          <table:table-cell office:value-type="float" office:value="1443137396.95146" calcext:value-type="float">
            <text:p>1443137396.95146</text:p>
          </table:table-cell>
          <table:table-cell table:formula="of:=[.G65]-[.$B$2]" office:value-type="float" office:value="16.9512984752655" calcext:value-type="float">
            <text:p>16.9512984753</text:p>
          </table:table-cell>
          <table:table-cell table:formula="of:=[.C65]/([.H65]-[.H64])" office:value-type="float" office:value="119479.449730172" calcext:value-type="float">
            <text:p>119479.449730172</text:p>
          </table:table-cell>
          <table:table-cell table:formula="of:=[.G65]-[.$B65]" office:value-type="float" office:value="11.4656472206116" calcext:value-type="float">
            <text:p>11.465647220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37385.56427" calcext:value-type="float">
            <text:p>1443137385.56427</text:p>
          </table:table-cell>
          <table:table-cell office:value-type="float" office:value="8224" calcext:value-type="float">
            <text:p>8224</text:p>
          </table:table-cell>
          <table:table-cell table:formula="of:=[.B66]-[.$B$2]" office:value-type="float" office:value="5.56410908699036" calcext:value-type="float">
            <text:p>5.564109087</text:p>
          </table:table-cell>
          <table:table-cell table:formula="of:=[.C66]/([.D66]-[.D65])" office:value-type="float" office:value="104820.637469764" calcext:value-type="float">
            <text:p>104820.637469764</text:p>
          </table:table-cell>
          <table:table-cell/>
          <table:table-cell office:value-type="float" office:value="1443137397.02029" calcext:value-type="float">
            <text:p>1443137397.02029</text:p>
          </table:table-cell>
          <table:table-cell table:formula="of:=[.G66]-[.$B$2]" office:value-type="float" office:value="17.0201241970062" calcext:value-type="float">
            <text:p>17.020124197</text:p>
          </table:table-cell>
          <table:table-cell table:formula="of:=[.C66]/([.H66]-[.H65])" office:value-type="float" office:value="119490.210810736" calcext:value-type="float">
            <text:p>119490.210810736</text:p>
          </table:table-cell>
          <table:table-cell table:formula="of:=[.G66]-[.$B66]" office:value-type="float" office:value="11.4560151100159" calcext:value-type="float">
            <text:p>11.4560151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37385.64274" calcext:value-type="float">
            <text:p>1443137385.64274</text:p>
          </table:table-cell>
          <table:table-cell office:value-type="float" office:value="8224" calcext:value-type="float">
            <text:p>8224</text:p>
          </table:table-cell>
          <table:table-cell table:formula="of:=[.B67]-[.$B$2]" office:value-type="float" office:value="5.64258003234863" calcext:value-type="float">
            <text:p>5.6425800323</text:p>
          </table:table-cell>
          <table:table-cell table:formula="of:=[.C67]/([.D67]-[.D66])" office:value-type="float" office:value="104803.12123744" calcext:value-type="float">
            <text:p>104803.12123744</text:p>
          </table:table-cell>
          <table:table-cell/>
          <table:table-cell office:value-type="float" office:value="1443137400.1016" calcext:value-type="float">
            <text:p>1443137400.1016</text:p>
          </table:table-cell>
          <table:table-cell table:formula="of:=[.G67]-[.$B$2]" office:value-type="float" office:value="20.1014354228973" calcext:value-type="float">
            <text:p>20.1014354229</text:p>
          </table:table-cell>
          <table:table-cell table:formula="of:=[.C67]/([.H67]-[.H66])" office:value-type="float" office:value="2668.99361898168" calcext:value-type="float">
            <text:p>2668.9936189817</text:p>
          </table:table-cell>
          <table:table-cell table:formula="of:=[.G67]-[.$B67]" office:value-type="float" office:value="14.4588553905487" calcext:value-type="float">
            <text:p>14.458855390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37385.7212" calcext:value-type="float">
            <text:p>1443137385.7212</text:p>
          </table:table-cell>
          <table:table-cell office:value-type="float" office:value="8224" calcext:value-type="float">
            <text:p>8224</text:p>
          </table:table-cell>
          <table:table-cell table:formula="of:=[.B68]-[.$B$2]" office:value-type="float" office:value="5.72103357315064" calcext:value-type="float">
            <text:p>5.7210335732</text:p>
          </table:table-cell>
          <table:table-cell table:formula="of:=[.C68]/([.D68]-[.D67])" office:value-type="float" office:value="104826.371326635" calcext:value-type="float">
            <text:p>104826.371326635</text:p>
          </table:table-cell>
          <table:table-cell/>
          <table:table-cell office:value-type="float" office:value="1443137400.20169" calcext:value-type="float">
            <text:p>1443137400.20169</text:p>
          </table:table-cell>
          <table:table-cell table:formula="of:=[.G68]-[.$B$2]" office:value-type="float" office:value="20.2015242576599" calcext:value-type="float">
            <text:p>20.2015242577</text:p>
          </table:table-cell>
          <table:table-cell table:formula="of:=[.C68]/([.H68]-[.H67])" office:value-type="float" office:value="82167.0071342987" calcext:value-type="float">
            <text:p>82167.0071342987</text:p>
          </table:table-cell>
          <table:table-cell table:formula="of:=[.G68]-[.$B68]" office:value-type="float" office:value="14.4804906845093" calcext:value-type="float">
            <text:p>14.480490684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37385.7997" calcext:value-type="float">
            <text:p>1443137385.7997</text:p>
          </table:table-cell>
          <table:table-cell office:value-type="float" office:value="8224" calcext:value-type="float">
            <text:p>8224</text:p>
          </table:table-cell>
          <table:table-cell table:formula="of:=[.B69]-[.$B$2]" office:value-type="float" office:value="5.79954218864441" calcext:value-type="float">
            <text:p>5.7995421886</text:p>
          </table:table-cell>
          <table:table-cell table:formula="of:=[.C69]/([.D69]-[.D68])" office:value-type="float" office:value="104752.834428116" calcext:value-type="float">
            <text:p>104752.834428116</text:p>
          </table:table-cell>
          <table:table-cell/>
          <table:table-cell office:value-type="float" office:value="1443137404.15001" calcext:value-type="float">
            <text:p>1443137404.15001</text:p>
          </table:table-cell>
          <table:table-cell table:formula="of:=[.G69]-[.$B$2]" office:value-type="float" office:value="24.1498460769653" calcext:value-type="float">
            <text:p>24.149846077</text:p>
          </table:table-cell>
          <table:table-cell table:formula="of:=[.C69]/([.H69]-[.H68])" office:value-type="float" office:value="2082.91025310767" calcext:value-type="float">
            <text:p>2082.9102531077</text:p>
          </table:table-cell>
          <table:table-cell table:formula="of:=[.G69]-[.$B69]" office:value-type="float" office:value="18.3503038883209" calcext:value-type="float">
            <text:p>18.3503038883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37385.87817" calcext:value-type="float">
            <text:p>1443137385.87817</text:p>
          </table:table-cell>
          <table:table-cell office:value-type="float" office:value="8224" calcext:value-type="float">
            <text:p>8224</text:p>
          </table:table-cell>
          <table:table-cell table:formula="of:=[.B70]-[.$B$2]" office:value-type="float" office:value="5.87800478935242" calcext:value-type="float">
            <text:p>5.8780047894</text:p>
          </table:table-cell>
          <table:table-cell table:formula="of:=[.C70]/([.D70]-[.D69])" office:value-type="float" office:value="104814.267253324" calcext:value-type="float">
            <text:p>104814.267253324</text:p>
          </table:table-cell>
          <table:table-cell/>
          <table:table-cell office:value-type="float" office:value="1443137405.13373" calcext:value-type="float">
            <text:p>1443137405.13373</text:p>
          </table:table-cell>
          <table:table-cell table:formula="of:=[.G70]-[.$B$2]" office:value-type="float" office:value="25.1335701942444" calcext:value-type="float">
            <text:p>25.1335701942</text:p>
          </table:table-cell>
          <table:table-cell table:formula="of:=[.C70]/([.H70]-[.H69])" office:value-type="float" office:value="8360.06747780801" calcext:value-type="float">
            <text:p>8360.067477808</text:p>
          </table:table-cell>
          <table:table-cell table:formula="of:=[.G70]-[.$B70]" office:value-type="float" office:value="19.255565404892" calcext:value-type="float">
            <text:p>19.255565404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37385.95662" calcext:value-type="float">
            <text:p>1443137385.95662</text:p>
          </table:table-cell>
          <table:table-cell office:value-type="float" office:value="8224" calcext:value-type="float">
            <text:p>8224</text:p>
          </table:table-cell>
          <table:table-cell table:formula="of:=[.B71]-[.$B$2]" office:value-type="float" office:value="5.95645833015442" calcext:value-type="float">
            <text:p>5.9564583302</text:p>
          </table:table-cell>
          <table:table-cell table:formula="of:=[.C71]/([.D71]-[.D70])" office:value-type="float" office:value="104826.371326635" calcext:value-type="float">
            <text:p>104826.371326635</text:p>
          </table:table-cell>
          <table:table-cell/>
          <table:table-cell office:value-type="float" office:value="1443137413.07367" calcext:value-type="float">
            <text:p>1443137413.07367</text:p>
          </table:table-cell>
          <table:table-cell table:formula="of:=[.G71]-[.$B$2]" office:value-type="float" office:value="33.0735039710999" calcext:value-type="float">
            <text:p>33.0735039711</text:p>
          </table:table-cell>
          <table:table-cell table:formula="of:=[.C71]/([.H71]-[.H70])" office:value-type="float" office:value="1035.77690080647" calcext:value-type="float">
            <text:p>1035.7769008065</text:p>
          </table:table-cell>
          <table:table-cell table:formula="of:=[.G71]-[.$B71]" office:value-type="float" office:value="27.1170456409454" calcext:value-type="float">
            <text:p>27.117045640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37386.0335" calcext:value-type="float">
            <text:p>1443137386.0335</text:p>
          </table:table-cell>
          <table:table-cell office:value-type="float" office:value="8224" calcext:value-type="float">
            <text:p>8224</text:p>
          </table:table-cell>
          <table:table-cell table:formula="of:=[.B72]-[.$B$2]" office:value-type="float" office:value="6.03333950042725" calcext:value-type="float">
            <text:p>6.0333395004</text:p>
          </table:table-cell>
          <table:table-cell table:formula="of:=[.C72]/([.D72]-[.D71])" office:value-type="float" office:value="106970.275957242" calcext:value-type="float">
            <text:p>106970.275957242</text:p>
          </table:table-cell>
          <table:table-cell/>
          <table:table-cell office:value-type="float" office:value="1443137413.15619" calcext:value-type="float">
            <text:p>1443137413.15619</text:p>
          </table:table-cell>
          <table:table-cell table:formula="of:=[.G72]-[.$B$2]" office:value-type="float" office:value="33.1560261249542" calcext:value-type="float">
            <text:p>33.156026125</text:p>
          </table:table-cell>
          <table:table-cell table:formula="of:=[.C72]/([.H72]-[.H71])" office:value-type="float" office:value="99658.087142432" calcext:value-type="float">
            <text:p>99658.087142432</text:p>
          </table:table-cell>
          <table:table-cell table:formula="of:=[.G72]-[.$B72]" office:value-type="float" office:value="27.122686624527" calcext:value-type="float">
            <text:p>27.122686624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37386.10841" calcext:value-type="float">
            <text:p>1443137386.10841</text:p>
          </table:table-cell>
          <table:table-cell office:value-type="float" office:value="8224" calcext:value-type="float">
            <text:p>8224</text:p>
          </table:table-cell>
          <table:table-cell table:formula="of:=[.B73]-[.$B$2]" office:value-type="float" office:value="6.10824728012085" calcext:value-type="float">
            <text:p>6.1082472801</text:p>
          </table:table-cell>
          <table:table-cell table:formula="of:=[.C73]/([.D73]-[.D72])" office:value-type="float" office:value="109788.329511818" calcext:value-type="float">
            <text:p>109788.329511818</text:p>
          </table:table-cell>
          <table:table-cell/>
          <table:table-cell office:value-type="float" office:value="1443137413.2388" calcext:value-type="float">
            <text:p>1443137413.2388</text:p>
          </table:table-cell>
          <table:table-cell table:formula="of:=[.G73]-[.$B$2]" office:value-type="float" office:value="33.2386393547058" calcext:value-type="float">
            <text:p>33.2386393547</text:p>
          </table:table-cell>
          <table:table-cell table:formula="of:=[.C73]/([.H73]-[.H72])" office:value-type="float" office:value="99548.2203604566" calcext:value-type="float">
            <text:p>99548.2203604566</text:p>
          </table:table-cell>
          <table:table-cell table:formula="of:=[.G73]-[.$B73]" office:value-type="float" office:value="27.130392074585" calcext:value-type="float">
            <text:p>27.1303920746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37386.18331" calcext:value-type="float">
            <text:p>1443137386.18331</text:p>
          </table:table-cell>
          <table:table-cell office:value-type="float" office:value="8224" calcext:value-type="float">
            <text:p>8224</text:p>
          </table:table-cell>
          <table:table-cell table:formula="of:=[.B74]-[.$B$2]" office:value-type="float" office:value="6.18314337730408" calcext:value-type="float">
            <text:p>6.1831433773</text:p>
          </table:table-cell>
          <table:table-cell table:formula="of:=[.C74]/([.D74]-[.D73])" office:value-type="float" office:value="109805.454613751" calcext:value-type="float">
            <text:p>109805.454613751</text:p>
          </table:table-cell>
          <table:table-cell/>
          <table:table-cell office:value-type="float" office:value="1443137413.32148" calcext:value-type="float">
            <text:p>1443137413.32148</text:p>
          </table:table-cell>
          <table:table-cell table:formula="of:=[.G74]-[.$B$2]" office:value-type="float" office:value="33.321319103241" calcext:value-type="float">
            <text:p>33.3213191032</text:p>
          </table:table-cell>
          <table:table-cell table:formula="of:=[.C74]/([.H74]-[.H73])" office:value-type="float" office:value="99468.1302943619" calcext:value-type="float">
            <text:p>99468.1302943619</text:p>
          </table:table-cell>
          <table:table-cell table:formula="of:=[.G74]-[.$B74]" office:value-type="float" office:value="27.1381757259369" calcext:value-type="float">
            <text:p>27.1381757259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37386.2582" calcext:value-type="float">
            <text:p>1443137386.2582</text:p>
          </table:table-cell>
          <table:table-cell office:value-type="float" office:value="8224" calcext:value-type="float">
            <text:p>8224</text:p>
          </table:table-cell>
          <table:table-cell table:formula="of:=[.B75]-[.$B$2]" office:value-type="float" office:value="6.25804233551025" calcext:value-type="float">
            <text:p>6.2580423355</text:p>
          </table:table-cell>
          <table:table-cell table:formula="of:=[.C75]/([.D75]-[.D74])" office:value-type="float" office:value="109801.260217285" calcext:value-type="float">
            <text:p>109801.260217285</text:p>
          </table:table-cell>
          <table:table-cell/>
          <table:table-cell office:value-type="float" office:value="1443137413.40394" calcext:value-type="float">
            <text:p>1443137413.40394</text:p>
          </table:table-cell>
          <table:table-cell table:formula="of:=[.G75]-[.$B$2]" office:value-type="float" office:value="33.4037749767303" calcext:value-type="float">
            <text:p>33.4037749767</text:p>
          </table:table-cell>
          <table:table-cell table:formula="of:=[.C75]/([.H75]-[.H74])" office:value-type="float" office:value="99738.1951336581" calcext:value-type="float">
            <text:p>99738.1951336581</text:p>
          </table:table-cell>
          <table:table-cell table:formula="of:=[.G75]-[.$B75]" office:value-type="float" office:value="27.1457326412201" calcext:value-type="float">
            <text:p>27.1457326412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37386.3331" calcext:value-type="float">
            <text:p>1443137386.3331</text:p>
          </table:table-cell>
          <table:table-cell office:value-type="float" office:value="8224" calcext:value-type="float">
            <text:p>8224</text:p>
          </table:table-cell>
          <table:table-cell table:formula="of:=[.B76]-[.$B$2]" office:value-type="float" office:value="6.33294010162354" calcext:value-type="float">
            <text:p>6.3329401016</text:p>
          </table:table-cell>
          <table:table-cell table:formula="of:=[.C76]/([.D76]-[.D75])" office:value-type="float" office:value="109803.007843537" calcext:value-type="float">
            <text:p>109803.007843537</text:p>
          </table:table-cell>
          <table:table-cell/>
          <table:table-cell office:value-type="float" office:value="1443137413.48658" calcext:value-type="float">
            <text:p>1443137413.48658</text:p>
          </table:table-cell>
          <table:table-cell table:formula="of:=[.G76]-[.$B$2]" office:value-type="float" office:value="33.4864223003387" calcext:value-type="float">
            <text:p>33.4864223003</text:p>
          </table:table-cell>
          <table:table-cell table:formula="of:=[.C76]/([.H76]-[.H75])" office:value-type="float" office:value="99507.1545083197" calcext:value-type="float">
            <text:p>99507.1545083197</text:p>
          </table:table-cell>
          <table:table-cell table:formula="of:=[.G76]-[.$B76]" office:value-type="float" office:value="27.1534821987152" calcext:value-type="float">
            <text:p>27.153482198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37386.40799" calcext:value-type="float">
            <text:p>1443137386.40799</text:p>
          </table:table-cell>
          <table:table-cell office:value-type="float" office:value="8224" calcext:value-type="float">
            <text:p>8224</text:p>
          </table:table-cell>
          <table:table-cell table:formula="of:=[.B77]-[.$B$2]" office:value-type="float" office:value="6.40782785415649" calcext:value-type="float">
            <text:p>6.4078278542</text:p>
          </table:table-cell>
          <table:table-cell table:formula="of:=[.C77]/([.D77]-[.D76])" office:value-type="float" office:value="109817.690100668" calcext:value-type="float">
            <text:p>109817.690100668</text:p>
          </table:table-cell>
          <table:table-cell/>
          <table:table-cell office:value-type="float" office:value="1443137413.56926" calcext:value-type="float">
            <text:p>1443137413.56926</text:p>
          </table:table-cell>
          <table:table-cell table:formula="of:=[.G77]-[.$B$2]" office:value-type="float" office:value="33.5691003799438" calcext:value-type="float">
            <text:p>33.5691003799</text:p>
          </table:table-cell>
          <table:table-cell table:formula="of:=[.C77]/([.H77]-[.H76])" office:value-type="float" office:value="99470.1381464169" calcext:value-type="float">
            <text:p>99470.1381464169</text:p>
          </table:table-cell>
          <table:table-cell table:formula="of:=[.G77]-[.$B77]" office:value-type="float" office:value="27.1612725257874" calcext:value-type="float">
            <text:p>27.1612725258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37386.48288" calcext:value-type="float">
            <text:p>1443137386.48288</text:p>
          </table:table-cell>
          <table:table-cell office:value-type="float" office:value="8224" calcext:value-type="float">
            <text:p>8224</text:p>
          </table:table-cell>
          <table:table-cell table:formula="of:=[.B78]-[.$B$2]" office:value-type="float" office:value="6.4827151298523" calcext:value-type="float">
            <text:p>6.4827151299</text:p>
          </table:table-cell>
          <table:table-cell table:formula="of:=[.C78]/([.D78]-[.D77])" office:value-type="float" office:value="109818.389353709" calcext:value-type="float">
            <text:p>109818.389353709</text:p>
          </table:table-cell>
          <table:table-cell/>
          <table:table-cell office:value-type="float" office:value="1443137413.65178" calcext:value-type="float">
            <text:p>1443137413.65178</text:p>
          </table:table-cell>
          <table:table-cell table:formula="of:=[.G78]-[.$B$2]" office:value-type="float" office:value="33.6516220569611" calcext:value-type="float">
            <text:p>33.651622057</text:p>
          </table:table-cell>
          <table:table-cell table:formula="of:=[.C78]/([.H78]-[.H77])" office:value-type="float" office:value="99658.6629993557" calcext:value-type="float">
            <text:p>99658.6629993557</text:p>
          </table:table-cell>
          <table:table-cell table:formula="of:=[.G78]-[.$B78]" office:value-type="float" office:value="27.1689069271088" calcext:value-type="float">
            <text:p>27.168906927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37386.55776" calcext:value-type="float">
            <text:p>1443137386.55776</text:p>
          </table:table-cell>
          <table:table-cell office:value-type="float" office:value="8224" calcext:value-type="float">
            <text:p>8224</text:p>
          </table:table-cell>
          <table:table-cell table:formula="of:=[.B79]-[.$B$2]" office:value-type="float" office:value="6.5576024055481" calcext:value-type="float">
            <text:p>6.5576024055</text:p>
          </table:table-cell>
          <table:table-cell table:formula="of:=[.C79]/([.D79]-[.D78])" office:value-type="float" office:value="109818.389353709" calcext:value-type="float">
            <text:p>109818.389353709</text:p>
          </table:table-cell>
          <table:table-cell/>
          <table:table-cell office:value-type="float" office:value="1443137413.73434" calcext:value-type="float">
            <text:p>1443137413.73434</text:p>
          </table:table-cell>
          <table:table-cell table:formula="of:=[.G79]-[.$B$2]" office:value-type="float" office:value="33.7341730594635" calcext:value-type="float">
            <text:p>33.7341730595</text:p>
          </table:table-cell>
          <table:table-cell table:formula="of:=[.C79]/([.H79]-[.H78])" office:value-type="float" office:value="99623.2601749056" calcext:value-type="float">
            <text:p>99623.2601749056</text:p>
          </table:table-cell>
          <table:table-cell table:formula="of:=[.G79]-[.$B79]" office:value-type="float" office:value="27.1765706539154" calcext:value-type="float">
            <text:p>27.1765706539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37386.63266" calcext:value-type="float">
            <text:p>1443137386.63266</text:p>
          </table:table-cell>
          <table:table-cell office:value-type="float" office:value="8224" calcext:value-type="float">
            <text:p>8224</text:p>
          </table:table-cell>
          <table:table-cell table:formula="of:=[.B80]-[.$B$2]" office:value-type="float" office:value="6.63249564170837" calcext:value-type="float">
            <text:p>6.6324956417</text:p>
          </table:table-cell>
          <table:table-cell table:formula="of:=[.C80]/([.D80]-[.D79])" office:value-type="float" office:value="109809.64933068" calcext:value-type="float">
            <text:p>109809.64933068</text:p>
          </table:table-cell>
          <table:table-cell/>
          <table:table-cell office:value-type="float" office:value="1443137413.81693" calcext:value-type="float">
            <text:p>1443137413.81693</text:p>
          </table:table-cell>
          <table:table-cell table:formula="of:=[.G80]-[.$B$2]" office:value-type="float" office:value="33.8167655467987" calcext:value-type="float">
            <text:p>33.8167655468</text:p>
          </table:table-cell>
          <table:table-cell table:formula="of:=[.C80]/([.H80]-[.H79])" office:value-type="float" office:value="99573.2210681893" calcext:value-type="float">
            <text:p>99573.2210681893</text:p>
          </table:table-cell>
          <table:table-cell table:formula="of:=[.G80]-[.$B80]" office:value-type="float" office:value="27.1842699050903" calcext:value-type="float">
            <text:p>27.184269905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37386.70755" calcext:value-type="float">
            <text:p>1443137386.70755</text:p>
          </table:table-cell>
          <table:table-cell office:value-type="float" office:value="8224" calcext:value-type="float">
            <text:p>8224</text:p>
          </table:table-cell>
          <table:table-cell table:formula="of:=[.B81]-[.$B$2]" office:value-type="float" office:value="6.7073872089386" calcext:value-type="float">
            <text:p>6.7073872089</text:p>
          </table:table-cell>
          <table:table-cell table:formula="of:=[.C81]/([.D81]-[.D80])" office:value-type="float" office:value="109812.096396895" calcext:value-type="float">
            <text:p>109812.096396895</text:p>
          </table:table-cell>
          <table:table-cell/>
          <table:table-cell office:value-type="float" office:value="1443137413.89943" calcext:value-type="float">
            <text:p>1443137413.89943</text:p>
          </table:table-cell>
          <table:table-cell table:formula="of:=[.G81]-[.$B$2]" office:value-type="float" office:value="33.8992645740509" calcext:value-type="float">
            <text:p>33.8992645741</text:p>
          </table:table-cell>
          <table:table-cell table:formula="of:=[.C81]/([.H81]-[.H80])" office:value-type="float" office:value="99686.0238710386" calcext:value-type="float">
            <text:p>99686.0238710386</text:p>
          </table:table-cell>
          <table:table-cell table:formula="of:=[.G81]-[.$B81]" office:value-type="float" office:value="27.1918773651123" calcext:value-type="float">
            <text:p>27.191877365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37386.78245" calcext:value-type="float">
            <text:p>1443137386.78245</text:p>
          </table:table-cell>
          <table:table-cell office:value-type="float" office:value="8224" calcext:value-type="float">
            <text:p>8224</text:p>
          </table:table-cell>
          <table:table-cell table:formula="of:=[.B82]-[.$B$2]" office:value-type="float" office:value="6.78228640556335" calcext:value-type="float">
            <text:p>6.7822864056</text:p>
          </table:table-cell>
          <table:table-cell table:formula="of:=[.C82]/([.D82]-[.D81])" office:value-type="float" office:value="109800.910698711" calcext:value-type="float">
            <text:p>109800.910698711</text:p>
          </table:table-cell>
          <table:table-cell/>
          <table:table-cell office:value-type="float" office:value="1443137413.98198" calcext:value-type="float">
            <text:p>1443137413.98198</text:p>
          </table:table-cell>
          <table:table-cell table:formula="of:=[.G82]-[.$B$2]" office:value-type="float" office:value="33.9818215370178" calcext:value-type="float">
            <text:p>33.981821537</text:p>
          </table:table-cell>
          <table:table-cell table:formula="of:=[.C82]/([.H82]-[.H81])" office:value-type="float" office:value="99616.0675544158" calcext:value-type="float">
            <text:p>99616.0675544158</text:p>
          </table:table-cell>
          <table:table-cell table:formula="of:=[.G82]-[.$B82]" office:value-type="float" office:value="27.1995351314545" calcext:value-type="float">
            <text:p>27.199535131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37386.85736" calcext:value-type="float">
            <text:p>1443137386.85736</text:p>
          </table:table-cell>
          <table:table-cell office:value-type="float" office:value="8224" calcext:value-type="float">
            <text:p>8224</text:p>
          </table:table-cell>
          <table:table-cell table:formula="of:=[.B83]-[.$B$2]" office:value-type="float" office:value="6.85719895362854" calcext:value-type="float">
            <text:p>6.8571989536</text:p>
          </table:table-cell>
          <table:table-cell table:formula="of:=[.C83]/([.D83]-[.D82])" office:value-type="float" office:value="109781.34120927" calcext:value-type="float">
            <text:p>109781.34120927</text:p>
          </table:table-cell>
          <table:table-cell/>
          <table:table-cell office:value-type="float" office:value="1443137414.06457" calcext:value-type="float">
            <text:p>1443137414.06457</text:p>
          </table:table-cell>
          <table:table-cell table:formula="of:=[.G83]-[.$B$2]" office:value-type="float" office:value="34.0644083023071" calcext:value-type="float">
            <text:p>34.0644083023</text:p>
          </table:table-cell>
          <table:table-cell table:formula="of:=[.C83]/([.H83]-[.H82])" office:value-type="float" office:value="99580.1200251736" calcext:value-type="float">
            <text:p>99580.1200251736</text:p>
          </table:table-cell>
          <table:table-cell table:formula="of:=[.G83]-[.$B83]" office:value-type="float" office:value="27.2072093486786" calcext:value-type="float">
            <text:p>27.207209348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37386.93226" calcext:value-type="float">
            <text:p>1443137386.93226</text:p>
          </table:table-cell>
          <table:table-cell office:value-type="float" office:value="8224" calcext:value-type="float">
            <text:p>8224</text:p>
          </table:table-cell>
          <table:table-cell table:formula="of:=[.B84]-[.$B$2]" office:value-type="float" office:value="6.93209385871887" calcext:value-type="float">
            <text:p>6.9320938587</text:p>
          </table:table-cell>
          <table:table-cell table:formula="of:=[.C84]/([.D84]-[.D83])" office:value-type="float" office:value="109807.202373525" calcext:value-type="float">
            <text:p>109807.202373525</text:p>
          </table:table-cell>
          <table:table-cell/>
          <table:table-cell office:value-type="float" office:value="1443137414.15645" calcext:value-type="float">
            <text:p>1443137414.15645</text:p>
          </table:table-cell>
          <table:table-cell table:formula="of:=[.G84]-[.$B$2]" office:value-type="float" office:value="34.1562860012054" calcext:value-type="float">
            <text:p>34.1562860012</text:p>
          </table:table-cell>
          <table:table-cell table:formula="of:=[.C84]/([.H84]-[.H83])" office:value-type="float" office:value="89510.2957367469" calcext:value-type="float">
            <text:p>89510.2957367469</text:p>
          </table:table-cell>
          <table:table-cell table:formula="of:=[.G84]-[.$B84]" office:value-type="float" office:value="27.2241921424866" calcext:value-type="float">
            <text:p>27.224192142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37400.00977" calcext:value-type="float">
            <text:p>1443137400.00977</text:p>
          </table:table-cell>
          <table:table-cell office:value-type="float" office:value="8224" calcext:value-type="float">
            <text:p>8224</text:p>
          </table:table-cell>
          <table:table-cell table:formula="of:=[.B85]-[.$B$2]" office:value-type="float" office:value="20.0096118450165" calcext:value-type="float">
            <text:p>20.009611845</text:p>
          </table:table-cell>
          <table:table-cell table:formula="of:=[.C85]/([.D85]-[.D84])" office:value-type="float" office:value="628.865508624569" calcext:value-type="float">
            <text:p>628.8655086246</text:p>
          </table:table-cell>
          <table:table-cell/>
          <table:table-cell office:value-type="float" office:value="1443137414.2482" calcext:value-type="float">
            <text:p>1443137414.2482</text:p>
          </table:table-cell>
          <table:table-cell table:formula="of:=[.G85]-[.$B$2]" office:value-type="float" office:value="34.2480416297913" calcext:value-type="float">
            <text:p>34.2480416298</text:p>
          </table:table-cell>
          <table:table-cell table:formula="of:=[.C85]/([.H85]-[.H84])" office:value-type="float" office:value="89629.3788920907" calcext:value-type="float">
            <text:p>89629.3788920907</text:p>
          </table:table-cell>
          <table:table-cell table:formula="of:=[.G85]-[.$B85]" office:value-type="float" office:value="14.2384297847748" calcext:value-type="float">
            <text:p>14.2384297848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37400.11272" calcext:value-type="float">
            <text:p>1443137400.11272</text:p>
          </table:table-cell>
          <table:table-cell office:value-type="float" office:value="8224" calcext:value-type="float">
            <text:p>8224</text:p>
          </table:table-cell>
          <table:table-cell table:formula="of:=[.B86]-[.$B$2]" office:value-type="float" office:value="20.1125538349152" calcext:value-type="float">
            <text:p>20.1125538349</text:p>
          </table:table-cell>
          <table:table-cell table:formula="of:=[.C86]/([.D86]-[.D85])" office:value-type="float" office:value="79889.6544363897" calcext:value-type="float">
            <text:p>79889.6544363897</text:p>
          </table:table-cell>
          <table:table-cell/>
          <table:table-cell office:value-type="float" office:value="1443137414.3398" calcext:value-type="float">
            <text:p>1443137414.3398</text:p>
          </table:table-cell>
          <table:table-cell table:formula="of:=[.G86]-[.$B$2]" office:value-type="float" office:value="34.3396406173706" calcext:value-type="float">
            <text:p>34.3396406174</text:p>
          </table:table-cell>
          <table:table-cell table:formula="of:=[.C86]/([.H86]-[.H85])" office:value-type="float" office:value="89782.6517228275" calcext:value-type="float">
            <text:p>89782.6517228275</text:p>
          </table:table-cell>
          <table:table-cell table:formula="of:=[.G86]-[.$B86]" office:value-type="float" office:value="14.2270867824554" calcext:value-type="float">
            <text:p>14.227086782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37400.21565" calcext:value-type="float">
            <text:p>1443137400.21565</text:p>
          </table:table-cell>
          <table:table-cell office:value-type="float" office:value="8224" calcext:value-type="float">
            <text:p>8224</text:p>
          </table:table-cell>
          <table:table-cell table:formula="of:=[.B87]-[.$B$2]" office:value-type="float" office:value="20.2154862880707" calcext:value-type="float">
            <text:p>20.2154862881</text:p>
          </table:table-cell>
          <table:table-cell table:formula="of:=[.C87]/([.D87]-[.D86])" office:value-type="float" office:value="79897.0562527506" calcext:value-type="float">
            <text:p>79897.0562527506</text:p>
          </table:table-cell>
          <table:table-cell/>
          <table:table-cell office:value-type="float" office:value="1443137414.43168" calcext:value-type="float">
            <text:p>1443137414.43168</text:p>
          </table:table-cell>
          <table:table-cell table:formula="of:=[.G87]-[.$B$2]" office:value-type="float" office:value="34.4315214157104" calcext:value-type="float">
            <text:p>34.4315214157</text:p>
          </table:table-cell>
          <table:table-cell table:formula="of:=[.C87]/([.H87]-[.H86])" office:value-type="float" office:value="89507.2762600681" calcext:value-type="float">
            <text:p>89507.2762600681</text:p>
          </table:table-cell>
          <table:table-cell table:formula="of:=[.G87]-[.$B87]" office:value-type="float" office:value="14.2160351276398" calcext:value-type="float">
            <text:p>14.2160351276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37400.31858" calcext:value-type="float">
            <text:p>1443137400.31858</text:p>
          </table:table-cell>
          <table:table-cell office:value-type="float" office:value="8224" calcext:value-type="float">
            <text:p>8224</text:p>
          </table:table-cell>
          <table:table-cell table:formula="of:=[.B88]-[.$B$2]" office:value-type="float" office:value="20.3184142112732" calcext:value-type="float">
            <text:p>20.3184142113</text:p>
          </table:table-cell>
          <table:table-cell table:formula="of:=[.C88]/([.D88]-[.D87])" office:value-type="float" office:value="79900.5725960191" calcext:value-type="float">
            <text:p>79900.5725960191</text:p>
          </table:table-cell>
          <table:table-cell/>
          <table:table-cell office:value-type="float" office:value="1443137414.52343" calcext:value-type="float">
            <text:p>1443137414.52343</text:p>
          </table:table-cell>
          <table:table-cell table:formula="of:=[.G88]-[.$B$2]" office:value-type="float" office:value="34.5232694149017" calcext:value-type="float">
            <text:p>34.5232694149</text:p>
          </table:table-cell>
          <table:table-cell table:formula="of:=[.C88]/([.H88]-[.H87])" office:value-type="float" office:value="89636.8321106806" calcext:value-type="float">
            <text:p>89636.8321106806</text:p>
          </table:table-cell>
          <table:table-cell table:formula="of:=[.G88]-[.$B88]" office:value-type="float" office:value="14.2048552036285" calcext:value-type="float">
            <text:p>14.204855203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37400.42151" calcext:value-type="float">
            <text:p>1443137400.42151</text:p>
          </table:table-cell>
          <table:table-cell office:value-type="float" office:value="8224" calcext:value-type="float">
            <text:p>8224</text:p>
          </table:table-cell>
          <table:table-cell table:formula="of:=[.B89]-[.$B$2]" office:value-type="float" office:value="20.4213461875916" calcext:value-type="float">
            <text:p>20.4213461876</text:p>
          </table:table-cell>
          <table:table-cell table:formula="of:=[.C89]/([.D89]-[.D88])" office:value-type="float" office:value="79897.4263795723" calcext:value-type="float">
            <text:p>79897.4263795723</text:p>
          </table:table-cell>
          <table:table-cell/>
          <table:table-cell office:value-type="float" office:value="1443137414.6152" calcext:value-type="float">
            <text:p>1443137414.6152</text:p>
          </table:table-cell>
          <table:table-cell table:formula="of:=[.G89]-[.$B$2]" office:value-type="float" office:value="34.6150374412537" calcext:value-type="float">
            <text:p>34.6150374413</text:p>
          </table:table-cell>
          <table:table-cell table:formula="of:=[.C89]/([.H89]-[.H88])" office:value-type="float" office:value="89617.2700550528" calcext:value-type="float">
            <text:p>89617.2700550528</text:p>
          </table:table-cell>
          <table:table-cell table:formula="of:=[.G89]-[.$B89]" office:value-type="float" office:value="14.1936912536621" calcext:value-type="float">
            <text:p>14.1936912537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37400.52444" calcext:value-type="float">
            <text:p>1443137400.52444</text:p>
          </table:table-cell>
          <table:table-cell office:value-type="float" office:value="8224" calcext:value-type="float">
            <text:p>8224</text:p>
          </table:table-cell>
          <table:table-cell table:formula="of:=[.B90]-[.$B$2]" office:value-type="float" office:value="20.5242743492126" calcext:value-type="float">
            <text:p>20.5242743492</text:p>
          </table:table-cell>
          <table:table-cell table:formula="of:=[.C90]/([.D90]-[.D89])" office:value-type="float" office:value="79900.3875176043" calcext:value-type="float">
            <text:p>79900.3875176043</text:p>
          </table:table-cell>
          <table:table-cell/>
          <table:table-cell office:value-type="float" office:value="1443137414.70697" calcext:value-type="float">
            <text:p>1443137414.70697</text:p>
          </table:table-cell>
          <table:table-cell table:formula="of:=[.G90]-[.$B$2]" office:value-type="float" office:value="34.7068073749542" calcext:value-type="float">
            <text:p>34.706807375</text:p>
          </table:table-cell>
          <table:table-cell table:formula="of:=[.C90]/([.H90]-[.H89])" office:value-type="float" office:value="89615.4074474359" calcext:value-type="float">
            <text:p>89615.4074474359</text:p>
          </table:table-cell>
          <table:table-cell table:formula="of:=[.G90]-[.$B90]" office:value-type="float" office:value="14.1825330257416" calcext:value-type="float">
            <text:p>14.1825330257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37400.62736" calcext:value-type="float">
            <text:p>1443137400.62736</text:p>
          </table:table-cell>
          <table:table-cell office:value-type="float" office:value="8224" calcext:value-type="float">
            <text:p>8224</text:p>
          </table:table-cell>
          <table:table-cell table:formula="of:=[.B91]-[.$B$2]" office:value-type="float" office:value="20.6272010803223" calcext:value-type="float">
            <text:p>20.6272010803</text:p>
          </table:table-cell>
          <table:table-cell table:formula="of:=[.C91]/([.D91]-[.D90])" office:value-type="float" office:value="79901.4980009544" calcext:value-type="float">
            <text:p>79901.4980009544</text:p>
          </table:table-cell>
          <table:table-cell/>
          <table:table-cell office:value-type="float" office:value="1443137414.79856" calcext:value-type="float">
            <text:p>1443137414.79856</text:p>
          </table:table-cell>
          <table:table-cell table:formula="of:=[.G91]-[.$B$2]" office:value-type="float" office:value="34.7983994483948" calcext:value-type="float">
            <text:p>34.7983994484</text:p>
          </table:table-cell>
          <table:table-cell table:formula="of:=[.C91]/([.H91]-[.H90])" office:value-type="float" office:value="89789.4292712767" calcext:value-type="float">
            <text:p>89789.4292712767</text:p>
          </table:table-cell>
          <table:table-cell table:formula="of:=[.G91]-[.$B91]" office:value-type="float" office:value="14.1711983680725" calcext:value-type="float">
            <text:p>14.171198368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37400.73029" calcext:value-type="float">
            <text:p>1443137400.73029</text:p>
          </table:table-cell>
          <table:table-cell office:value-type="float" office:value="8224" calcext:value-type="float">
            <text:p>8224</text:p>
          </table:table-cell>
          <table:table-cell table:formula="of:=[.B92]-[.$B$2]" office:value-type="float" office:value="20.7301292419434" calcext:value-type="float">
            <text:p>20.7301292419</text:p>
          </table:table-cell>
          <table:table-cell table:formula="of:=[.C92]/([.D92]-[.D91])" office:value-type="float" office:value="79900.3875176043" calcext:value-type="float">
            <text:p>79900.3875176043</text:p>
          </table:table-cell>
          <table:table-cell/>
          <table:table-cell office:value-type="float" office:value="1443137414.89046" calcext:value-type="float">
            <text:p>1443137414.89046</text:p>
          </table:table-cell>
          <table:table-cell table:formula="of:=[.G92]-[.$B$2]" office:value-type="float" office:value="34.8903005123138" calcext:value-type="float">
            <text:p>34.8903005123</text:p>
          </table:table-cell>
          <table:table-cell table:formula="of:=[.C92]/([.H92]-[.H91])" office:value-type="float" office:value="89487.5385473498" calcext:value-type="float">
            <text:p>89487.5385473498</text:p>
          </table:table-cell>
          <table:table-cell table:formula="of:=[.G92]-[.$B92]" office:value-type="float" office:value="14.1601712703705" calcext:value-type="float">
            <text:p>14.160171270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37400.83322" calcext:value-type="float">
            <text:p>1443137400.83322</text:p>
          </table:table-cell>
          <table:table-cell office:value-type="float" office:value="8224" calcext:value-type="float">
            <text:p>8224</text:p>
          </table:table-cell>
          <table:table-cell table:formula="of:=[.B93]-[.$B$2]" office:value-type="float" office:value="20.8330574035645" calcext:value-type="float">
            <text:p>20.8330574036</text:p>
          </table:table-cell>
          <table:table-cell table:formula="of:=[.C93]/([.D93]-[.D92])" office:value-type="float" office:value="79900.3875176043" calcext:value-type="float">
            <text:p>79900.3875176043</text:p>
          </table:table-cell>
          <table:table-cell/>
          <table:table-cell office:value-type="float" office:value="1443137414.98222" calcext:value-type="float">
            <text:p>1443137414.98222</text:p>
          </table:table-cell>
          <table:table-cell table:formula="of:=[.G93]-[.$B$2]" office:value-type="float" office:value="34.9820578098297" calcext:value-type="float">
            <text:p>34.9820578098</text:p>
          </table:table-cell>
          <table:table-cell table:formula="of:=[.C93]/([.H93]-[.H92])" office:value-type="float" office:value="89627.7486657417" calcext:value-type="float">
            <text:p>89627.7486657417</text:p>
          </table:table-cell>
          <table:table-cell table:formula="of:=[.G93]-[.$B93]" office:value-type="float" office:value="14.1490004062653" calcext:value-type="float">
            <text:p>14.149000406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37400.93615" calcext:value-type="float">
            <text:p>1443137400.93615</text:p>
          </table:table-cell>
          <table:table-cell office:value-type="float" office:value="8224" calcext:value-type="float">
            <text:p>8224</text:p>
          </table:table-cell>
          <table:table-cell table:formula="of:=[.B94]-[.$B$2]" office:value-type="float" office:value="20.9359841346741" calcext:value-type="float">
            <text:p>20.9359841347</text:p>
          </table:table-cell>
          <table:table-cell table:formula="of:=[.C94]/([.D94]-[.D93])" office:value-type="float" office:value="79901.4980009544" calcext:value-type="float">
            <text:p>79901.4980009544</text:p>
          </table:table-cell>
          <table:table-cell/>
          <table:table-cell office:value-type="float" office:value="1443137415.07401" calcext:value-type="float">
            <text:p>1443137415.07401</text:p>
          </table:table-cell>
          <table:table-cell table:formula="of:=[.G94]-[.$B$2]" office:value-type="float" office:value="35.0738503932953" calcext:value-type="float">
            <text:p>35.0738503933</text:p>
          </table:table-cell>
          <table:table-cell table:formula="of:=[.C94]/([.H94]-[.H93])" office:value-type="float" office:value="89593.2948993003" calcext:value-type="float">
            <text:p>89593.2948993003</text:p>
          </table:table-cell>
          <table:table-cell table:formula="of:=[.G94]-[.$B94]" office:value-type="float" office:value="14.1378662586212" calcext:value-type="float">
            <text:p>14.1378662586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37401.03678" calcext:value-type="float">
            <text:p>1443137401.03678</text:p>
          </table:table-cell>
          <table:table-cell office:value-type="float" office:value="8224" calcext:value-type="float">
            <text:p>8224</text:p>
          </table:table-cell>
          <table:table-cell table:formula="of:=[.B95]-[.$B$2]" office:value-type="float" office:value="21.0366189479828" calcext:value-type="float">
            <text:p>21.036618948</text:p>
          </table:table-cell>
          <table:table-cell table:formula="of:=[.C95]/([.D95]-[.D94])" office:value-type="float" office:value="81721.2228016101" calcext:value-type="float">
            <text:p>81721.2228016101</text:p>
          </table:table-cell>
          <table:table-cell/>
          <table:table-cell office:value-type="float" office:value="1443137415.14906" calcext:value-type="float">
            <text:p>1443137415.14906</text:p>
          </table:table-cell>
          <table:table-cell table:formula="of:=[.G95]-[.$B$2]" office:value-type="float" office:value="35.1488997936249" calcext:value-type="float">
            <text:p>35.1488997936</text:p>
          </table:table-cell>
          <table:table-cell table:formula="of:=[.C95]/([.H95]-[.H94])" office:value-type="float" office:value="109581.15539742" calcext:value-type="float">
            <text:p>109581.15539742</text:p>
          </table:table-cell>
          <table:table-cell table:formula="of:=[.G95]-[.$B95]" office:value-type="float" office:value="14.1122808456421" calcext:value-type="float">
            <text:p>14.1122808456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37401.13366" calcext:value-type="float">
            <text:p>1443137401.13366</text:p>
          </table:table-cell>
          <table:table-cell office:value-type="float" office:value="8224" calcext:value-type="float">
            <text:p>8224</text:p>
          </table:table-cell>
          <table:table-cell table:formula="of:=[.B96]-[.$B$2]" office:value-type="float" office:value="21.1335010528564" calcext:value-type="float">
            <text:p>21.1335010529</text:p>
          </table:table-cell>
          <table:table-cell table:formula="of:=[.C96]/([.D96]-[.D95])" office:value-type="float" office:value="84886.6775832835" calcext:value-type="float">
            <text:p>84886.6775832835</text:p>
          </table:table-cell>
          <table:table-cell/>
          <table:table-cell office:value-type="float" office:value="1443137415.224" calcext:value-type="float">
            <text:p>1443137415.224</text:p>
          </table:table-cell>
          <table:table-cell table:formula="of:=[.G96]-[.$B$2]" office:value-type="float" office:value="35.2238345146179" calcext:value-type="float">
            <text:p>35.2238345146</text:p>
          </table:table-cell>
          <table:table-cell table:formula="of:=[.C96]/([.H96]-[.H95])" office:value-type="float" office:value="109748.857285578" calcext:value-type="float">
            <text:p>109748.857285578</text:p>
          </table:table-cell>
          <table:table-cell table:formula="of:=[.G96]-[.$B96]" office:value-type="float" office:value="14.0903334617615" calcext:value-type="float">
            <text:p>14.090333461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37401.23055" calcext:value-type="float">
            <text:p>1443137401.23055</text:p>
          </table:table-cell>
          <table:table-cell office:value-type="float" office:value="8224" calcext:value-type="float">
            <text:p>8224</text:p>
          </table:table-cell>
          <table:table-cell table:formula="of:=[.B97]-[.$B$2]" office:value-type="float" office:value="21.2303874492645" calcext:value-type="float">
            <text:p>21.2303874493</text:p>
          </table:table-cell>
          <table:table-cell table:formula="of:=[.C97]/([.D97]-[.D96])" office:value-type="float" office:value="84882.9175703975" calcext:value-type="float">
            <text:p>84882.9175703975</text:p>
          </table:table-cell>
          <table:table-cell/>
          <table:table-cell office:value-type="float" office:value="1443137415.29919" calcext:value-type="float">
            <text:p>1443137415.29919</text:p>
          </table:table-cell>
          <table:table-cell table:formula="of:=[.G97]-[.$B$2]" office:value-type="float" office:value="35.2990288734436" calcext:value-type="float">
            <text:p>35.2990288734</text:p>
          </table:table-cell>
          <table:table-cell table:formula="of:=[.C97]/([.H97]-[.H96])" office:value-type="float" office:value="109369.906578564" calcext:value-type="float">
            <text:p>109369.906578564</text:p>
          </table:table-cell>
          <table:table-cell table:formula="of:=[.G97]-[.$B97]" office:value-type="float" office:value="14.0686414241791" calcext:value-type="float">
            <text:p>14.068641424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37401.32744" calcext:value-type="float">
            <text:p>1443137401.32744</text:p>
          </table:table-cell>
          <table:table-cell office:value-type="float" office:value="8224" calcext:value-type="float">
            <text:p>8224</text:p>
          </table:table-cell>
          <table:table-cell table:formula="of:=[.B98]-[.$B$2]" office:value-type="float" office:value="21.3272743225098" calcext:value-type="float">
            <text:p>21.3272743225</text:p>
          </table:table-cell>
          <table:table-cell table:formula="of:=[.C98]/([.D98]-[.D97])" office:value-type="float" office:value="84882.4998117493" calcext:value-type="float">
            <text:p>84882.4998117493</text:p>
          </table:table-cell>
          <table:table-cell/>
          <table:table-cell office:value-type="float" office:value="1443137415.37426" calcext:value-type="float">
            <text:p>1443137415.37426</text:p>
          </table:table-cell>
          <table:table-cell table:formula="of:=[.G98]-[.$B$2]" office:value-type="float" office:value="35.3740961551666" calcext:value-type="float">
            <text:p>35.3740961552</text:p>
          </table:table-cell>
          <table:table-cell table:formula="of:=[.C98]/([.H98]-[.H97])" office:value-type="float" office:value="109555.052630576" calcext:value-type="float">
            <text:p>109555.052630576</text:p>
          </table:table-cell>
          <table:table-cell table:formula="of:=[.G98]-[.$B98]" office:value-type="float" office:value="14.0468218326569" calcext:value-type="float">
            <text:p>14.046821832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37401.42432" calcext:value-type="float">
            <text:p>1443137401.42432</text:p>
          </table:table-cell>
          <table:table-cell office:value-type="float" office:value="8224" calcext:value-type="float">
            <text:p>8224</text:p>
          </table:table-cell>
          <table:table-cell table:formula="of:=[.B99]-[.$B$2]" office:value-type="float" office:value="21.4241573810577" calcext:value-type="float">
            <text:p>21.4241573811</text:p>
          </table:table-cell>
          <table:table-cell table:formula="of:=[.C99]/([.D99]-[.D98])" office:value-type="float" office:value="84885.8419960773" calcext:value-type="float">
            <text:p>84885.8419960773</text:p>
          </table:table-cell>
          <table:table-cell/>
          <table:table-cell office:value-type="float" office:value="1443137415.44924" calcext:value-type="float">
            <text:p>1443137415.44924</text:p>
          </table:table-cell>
          <table:table-cell table:formula="of:=[.G99]-[.$B$2]" office:value-type="float" office:value="35.4490814208984" calcext:value-type="float">
            <text:p>35.4490814209</text:p>
          </table:table-cell>
          <table:table-cell table:formula="of:=[.C99]/([.H99]-[.H98])" office:value-type="float" office:value="109674.879721218" calcext:value-type="float">
            <text:p>109674.879721218</text:p>
          </table:table-cell>
          <table:table-cell table:formula="of:=[.G99]-[.$B99]" office:value-type="float" office:value="14.0249240398407" calcext:value-type="float">
            <text:p>14.024924039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37401.5212" calcext:value-type="float">
            <text:p>1443137401.5212</text:p>
          </table:table-cell>
          <table:table-cell office:value-type="float" office:value="8224" calcext:value-type="float">
            <text:p>8224</text:p>
          </table:table-cell>
          <table:table-cell table:formula="of:=[.B100]-[.$B$2]" office:value-type="float" office:value="21.5210363864899" calcext:value-type="float">
            <text:p>21.5210363865</text:p>
          </table:table-cell>
          <table:table-cell table:formula="of:=[.C100]/([.D100]-[.D99])" office:value-type="float" office:value="84889.3933553182" calcext:value-type="float">
            <text:p>84889.3933553182</text:p>
          </table:table-cell>
          <table:table-cell/>
          <table:table-cell office:value-type="float" office:value="1443137415.52445" calcext:value-type="float">
            <text:p>1443137415.52445</text:p>
          </table:table-cell>
          <table:table-cell table:formula="of:=[.G100]-[.$B$2]" office:value-type="float" office:value="35.5242917537689" calcext:value-type="float">
            <text:p>35.5242917538</text:p>
          </table:table-cell>
          <table:table-cell table:formula="of:=[.C100]/([.H100]-[.H99])" office:value-type="float" office:value="109346.677326402" calcext:value-type="float">
            <text:p>109346.677326402</text:p>
          </table:table-cell>
          <table:table-cell table:formula="of:=[.G100]-[.$B100]" office:value-type="float" office:value="14.0032553672791" calcext:value-type="float">
            <text:p>14.0032553673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37401.61809" calcext:value-type="float">
            <text:p>1443137401.61809</text:p>
          </table:table-cell>
          <table:table-cell office:value-type="float" office:value="8224" calcext:value-type="float">
            <text:p>8224</text:p>
          </table:table-cell>
          <table:table-cell table:formula="of:=[.B101]-[.$B$2]" office:value-type="float" office:value="21.6179311275482" calcext:value-type="float">
            <text:p>21.6179311275</text:p>
          </table:table-cell>
          <table:table-cell table:formula="of:=[.C101]/([.D101]-[.D100])" office:value-type="float" office:value="84875.6073876862" calcext:value-type="float">
            <text:p>84875.6073876862</text:p>
          </table:table-cell>
          <table:table-cell/>
          <table:table-cell office:value-type="float" office:value="1443137415.59955" calcext:value-type="float">
            <text:p>1443137415.59955</text:p>
          </table:table-cell>
          <table:table-cell table:formula="of:=[.G101]-[.$B$2]" office:value-type="float" office:value="35.5993914604187" calcext:value-type="float">
            <text:p>35.5993914604</text:p>
          </table:table-cell>
          <table:table-cell table:formula="of:=[.C101]/([.H101]-[.H100])" office:value-type="float" office:value="109507.751319879" calcext:value-type="float">
            <text:p>109507.751319879</text:p>
          </table:table-cell>
          <table:table-cell table:formula="of:=[.G101]-[.$B101]" office:value-type="float" office:value="13.9814603328705" calcext:value-type="float">
            <text:p>13.981460332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37401.71497" calcext:value-type="float">
            <text:p>1443137401.71497</text:p>
          </table:table-cell>
          <table:table-cell office:value-type="float" office:value="8224" calcext:value-type="float">
            <text:p>8224</text:p>
          </table:table-cell>
          <table:table-cell table:formula="of:=[.B102]-[.$B$2]" office:value-type="float" office:value="21.7148118019104" calcext:value-type="float">
            <text:p>21.7148118019</text:p>
          </table:table-cell>
          <table:table-cell table:formula="of:=[.C102]/([.D102]-[.D101])" office:value-type="float" office:value="84887.9309949378" calcext:value-type="float">
            <text:p>84887.9309949378</text:p>
          </table:table-cell>
          <table:table-cell/>
          <table:table-cell office:value-type="float" office:value="1443137415.6746" calcext:value-type="float">
            <text:p>1443137415.6746</text:p>
          </table:table-cell>
          <table:table-cell table:formula="of:=[.G102]-[.$B$2]" office:value-type="float" office:value="35.6744425296783" calcext:value-type="float">
            <text:p>35.6744425297</text:p>
          </table:table-cell>
          <table:table-cell table:formula="of:=[.C102]/([.H102]-[.H101])" office:value-type="float" office:value="109578.718612903" calcext:value-type="float">
            <text:p>109578.718612903</text:p>
          </table:table-cell>
          <table:table-cell table:formula="of:=[.G102]-[.$B102]" office:value-type="float" office:value="13.9596307277679" calcext:value-type="float">
            <text:p>13.9596307278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37401.81186" calcext:value-type="float">
            <text:p>1443137401.81186</text:p>
          </table:table-cell>
          <table:table-cell office:value-type="float" office:value="8224" calcext:value-type="float">
            <text:p>8224</text:p>
          </table:table-cell>
          <table:table-cell table:formula="of:=[.B103]-[.$B$2]" office:value-type="float" office:value="21.8116948604584" calcext:value-type="float">
            <text:p>21.8116948605</text:p>
          </table:table-cell>
          <table:table-cell table:formula="of:=[.C103]/([.D103]-[.D102])" office:value-type="float" office:value="84885.8419960773" calcext:value-type="float">
            <text:p>84885.8419960773</text:p>
          </table:table-cell>
          <table:table-cell/>
          <table:table-cell office:value-type="float" office:value="1443137415.74972" calcext:value-type="float">
            <text:p>1443137415.74972</text:p>
          </table:table-cell>
          <table:table-cell table:formula="of:=[.G103]-[.$B$2]" office:value-type="float" office:value="35.7495577335358" calcext:value-type="float">
            <text:p>35.7495577335</text:p>
          </table:table-cell>
          <table:table-cell table:formula="of:=[.C103]/([.H103]-[.H102])" office:value-type="float" office:value="109485.158498807" calcext:value-type="float">
            <text:p>109485.158498807</text:p>
          </table:table-cell>
          <table:table-cell table:formula="of:=[.G103]-[.$B103]" office:value-type="float" office:value="13.9378628730774" calcext:value-type="float">
            <text:p>13.937862873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37401.90874" calcext:value-type="float">
            <text:p>1443137401.90874</text:p>
          </table:table-cell>
          <table:table-cell office:value-type="float" office:value="8224" calcext:value-type="float">
            <text:p>8224</text:p>
          </table:table-cell>
          <table:table-cell table:formula="of:=[.B104]-[.$B$2]" office:value-type="float" office:value="21.9085733890533" calcext:value-type="float">
            <text:p>21.9085733891</text:p>
          </table:table-cell>
          <table:table-cell table:formula="of:=[.C104]/([.D104]-[.D103])" office:value-type="float" office:value="84889.811181824" calcext:value-type="float">
            <text:p>84889.811181824</text:p>
          </table:table-cell>
          <table:table-cell/>
          <table:table-cell office:value-type="float" office:value="1443137415.82466" calcext:value-type="float">
            <text:p>1443137415.82466</text:p>
          </table:table-cell>
          <table:table-cell table:formula="of:=[.G104]-[.$B$2]" office:value-type="float" office:value="35.8244931697845" calcext:value-type="float">
            <text:p>35.8244931698</text:p>
          </table:table-cell>
          <table:table-cell table:formula="of:=[.C104]/([.H104]-[.H103])" office:value-type="float" office:value="109747.809737132" calcext:value-type="float">
            <text:p>109747.809737132</text:p>
          </table:table-cell>
          <table:table-cell table:formula="of:=[.G104]-[.$B104]" office:value-type="float" office:value="13.9159197807312" calcext:value-type="float">
            <text:p>13.915919780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37402.0049" calcext:value-type="float">
            <text:p>1443137402.0049</text:p>
          </table:table-cell>
          <table:table-cell office:value-type="float" office:value="8224" calcext:value-type="float">
            <text:p>8224</text:p>
          </table:table-cell>
          <table:table-cell table:formula="of:=[.B105]-[.$B$2]" office:value-type="float" office:value="22.0047416687012" calcext:value-type="float">
            <text:p>22.0047416687</text:p>
          </table:table-cell>
          <table:table-cell table:formula="of:=[.C105]/([.D105]-[.D104])" office:value-type="float" office:value="85516.7632208529" calcext:value-type="float">
            <text:p>85516.7632208529</text:p>
          </table:table-cell>
          <table:table-cell/>
          <table:table-cell office:value-type="float" office:value="1443137415.89986" calcext:value-type="float">
            <text:p>1443137415.89986</text:p>
          </table:table-cell>
          <table:table-cell table:formula="of:=[.G105]-[.$B$2]" office:value-type="float" office:value="35.8996939659119" calcext:value-type="float">
            <text:p>35.8996939659</text:p>
          </table:table-cell>
          <table:table-cell table:formula="of:=[.C105]/([.H105]-[.H104])" office:value-type="float" office:value="109360.544349508" calcext:value-type="float">
            <text:p>109360.544349508</text:p>
          </table:table-cell>
          <table:table-cell table:formula="of:=[.G105]-[.$B105]" office:value-type="float" office:value="13.8949522972107" calcext:value-type="float">
            <text:p>13.894952297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37402.08535" calcext:value-type="float">
            <text:p>1443137402.08535</text:p>
          </table:table-cell>
          <table:table-cell office:value-type="float" office:value="8224" calcext:value-type="float">
            <text:p>8224</text:p>
          </table:table-cell>
          <table:table-cell table:formula="of:=[.B106]-[.$B$2]" office:value-type="float" office:value="22.0851922035217" calcext:value-type="float">
            <text:p>22.0851922035</text:p>
          </table:table-cell>
          <table:table-cell table:formula="of:=[.C106]/([.D106]-[.D105])" office:value-type="float" office:value="102224.304889252" calcext:value-type="float">
            <text:p>102224.304889252</text:p>
          </table:table-cell>
          <table:table-cell/>
          <table:table-cell office:value-type="float" office:value="1443137415.97496" calcext:value-type="float">
            <text:p>1443137415.97496</text:p>
          </table:table-cell>
          <table:table-cell table:formula="of:=[.G106]-[.$B$2]" office:value-type="float" office:value="35.9748013019562" calcext:value-type="float">
            <text:p>35.974801302</text:p>
          </table:table-cell>
          <table:table-cell table:formula="of:=[.C106]/([.H106]-[.H105])" office:value-type="float" office:value="109496.627535132" calcext:value-type="float">
            <text:p>109496.627535132</text:p>
          </table:table-cell>
          <table:table-cell table:formula="of:=[.G106]-[.$B106]" office:value-type="float" office:value="13.8896090984344" calcext:value-type="float">
            <text:p>13.889609098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37402.16579" calcext:value-type="float">
            <text:p>1443137402.16579</text:p>
          </table:table-cell>
          <table:table-cell office:value-type="float" office:value="8224" calcext:value-type="float">
            <text:p>8224</text:p>
          </table:table-cell>
          <table:table-cell table:formula="of:=[.B107]-[.$B$2]" office:value-type="float" office:value="22.1656324863434" calcext:value-type="float">
            <text:p>22.1656324863</text:p>
          </table:table-cell>
          <table:table-cell table:formula="of:=[.C107]/([.D107]-[.D106])" office:value-type="float" office:value="102237.333230584" calcext:value-type="float">
            <text:p>102237.333230584</text:p>
          </table:table-cell>
          <table:table-cell/>
          <table:table-cell office:value-type="float" office:value="1443137416.04997" calcext:value-type="float">
            <text:p>1443137416.04997</text:p>
          </table:table-cell>
          <table:table-cell table:formula="of:=[.G107]-[.$B$2]" office:value-type="float" office:value="36.0498051643372" calcext:value-type="float">
            <text:p>36.0498051643</text:p>
          </table:table-cell>
          <table:table-cell table:formula="of:=[.C107]/([.H107]-[.H106])" office:value-type="float" office:value="109647.686651472" calcext:value-type="float">
            <text:p>109647.686651472</text:p>
          </table:table-cell>
          <table:table-cell table:formula="of:=[.G107]-[.$B107]" office:value-type="float" office:value="13.8841726779938" calcext:value-type="float">
            <text:p>13.88417267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37402.24624" calcext:value-type="float">
            <text:p>1443137402.24624</text:p>
          </table:table-cell>
          <table:table-cell office:value-type="float" office:value="8224" calcext:value-type="float">
            <text:p>8224</text:p>
          </table:table-cell>
          <table:table-cell table:formula="of:=[.B108]-[.$B$2]" office:value-type="float" office:value="22.2460765838623" calcext:value-type="float">
            <text:p>22.2460765839</text:p>
          </table:table-cell>
          <table:table-cell table:formula="of:=[.C108]/([.D108]-[.D107])" office:value-type="float" office:value="102232.485087743" calcext:value-type="float">
            <text:p>102232.485087743</text:p>
          </table:table-cell>
          <table:table-cell/>
          <table:table-cell office:value-type="float" office:value="1443137416.11887" calcext:value-type="float">
            <text:p>1443137416.11887</text:p>
          </table:table-cell>
          <table:table-cell table:formula="of:=[.G108]-[.$B$2]" office:value-type="float" office:value="36.1187126636505" calcext:value-type="float">
            <text:p>36.1187126637</text:p>
          </table:table-cell>
          <table:table-cell table:formula="of:=[.C108]/([.H108]-[.H107])" office:value-type="float" office:value="119348.403032327" calcext:value-type="float">
            <text:p>119348.403032327</text:p>
          </table:table-cell>
          <table:table-cell table:formula="of:=[.G108]-[.$B108]" office:value-type="float" office:value="13.8726360797882" calcext:value-type="float">
            <text:p>13.8726360798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37402.32668" calcext:value-type="float">
            <text:p>1443137402.32668</text:p>
          </table:table-cell>
          <table:table-cell office:value-type="float" office:value="8224" calcext:value-type="float">
            <text:p>8224</text:p>
          </table:table-cell>
          <table:table-cell table:formula="of:=[.B109]-[.$B$2]" office:value-type="float" office:value="22.3265178203583" calcext:value-type="float">
            <text:p>22.3265178204</text:p>
          </table:table-cell>
          <table:table-cell table:formula="of:=[.C109]/([.D109]-[.D108])" office:value-type="float" office:value="102236.121151766" calcext:value-type="float">
            <text:p>102236.121151766</text:p>
          </table:table-cell>
          <table:table-cell/>
          <table:table-cell office:value-type="float" office:value="1443137416.18766" calcext:value-type="float">
            <text:p>1443137416.18766</text:p>
          </table:table-cell>
          <table:table-cell table:formula="of:=[.G109]-[.$B$2]" office:value-type="float" office:value="36.1874959468842" calcext:value-type="float">
            <text:p>36.1874959469</text:p>
          </table:table-cell>
          <table:table-cell table:formula="of:=[.C109]/([.H109]-[.H108])" office:value-type="float" office:value="119563.934918093" calcext:value-type="float">
            <text:p>119563.934918093</text:p>
          </table:table-cell>
          <table:table-cell table:formula="of:=[.G109]-[.$B109]" office:value-type="float" office:value="13.8609781265259" calcext:value-type="float">
            <text:p>13.860978126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37402.40712" calcext:value-type="float">
            <text:p>1443137402.40712</text:p>
          </table:table-cell>
          <table:table-cell office:value-type="float" office:value="8224" calcext:value-type="float">
            <text:p>8224</text:p>
          </table:table-cell>
          <table:table-cell table:formula="of:=[.B110]-[.$B$2]" office:value-type="float" office:value="22.4069602489471" calcext:value-type="float">
            <text:p>22.4069602489</text:p>
          </table:table-cell>
          <table:table-cell table:formula="of:=[.C110]/([.D110]-[.D109])" office:value-type="float" office:value="102234.606093657" calcext:value-type="float">
            <text:p>102234.606093657</text:p>
          </table:table-cell>
          <table:table-cell/>
          <table:table-cell office:value-type="float" office:value="1443137416.2565" calcext:value-type="float">
            <text:p>1443137416.2565</text:p>
          </table:table-cell>
          <table:table-cell table:formula="of:=[.G110]-[.$B$2]" office:value-type="float" office:value="36.256335735321" calcext:value-type="float">
            <text:p>36.2563357353</text:p>
          </table:table-cell>
          <table:table-cell table:formula="of:=[.C110]/([.H110]-[.H109])" office:value-type="float" office:value="119465.79422654" calcext:value-type="float">
            <text:p>119465.79422654</text:p>
          </table:table-cell>
          <table:table-cell table:formula="of:=[.G110]-[.$B110]" office:value-type="float" office:value="13.8493754863739" calcext:value-type="float">
            <text:p>13.8493754864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37402.4876" calcext:value-type="float">
            <text:p>1443137402.4876</text:p>
          </table:table-cell>
          <table:table-cell office:value-type="float" office:value="8224" calcext:value-type="float">
            <text:p>8224</text:p>
          </table:table-cell>
          <table:table-cell table:formula="of:=[.B111]-[.$B$2]" office:value-type="float" office:value="22.4874377250671" calcext:value-type="float">
            <text:p>22.4874377251</text:p>
          </table:table-cell>
          <table:table-cell table:formula="of:=[.C111]/([.D111]-[.D110])" office:value-type="float" office:value="102190.083443195" calcext:value-type="float">
            <text:p>102190.083443195</text:p>
          </table:table-cell>
          <table:table-cell/>
          <table:table-cell office:value-type="float" office:value="1443137416.32532" calcext:value-type="float">
            <text:p>1443137416.32532</text:p>
          </table:table-cell>
          <table:table-cell table:formula="of:=[.G111]-[.$B$2]" office:value-type="float" office:value="36.3251595497131" calcext:value-type="float">
            <text:p>36.3251595497</text:p>
          </table:table-cell>
          <table:table-cell table:formula="of:=[.C111]/([.H111]-[.H110])" office:value-type="float" office:value="119493.522302437" calcext:value-type="float">
            <text:p>119493.522302437</text:p>
          </table:table-cell>
          <table:table-cell table:formula="of:=[.G111]-[.$B111]" office:value-type="float" office:value="13.837721824646" calcext:value-type="float">
            <text:p>13.8377218246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37402.56804" calcext:value-type="float">
            <text:p>1443137402.56804</text:p>
          </table:table-cell>
          <table:table-cell office:value-type="float" office:value="8224" calcext:value-type="float">
            <text:p>8224</text:p>
          </table:table-cell>
          <table:table-cell table:formula="of:=[.B112]-[.$B$2]" office:value-type="float" office:value="22.5678789615631" calcext:value-type="float">
            <text:p>22.5678789616</text:p>
          </table:table-cell>
          <table:table-cell table:formula="of:=[.C112]/([.D112]-[.D111])" office:value-type="float" office:value="102236.121151766" calcext:value-type="float">
            <text:p>102236.121151766</text:p>
          </table:table-cell>
          <table:table-cell/>
          <table:table-cell office:value-type="float" office:value="1443137416.39414" calcext:value-type="float">
            <text:p>1443137416.39414</text:p>
          </table:table-cell>
          <table:table-cell table:formula="of:=[.G112]-[.$B$2]" office:value-type="float" office:value="36.393981218338" calcext:value-type="float">
            <text:p>36.3939812183</text:p>
          </table:table-cell>
          <table:table-cell table:formula="of:=[.C112]/([.H112]-[.H111])" office:value-type="float" office:value="119497.247950003" calcext:value-type="float">
            <text:p>119497.247950003</text:p>
          </table:table-cell>
          <table:table-cell table:formula="of:=[.G112]-[.$B112]" office:value-type="float" office:value="13.8261022567749" calcext:value-type="float">
            <text:p>13.8261022568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37402.64851" calcext:value-type="float">
            <text:p>1443137402.64851</text:p>
          </table:table-cell>
          <table:table-cell office:value-type="float" office:value="8224" calcext:value-type="float">
            <text:p>8224</text:p>
          </table:table-cell>
          <table:table-cell table:formula="of:=[.B113]-[.$B$2]" office:value-type="float" office:value="22.6483438014984" calcext:value-type="float">
            <text:p>22.6483438015</text:p>
          </table:table-cell>
          <table:table-cell table:formula="of:=[.C113]/([.D113]-[.D112])" office:value-type="float" office:value="102206.131356409" calcext:value-type="float">
            <text:p>102206.131356409</text:p>
          </table:table-cell>
          <table:table-cell/>
          <table:table-cell office:value-type="float" office:value="1443137416.46287" calcext:value-type="float">
            <text:p>1443137416.46287</text:p>
          </table:table-cell>
          <table:table-cell table:formula="of:=[.G113]-[.$B$2]" office:value-type="float" office:value="36.4627065658569" calcext:value-type="float">
            <text:p>36.4627065659</text:p>
          </table:table-cell>
          <table:table-cell table:formula="of:=[.C113]/([.H113]-[.H112])" office:value-type="float" office:value="119664.727744532" calcext:value-type="float">
            <text:p>119664.727744532</text:p>
          </table:table-cell>
          <table:table-cell table:formula="of:=[.G113]-[.$B113]" office:value-type="float" office:value="13.8143627643585" calcext:value-type="float">
            <text:p>13.8143627644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37402.72895" calcext:value-type="float">
            <text:p>1443137402.72895</text:p>
          </table:table-cell>
          <table:table-cell office:value-type="float" office:value="8224" calcext:value-type="float">
            <text:p>8224</text:p>
          </table:table-cell>
          <table:table-cell table:formula="of:=[.B114]-[.$B$2]" office:value-type="float" office:value="22.728785276413" calcext:value-type="float">
            <text:p>22.7287852764</text:p>
          </table:table-cell>
          <table:table-cell table:formula="of:=[.C114]/([.D114]-[.D113])" office:value-type="float" office:value="102235.818136552" calcext:value-type="float">
            <text:p>102235.818136552</text:p>
          </table:table-cell>
          <table:table-cell/>
          <table:table-cell office:value-type="float" office:value="1443137416.53167" calcext:value-type="float">
            <text:p>1443137416.53167</text:p>
          </table:table-cell>
          <table:table-cell table:formula="of:=[.G114]-[.$B$2]" office:value-type="float" office:value="36.5315096378326" calcext:value-type="float">
            <text:p>36.5315096378</text:p>
          </table:table-cell>
          <table:table-cell table:formula="of:=[.C114]/([.H114]-[.H113])" office:value-type="float" office:value="119529.546629889" calcext:value-type="float">
            <text:p>119529.546629889</text:p>
          </table:table-cell>
          <table:table-cell table:formula="of:=[.G114]-[.$B114]" office:value-type="float" office:value="13.8027243614197" calcext:value-type="float">
            <text:p>13.802724361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37402.80939" calcext:value-type="float">
            <text:p>1443137402.80939</text:p>
          </table:table-cell>
          <table:table-cell office:value-type="float" office:value="8224" calcext:value-type="float">
            <text:p>8224</text:p>
          </table:table-cell>
          <table:table-cell table:formula="of:=[.B115]-[.$B$2]" office:value-type="float" office:value="22.8092269897461" calcext:value-type="float">
            <text:p>22.8092269897</text:p>
          </table:table-cell>
          <table:table-cell table:formula="of:=[.C115]/([.D115]-[.D114])" office:value-type="float" office:value="102235.515123134" calcext:value-type="float">
            <text:p>102235.515123134</text:p>
          </table:table-cell>
          <table:table-cell/>
          <table:table-cell office:value-type="float" office:value="1443137416.6006" calcext:value-type="float">
            <text:p>1443137416.6006</text:p>
          </table:table-cell>
          <table:table-cell table:formula="of:=[.G115]-[.$B$2]" office:value-type="float" office:value="36.6004343032837" calcext:value-type="float">
            <text:p>36.6004343033</text:p>
          </table:table-cell>
          <table:table-cell table:formula="of:=[.C115]/([.H115]-[.H114])" office:value-type="float" office:value="119318.678533749" calcext:value-type="float">
            <text:p>119318.678533749</text:p>
          </table:table-cell>
          <table:table-cell table:formula="of:=[.G115]-[.$B115]" office:value-type="float" office:value="13.7912073135376" calcext:value-type="float">
            <text:p>13.791207313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37402.88983" calcext:value-type="float">
            <text:p>1443137402.88983</text:p>
          </table:table-cell>
          <table:table-cell office:value-type="float" office:value="8224" calcext:value-type="float">
            <text:p>8224</text:p>
          </table:table-cell>
          <table:table-cell table:formula="of:=[.B116]-[.$B$2]" office:value-type="float" office:value="22.8896684646606" calcext:value-type="float">
            <text:p>22.8896684647</text:p>
          </table:table-cell>
          <table:table-cell table:formula="of:=[.C116]/([.D116]-[.D115])" office:value-type="float" office:value="102235.818136552" calcext:value-type="float">
            <text:p>102235.818136552</text:p>
          </table:table-cell>
          <table:table-cell/>
          <table:table-cell office:value-type="float" office:value="1443137416.66946" calcext:value-type="float">
            <text:p>1443137416.66946</text:p>
          </table:table-cell>
          <table:table-cell table:formula="of:=[.G116]-[.$B$2]" office:value-type="float" office:value="36.6692955493927" calcext:value-type="float">
            <text:p>36.6692955494</text:p>
          </table:table-cell>
          <table:table-cell table:formula="of:=[.C116]/([.H116]-[.H115])" office:value-type="float" office:value="119428.567804034" calcext:value-type="float">
            <text:p>119428.567804034</text:p>
          </table:table-cell>
          <table:table-cell table:formula="of:=[.G116]-[.$B116]" office:value-type="float" office:value="13.7796270847321" calcext:value-type="float">
            <text:p>13.779627084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37402.97027" calcext:value-type="float">
            <text:p>1443137402.97027</text:p>
          </table:table-cell>
          <table:table-cell office:value-type="float" office:value="8224" calcext:value-type="float">
            <text:p>8224</text:p>
          </table:table-cell>
          <table:table-cell table:formula="of:=[.B117]-[.$B$2]" office:value-type="float" office:value="22.9701118469238" calcext:value-type="float">
            <text:p>22.9701118469</text:p>
          </table:table-cell>
          <table:table-cell table:formula="of:=[.C117]/([.D117]-[.D116])" office:value-type="float" office:value="102233.394079501" calcext:value-type="float">
            <text:p>102233.394079501</text:p>
          </table:table-cell>
          <table:table-cell/>
          <table:table-cell office:value-type="float" office:value="1443137416.7383" calcext:value-type="float">
            <text:p>1443137416.7383</text:p>
          </table:table-cell>
          <table:table-cell table:formula="of:=[.G117]-[.$B$2]" office:value-type="float" office:value="36.738135099411" calcext:value-type="float">
            <text:p>36.7381350994</text:p>
          </table:table-cell>
          <table:table-cell table:formula="of:=[.C117]/([.H117]-[.H116])" office:value-type="float" office:value="119466.207983819" calcext:value-type="float">
            <text:p>119466.207983819</text:p>
          </table:table-cell>
          <table:table-cell table:formula="of:=[.G117]-[.$B117]" office:value-type="float" office:value="13.7680232524872" calcext:value-type="float">
            <text:p>13.7680232525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37403.05192" calcext:value-type="float">
            <text:p>1443137403.05192</text:p>
          </table:table-cell>
          <table:table-cell office:value-type="float" office:value="8224" calcext:value-type="float">
            <text:p>8224</text:p>
          </table:table-cell>
          <table:table-cell table:formula="of:=[.B118]-[.$B$2]" office:value-type="float" office:value="23.0517618656158" calcext:value-type="float">
            <text:p>23.0517618656</text:p>
          </table:table-cell>
          <table:table-cell table:formula="of:=[.C118]/([.D118]-[.D117])" office:value-type="float" office:value="100722.573389981" calcext:value-type="float">
            <text:p>100722.573389981</text:p>
          </table:table-cell>
          <table:table-cell/>
          <table:table-cell office:value-type="float" office:value="1443137416.80711" calcext:value-type="float">
            <text:p>1443137416.80711</text:p>
          </table:table-cell>
          <table:table-cell table:formula="of:=[.G118]-[.$B$2]" office:value-type="float" office:value="36.8069446086884" calcext:value-type="float">
            <text:p>36.8069446087</text:p>
          </table:table-cell>
          <table:table-cell table:formula="of:=[.C118]/([.H118]-[.H117])" office:value-type="float" office:value="119518.364341945" calcext:value-type="float">
            <text:p>119518.364341945</text:p>
          </table:table-cell>
          <table:table-cell table:formula="of:=[.G118]-[.$B118]" office:value-type="float" office:value="13.7551827430725" calcext:value-type="float">
            <text:p>13.755182743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37403.1343" calcext:value-type="float">
            <text:p>1443137403.1343</text:p>
          </table:table-cell>
          <table:table-cell office:value-type="float" office:value="8224" calcext:value-type="float">
            <text:p>8224</text:p>
          </table:table-cell>
          <table:table-cell table:formula="of:=[.B119]-[.$B$2]" office:value-type="float" office:value="23.1341388225555" calcext:value-type="float">
            <text:p>23.1341388226</text:p>
          </table:table-cell>
          <table:table-cell table:formula="of:=[.C119]/([.D119]-[.D118])" office:value-type="float" office:value="99833.7436283334" calcext:value-type="float">
            <text:p>99833.7436283334</text:p>
          </table:table-cell>
          <table:table-cell/>
          <table:table-cell office:value-type="float" office:value="1443137416.87595" calcext:value-type="float">
            <text:p>1443137416.87595</text:p>
          </table:table-cell>
          <table:table-cell table:formula="of:=[.G119]-[.$B$2]" office:value-type="float" office:value="36.8757879734039" calcext:value-type="float">
            <text:p>36.8757879734</text:p>
          </table:table-cell>
          <table:table-cell table:formula="of:=[.C119]/([.H119]-[.H118])" office:value-type="float" office:value="119459.588211255" calcext:value-type="float">
            <text:p>119459.588211255</text:p>
          </table:table-cell>
          <table:table-cell table:formula="of:=[.G119]-[.$B119]" office:value-type="float" office:value="13.7416491508484" calcext:value-type="float">
            <text:p>13.7416491508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37403.21671" calcext:value-type="float">
            <text:p>1443137403.21671</text:p>
          </table:table-cell>
          <table:table-cell office:value-type="float" office:value="8224" calcext:value-type="float">
            <text:p>8224</text:p>
          </table:table-cell>
          <table:table-cell table:formula="of:=[.B120]-[.$B$2]" office:value-type="float" office:value="23.2165508270264" calcext:value-type="float">
            <text:p>23.216550827</text:p>
          </table:table-cell>
          <table:table-cell table:formula="of:=[.C120]/([.D120]-[.D119])" office:value-type="float" office:value="99791.287116568" calcext:value-type="float">
            <text:p>99791.287116568</text:p>
          </table:table-cell>
          <table:table-cell/>
          <table:table-cell office:value-type="float" office:value="1443137416.94465" calcext:value-type="float">
            <text:p>1443137416.94465</text:p>
          </table:table-cell>
          <table:table-cell table:formula="of:=[.G120]-[.$B$2]" office:value-type="float" office:value="36.9444849491119" calcext:value-type="float">
            <text:p>36.9444849491</text:p>
          </table:table-cell>
          <table:table-cell table:formula="of:=[.C120]/([.H120]-[.H119])" office:value-type="float" office:value="119714.149207319" calcext:value-type="float">
            <text:p>119714.149207319</text:p>
          </table:table-cell>
          <table:table-cell table:formula="of:=[.G120]-[.$B120]" office:value-type="float" office:value="13.7279341220856" calcext:value-type="float">
            <text:p>13.727934122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37403.29908" calcext:value-type="float">
            <text:p>1443137403.29908</text:p>
          </table:table-cell>
          <table:table-cell office:value-type="float" office:value="8224" calcext:value-type="float">
            <text:p>8224</text:p>
          </table:table-cell>
          <table:table-cell table:formula="of:=[.B121]-[.$B$2]" office:value-type="float" office:value="23.2989206314087" calcext:value-type="float">
            <text:p>23.2989206314</text:p>
          </table:table-cell>
          <table:table-cell table:formula="of:=[.C121]/([.D121]-[.D120])" office:value-type="float" office:value="99842.4126616573" calcext:value-type="float">
            <text:p>99842.4126616573</text:p>
          </table:table-cell>
          <table:table-cell/>
          <table:table-cell office:value-type="float" office:value="1443137417.0135" calcext:value-type="float">
            <text:p>1443137417.0135</text:p>
          </table:table-cell>
          <table:table-cell table:formula="of:=[.G121]-[.$B$2]" office:value-type="float" office:value="37.0133364200592" calcext:value-type="float">
            <text:p>37.0133364201</text:p>
          </table:table-cell>
          <table:table-cell table:formula="of:=[.C121]/([.H121]-[.H120])" office:value-type="float" office:value="119445.523630118" calcext:value-type="float">
            <text:p>119445.523630118</text:p>
          </table:table-cell>
          <table:table-cell table:formula="of:=[.G121]-[.$B121]" office:value-type="float" office:value="13.7144157886505" calcext:value-type="float">
            <text:p>13.714415788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37403.38145" calcext:value-type="float">
            <text:p>1443137403.38145</text:p>
          </table:table-cell>
          <table:table-cell office:value-type="float" office:value="8224" calcext:value-type="float">
            <text:p>8224</text:p>
          </table:table-cell>
          <table:table-cell table:formula="of:=[.B122]-[.$B$2]" office:value-type="float" office:value="23.3812885284424" calcext:value-type="float">
            <text:p>23.3812885284</text:p>
          </table:table-cell>
          <table:table-cell table:formula="of:=[.C122]/([.D122]-[.D121])" office:value-type="float" office:value="99844.7246581528" calcext:value-type="float">
            <text:p>99844.7246581528</text:p>
          </table:table-cell>
          <table:table-cell/>
          <table:table-cell office:value-type="float" office:value="1443137420.11154" calcext:value-type="float">
            <text:p>1443137420.11154</text:p>
          </table:table-cell>
          <table:table-cell table:formula="of:=[.G122]-[.$B$2]" office:value-type="float" office:value="40.1113736629486" calcext:value-type="float">
            <text:p>40.1113736629</text:p>
          </table:table-cell>
          <table:table-cell table:formula="of:=[.C122]/([.H122]-[.H121])" office:value-type="float" office:value="2654.58396889052" calcext:value-type="float">
            <text:p>2654.5839688905</text:p>
          </table:table-cell>
          <table:table-cell table:formula="of:=[.G122]-[.$B122]" office:value-type="float" office:value="16.7300851345062" calcext:value-type="float">
            <text:p>16.7300851345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37403.46382" calcext:value-type="float">
            <text:p>1443137403.46382</text:p>
          </table:table-cell>
          <table:table-cell office:value-type="float" office:value="8224" calcext:value-type="float">
            <text:p>8224</text:p>
          </table:table-cell>
          <table:table-cell table:formula="of:=[.B123]-[.$B$2]" office:value-type="float" office:value="23.4636585712433" calcext:value-type="float">
            <text:p>23.4636585712</text:p>
          </table:table-cell>
          <table:table-cell table:formula="of:=[.C123]/([.D123]-[.D122])" office:value-type="float" office:value="99842.1236696239" calcext:value-type="float">
            <text:p>99842.1236696239</text:p>
          </table:table-cell>
          <table:table-cell/>
          <table:table-cell office:value-type="float" office:value="1443137420.21152" calcext:value-type="float">
            <text:p>1443137420.21152</text:p>
          </table:table-cell>
          <table:table-cell table:formula="of:=[.G123]-[.$B$2]" office:value-type="float" office:value="40.2113571166992" calcext:value-type="float">
            <text:p>40.2113571167</text:p>
          </table:table-cell>
          <table:table-cell table:formula="of:=[.C123]/([.H123]-[.H122])" office:value-type="float" office:value="82253.609887424" calcext:value-type="float">
            <text:p>82253.609887424</text:p>
          </table:table-cell>
          <table:table-cell table:formula="of:=[.G123]-[.$B123]" office:value-type="float" office:value="16.7476985454559" calcext:value-type="float">
            <text:p>16.7476985455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37403.54619" calcext:value-type="float">
            <text:p>1443137403.54619</text:p>
          </table:table-cell>
          <table:table-cell office:value-type="float" office:value="8224" calcext:value-type="float">
            <text:p>8224</text:p>
          </table:table-cell>
          <table:table-cell table:formula="of:=[.B124]-[.$B$2]" office:value-type="float" office:value="23.5460274219513" calcext:value-type="float">
            <text:p>23.546027422</text:p>
          </table:table-cell>
          <table:table-cell table:formula="of:=[.C124]/([.D124]-[.D123])" office:value-type="float" office:value="99843.5686465208" calcext:value-type="float">
            <text:p>99843.5686465208</text:p>
          </table:table-cell>
          <table:table-cell/>
          <table:table-cell office:value-type="float" office:value="1443137424.15669" calcext:value-type="float">
            <text:p>1443137424.15669</text:p>
          </table:table-cell>
          <table:table-cell table:formula="of:=[.G124]-[.$B$2]" office:value-type="float" office:value="44.156525850296" calcext:value-type="float">
            <text:p>44.1565258503</text:p>
          </table:table-cell>
          <table:table-cell table:formula="of:=[.C124]/([.H124]-[.H123])" office:value-type="float" office:value="2084.57497139855" calcext:value-type="float">
            <text:p>2084.5749713986</text:p>
          </table:table-cell>
          <table:table-cell table:formula="of:=[.G124]-[.$B124]" office:value-type="float" office:value="20.6104984283447" calcext:value-type="float">
            <text:p>20.6104984283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37403.62856" calcext:value-type="float">
            <text:p>1443137403.62856</text:p>
          </table:table-cell>
          <table:table-cell office:value-type="float" office:value="8224" calcext:value-type="float">
            <text:p>8224</text:p>
          </table:table-cell>
          <table:table-cell table:formula="of:=[.B125]-[.$B$2]" office:value-type="float" office:value="23.6283972263336" calcext:value-type="float">
            <text:p>23.6283972263</text:p>
          </table:table-cell>
          <table:table-cell table:formula="of:=[.C125]/([.D125]-[.D124])" office:value-type="float" office:value="99842.4126616573" calcext:value-type="float">
            <text:p>99842.4126616573</text:p>
          </table:table-cell>
          <table:table-cell/>
          <table:table-cell office:value-type="float" office:value="1443137425.14027" calcext:value-type="float">
            <text:p>1443137425.14027</text:p>
          </table:table-cell>
          <table:table-cell table:formula="of:=[.G125]-[.$B$2]" office:value-type="float" office:value="45.1401121616364" calcext:value-type="float">
            <text:p>45.1401121616</text:p>
          </table:table-cell>
          <table:table-cell table:formula="of:=[.C125]/([.H125]-[.H124])" office:value-type="float" office:value="8361.23876997959" calcext:value-type="float">
            <text:p>8361.2387699796</text:p>
          </table:table-cell>
          <table:table-cell table:formula="of:=[.G125]-[.$B125]" office:value-type="float" office:value="21.5117149353027" calcext:value-type="float">
            <text:p>21.5117149353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37403.71093" calcext:value-type="float">
            <text:p>1443137403.71093</text:p>
          </table:table-cell>
          <table:table-cell office:value-type="float" office:value="8224" calcext:value-type="float">
            <text:p>8224</text:p>
          </table:table-cell>
          <table:table-cell table:formula="of:=[.B126]-[.$B$2]" office:value-type="float" office:value="23.7107646465302" calcext:value-type="float">
            <text:p>23.7107646465</text:p>
          </table:table-cell>
          <table:table-cell table:formula="of:=[.C126]/([.D126]-[.D125])" office:value-type="float" office:value="99845.3026740073" calcext:value-type="float">
            <text:p>99845.3026740073</text:p>
          </table:table-cell>
          <table:table-cell/>
          <table:table-cell office:value-type="float" office:value="1443137432.92496" calcext:value-type="float">
            <text:p>1443137432.92496</text:p>
          </table:table-cell>
          <table:table-cell table:formula="of:=[.G126]-[.$B$2]" office:value-type="float" office:value="52.9248013496399" calcext:value-type="float">
            <text:p>52.9248013496</text:p>
          </table:table-cell>
          <table:table-cell table:formula="of:=[.C126]/([.H126]-[.H125])" office:value-type="float" office:value="1056.43267205497" calcext:value-type="float">
            <text:p>1056.432672055</text:p>
          </table:table-cell>
          <table:table-cell table:formula="of:=[.G126]-[.$B126]" office:value-type="float" office:value="29.2140367031097" calcext:value-type="float">
            <text:p>29.214036703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37403.79329" calcext:value-type="float">
            <text:p>1443137403.79329</text:p>
          </table:table-cell>
          <table:table-cell office:value-type="float" office:value="8224" calcext:value-type="float">
            <text:p>8224</text:p>
          </table:table-cell>
          <table:table-cell table:formula="of:=[.B127]-[.$B$2]" office:value-type="float" office:value="23.7931313514709" calcext:value-type="float">
            <text:p>23.7931313515</text:p>
          </table:table-cell>
          <table:table-cell table:formula="of:=[.C127]/([.D127]-[.D126])" office:value-type="float" office:value="99846.1697103375" calcext:value-type="float">
            <text:p>99846.1697103375</text:p>
          </table:table-cell>
          <table:table-cell/>
          <table:table-cell office:value-type="float" office:value="1443137433.01296" calcext:value-type="float">
            <text:p>1443137433.01296</text:p>
          </table:table-cell>
          <table:table-cell table:formula="of:=[.G127]-[.$B$2]" office:value-type="float" office:value="53.0127949714661" calcext:value-type="float">
            <text:p>53.0127949715</text:p>
          </table:table-cell>
          <table:table-cell table:formula="of:=[.C127]/([.H127]-[.H126])" office:value-type="float" office:value="93461.3194607014" calcext:value-type="float">
            <text:p>93461.3194607014</text:p>
          </table:table-cell>
          <table:table-cell table:formula="of:=[.G127]-[.$B127]" office:value-type="float" office:value="29.2196636199951" calcext:value-type="float">
            <text:p>29.21966362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37403.87566" calcext:value-type="float">
            <text:p>1443137403.87566</text:p>
          </table:table-cell>
          <table:table-cell office:value-type="float" office:value="8224" calcext:value-type="float">
            <text:p>8224</text:p>
          </table:table-cell>
          <table:table-cell table:formula="of:=[.B128]-[.$B$2]" office:value-type="float" office:value="23.875500202179" calcext:value-type="float">
            <text:p>23.8755002022</text:p>
          </table:table-cell>
          <table:table-cell table:formula="of:=[.C128]/([.D128]-[.D127])" office:value-type="float" office:value="99843.5686465208" calcext:value-type="float">
            <text:p>99843.5686465208</text:p>
          </table:table-cell>
          <table:table-cell/>
          <table:table-cell office:value-type="float" office:value="1443137433.09541" calcext:value-type="float">
            <text:p>1443137433.09541</text:p>
          </table:table-cell>
          <table:table-cell table:formula="of:=[.G128]-[.$B$2]" office:value-type="float" office:value="53.0952436923981" calcext:value-type="float">
            <text:p>53.0952436924</text:p>
          </table:table-cell>
          <table:table-cell table:formula="of:=[.C128]/([.H128]-[.H127])" office:value-type="float" office:value="99746.8475803537" calcext:value-type="float">
            <text:p>99746.8475803537</text:p>
          </table:table-cell>
          <table:table-cell table:formula="of:=[.G128]-[.$B128]" office:value-type="float" office:value="29.2197434902191" calcext:value-type="float">
            <text:p>29.2197434902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37403.95804" calcext:value-type="float">
            <text:p>1443137403.95804</text:p>
          </table:table-cell>
          <table:table-cell office:value-type="float" office:value="8224" calcext:value-type="float">
            <text:p>8224</text:p>
          </table:table-cell>
          <table:table-cell table:formula="of:=[.B129]-[.$B$2]" office:value-type="float" office:value="23.9578776359558" calcext:value-type="float">
            <text:p>23.957877636</text:p>
          </table:table-cell>
          <table:table-cell table:formula="of:=[.C129]/([.D129]-[.D128])" office:value-type="float" office:value="99833.1657463041" calcext:value-type="float">
            <text:p>99833.1657463041</text:p>
          </table:table-cell>
          <table:table-cell/>
          <table:table-cell office:value-type="float" office:value="1443137433.17797" calcext:value-type="float">
            <text:p>1443137433.17797</text:p>
          </table:table-cell>
          <table:table-cell table:formula="of:=[.G129]-[.$B$2]" office:value-type="float" office:value="53.1778059005737" calcext:value-type="float">
            <text:p>53.1778059006</text:p>
          </table:table-cell>
          <table:table-cell table:formula="of:=[.C129]/([.H129]-[.H128])" office:value-type="float" office:value="99609.7389074507" calcext:value-type="float">
            <text:p>99609.7389074507</text:p>
          </table:table-cell>
          <table:table-cell table:formula="of:=[.G129]-[.$B129]" office:value-type="float" office:value="29.2199282646179" calcext:value-type="float">
            <text:p>29.219928264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37404.04021" calcext:value-type="float">
            <text:p>1443137404.04021</text:p>
          </table:table-cell>
          <table:table-cell office:value-type="float" office:value="8224" calcext:value-type="float">
            <text:p>8224</text:p>
          </table:table-cell>
          <table:table-cell table:formula="of:=[.B130]-[.$B$2]" office:value-type="float" office:value="24.0400521755218" calcext:value-type="float">
            <text:p>24.0400521755</text:p>
          </table:table-cell>
          <table:table-cell table:formula="of:=[.C130]/([.D130]-[.D129])" office:value-type="float" office:value="100079.660238202" calcext:value-type="float">
            <text:p>100079.660238202</text:p>
          </table:table-cell>
          <table:table-cell/>
          <table:table-cell office:value-type="float" office:value="1443137433.26053" calcext:value-type="float">
            <text:p>1443137433.26053</text:p>
          </table:table-cell>
          <table:table-cell table:formula="of:=[.G130]-[.$B$2]" office:value-type="float" office:value="53.2603721618652" calcext:value-type="float">
            <text:p>53.2603721619</text:p>
          </table:table-cell>
          <table:table-cell table:formula="of:=[.C130]/([.H130]-[.H129])" office:value-type="float" office:value="99604.8491400719" calcext:value-type="float">
            <text:p>99604.8491400719</text:p>
          </table:table-cell>
          <table:table-cell table:formula="of:=[.G130]-[.$B130]" office:value-type="float" office:value="29.2203199863434" calcext:value-type="float">
            <text:p>29.2203199863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37404.12217" calcext:value-type="float">
            <text:p>1443137404.12217</text:p>
          </table:table-cell>
          <table:table-cell office:value-type="float" office:value="8224" calcext:value-type="float">
            <text:p>8224</text:p>
          </table:table-cell>
          <table:table-cell table:formula="of:=[.B131]-[.$B$2]" office:value-type="float" office:value="24.1220118999481" calcext:value-type="float">
            <text:p>24.1220118999</text:p>
          </table:table-cell>
          <table:table-cell table:formula="of:=[.C131]/([.D131]-[.D130])" office:value-type="float" office:value="100341.967442781" calcext:value-type="float">
            <text:p>100341.967442781</text:p>
          </table:table-cell>
          <table:table-cell/>
          <table:table-cell office:value-type="float" office:value="1443137433.3431" calcext:value-type="float">
            <text:p>1443137433.3431</text:p>
          </table:table-cell>
          <table:table-cell table:formula="of:=[.G131]-[.$B$2]" office:value-type="float" office:value="53.3429429531097" calcext:value-type="float">
            <text:p>53.3429429531</text:p>
          </table:table-cell>
          <table:table-cell table:formula="of:=[.C131]/([.H131]-[.H130])" office:value-type="float" office:value="99599.3846740219" calcext:value-type="float">
            <text:p>99599.3846740219</text:p>
          </table:table-cell>
          <table:table-cell table:formula="of:=[.G131]-[.$B131]" office:value-type="float" office:value="29.2209310531616" calcext:value-type="float">
            <text:p>29.220931053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37404.20413" calcext:value-type="float">
            <text:p>1443137404.20413</text:p>
          </table:table-cell>
          <table:table-cell office:value-type="float" office:value="8224" calcext:value-type="float">
            <text:p>8224</text:p>
          </table:table-cell>
          <table:table-cell table:formula="of:=[.B132]-[.$B$2]" office:value-type="float" office:value="24.2039632797241" calcext:value-type="float">
            <text:p>24.2039632797</text:p>
          </table:table-cell>
          <table:table-cell table:formula="of:=[.C132]/([.D132]-[.D131])" office:value-type="float" office:value="100352.184703647" calcext:value-type="float">
            <text:p>100352.184703647</text:p>
          </table:table-cell>
          <table:table-cell/>
          <table:table-cell office:value-type="float" office:value="1443137433.42567" calcext:value-type="float">
            <text:p>1443137433.42567</text:p>
          </table:table-cell>
          <table:table-cell table:formula="of:=[.G132]-[.$B$2]" office:value-type="float" office:value="53.4255108833313" calcext:value-type="float">
            <text:p>53.4255108833</text:p>
          </table:table-cell>
          <table:table-cell table:formula="of:=[.C132]/([.H132]-[.H131])" office:value-type="float" office:value="99602.8358459784" calcext:value-type="float">
            <text:p>99602.8358459784</text:p>
          </table:table-cell>
          <table:table-cell table:formula="of:=[.G132]-[.$B132]" office:value-type="float" office:value="29.2215476036072" calcext:value-type="float">
            <text:p>29.2215476036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37404.28611" calcext:value-type="float">
            <text:p>1443137404.28611</text:p>
          </table:table-cell>
          <table:table-cell office:value-type="float" office:value="8224" calcext:value-type="float">
            <text:p>8224</text:p>
          </table:table-cell>
          <table:table-cell table:formula="of:=[.B133]-[.$B$2]" office:value-type="float" office:value="24.2859451770782" calcext:value-type="float">
            <text:p>24.2859451771</text:p>
          </table:table-cell>
          <table:table-cell table:formula="of:=[.C133]/([.D133]-[.D132])" office:value-type="float" office:value="100314.8288271" calcext:value-type="float">
            <text:p>100314.8288271</text:p>
          </table:table-cell>
          <table:table-cell/>
          <table:table-cell office:value-type="float" office:value="1443137433.50824" calcext:value-type="float">
            <text:p>1443137433.50824</text:p>
          </table:table-cell>
          <table:table-cell table:formula="of:=[.G133]-[.$B$2]" office:value-type="float" office:value="53.508074760437" calcext:value-type="float">
            <text:p>53.5080747604</text:p>
          </table:table-cell>
          <table:table-cell table:formula="of:=[.C133]/([.H133]-[.H132])" office:value-type="float" office:value="99607.7254156825" calcext:value-type="float">
            <text:p>99607.7254156825</text:p>
          </table:table-cell>
          <table:table-cell table:formula="of:=[.G133]-[.$B133]" office:value-type="float" office:value="29.2221295833588" calcext:value-type="float">
            <text:p>29.2221295834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37404.36807" calcext:value-type="float">
            <text:p>1443137404.36807</text:p>
          </table:table-cell>
          <table:table-cell office:value-type="float" office:value="8224" calcext:value-type="float">
            <text:p>8224</text:p>
          </table:table-cell>
          <table:table-cell table:formula="of:=[.B134]-[.$B$2]" office:value-type="float" office:value="24.3679072856903" calcext:value-type="float">
            <text:p>24.3679072857</text:p>
          </table:table-cell>
          <table:table-cell table:formula="of:=[.C134]/([.D134]-[.D133])" office:value-type="float" office:value="100339.048607515" calcext:value-type="float">
            <text:p>100339.048607515</text:p>
          </table:table-cell>
          <table:table-cell/>
          <table:table-cell office:value-type="float" office:value="1443137433.59081" calcext:value-type="float">
            <text:p>1443137433.59081</text:p>
          </table:table-cell>
          <table:table-cell table:formula="of:=[.G134]-[.$B$2]" office:value-type="float" office:value="53.5906436443329" calcext:value-type="float">
            <text:p>53.5906436443</text:p>
          </table:table-cell>
          <table:table-cell table:formula="of:=[.C134]/([.H134]-[.H133])" office:value-type="float" office:value="99601.6854287521" calcext:value-type="float">
            <text:p>99601.6854287521</text:p>
          </table:table-cell>
          <table:table-cell table:formula="of:=[.G134]-[.$B134]" office:value-type="float" office:value="29.2227363586426" calcext:value-type="float">
            <text:p>29.2227363586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37404.45003" calcext:value-type="float">
            <text:p>1443137404.45003</text:p>
          </table:table-cell>
          <table:table-cell office:value-type="float" office:value="8224" calcext:value-type="float">
            <text:p>8224</text:p>
          </table:table-cell>
          <table:table-cell table:formula="of:=[.B135]-[.$B$2]" office:value-type="float" office:value="24.4498722553253" calcext:value-type="float">
            <text:p>24.4498722553</text:p>
          </table:table-cell>
          <table:table-cell table:formula="of:=[.C135]/([.D135]-[.D134])" office:value-type="float" office:value="100335.54622934" calcext:value-type="float">
            <text:p>100335.54622934</text:p>
          </table:table-cell>
          <table:table-cell/>
          <table:table-cell office:value-type="float" office:value="1443137433.67343" calcext:value-type="float">
            <text:p>1443137433.67343</text:p>
          </table:table-cell>
          <table:table-cell table:formula="of:=[.G135]-[.$B$2]" office:value-type="float" office:value="53.6732637882233" calcext:value-type="float">
            <text:p>53.6732637882</text:p>
          </table:table-cell>
          <table:table-cell table:formula="of:=[.C135]/([.H135]-[.H134])" office:value-type="float" office:value="99539.8895808204" calcext:value-type="float">
            <text:p>99539.8895808204</text:p>
          </table:table-cell>
          <table:table-cell table:formula="of:=[.G135]-[.$B135]" office:value-type="float" office:value="29.2233915328979" calcext:value-type="float">
            <text:p>29.2233915329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37404.532" calcext:value-type="float">
            <text:p>1443137404.532</text:p>
          </table:table-cell>
          <table:table-cell office:value-type="float" office:value="8224" calcext:value-type="float">
            <text:p>8224</text:p>
          </table:table-cell>
          <table:table-cell table:formula="of:=[.B136]-[.$B$2]" office:value-type="float" office:value="24.5318338871002" calcext:value-type="float">
            <text:p>24.5318338871</text:p>
          </table:table-cell>
          <table:table-cell table:formula="of:=[.C136]/([.D136]-[.D135])" office:value-type="float" office:value="100339.632360983" calcext:value-type="float">
            <text:p>100339.632360983</text:p>
          </table:table-cell>
          <table:table-cell/>
          <table:table-cell office:value-type="float" office:value="1443137433.7561" calcext:value-type="float">
            <text:p>1443137433.7561</text:p>
          </table:table-cell>
          <table:table-cell table:formula="of:=[.G136]-[.$B$2]" office:value-type="float" office:value="53.7559404373169" calcext:value-type="float">
            <text:p>53.7559404373</text:p>
          </table:table-cell>
          <table:table-cell table:formula="of:=[.C136]/([.H136]-[.H135])" office:value-type="float" office:value="99471.8592269827" calcext:value-type="float">
            <text:p>99471.8592269827</text:p>
          </table:table-cell>
          <table:table-cell table:formula="of:=[.G136]-[.$B136]" office:value-type="float" office:value="29.2241065502167" calcext:value-type="float">
            <text:p>29.2241065502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37404.61396" calcext:value-type="float">
            <text:p>1443137404.61396</text:p>
          </table:table-cell>
          <table:table-cell office:value-type="float" office:value="8224" calcext:value-type="float">
            <text:p>8224</text:p>
          </table:table-cell>
          <table:table-cell table:formula="of:=[.B137]-[.$B$2]" office:value-type="float" office:value="24.6137955188751" calcext:value-type="float">
            <text:p>24.6137955189</text:p>
          </table:table-cell>
          <table:table-cell table:formula="of:=[.C137]/([.D137]-[.D136])" office:value-type="float" office:value="100339.632360983" calcext:value-type="float">
            <text:p>100339.632360983</text:p>
          </table:table-cell>
          <table:table-cell/>
          <table:table-cell office:value-type="float" office:value="1443137433.83871" calcext:value-type="float">
            <text:p>1443137433.83871</text:p>
          </table:table-cell>
          <table:table-cell table:formula="of:=[.G137]-[.$B$2]" office:value-type="float" office:value="53.8385438919067" calcext:value-type="float">
            <text:p>53.8385438919</text:p>
          </table:table-cell>
          <table:table-cell table:formula="of:=[.C137]/([.H137]-[.H136])" office:value-type="float" office:value="99560.0007388935" calcext:value-type="float">
            <text:p>99560.0007388935</text:p>
          </table:table-cell>
          <table:table-cell table:formula="of:=[.G137]-[.$B137]" office:value-type="float" office:value="29.2247483730316" calcext:value-type="float">
            <text:p>29.224748373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37404.69592" calcext:value-type="float">
            <text:p>1443137404.69592</text:p>
          </table:table-cell>
          <table:table-cell office:value-type="float" office:value="8224" calcext:value-type="float">
            <text:p>8224</text:p>
          </table:table-cell>
          <table:table-cell table:formula="of:=[.B138]-[.$B$2]" office:value-type="float" office:value="24.69575715065" calcext:value-type="float">
            <text:p>24.6957571507</text:p>
          </table:table-cell>
          <table:table-cell table:formula="of:=[.C138]/([.D138]-[.D137])" office:value-type="float" office:value="100339.632360983" calcext:value-type="float">
            <text:p>100339.632360983</text:p>
          </table:table-cell>
          <table:table-cell/>
          <table:table-cell office:value-type="float" office:value="1443137433.92128" calcext:value-type="float">
            <text:p>1443137433.92128</text:p>
          </table:table-cell>
          <table:table-cell table:formula="of:=[.G138]-[.$B$2]" office:value-type="float" office:value="53.921117067337" calcext:value-type="float">
            <text:p>53.9211170673</text:p>
          </table:table-cell>
          <table:table-cell table:formula="of:=[.C138]/([.H138]-[.H137])" office:value-type="float" office:value="99596.5088800792" calcext:value-type="float">
            <text:p>99596.5088800792</text:p>
          </table:table-cell>
          <table:table-cell table:formula="of:=[.G138]-[.$B138]" office:value-type="float" office:value="29.225359916687" calcext:value-type="float">
            <text:p>29.2253599167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37404.77788" calcext:value-type="float">
            <text:p>1443137404.77788</text:p>
          </table:table-cell>
          <table:table-cell office:value-type="float" office:value="8224" calcext:value-type="float">
            <text:p>8224</text:p>
          </table:table-cell>
          <table:table-cell table:formula="of:=[.B139]-[.$B$2]" office:value-type="float" office:value="24.7777214050293" calcext:value-type="float">
            <text:p>24.777721405</text:p>
          </table:table-cell>
          <table:table-cell table:formula="of:=[.C139]/([.D139]-[.D138])" office:value-type="float" office:value="100336.421800962" calcext:value-type="float">
            <text:p>100336.421800962</text:p>
          </table:table-cell>
          <table:table-cell/>
          <table:table-cell office:value-type="float" office:value="1443137434.00387" calcext:value-type="float">
            <text:p>1443137434.00387</text:p>
          </table:table-cell>
          <table:table-cell table:formula="of:=[.G139]-[.$B$2]" office:value-type="float" office:value="54.0037109851837" calcext:value-type="float">
            <text:p>54.0037109852</text:p>
          </table:table-cell>
          <table:table-cell table:formula="of:=[.C139]/([.H139]-[.H138])" office:value-type="float" office:value="99571.4964783041" calcext:value-type="float">
            <text:p>99571.4964783041</text:p>
          </table:table-cell>
          <table:table-cell table:formula="of:=[.G139]-[.$B139]" office:value-type="float" office:value="29.2259895801544" calcext:value-type="float">
            <text:p>29.2259895802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37404.85984" calcext:value-type="float">
            <text:p>1443137404.85984</text:p>
          </table:table-cell>
          <table:table-cell office:value-type="float" office:value="8224" calcext:value-type="float">
            <text:p>8224</text:p>
          </table:table-cell>
          <table:table-cell table:formula="of:=[.B140]-[.$B$2]" office:value-type="float" office:value="24.8596823215485" calcext:value-type="float">
            <text:p>24.8596823215</text:p>
          </table:table-cell>
          <table:table-cell table:formula="of:=[.C140]/([.D140]-[.D139])" office:value-type="float" office:value="100340.508003921" calcext:value-type="float">
            <text:p>100340.508003921</text:p>
          </table:table-cell>
          <table:table-cell/>
          <table:table-cell office:value-type="float" office:value="1443137434.09555" calcext:value-type="float">
            <text:p>1443137434.09555</text:p>
          </table:table-cell>
          <table:table-cell table:formula="of:=[.G140]-[.$B$2]" office:value-type="float" office:value="54.0953862667084" calcext:value-type="float">
            <text:p>54.0953862667</text:p>
          </table:table-cell>
          <table:table-cell table:formula="of:=[.C140]/([.H140]-[.H139])" office:value-type="float" office:value="89707.9328607021" calcext:value-type="float">
            <text:p>89707.9328607021</text:p>
          </table:table-cell>
          <table:table-cell table:formula="of:=[.G140]-[.$B140]" office:value-type="float" office:value="29.2357039451599" calcext:value-type="float">
            <text:p>29.235703945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37404.9418" calcext:value-type="float">
            <text:p>1443137404.9418</text:p>
          </table:table-cell>
          <table:table-cell office:value-type="float" office:value="8224" calcext:value-type="float">
            <text:p>8224</text:p>
          </table:table-cell>
          <table:table-cell table:formula="of:=[.B141]-[.$B$2]" office:value-type="float" office:value="24.9416420459747" calcext:value-type="float">
            <text:p>24.941642046</text:p>
          </table:table-cell>
          <table:table-cell table:formula="of:=[.C141]/([.D141]-[.D140])" office:value-type="float" office:value="100341.967442781" calcext:value-type="float">
            <text:p>100341.967442781</text:p>
          </table:table-cell>
          <table:table-cell/>
          <table:table-cell office:value-type="float" office:value="1443137434.18738" calcext:value-type="float">
            <text:p>1443137434.18738</text:p>
          </table:table-cell>
          <table:table-cell table:formula="of:=[.G141]-[.$B$2]" office:value-type="float" office:value="54.1872172355652" calcext:value-type="float">
            <text:p>54.1872172356</text:p>
          </table:table-cell>
          <table:table-cell table:formula="of:=[.C141]/([.H141]-[.H140])" office:value-type="float" office:value="89555.8448569062" calcext:value-type="float">
            <text:p>89555.8448569062</text:p>
          </table:table-cell>
          <table:table-cell table:formula="of:=[.G141]-[.$B141]" office:value-type="float" office:value="29.2455751895905" calcext:value-type="float">
            <text:p>29.245575189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37405.02275" calcext:value-type="float">
            <text:p>1443137405.02275</text:p>
          </table:table-cell>
          <table:table-cell office:value-type="float" office:value="8224" calcext:value-type="float">
            <text:p>8224</text:p>
          </table:table-cell>
          <table:table-cell table:formula="of:=[.B142]-[.$B$2]" office:value-type="float" office:value="25.0225927829742" calcext:value-type="float">
            <text:p>25.022592783</text:p>
          </table:table-cell>
          <table:table-cell table:formula="of:=[.C142]/([.D142]-[.D141])" office:value-type="float" office:value="101592.651343614" calcext:value-type="float">
            <text:p>101592.651343614</text:p>
          </table:table-cell>
          <table:table-cell/>
          <table:table-cell office:value-type="float" office:value="1443137434.27919" calcext:value-type="float">
            <text:p>1443137434.27919</text:p>
          </table:table-cell>
          <table:table-cell table:formula="of:=[.G142]-[.$B$2]" office:value-type="float" office:value="54.2790257930756" calcext:value-type="float">
            <text:p>54.2790257931</text:p>
          </table:table-cell>
          <table:table-cell table:formula="of:=[.C142]/([.H142]-[.H141])" office:value-type="float" office:value="89577.7062946506" calcext:value-type="float">
            <text:p>89577.7062946506</text:p>
          </table:table-cell>
          <table:table-cell table:formula="of:=[.G142]-[.$B142]" office:value-type="float" office:value="29.2564330101013" calcext:value-type="float">
            <text:p>29.256433010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37405.10121" calcext:value-type="float">
            <text:p>1443137405.10121</text:p>
          </table:table-cell>
          <table:table-cell office:value-type="float" office:value="8224" calcext:value-type="float">
            <text:p>8224</text:p>
          </table:table-cell>
          <table:table-cell table:formula="of:=[.B143]-[.$B$2]" office:value-type="float" office:value="25.1010475158691" calcext:value-type="float">
            <text:p>25.1010475159</text:p>
          </table:table-cell>
          <table:table-cell table:formula="of:=[.C143]/([.D143]-[.D142])" office:value-type="float" office:value="104824.778525693" calcext:value-type="float">
            <text:p>104824.778525693</text:p>
          </table:table-cell>
          <table:table-cell/>
          <table:table-cell office:value-type="float" office:value="1443137434.37088" calcext:value-type="float">
            <text:p>1443137434.37088</text:p>
          </table:table-cell>
          <table:table-cell table:formula="of:=[.G143]-[.$B$2]" office:value-type="float" office:value="54.3707182407379" calcext:value-type="float">
            <text:p>54.3707182407</text:p>
          </table:table-cell>
          <table:table-cell table:formula="of:=[.C143]/([.H143]-[.H142])" office:value-type="float" office:value="89691.1382525625" calcext:value-type="float">
            <text:p>89691.1382525625</text:p>
          </table:table-cell>
          <table:table-cell table:formula="of:=[.G143]-[.$B143]" office:value-type="float" office:value="29.2696707248688" calcext:value-type="float">
            <text:p>29.2696707249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37405.17966" calcext:value-type="float">
            <text:p>1443137405.17966</text:p>
          </table:table-cell>
          <table:table-cell office:value-type="float" office:value="8224" calcext:value-type="float">
            <text:p>8224</text:p>
          </table:table-cell>
          <table:table-cell table:formula="of:=[.B144]-[.$B$2]" office:value-type="float" office:value="25.1795003414154" calcext:value-type="float">
            <text:p>25.1795003414</text:p>
          </table:table-cell>
          <table:table-cell table:formula="of:=[.C144]/([.D144]-[.D143])" office:value-type="float" office:value="104827.327030436" calcext:value-type="float">
            <text:p>104827.327030436</text:p>
          </table:table-cell>
          <table:table-cell/>
          <table:table-cell office:value-type="float" office:value="1443137434.46264" calcext:value-type="float">
            <text:p>1443137434.46264</text:p>
          </table:table-cell>
          <table:table-cell table:formula="of:=[.G144]-[.$B$2]" office:value-type="float" office:value="54.4624762535095" calcext:value-type="float">
            <text:p>54.4624762535</text:p>
          </table:table-cell>
          <table:table-cell table:formula="of:=[.C144]/([.H144]-[.H143])" office:value-type="float" office:value="89627.0500154601" calcext:value-type="float">
            <text:p>89627.0500154601</text:p>
          </table:table-cell>
          <table:table-cell table:formula="of:=[.G144]-[.$B144]" office:value-type="float" office:value="29.2829759120941" calcext:value-type="float">
            <text:p>29.282975912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37405.25812" calcext:value-type="float">
            <text:p>1443137405.25812</text:p>
          </table:table-cell>
          <table:table-cell office:value-type="float" office:value="8224" calcext:value-type="float">
            <text:p>8224</text:p>
          </table:table-cell>
          <table:table-cell table:formula="of:=[.B145]-[.$B$2]" office:value-type="float" office:value="25.2579534053802" calcext:value-type="float">
            <text:p>25.2579534054</text:p>
          </table:table-cell>
          <table:table-cell table:formula="of:=[.C145]/([.D145]-[.D144])" office:value-type="float" office:value="104827.008460566" calcext:value-type="float">
            <text:p>104827.008460566</text:p>
          </table:table-cell>
          <table:table-cell/>
          <table:table-cell office:value-type="float" office:value="1443137434.55441" calcext:value-type="float">
            <text:p>1443137434.55441</text:p>
          </table:table-cell>
          <table:table-cell table:formula="of:=[.G145]-[.$B$2]" office:value-type="float" office:value="54.5542459487915" calcext:value-type="float">
            <text:p>54.5542459488</text:p>
          </table:table-cell>
          <table:table-cell table:formula="of:=[.C145]/([.H145]-[.H144])" office:value-type="float" office:value="89615.6402691538" calcext:value-type="float">
            <text:p>89615.6402691538</text:p>
          </table:table-cell>
          <table:table-cell table:formula="of:=[.G145]-[.$B145]" office:value-type="float" office:value="29.2962925434113" calcext:value-type="float">
            <text:p>29.2962925434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37405.33657" calcext:value-type="float">
            <text:p>1443137405.33657</text:p>
          </table:table-cell>
          <table:table-cell office:value-type="float" office:value="8224" calcext:value-type="float">
            <text:p>8224</text:p>
          </table:table-cell>
          <table:table-cell table:formula="of:=[.B146]-[.$B$2]" office:value-type="float" office:value="25.3364050388336" calcext:value-type="float">
            <text:p>25.3364050388</text:p>
          </table:table-cell>
          <table:table-cell table:formula="of:=[.C146]/([.D146]-[.D145])" office:value-type="float" office:value="104828.919908828" calcext:value-type="float">
            <text:p>104828.919908828</text:p>
          </table:table-cell>
          <table:table-cell/>
          <table:table-cell office:value-type="float" office:value="1443137434.64608" calcext:value-type="float">
            <text:p>1443137434.64608</text:p>
          </table:table-cell>
          <table:table-cell table:formula="of:=[.G146]-[.$B$2]" office:value-type="float" office:value="54.6459212303162" calcext:value-type="float">
            <text:p>54.6459212303</text:p>
          </table:table-cell>
          <table:table-cell table:formula="of:=[.C146]/([.H146]-[.H145])" office:value-type="float" office:value="89707.9328607021" calcext:value-type="float">
            <text:p>89707.9328607021</text:p>
          </table:table-cell>
          <table:table-cell table:formula="of:=[.G146]-[.$B146]" office:value-type="float" office:value="29.3095161914825" calcext:value-type="float">
            <text:p>29.3095161915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37405.41502" calcext:value-type="float">
            <text:p>1443137405.41502</text:p>
          </table:table-cell>
          <table:table-cell office:value-type="float" office:value="8224" calcext:value-type="float">
            <text:p>8224</text:p>
          </table:table-cell>
          <table:table-cell table:formula="of:=[.B147]-[.$B$2]" office:value-type="float" office:value="25.4148600101471" calcext:value-type="float">
            <text:p>25.4148600101</text:p>
          </table:table-cell>
          <table:table-cell table:formula="of:=[.C147]/([.D147]-[.D146])" office:value-type="float" office:value="104824.459971313" calcext:value-type="float">
            <text:p>104824.459971313</text:p>
          </table:table-cell>
          <table:table-cell/>
          <table:table-cell office:value-type="float" office:value="1443137434.73789" calcext:value-type="float">
            <text:p>1443137434.73789</text:p>
          </table:table-cell>
          <table:table-cell table:formula="of:=[.G147]-[.$B$2]" office:value-type="float" office:value="54.7377290725708" calcext:value-type="float">
            <text:p>54.7377290726</text:p>
          </table:table-cell>
          <table:table-cell table:formula="of:=[.C147]/([.H147]-[.H146])" office:value-type="float" office:value="89578.4041758641" calcext:value-type="float">
            <text:p>89578.4041758641</text:p>
          </table:table-cell>
          <table:table-cell table:formula="of:=[.G147]-[.$B147]" office:value-type="float" office:value="29.3228690624237" calcext:value-type="float">
            <text:p>29.3228690624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37405.49348" calcext:value-type="float">
            <text:p>1443137405.49348</text:p>
          </table:table-cell>
          <table:table-cell office:value-type="float" office:value="8224" calcext:value-type="float">
            <text:p>8224</text:p>
          </table:table-cell>
          <table:table-cell table:formula="of:=[.B148]-[.$B$2]" office:value-type="float" office:value="25.4933152198792" calcext:value-type="float">
            <text:p>25.4933152199</text:p>
          </table:table-cell>
          <table:table-cell table:formula="of:=[.C148]/([.D148]-[.D147])" office:value-type="float" office:value="104824.141418869" calcext:value-type="float">
            <text:p>104824.141418869</text:p>
          </table:table-cell>
          <table:table-cell/>
          <table:table-cell office:value-type="float" office:value="1443137434.82955" calcext:value-type="float">
            <text:p>1443137434.82955</text:p>
          </table:table-cell>
          <table:table-cell table:formula="of:=[.G148]-[.$B$2]" office:value-type="float" office:value="54.8293883800507" calcext:value-type="float">
            <text:p>54.8293883801</text:p>
          </table:table-cell>
          <table:table-cell table:formula="of:=[.C148]/([.H148]-[.H147])" office:value-type="float" office:value="89723.5668271569" calcext:value-type="float">
            <text:p>89723.5668271569</text:p>
          </table:table-cell>
          <table:table-cell table:formula="of:=[.G148]-[.$B148]" office:value-type="float" office:value="29.3360731601715" calcext:value-type="float">
            <text:p>29.3360731602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37405.57193" calcext:value-type="float">
            <text:p>1443137405.57193</text:p>
          </table:table-cell>
          <table:table-cell office:value-type="float" office:value="8224" calcext:value-type="float">
            <text:p>8224</text:p>
          </table:table-cell>
          <table:table-cell table:formula="of:=[.B149]-[.$B$2]" office:value-type="float" office:value="25.5717685222626" calcext:value-type="float">
            <text:p>25.5717685223</text:p>
          </table:table-cell>
          <table:table-cell table:formula="of:=[.C149]/([.D149]-[.D148])" office:value-type="float" office:value="104826.689892633" calcext:value-type="float">
            <text:p>104826.689892633</text:p>
          </table:table-cell>
          <table:table-cell/>
          <table:table-cell office:value-type="float" office:value="1443137434.92139" calcext:value-type="float">
            <text:p>1443137434.92139</text:p>
          </table:table-cell>
          <table:table-cell table:formula="of:=[.G149]-[.$B$2]" office:value-type="float" office:value="54.9212248325348" calcext:value-type="float">
            <text:p>54.9212248325</text:p>
          </table:table-cell>
          <table:table-cell table:formula="of:=[.C149]/([.H149]-[.H148])" office:value-type="float" office:value="89550.4974064747" calcext:value-type="float">
            <text:p>89550.4974064747</text:p>
          </table:table-cell>
          <table:table-cell table:formula="of:=[.G149]-[.$B149]" office:value-type="float" office:value="29.3494563102722" calcext:value-type="float">
            <text:p>29.3494563103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37405.65038" calcext:value-type="float">
            <text:p>1443137405.65038</text:p>
          </table:table-cell>
          <table:table-cell office:value-type="float" office:value="8224" calcext:value-type="float">
            <text:p>8224</text:p>
          </table:table-cell>
          <table:table-cell table:formula="of:=[.B150]-[.$B$2]" office:value-type="float" office:value="25.6502196788788" calcext:value-type="float">
            <text:p>25.6502196789</text:p>
          </table:table-cell>
          <table:table-cell table:formula="of:=[.C150]/([.D150]-[.D149])" office:value-type="float" office:value="104829.55707374" calcext:value-type="float">
            <text:p>104829.55707374</text:p>
          </table:table-cell>
          <table:table-cell/>
          <table:table-cell office:value-type="float" office:value="1443137435.01312" calcext:value-type="float">
            <text:p>1443137435.01312</text:p>
          </table:table-cell>
          <table:table-cell table:formula="of:=[.G150]-[.$B$2]" office:value-type="float" office:value="55.0129563808441" calcext:value-type="float">
            <text:p>55.0129563808</text:p>
          </table:table-cell>
          <table:table-cell table:formula="of:=[.C150]/([.H150]-[.H149])" office:value-type="float" office:value="89652.9073320338" calcext:value-type="float">
            <text:p>89652.9073320338</text:p>
          </table:table-cell>
          <table:table-cell table:formula="of:=[.G150]-[.$B150]" office:value-type="float" office:value="29.3627367019653" calcext:value-type="float">
            <text:p>29.362736702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37405.72883" calcext:value-type="float">
            <text:p>1443137405.72883</text:p>
          </table:table-cell>
          <table:table-cell office:value-type="float" office:value="8224" calcext:value-type="float">
            <text:p>8224</text:p>
          </table:table-cell>
          <table:table-cell table:formula="of:=[.B151]-[.$B$2]" office:value-type="float" office:value="25.7286713123322" calcext:value-type="float">
            <text:p>25.7286713123</text:p>
          </table:table-cell>
          <table:table-cell table:formula="of:=[.C151]/([.D151]-[.D150])" office:value-type="float" office:value="104828.919908828" calcext:value-type="float">
            <text:p>104828.919908828</text:p>
          </table:table-cell>
          <table:table-cell/>
          <table:table-cell office:value-type="float" office:value="1443137435.08824" calcext:value-type="float">
            <text:p>1443137435.08824</text:p>
          </table:table-cell>
          <table:table-cell table:formula="of:=[.G151]-[.$B$2]" office:value-type="float" office:value="55.0880796909332" calcext:value-type="float">
            <text:p>55.0880796909</text:p>
          </table:table-cell>
          <table:table-cell table:formula="of:=[.C151]/([.H151]-[.H150])" office:value-type="float" office:value="109473.344428576" calcext:value-type="float">
            <text:p>109473.344428576</text:p>
          </table:table-cell>
          <table:table-cell table:formula="of:=[.G151]-[.$B151]" office:value-type="float" office:value="29.3594083786011" calcext:value-type="float">
            <text:p>29.359408378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37405.80729" calcext:value-type="float">
            <text:p>1443137405.80729</text:p>
          </table:table-cell>
          <table:table-cell office:value-type="float" office:value="8224" calcext:value-type="float">
            <text:p>8224</text:p>
          </table:table-cell>
          <table:table-cell table:formula="of:=[.B152]-[.$B$2]" office:value-type="float" office:value="25.8071241378784" calcext:value-type="float">
            <text:p>25.8071241379</text:p>
          </table:table-cell>
          <table:table-cell table:formula="of:=[.C152]/([.D152]-[.D151])" office:value-type="float" office:value="104827.327030436" calcext:value-type="float">
            <text:p>104827.327030436</text:p>
          </table:table-cell>
          <table:table-cell/>
          <table:table-cell office:value-type="float" office:value="1443137435.1632" calcext:value-type="float">
            <text:p>1443137435.1632</text:p>
          </table:table-cell>
          <table:table-cell table:formula="of:=[.G152]-[.$B$2]" office:value-type="float" office:value="55.1630375385284" calcext:value-type="float">
            <text:p>55.1630375385</text:p>
          </table:table-cell>
          <table:table-cell table:formula="of:=[.C152]/([.H152]-[.H151])" office:value-type="float" office:value="109714.996679347" calcext:value-type="float">
            <text:p>109714.996679347</text:p>
          </table:table-cell>
          <table:table-cell table:formula="of:=[.G152]-[.$B152]" office:value-type="float" office:value="29.35591340065" calcext:value-type="float">
            <text:p>29.3559134007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37405.88574" calcext:value-type="float">
            <text:p>1443137405.88574</text:p>
          </table:table-cell>
          <table:table-cell office:value-type="float" office:value="8224" calcext:value-type="float">
            <text:p>8224</text:p>
          </table:table-cell>
          <table:table-cell table:formula="of:=[.B153]-[.$B$2]" office:value-type="float" office:value="25.8855760097504" calcext:value-type="float">
            <text:p>25.8855760098</text:p>
          </table:table-cell>
          <table:table-cell table:formula="of:=[.C153]/([.D153]-[.D152])" office:value-type="float" office:value="104828.601329277" calcext:value-type="float">
            <text:p>104828.601329277</text:p>
          </table:table-cell>
          <table:table-cell/>
          <table:table-cell office:value-type="float" office:value="1443137435.23837" calcext:value-type="float">
            <text:p>1443137435.23837</text:p>
          </table:table-cell>
          <table:table-cell table:formula="of:=[.G153]-[.$B$2]" office:value-type="float" office:value="55.2382123470306" calcext:value-type="float">
            <text:p>55.238212347</text:p>
          </table:table-cell>
          <table:table-cell table:formula="of:=[.C153]/([.H153]-[.H152])" office:value-type="float" office:value="109398.349844278" calcext:value-type="float">
            <text:p>109398.349844278</text:p>
          </table:table-cell>
          <table:table-cell table:formula="of:=[.G153]-[.$B153]" office:value-type="float" office:value="29.3526363372803" calcext:value-type="float">
            <text:p>29.3526363373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37405.96419" calcext:value-type="float">
            <text:p>1443137405.96419</text:p>
          </table:table-cell>
          <table:table-cell office:value-type="float" office:value="8224" calcext:value-type="float">
            <text:p>8224</text:p>
          </table:table-cell>
          <table:table-cell table:formula="of:=[.B154]-[.$B$2]" office:value-type="float" office:value="25.9640295505524" calcext:value-type="float">
            <text:p>25.9640295506</text:p>
          </table:table-cell>
          <table:table-cell table:formula="of:=[.C154]/([.D154]-[.D153])" office:value-type="float" office:value="104826.371326635" calcext:value-type="float">
            <text:p>104826.371326635</text:p>
          </table:table-cell>
          <table:table-cell/>
          <table:table-cell office:value-type="float" office:value="1443137435.31334" calcext:value-type="float">
            <text:p>1443137435.31334</text:p>
          </table:table-cell>
          <table:table-cell table:formula="of:=[.G154]-[.$B$2]" office:value-type="float" office:value="55.313178062439" calcext:value-type="float">
            <text:p>55.3131780624</text:p>
          </table:table-cell>
          <table:table-cell table:formula="of:=[.C154]/([.H154]-[.H153])" office:value-type="float" office:value="109703.481854409" calcext:value-type="float">
            <text:p>109703.481854409</text:p>
          </table:table-cell>
          <table:table-cell table:formula="of:=[.G154]-[.$B154]" office:value-type="float" office:value="29.3491485118866" calcext:value-type="float">
            <text:p>29.3491485119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37406.04072" calcext:value-type="float">
            <text:p>1443137406.04072</text:p>
          </table:table-cell>
          <table:table-cell office:value-type="float" office:value="8224" calcext:value-type="float">
            <text:p>8224</text:p>
          </table:table-cell>
          <table:table-cell table:formula="of:=[.B155]-[.$B$2]" office:value-type="float" office:value="26.0405530929565" calcext:value-type="float">
            <text:p>26.040553093</text:p>
          </table:table-cell>
          <table:table-cell table:formula="of:=[.C155]/([.D155]-[.D154])" office:value-type="float" office:value="107470.194682876" calcext:value-type="float">
            <text:p>107470.194682876</text:p>
          </table:table-cell>
          <table:table-cell/>
          <table:table-cell office:value-type="float" office:value="1443137435.38852" calcext:value-type="float">
            <text:p>1443137435.38852</text:p>
          </table:table-cell>
          <table:table-cell table:formula="of:=[.G155]-[.$B$2]" office:value-type="float" office:value="55.3883621692657" calcext:value-type="float">
            <text:p>55.3883621693</text:p>
          </table:table-cell>
          <table:table-cell table:formula="of:=[.C155]/([.H155]-[.H154])" office:value-type="float" office:value="109384.820104964" calcext:value-type="float">
            <text:p>109384.820104964</text:p>
          </table:table-cell>
          <table:table-cell table:formula="of:=[.G155]-[.$B155]" office:value-type="float" office:value="29.3478090763092" calcext:value-type="float">
            <text:p>29.3478090763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37406.11561" calcext:value-type="float">
            <text:p>1443137406.11561</text:p>
          </table:table-cell>
          <table:table-cell office:value-type="float" office:value="8224" calcext:value-type="float">
            <text:p>8224</text:p>
          </table:table-cell>
          <table:table-cell table:formula="of:=[.B156]-[.$B$2]" office:value-type="float" office:value="26.1154487133026" calcext:value-type="float">
            <text:p>26.1154487133</text:p>
          </table:table-cell>
          <table:table-cell table:formula="of:=[.C156]/([.D156]-[.D155])" office:value-type="float" office:value="109806.153710984" calcext:value-type="float">
            <text:p>109806.153710984</text:p>
          </table:table-cell>
          <table:table-cell/>
          <table:table-cell office:value-type="float" office:value="1443137435.46349" calcext:value-type="float">
            <text:p>1443137435.46349</text:p>
          </table:table-cell>
          <table:table-cell table:formula="of:=[.G156]-[.$B$2]" office:value-type="float" office:value="55.4633314609528" calcext:value-type="float">
            <text:p>55.463331461</text:p>
          </table:table-cell>
          <table:table-cell table:formula="of:=[.C156]/([.H156]-[.H155])" office:value-type="float" office:value="109698.248642048" calcext:value-type="float">
            <text:p>109698.248642048</text:p>
          </table:table-cell>
          <table:table-cell table:formula="of:=[.G156]-[.$B156]" office:value-type="float" office:value="29.3478827476501" calcext:value-type="float">
            <text:p>29.3478827477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37406.1905" calcext:value-type="float">
            <text:p>1443137406.1905</text:p>
          </table:table-cell>
          <table:table-cell office:value-type="float" office:value="8224" calcext:value-type="float">
            <text:p>8224</text:p>
          </table:table-cell>
          <table:table-cell table:formula="of:=[.B157]-[.$B$2]" office:value-type="float" office:value="26.1903412342072" calcext:value-type="float">
            <text:p>26.1903412342</text:p>
          </table:table-cell>
          <table:table-cell table:formula="of:=[.C157]/([.D157]-[.D156])" office:value-type="float" office:value="109810.698059989" calcext:value-type="float">
            <text:p>109810.698059989</text:p>
          </table:table-cell>
          <table:table-cell/>
          <table:table-cell office:value-type="float" office:value="1443137435.53866" calcext:value-type="float">
            <text:p>1443137435.53866</text:p>
          </table:table-cell>
          <table:table-cell table:formula="of:=[.G157]-[.$B$2]" office:value-type="float" office:value="55.5384993553162" calcext:value-type="float">
            <text:p>55.5384993553</text:p>
          </table:table-cell>
          <table:table-cell table:formula="of:=[.C157]/([.H157]-[.H156])" office:value-type="float" office:value="109408.412589564" calcext:value-type="float">
            <text:p>109408.412589564</text:p>
          </table:table-cell>
          <table:table-cell table:formula="of:=[.G157]-[.$B157]" office:value-type="float" office:value="29.348158121109" calcext:value-type="float">
            <text:p>29.348158121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37406.2654" calcext:value-type="float">
            <text:p>1443137406.2654</text:p>
          </table:table-cell>
          <table:table-cell office:value-type="float" office:value="8224" calcext:value-type="float">
            <text:p>8224</text:p>
          </table:table-cell>
          <table:table-cell table:formula="of:=[.B158]-[.$B$2]" office:value-type="float" office:value="26.2652378082275" calcext:value-type="float">
            <text:p>26.2652378082</text:p>
          </table:table-cell>
          <table:table-cell table:formula="of:=[.C158]/([.D158]-[.D157])" office:value-type="float" office:value="109804.75552542" calcext:value-type="float">
            <text:p>109804.75552542</text:p>
          </table:table-cell>
          <table:table-cell/>
          <table:table-cell office:value-type="float" office:value="1443137435.61361" calcext:value-type="float">
            <text:p>1443137435.61361</text:p>
          </table:table-cell>
          <table:table-cell table:formula="of:=[.G158]-[.$B$2]" office:value-type="float" office:value="55.6134452819824" calcext:value-type="float">
            <text:p>55.613445282</text:p>
          </table:table-cell>
          <table:table-cell table:formula="of:=[.C158]/([.H158]-[.H157])" office:value-type="float" office:value="109732.447990431" calcext:value-type="float">
            <text:p>109732.447990431</text:p>
          </table:table-cell>
          <table:table-cell table:formula="of:=[.G158]-[.$B158]" office:value-type="float" office:value="29.3482074737549" calcext:value-type="float">
            <text:p>29.3482074738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37406.34029" calcext:value-type="float">
            <text:p>1443137406.34029</text:p>
          </table:table-cell>
          <table:table-cell office:value-type="float" office:value="8224" calcext:value-type="float">
            <text:p>8224</text:p>
          </table:table-cell>
          <table:table-cell table:formula="of:=[.B159]-[.$B$2]" office:value-type="float" office:value="26.3401303291321" calcext:value-type="float">
            <text:p>26.3401303291</text:p>
          </table:table-cell>
          <table:table-cell table:formula="of:=[.C159]/([.D159]-[.D158])" office:value-type="float" office:value="109810.698059989" calcext:value-type="float">
            <text:p>109810.698059989</text:p>
          </table:table-cell>
          <table:table-cell/>
          <table:table-cell office:value-type="float" office:value="1443137435.68881" calcext:value-type="float">
            <text:p>1443137435.68881</text:p>
          </table:table-cell>
          <table:table-cell table:formula="of:=[.G159]-[.$B$2]" office:value-type="float" office:value="55.6886522769928" calcext:value-type="float">
            <text:p>55.688652277</text:p>
          </table:table-cell>
          <table:table-cell table:formula="of:=[.C159]/([.H159]-[.H158])" office:value-type="float" office:value="109351.530384446" calcext:value-type="float">
            <text:p>109351.530384446</text:p>
          </table:table-cell>
          <table:table-cell table:formula="of:=[.G159]-[.$B159]" office:value-type="float" office:value="29.3485219478607" calcext:value-type="float">
            <text:p>29.3485219479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37406.41519" calcext:value-type="float">
            <text:p>1443137406.41519</text:p>
          </table:table-cell>
          <table:table-cell office:value-type="float" office:value="8224" calcext:value-type="float">
            <text:p>8224</text:p>
          </table:table-cell>
          <table:table-cell table:formula="of:=[.B160]-[.$B$2]" office:value-type="float" office:value="26.4150249958038" calcext:value-type="float">
            <text:p>26.4150249958</text:p>
          </table:table-cell>
          <table:table-cell table:formula="of:=[.C160]/([.D160]-[.D159])" office:value-type="float" office:value="109807.551932156" calcext:value-type="float">
            <text:p>109807.551932156</text:p>
          </table:table-cell>
          <table:table-cell/>
          <table:table-cell office:value-type="float" office:value="1443137435.76379" calcext:value-type="float">
            <text:p>1443137435.76379</text:p>
          </table:table-cell>
          <table:table-cell table:formula="of:=[.G160]-[.$B$2]" office:value-type="float" office:value="55.7636246681213" calcext:value-type="float">
            <text:p>55.7636246681</text:p>
          </table:table-cell>
          <table:table-cell table:formula="of:=[.C160]/([.H160]-[.H159])" office:value-type="float" office:value="109693.713595182" calcext:value-type="float">
            <text:p>109693.713595182</text:p>
          </table:table-cell>
          <table:table-cell table:formula="of:=[.G160]-[.$B160]" office:value-type="float" office:value="29.3485996723175" calcext:value-type="float">
            <text:p>29.3485996723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37406.49008" calcext:value-type="float">
            <text:p>1443137406.49008</text:p>
          </table:table-cell>
          <table:table-cell office:value-type="float" office:value="8224" calcext:value-type="float">
            <text:p>8224</text:p>
          </table:table-cell>
          <table:table-cell table:formula="of:=[.B161]-[.$B$2]" office:value-type="float" office:value="26.4899191856384" calcext:value-type="float">
            <text:p>26.4899191856</text:p>
          </table:table-cell>
          <table:table-cell table:formula="of:=[.C161]/([.D161]-[.D160])" office:value-type="float" office:value="109808.251056095" calcext:value-type="float">
            <text:p>109808.251056095</text:p>
          </table:table-cell>
          <table:table-cell/>
          <table:table-cell office:value-type="float" office:value="1443137435.83897" calcext:value-type="float">
            <text:p>1443137435.83897</text:p>
          </table:table-cell>
          <table:table-cell table:formula="of:=[.G161]-[.$B$2]" office:value-type="float" office:value="55.8388090133667" calcext:value-type="float">
            <text:p>55.8388090134</text:p>
          </table:table-cell>
          <table:table-cell table:formula="of:=[.C161]/([.H161]-[.H160])" office:value-type="float" office:value="109384.473232576" calcext:value-type="float">
            <text:p>109384.473232576</text:p>
          </table:table-cell>
          <table:table-cell table:formula="of:=[.G161]-[.$B161]" office:value-type="float" office:value="29.3488898277283" calcext:value-type="float">
            <text:p>29.3488898277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37406.56498" calcext:value-type="float">
            <text:p>1443137406.56498</text:p>
          </table:table-cell>
          <table:table-cell office:value-type="float" office:value="8224" calcext:value-type="float">
            <text:p>8224</text:p>
          </table:table-cell>
          <table:table-cell table:formula="of:=[.B162]-[.$B$2]" office:value-type="float" office:value="26.564817905426" calcext:value-type="float">
            <text:p>26.5648179054</text:p>
          </table:table-cell>
          <table:table-cell table:formula="of:=[.C162]/([.D162]-[.D161])" office:value-type="float" office:value="109801.609738085" calcext:value-type="float">
            <text:p>109801.609738085</text:p>
          </table:table-cell>
          <table:table-cell/>
          <table:table-cell office:value-type="float" office:value="1443137435.91397" calcext:value-type="float">
            <text:p>1443137435.91397</text:p>
          </table:table-cell>
          <table:table-cell table:formula="of:=[.G162]-[.$B$2]" office:value-type="float" office:value="55.913804769516" calcext:value-type="float">
            <text:p>55.9138047695</text:p>
          </table:table-cell>
          <table:table-cell table:formula="of:=[.C162]/([.H162]-[.H161])" office:value-type="float" office:value="109659.538382795" calcext:value-type="float">
            <text:p>109659.538382795</text:p>
          </table:table-cell>
          <table:table-cell table:formula="of:=[.G162]-[.$B162]" office:value-type="float" office:value="29.34898686409" calcext:value-type="float">
            <text:p>29.348986864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37406.63987" calcext:value-type="float">
            <text:p>1443137406.63987</text:p>
          </table:table-cell>
          <table:table-cell office:value-type="float" office:value="8224" calcext:value-type="float">
            <text:p>8224</text:p>
          </table:table-cell>
          <table:table-cell table:formula="of:=[.B163]-[.$B$2]" office:value-type="float" office:value="26.639711856842" calcext:value-type="float">
            <text:p>26.6397118568</text:p>
          </table:table-cell>
          <table:table-cell table:formula="of:=[.C163]/([.D163]-[.D162])" office:value-type="float" office:value="109808.600621403" calcext:value-type="float">
            <text:p>109808.600621403</text:p>
          </table:table-cell>
          <table:table-cell/>
          <table:table-cell office:value-type="float" office:value="1443137435.98903" calcext:value-type="float">
            <text:p>1443137435.98903</text:p>
          </table:table-cell>
          <table:table-cell table:formula="of:=[.G163]-[.$B$2]" office:value-type="float" office:value="55.9888651371002" calcext:value-type="float">
            <text:p>55.9888651371</text:p>
          </table:table-cell>
          <table:table-cell table:formula="of:=[.C163]/([.H163]-[.H162])" office:value-type="float" office:value="109565.144225699" calcext:value-type="float">
            <text:p>109565.144225699</text:p>
          </table:table-cell>
          <table:table-cell table:formula="of:=[.G163]-[.$B163]" office:value-type="float" office:value="29.3491532802582" calcext:value-type="float">
            <text:p>29.3491532803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37406.71474" calcext:value-type="float">
            <text:p>1443137406.71474</text:p>
          </table:table-cell>
          <table:table-cell office:value-type="float" office:value="8224" calcext:value-type="float">
            <text:p>8224</text:p>
          </table:table-cell>
          <table:table-cell table:formula="of:=[.B164]-[.$B$2]" office:value-type="float" office:value="26.7145743370056" calcext:value-type="float">
            <text:p>26.714574337</text:p>
          </table:table-cell>
          <table:table-cell table:formula="of:=[.C164]/([.D164]-[.D163])" office:value-type="float" office:value="109854.762786787" calcext:value-type="float">
            <text:p>109854.762786787</text:p>
          </table:table-cell>
          <table:table-cell/>
          <table:table-cell office:value-type="float" office:value="1443137436.06415" calcext:value-type="float">
            <text:p>1443137436.06415</text:p>
          </table:table-cell>
          <table:table-cell table:formula="of:=[.G164]-[.$B$2]" office:value-type="float" office:value="56.0639879703522" calcext:value-type="float">
            <text:p>56.0639879704</text:p>
          </table:table-cell>
          <table:table-cell table:formula="of:=[.C164]/([.H164]-[.H163])" office:value-type="float" office:value="109474.039303306" calcext:value-type="float">
            <text:p>109474.039303306</text:p>
          </table:table-cell>
          <table:table-cell table:formula="of:=[.G164]-[.$B164]" office:value-type="float" office:value="29.3494136333466" calcext:value-type="float">
            <text:p>29.3494136333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37406.7896" calcext:value-type="float">
            <text:p>1443137406.7896</text:p>
          </table:table-cell>
          <table:table-cell office:value-type="float" office:value="8224" calcext:value-type="float">
            <text:p>8224</text:p>
          </table:table-cell>
          <table:table-cell table:formula="of:=[.B165]-[.$B$2]" office:value-type="float" office:value="26.7894353866577" calcext:value-type="float">
            <text:p>26.7894353867</text:p>
          </table:table-cell>
          <table:table-cell table:formula="of:=[.C165]/([.D165]-[.D164])" office:value-type="float" office:value="109856.861989235" calcext:value-type="float">
            <text:p>109856.861989235</text:p>
          </table:table-cell>
          <table:table-cell/>
          <table:table-cell office:value-type="float" office:value="1443137436.13291" calcext:value-type="float">
            <text:p>1443137436.13291</text:p>
          </table:table-cell>
          <table:table-cell table:formula="of:=[.G165]-[.$B$2]" office:value-type="float" office:value="56.1327440738678" calcext:value-type="float">
            <text:p>56.1327440739</text:p>
          </table:table-cell>
          <table:table-cell table:formula="of:=[.C165]/([.H165]-[.H164])" office:value-type="float" office:value="119611.199289836" calcext:value-type="float">
            <text:p>119611.199289836</text:p>
          </table:table-cell>
          <table:table-cell table:formula="of:=[.G165]-[.$B165]" office:value-type="float" office:value="29.3433086872101" calcext:value-type="float">
            <text:p>29.3433086872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37406.8645" calcext:value-type="float">
            <text:p>1443137406.8645</text:p>
          </table:table-cell>
          <table:table-cell office:value-type="float" office:value="8224" calcext:value-type="float">
            <text:p>8224</text:p>
          </table:table-cell>
          <table:table-cell table:formula="of:=[.B166]-[.$B$2]" office:value-type="float" office:value="26.8643372058868" calcext:value-type="float">
            <text:p>26.8643372059</text:p>
          </table:table-cell>
          <table:table-cell table:formula="of:=[.C166]/([.D166]-[.D165])" office:value-type="float" office:value="109797.066141246" calcext:value-type="float">
            <text:p>109797.066141246</text:p>
          </table:table-cell>
          <table:table-cell/>
          <table:table-cell office:value-type="float" office:value="1443137436.20171" calcext:value-type="float">
            <text:p>1443137436.20171</text:p>
          </table:table-cell>
          <table:table-cell table:formula="of:=[.G166]-[.$B$2]" office:value-type="float" office:value="56.2015516757965" calcext:value-type="float">
            <text:p>56.2015516758</text:p>
          </table:table-cell>
          <table:table-cell table:formula="of:=[.C166]/([.H166]-[.H165])" office:value-type="float" office:value="119521.677394317" calcext:value-type="float">
            <text:p>119521.677394317</text:p>
          </table:table-cell>
          <table:table-cell table:formula="of:=[.G166]-[.$B166]" office:value-type="float" office:value="29.3372144699097" calcext:value-type="float">
            <text:p>29.3372144699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37406.93936" calcext:value-type="float">
            <text:p>1443137406.93936</text:p>
          </table:table-cell>
          <table:table-cell office:value-type="float" office:value="8224" calcext:value-type="float">
            <text:p>8224</text:p>
          </table:table-cell>
          <table:table-cell table:formula="of:=[.B167]-[.$B$2]" office:value-type="float" office:value="26.9391994476318" calcext:value-type="float">
            <text:p>26.9391994476</text:p>
          </table:table-cell>
          <table:table-cell table:formula="of:=[.C167]/([.D167]-[.D166])" office:value-type="float" office:value="109855.112648291" calcext:value-type="float">
            <text:p>109855.112648291</text:p>
          </table:table-cell>
          <table:table-cell/>
          <table:table-cell office:value-type="float" office:value="1443137436.27053" calcext:value-type="float">
            <text:p>1443137436.27053</text:p>
          </table:table-cell>
          <table:table-cell table:formula="of:=[.G167]-[.$B$2]" office:value-type="float" office:value="56.2703678607941" calcext:value-type="float">
            <text:p>56.2703678608</text:p>
          </table:table-cell>
          <table:table-cell table:formula="of:=[.C167]/([.H167]-[.H166])" office:value-type="float" office:value="119506.770104907" calcext:value-type="float">
            <text:p>119506.770104907</text:p>
          </table:table-cell>
          <table:table-cell table:formula="of:=[.G167]-[.$B167]" office:value-type="float" office:value="29.3311684131622" calcext:value-type="float">
            <text:p>29.331168413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37420.01959" calcext:value-type="float">
            <text:p>1443137420.01959</text:p>
          </table:table-cell>
          <table:table-cell office:value-type="float" office:value="8224" calcext:value-type="float">
            <text:p>8224</text:p>
          </table:table-cell>
          <table:table-cell table:formula="of:=[.B168]-[.$B$2]" office:value-type="float" office:value="40.0194289684296" calcext:value-type="float">
            <text:p>40.0194289684</text:p>
          </table:table-cell>
          <table:table-cell table:formula="of:=[.C168]/([.D168]-[.D167])" office:value-type="float" office:value="628.735144664223" calcext:value-type="float">
            <text:p>628.7351446642</text:p>
          </table:table-cell>
          <table:table-cell/>
          <table:table-cell office:value-type="float" office:value="1443137436.33934" calcext:value-type="float">
            <text:p>1443137436.33934</text:p>
          </table:table-cell>
          <table:table-cell table:formula="of:=[.G168]-[.$B$2]" office:value-type="float" office:value="56.3391749858856" calcext:value-type="float">
            <text:p>56.3391749859</text:p>
          </table:table-cell>
          <table:table-cell table:formula="of:=[.C168]/([.H168]-[.H167])" office:value-type="float" office:value="119522.50568611" calcext:value-type="float">
            <text:p>119522.50568611</text:p>
          </table:table-cell>
          <table:table-cell table:formula="of:=[.G168]-[.$B168]" office:value-type="float" office:value="16.3197460174561" calcext:value-type="float">
            <text:p>16.3197460175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37420.12251" calcext:value-type="float">
            <text:p>1443137420.12251</text:p>
          </table:table-cell>
          <table:table-cell office:value-type="float" office:value="8224" calcext:value-type="float">
            <text:p>8224</text:p>
          </table:table-cell>
          <table:table-cell table:formula="of:=[.B169]-[.$B$2]" office:value-type="float" office:value="40.1223518848419" calcext:value-type="float">
            <text:p>40.1223518848</text:p>
          </table:table-cell>
          <table:table-cell table:formula="of:=[.C169]/([.D169]-[.D168])" office:value-type="float" office:value="79904.4594408024" calcext:value-type="float">
            <text:p>79904.4594408024</text:p>
          </table:table-cell>
          <table:table-cell/>
          <table:table-cell office:value-type="float" office:value="1443137436.40814" calcext:value-type="float">
            <text:p>1443137436.40814</text:p>
          </table:table-cell>
          <table:table-cell table:formula="of:=[.G169]-[.$B$2]" office:value-type="float" office:value="56.4079828262329" calcext:value-type="float">
            <text:p>56.4079828262</text:p>
          </table:table-cell>
          <table:table-cell table:formula="of:=[.C169]/([.H169]-[.H168])" office:value-type="float" office:value="119521.263252726" calcext:value-type="float">
            <text:p>119521.263252726</text:p>
          </table:table-cell>
          <table:table-cell table:formula="of:=[.G169]-[.$B169]" office:value-type="float" office:value="16.285630941391" calcext:value-type="float">
            <text:p>16.2856309414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37420.22543" calcext:value-type="float">
            <text:p>1443137420.22543</text:p>
          </table:table-cell>
          <table:table-cell office:value-type="float" office:value="8224" calcext:value-type="float">
            <text:p>8224</text:p>
          </table:table-cell>
          <table:table-cell table:formula="of:=[.B170]-[.$B$2]" office:value-type="float" office:value="40.2252681255341" calcext:value-type="float">
            <text:p>40.2252681255</text:p>
          </table:table-cell>
          <table:table-cell table:formula="of:=[.C170]/([.D170]-[.D169])" office:value-type="float" office:value="79909.6424887991" calcext:value-type="float">
            <text:p>79909.6424887991</text:p>
          </table:table-cell>
          <table:table-cell/>
          <table:table-cell office:value-type="float" office:value="1443137436.47696" calcext:value-type="float">
            <text:p>1443137436.47696</text:p>
          </table:table-cell>
          <table:table-cell table:formula="of:=[.G170]-[.$B$2]" office:value-type="float" office:value="56.4768018722534" calcext:value-type="float">
            <text:p>56.4768018723</text:p>
          </table:table-cell>
          <table:table-cell table:formula="of:=[.C170]/([.H170]-[.H169])" office:value-type="float" office:value="119501.801834761" calcext:value-type="float">
            <text:p>119501.801834761</text:p>
          </table:table-cell>
          <table:table-cell table:formula="of:=[.G170]-[.$B170]" office:value-type="float" office:value="16.2515337467194" calcext:value-type="float">
            <text:p>16.2515337467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37420.32835" calcext:value-type="float">
            <text:p>1443137420.32835</text:p>
          </table:table-cell>
          <table:table-cell office:value-type="float" office:value="8224" calcext:value-type="float">
            <text:p>8224</text:p>
          </table:table-cell>
          <table:table-cell table:formula="of:=[.B171]-[.$B$2]" office:value-type="float" office:value="40.3281829357147" calcext:value-type="float">
            <text:p>40.3281829357</text:p>
          </table:table-cell>
          <table:table-cell table:formula="of:=[.C171]/([.D171]-[.D170])" office:value-type="float" office:value="79910.7532294234" calcext:value-type="float">
            <text:p>79910.7532294234</text:p>
          </table:table-cell>
          <table:table-cell/>
          <table:table-cell office:value-type="float" office:value="1443137436.54577" calcext:value-type="float">
            <text:p>1443137436.54577</text:p>
          </table:table-cell>
          <table:table-cell table:formula="of:=[.G171]-[.$B$2]" office:value-type="float" office:value="56.5456116199493" calcext:value-type="float">
            <text:p>56.5456116199</text:p>
          </table:table-cell>
          <table:table-cell table:formula="of:=[.C171]/([.H171]-[.H170])" office:value-type="float" office:value="119517.950223313" calcext:value-type="float">
            <text:p>119517.950223313</text:p>
          </table:table-cell>
          <table:table-cell table:formula="of:=[.G171]-[.$B171]" office:value-type="float" office:value="16.2174286842346" calcext:value-type="float">
            <text:p>16.217428684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37420.43124" calcext:value-type="float">
            <text:p>1443137420.43124</text:p>
          </table:table-cell>
          <table:table-cell office:value-type="float" office:value="8224" calcext:value-type="float">
            <text:p>8224</text:p>
          </table:table-cell>
          <table:table-cell table:formula="of:=[.B172]-[.$B$2]" office:value-type="float" office:value="40.4310736656189" calcext:value-type="float">
            <text:p>40.4310736656</text:p>
          </table:table-cell>
          <table:table-cell table:formula="of:=[.C172]/([.D172]-[.D171])" office:value-type="float" office:value="79929.4553324605" calcext:value-type="float">
            <text:p>79929.4553324605</text:p>
          </table:table-cell>
          <table:table-cell/>
          <table:table-cell office:value-type="float" office:value="1443137436.61459" calcext:value-type="float">
            <text:p>1443137436.61459</text:p>
          </table:table-cell>
          <table:table-cell table:formula="of:=[.G172]-[.$B$2]" office:value-type="float" office:value="56.6144237518311" calcext:value-type="float">
            <text:p>56.6144237518</text:p>
          </table:table-cell>
          <table:table-cell table:formula="of:=[.C172]/([.H172]-[.H171])" office:value-type="float" office:value="119513.809194821" calcext:value-type="float">
            <text:p>119513.809194821</text:p>
          </table:table-cell>
          <table:table-cell table:formula="of:=[.G172]-[.$B172]" office:value-type="float" office:value="16.1833500862122" calcext:value-type="float">
            <text:p>16.1833500862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37420.53412" calcext:value-type="float">
            <text:p>1443137420.53412</text:p>
          </table:table-cell>
          <table:table-cell office:value-type="float" office:value="8224" calcext:value-type="float">
            <text:p>8224</text:p>
          </table:table-cell>
          <table:table-cell table:formula="of:=[.B173]-[.$B$2]" office:value-type="float" office:value="40.5339560508728" calcext:value-type="float">
            <text:p>40.5339560509</text:p>
          </table:table-cell>
          <table:table-cell table:formula="of:=[.C173]/([.D173]-[.D172])" office:value-type="float" office:value="79935.9383018168" calcext:value-type="float">
            <text:p>79935.9383018168</text:p>
          </table:table-cell>
          <table:table-cell/>
          <table:table-cell office:value-type="float" office:value="1443137436.6834" calcext:value-type="float">
            <text:p>1443137436.6834</text:p>
          </table:table-cell>
          <table:table-cell table:formula="of:=[.G173]-[.$B$2]" office:value-type="float" office:value="56.6832394599915" calcext:value-type="float">
            <text:p>56.68323946</text:p>
          </table:table-cell>
          <table:table-cell table:formula="of:=[.C173]/([.H173]-[.H172])" office:value-type="float" office:value="119507.598190095" calcext:value-type="float">
            <text:p>119507.598190095</text:p>
          </table:table-cell>
          <table:table-cell table:formula="of:=[.G173]-[.$B173]" office:value-type="float" office:value="16.1492834091187" calcext:value-type="float">
            <text:p>16.149283409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37420.637" calcext:value-type="float">
            <text:p>1443137420.637</text:p>
          </table:table-cell>
          <table:table-cell office:value-type="float" office:value="8224" calcext:value-type="float">
            <text:p>8224</text:p>
          </table:table-cell>
          <table:table-cell table:formula="of:=[.B174]-[.$B$2]" office:value-type="float" office:value="40.6368384361267" calcext:value-type="float">
            <text:p>40.6368384361</text:p>
          </table:table-cell>
          <table:table-cell table:formula="of:=[.C174]/([.D174]-[.D173])" office:value-type="float" office:value="79935.9383018168" calcext:value-type="float">
            <text:p>79935.9383018168</text:p>
          </table:table-cell>
          <table:table-cell/>
          <table:table-cell office:value-type="float" office:value="1443137436.75231" calcext:value-type="float">
            <text:p>1443137436.75231</text:p>
          </table:table-cell>
          <table:table-cell table:formula="of:=[.G174]-[.$B$2]" office:value-type="float" office:value="56.7521452903748" calcext:value-type="float">
            <text:p>56.7521452904</text:p>
          </table:table-cell>
          <table:table-cell table:formula="of:=[.C174]/([.H174]-[.H173])" office:value-type="float" office:value="119351.293704068" calcext:value-type="float">
            <text:p>119351.293704068</text:p>
          </table:table-cell>
          <table:table-cell table:formula="of:=[.G174]-[.$B174]" office:value-type="float" office:value="16.115306854248" calcext:value-type="float">
            <text:p>16.1153068542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37420.73991" calcext:value-type="float">
            <text:p>1443137420.73991</text:p>
          </table:table-cell>
          <table:table-cell office:value-type="float" office:value="8224" calcext:value-type="float">
            <text:p>8224</text:p>
          </table:table-cell>
          <table:table-cell table:formula="of:=[.B175]-[.$B$2]" office:value-type="float" office:value="40.7397527694702" calcext:value-type="float">
            <text:p>40.7397527695</text:p>
          </table:table-cell>
          <table:table-cell table:formula="of:=[.C175]/([.D175]-[.D174])" office:value-type="float" office:value="79911.1234831601" calcext:value-type="float">
            <text:p>79911.1234831601</text:p>
          </table:table-cell>
          <table:table-cell/>
          <table:table-cell office:value-type="float" office:value="1443137436.82115" calcext:value-type="float">
            <text:p>1443137436.82115</text:p>
          </table:table-cell>
          <table:table-cell table:formula="of:=[.G175]-[.$B$2]" office:value-type="float" office:value="56.8209843635559" calcext:value-type="float">
            <text:p>56.8209843636</text:p>
          </table:table-cell>
          <table:table-cell table:formula="of:=[.C175]/([.H175]-[.H174])" office:value-type="float" office:value="119467.035506975" calcext:value-type="float">
            <text:p>119467.035506975</text:p>
          </table:table-cell>
          <table:table-cell table:formula="of:=[.G175]-[.$B175]" office:value-type="float" office:value="16.0812315940857" calcext:value-type="float">
            <text:p>16.081231594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37420.84283" calcext:value-type="float">
            <text:p>1443137420.84283</text:p>
          </table:table-cell>
          <table:table-cell office:value-type="float" office:value="8224" calcext:value-type="float">
            <text:p>8224</text:p>
          </table:table-cell>
          <table:table-cell table:formula="of:=[.B176]-[.$B$2]" office:value-type="float" office:value="40.8426692485809" calcext:value-type="float">
            <text:p>40.8426692486</text:p>
          </table:table-cell>
          <table:table-cell table:formula="of:=[.C176]/([.D176]-[.D175])" office:value-type="float" office:value="79909.4573683637" calcext:value-type="float">
            <text:p>79909.4573683637</text:p>
          </table:table-cell>
          <table:table-cell/>
          <table:table-cell office:value-type="float" office:value="1443137436.89" calcext:value-type="float">
            <text:p>1443137436.89</text:p>
          </table:table-cell>
          <table:table-cell table:formula="of:=[.G176]-[.$B$2]" office:value-type="float" office:value="56.8898334503174" calcext:value-type="float">
            <text:p>56.8898334503</text:p>
          </table:table-cell>
          <table:table-cell table:formula="of:=[.C176]/([.H176]-[.H175])" office:value-type="float" office:value="119449.659927833" calcext:value-type="float">
            <text:p>119449.659927833</text:p>
          </table:table-cell>
          <table:table-cell table:formula="of:=[.G176]-[.$B176]" office:value-type="float" office:value="16.0471642017365" calcext:value-type="float">
            <text:p>16.0471642017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37420.94575" calcext:value-type="float">
            <text:p>1443137420.94575</text:p>
          </table:table-cell>
          <table:table-cell office:value-type="float" office:value="8224" calcext:value-type="float">
            <text:p>8224</text:p>
          </table:table-cell>
          <table:table-cell table:formula="of:=[.B177]-[.$B$2]" office:value-type="float" office:value="40.9455850124359" calcext:value-type="float">
            <text:p>40.9455850124</text:p>
          </table:table-cell>
          <table:table-cell table:formula="of:=[.C177]/([.D177]-[.D176])" office:value-type="float" office:value="79910.012732243" calcext:value-type="float">
            <text:p>79910.012732243</text:p>
          </table:table-cell>
          <table:table-cell/>
          <table:table-cell office:value-type="float" office:value="1443137436.95882" calcext:value-type="float">
            <text:p>1443137436.95882</text:p>
          </table:table-cell>
          <table:table-cell table:formula="of:=[.G177]-[.$B$2]" office:value-type="float" office:value="56.9586534500122" calcext:value-type="float">
            <text:p>56.95865345</text:p>
          </table:table-cell>
          <table:table-cell table:formula="of:=[.C177]/([.H177]-[.H176])" office:value-type="float" office:value="119500.145836509" calcext:value-type="float">
            <text:p>119500.145836509</text:p>
          </table:table-cell>
          <table:table-cell table:formula="of:=[.G177]-[.$B177]" office:value-type="float" office:value="16.0130684375763" calcext:value-type="float">
            <text:p>16.0130684376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37421.04586" calcext:value-type="float">
            <text:p>1443137421.04586</text:p>
          </table:table-cell>
          <table:table-cell office:value-type="float" office:value="8224" calcext:value-type="float">
            <text:p>8224</text:p>
          </table:table-cell>
          <table:table-cell table:formula="of:=[.B178]-[.$B$2]" office:value-type="float" office:value="41.0456984043121" calcext:value-type="float">
            <text:p>41.0456984043</text:p>
          </table:table-cell>
          <table:table-cell table:formula="of:=[.C178]/([.D178]-[.D177])" office:value-type="float" office:value="82146.8521430987" calcext:value-type="float">
            <text:p>82146.8521430987</text:p>
          </table:table-cell>
          <table:table-cell/>
          <table:table-cell office:value-type="float" office:value="1443137437.02755" calcext:value-type="float">
            <text:p>1443137437.02755</text:p>
          </table:table-cell>
          <table:table-cell table:formula="of:=[.G178]-[.$B$2]" office:value-type="float" office:value="57.0273854732513" calcext:value-type="float">
            <text:p>57.0273854733</text:p>
          </table:table-cell>
          <table:table-cell table:formula="of:=[.C178]/([.H178]-[.H177])" office:value-type="float" office:value="119653.105094647" calcext:value-type="float">
            <text:p>119653.105094647</text:p>
          </table:table-cell>
          <table:table-cell table:formula="of:=[.G178]-[.$B178]" office:value-type="float" office:value="15.9816870689392" calcext:value-type="float">
            <text:p>15.9816870689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37421.14274" calcext:value-type="float">
            <text:p>1443137421.14274</text:p>
          </table:table-cell>
          <table:table-cell office:value-type="float" office:value="8224" calcext:value-type="float">
            <text:p>8224</text:p>
          </table:table-cell>
          <table:table-cell table:formula="of:=[.B179]-[.$B$2]" office:value-type="float" office:value="41.1425759792328" calcext:value-type="float">
            <text:p>41.1425759792</text:p>
          </table:table-cell>
          <table:table-cell table:formula="of:=[.C179]/([.D179]-[.D178])" office:value-type="float" office:value="84890.646847175" calcext:value-type="float">
            <text:p>84890.646847175</text:p>
          </table:table-cell>
          <table:table-cell/>
          <table:table-cell office:value-type="float" office:value="1443137440.1193" calcext:value-type="float">
            <text:p>1443137440.1193</text:p>
          </table:table-cell>
          <table:table-cell table:formula="of:=[.G179]-[.$B$2]" office:value-type="float" office:value="60.1191422939301" calcext:value-type="float">
            <text:p>60.1191422939</text:p>
          </table:table-cell>
          <table:table-cell table:formula="of:=[.C179]/([.H179]-[.H178])" office:value-type="float" office:value="2659.97634257491" calcext:value-type="float">
            <text:p>2659.9763425749</text:p>
          </table:table-cell>
          <table:table-cell table:formula="of:=[.G179]-[.$B179]" office:value-type="float" office:value="18.9765663146973" calcext:value-type="float">
            <text:p>18.9765663147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37421.23958" calcext:value-type="float">
            <text:p>1443137421.23958</text:p>
          </table:table-cell>
          <table:table-cell office:value-type="float" office:value="8224" calcext:value-type="float">
            <text:p>8224</text:p>
          </table:table-cell>
          <table:table-cell table:formula="of:=[.B180]-[.$B$2]" office:value-type="float" office:value="41.2394227981567" calcext:value-type="float">
            <text:p>41.2394227982</text:p>
          </table:table-cell>
          <table:table-cell table:formula="of:=[.C180]/([.D180]-[.D179])" office:value-type="float" office:value="84917.605878805" calcext:value-type="float">
            <text:p>84917.605878805</text:p>
          </table:table-cell>
          <table:table-cell/>
          <table:table-cell office:value-type="float" office:value="1443137440.2193" calcext:value-type="float">
            <text:p>1443137440.2193</text:p>
          </table:table-cell>
          <table:table-cell table:formula="of:=[.G180]-[.$B$2]" office:value-type="float" office:value="60.2191386222839" calcext:value-type="float">
            <text:p>60.2191386223</text:p>
          </table:table-cell>
          <table:table-cell table:formula="of:=[.C180]/([.H180]-[.H179])" office:value-type="float" office:value="82243.0196726393" calcext:value-type="float">
            <text:p>82243.0196726393</text:p>
          </table:table-cell>
          <table:table-cell table:formula="of:=[.G180]-[.$B180]" office:value-type="float" office:value="18.9797158241272" calcext:value-type="float">
            <text:p>18.979715824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37421.33643" calcext:value-type="float">
            <text:p>1443137421.33643</text:p>
          </table:table-cell>
          <table:table-cell office:value-type="float" office:value="8224" calcext:value-type="float">
            <text:p>8224</text:p>
          </table:table-cell>
          <table:table-cell table:formula="of:=[.B181]-[.$B$2]" office:value-type="float" office:value="41.3362693786621" calcext:value-type="float">
            <text:p>41.3362693787</text:p>
          </table:table-cell>
          <table:table-cell table:formula="of:=[.C181]/([.D181]-[.D180])" office:value-type="float" office:value="84917.814930429" calcext:value-type="float">
            <text:p>84917.814930429</text:p>
          </table:table-cell>
          <table:table-cell/>
          <table:table-cell office:value-type="float" office:value="1443137445.14752" calcext:value-type="float">
            <text:p>1443137445.14752</text:p>
          </table:table-cell>
          <table:table-cell table:formula="of:=[.G181]-[.$B$2]" office:value-type="float" office:value="65.1473612785339" calcext:value-type="float">
            <text:p>65.1473612785</text:p>
          </table:table-cell>
          <table:table-cell table:formula="of:=[.C181]/([.H181]-[.H180])" office:value-type="float" office:value="1668.75577132666" calcext:value-type="float">
            <text:p>1668.7557713267</text:p>
          </table:table-cell>
          <table:table-cell table:formula="of:=[.G181]-[.$B181]" office:value-type="float" office:value="23.8110918998718" calcext:value-type="float">
            <text:p>23.811091899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37421.43328" calcext:value-type="float">
            <text:p>1443137421.43328</text:p>
          </table:table-cell>
          <table:table-cell office:value-type="float" office:value="8224" calcext:value-type="float">
            <text:p>8224</text:p>
          </table:table-cell>
          <table:table-cell table:formula="of:=[.B182]-[.$B$2]" office:value-type="float" office:value="41.4331147670746" calcext:value-type="float">
            <text:p>41.4331147671</text:p>
          </table:table-cell>
          <table:table-cell table:formula="of:=[.C182]/([.D182]-[.D181])" office:value-type="float" office:value="84918.8602039887" calcext:value-type="float">
            <text:p>84918.8602039887</text:p>
          </table:table-cell>
          <table:table-cell/>
          <table:table-cell office:value-type="float" office:value="1443137452.83575" calcext:value-type="float">
            <text:p>1443137452.83575</text:p>
          </table:table-cell>
          <table:table-cell table:formula="of:=[.G182]-[.$B$2]" office:value-type="float" office:value="72.8355877399445" calcext:value-type="float">
            <text:p>72.8355877399</text:p>
          </table:table-cell>
          <table:table-cell table:formula="of:=[.C182]/([.H182]-[.H181])" office:value-type="float" office:value="1069.68753343553" calcext:value-type="float">
            <text:p>1069.6875334355</text:p>
          </table:table-cell>
          <table:table-cell table:formula="of:=[.G182]-[.$B182]" office:value-type="float" office:value="31.4024729728699" calcext:value-type="float">
            <text:p>31.4024729729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37421.53016" calcext:value-type="float">
            <text:p>1443137421.53016</text:p>
          </table:table-cell>
          <table:table-cell office:value-type="float" office:value="8224" calcext:value-type="float">
            <text:p>8224</text:p>
          </table:table-cell>
          <table:table-cell table:formula="of:=[.B183]-[.$B$2]" office:value-type="float" office:value="41.529997587204" calcext:value-type="float">
            <text:p>41.5299975872</text:p>
          </table:table-cell>
          <table:table-cell table:formula="of:=[.C183]/([.D183]-[.D182])" office:value-type="float" office:value="84886.0508913367" calcext:value-type="float">
            <text:p>84886.0508913367</text:p>
          </table:table-cell>
          <table:table-cell/>
          <table:table-cell office:value-type="float" office:value="1443137452.92358" calcext:value-type="float">
            <text:p>1443137452.92358</text:p>
          </table:table-cell>
          <table:table-cell table:formula="of:=[.G183]-[.$B$2]" office:value-type="float" office:value="72.9234213829041" calcext:value-type="float">
            <text:p>72.9234213829</text:p>
          </table:table-cell>
          <table:table-cell table:formula="of:=[.C183]/([.H183]-[.H182])" office:value-type="float" office:value="93631.5484919965" calcext:value-type="float">
            <text:p>93631.5484919965</text:p>
          </table:table-cell>
          <table:table-cell table:formula="of:=[.G183]-[.$B183]" office:value-type="float" office:value="31.3934237957001" calcext:value-type="float">
            <text:p>31.3934237957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37421.62704" calcext:value-type="float">
            <text:p>1443137421.62704</text:p>
          </table:table-cell>
          <table:table-cell office:value-type="float" office:value="8224" calcext:value-type="float">
            <text:p>8224</text:p>
          </table:table-cell>
          <table:table-cell table:formula="of:=[.B184]-[.$B$2]" office:value-type="float" office:value="41.6268792152405" calcext:value-type="float">
            <text:p>41.6268792152</text:p>
          </table:table-cell>
          <table:table-cell table:formula="of:=[.C184]/([.D184]-[.D183])" office:value-type="float" office:value="84887.0953830555" calcext:value-type="float">
            <text:p>84887.0953830555</text:p>
          </table:table-cell>
          <table:table-cell/>
          <table:table-cell office:value-type="float" office:value="1443137453.01145" calcext:value-type="float">
            <text:p>1443137453.01145</text:p>
          </table:table-cell>
          <table:table-cell table:formula="of:=[.G184]-[.$B$2]" office:value-type="float" office:value="73.0112881660461" calcext:value-type="float">
            <text:p>73.011288166</text:p>
          </table:table-cell>
          <table:table-cell table:formula="of:=[.C184]/([.H184]-[.H183])" office:value-type="float" office:value="93596.2340478645" calcext:value-type="float">
            <text:p>93596.2340478645</text:p>
          </table:table-cell>
          <table:table-cell table:formula="of:=[.G184]-[.$B184]" office:value-type="float" office:value="31.3844089508057" calcext:value-type="float">
            <text:p>31.3844089508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37421.72392" calcext:value-type="float">
            <text:p>1443137421.72392</text:p>
          </table:table-cell>
          <table:table-cell office:value-type="float" office:value="8224" calcext:value-type="float">
            <text:p>8224</text:p>
          </table:table-cell>
          <table:table-cell table:formula="of:=[.B185]-[.$B$2]" office:value-type="float" office:value="41.723760843277" calcext:value-type="float">
            <text:p>41.7237608433</text:p>
          </table:table-cell>
          <table:table-cell table:formula="of:=[.C185]/([.D185]-[.D184])" office:value-type="float" office:value="84887.0953830555" calcext:value-type="float">
            <text:p>84887.0953830555</text:p>
          </table:table-cell>
          <table:table-cell/>
          <table:table-cell office:value-type="float" office:value="1443137453.09397" calcext:value-type="float">
            <text:p>1443137453.09397</text:p>
          </table:table-cell>
          <table:table-cell table:formula="of:=[.G185]-[.$B$2]" office:value-type="float" office:value="73.093811750412" calcext:value-type="float">
            <text:p>73.0938117504</text:p>
          </table:table-cell>
          <table:table-cell table:formula="of:=[.C185]/([.H185]-[.H184])" office:value-type="float" office:value="99656.3596115899" calcext:value-type="float">
            <text:p>99656.3596115899</text:p>
          </table:table-cell>
          <table:table-cell table:formula="of:=[.G185]-[.$B185]" office:value-type="float" office:value="31.370050907135" calcext:value-type="float">
            <text:p>31.3700509071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37421.8208" calcext:value-type="float">
            <text:p>1443137421.8208</text:p>
          </table:table-cell>
          <table:table-cell office:value-type="float" office:value="8224" calcext:value-type="float">
            <text:p>8224</text:p>
          </table:table-cell>
          <table:table-cell table:formula="of:=[.B186]-[.$B$2]" office:value-type="float" office:value="41.8206388950348" calcext:value-type="float">
            <text:p>41.820638895</text:p>
          </table:table-cell>
          <table:table-cell table:formula="of:=[.C186]/([.D186]-[.D185])" office:value-type="float" office:value="84890.2290124429" calcext:value-type="float">
            <text:p>84890.2290124429</text:p>
          </table:table-cell>
          <table:table-cell/>
          <table:table-cell office:value-type="float" office:value="1443137453.17655" calcext:value-type="float">
            <text:p>1443137453.17655</text:p>
          </table:table-cell>
          <table:table-cell table:formula="of:=[.G186]-[.$B$2]" office:value-type="float" office:value="73.1763896942139" calcext:value-type="float">
            <text:p>73.1763896942</text:p>
          </table:table-cell>
          <table:table-cell table:formula="of:=[.C186]/([.H186]-[.H185])" office:value-type="float" office:value="99590.7577903724" calcext:value-type="float">
            <text:p>99590.7577903724</text:p>
          </table:table-cell>
          <table:table-cell table:formula="of:=[.G186]-[.$B186]" office:value-type="float" office:value="31.3557507991791" calcext:value-type="float">
            <text:p>31.3557507992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37421.91765" calcext:value-type="float">
            <text:p>1443137421.91765</text:p>
          </table:table-cell>
          <table:table-cell office:value-type="float" office:value="8224" calcext:value-type="float">
            <text:p>8224</text:p>
          </table:table-cell>
          <table:table-cell table:formula="of:=[.B187]-[.$B$2]" office:value-type="float" office:value="41.9174859523773" calcext:value-type="float">
            <text:p>41.9174859524</text:p>
          </table:table-cell>
          <table:table-cell table:formula="of:=[.C187]/([.D187]-[.D186])" office:value-type="float" office:value="84917.3968282103" calcext:value-type="float">
            <text:p>84917.3968282103</text:p>
          </table:table-cell>
          <table:table-cell/>
          <table:table-cell office:value-type="float" office:value="1443137453.25916" calcext:value-type="float">
            <text:p>1443137453.25916</text:p>
          </table:table-cell>
          <table:table-cell table:formula="of:=[.G187]-[.$B$2]" office:value-type="float" office:value="73.2590024471283" calcext:value-type="float">
            <text:p>73.2590024471</text:p>
          </table:table-cell>
          <table:table-cell table:formula="of:=[.C187]/([.H187]-[.H186])" office:value-type="float" office:value="99548.7949483843" calcext:value-type="float">
            <text:p>99548.7949483843</text:p>
          </table:table-cell>
          <table:table-cell table:formula="of:=[.G187]-[.$B187]" office:value-type="float" office:value="31.341516494751" calcext:value-type="float">
            <text:p>31.3415164948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37422.01205" calcext:value-type="float">
            <text:p>1443137422.01205</text:p>
          </table:table-cell>
          <table:table-cell office:value-type="float" office:value="8224" calcext:value-type="float">
            <text:p>8224</text:p>
          </table:table-cell>
          <table:table-cell table:formula="of:=[.B188]-[.$B$2]" office:value-type="float" office:value="42.0118842124939" calcext:value-type="float">
            <text:p>42.0118842125</text:p>
          </table:table-cell>
          <table:table-cell table:formula="of:=[.C188]/([.D188]-[.D187])" office:value-type="float" office:value="87120.2497783727" calcext:value-type="float">
            <text:p>87120.2497783727</text:p>
          </table:table-cell>
          <table:table-cell/>
          <table:table-cell office:value-type="float" office:value="1443137453.34177" calcext:value-type="float">
            <text:p>1443137453.34177</text:p>
          </table:table-cell>
          <table:table-cell table:formula="of:=[.G188]-[.$B$2]" office:value-type="float" office:value="73.3416032791138" calcext:value-type="float">
            <text:p>73.3416032791</text:p>
          </table:table-cell>
          <table:table-cell table:formula="of:=[.C188]/([.H188]-[.H187])" office:value-type="float" office:value="99563.161802611" calcext:value-type="float">
            <text:p>99563.161802611</text:p>
          </table:table-cell>
          <table:table-cell table:formula="of:=[.G188]-[.$B188]" office:value-type="float" office:value="31.3297190666199" calcext:value-type="float">
            <text:p>31.3297190666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37422.09251" calcext:value-type="float">
            <text:p>1443137422.09251</text:p>
          </table:table-cell>
          <table:table-cell office:value-type="float" office:value="8224" calcext:value-type="float">
            <text:p>8224</text:p>
          </table:table-cell>
          <table:table-cell table:formula="of:=[.B189]-[.$B$2]" office:value-type="float" office:value="42.0923430919647" calcext:value-type="float">
            <text:p>42.092343092</text:p>
          </table:table-cell>
          <table:table-cell table:formula="of:=[.C189]/([.D189]-[.D188])" office:value-type="float" office:value="102213.702876412" calcext:value-type="float">
            <text:p>102213.702876412</text:p>
          </table:table-cell>
          <table:table-cell/>
          <table:table-cell office:value-type="float" office:value="1443137453.42436" calcext:value-type="float">
            <text:p>1443137453.42436</text:p>
          </table:table-cell>
          <table:table-cell table:formula="of:=[.G189]-[.$B$2]" office:value-type="float" office:value="73.4241995811462" calcext:value-type="float">
            <text:p>73.4241995811</text:p>
          </table:table-cell>
          <table:table-cell table:formula="of:=[.C189]/([.H189]-[.H188])" office:value-type="float" office:value="99568.6222945785" calcext:value-type="float">
            <text:p>99568.6222945785</text:p>
          </table:table-cell>
          <table:table-cell table:formula="of:=[.G189]-[.$B189]" office:value-type="float" office:value="31.3318564891815" calcext:value-type="float">
            <text:p>31.3318564892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37422.17295" calcext:value-type="float">
            <text:p>1443137422.17295</text:p>
          </table:table-cell>
          <table:table-cell office:value-type="float" office:value="8224" calcext:value-type="float">
            <text:p>8224</text:p>
          </table:table-cell>
          <table:table-cell table:formula="of:=[.B190]-[.$B$2]" office:value-type="float" office:value="42.1727850437164" calcext:value-type="float">
            <text:p>42.1727850437</text:p>
          </table:table-cell>
          <table:table-cell table:formula="of:=[.C190]/([.D190]-[.D189])" office:value-type="float" office:value="102235.212111512" calcext:value-type="float">
            <text:p>102235.212111512</text:p>
          </table:table-cell>
          <table:table-cell/>
          <table:table-cell office:value-type="float" office:value="1443137453.50697" calcext:value-type="float">
            <text:p>1443137453.50697</text:p>
          </table:table-cell>
          <table:table-cell table:formula="of:=[.G190]-[.$B$2]" office:value-type="float" office:value="73.5068039894104" calcext:value-type="float">
            <text:p>73.5068039894</text:p>
          </table:table-cell>
          <table:table-cell table:formula="of:=[.C190]/([.H190]-[.H189])" office:value-type="float" office:value="99558.8513109436" calcext:value-type="float">
            <text:p>99558.8513109436</text:p>
          </table:table-cell>
          <table:table-cell table:formula="of:=[.G190]-[.$B190]" office:value-type="float" office:value="31.334018945694" calcext:value-type="float">
            <text:p>31.3340189457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37422.25338" calcext:value-type="float">
            <text:p>1443137422.25338</text:p>
          </table:table-cell>
          <table:table-cell office:value-type="float" office:value="8224" calcext:value-type="float">
            <text:p>8224</text:p>
          </table:table-cell>
          <table:table-cell table:formula="of:=[.B191]-[.$B$2]" office:value-type="float" office:value="42.2532196044922" calcext:value-type="float">
            <text:p>42.2532196045</text:p>
          </table:table-cell>
          <table:table-cell table:formula="of:=[.C191]/([.D191]-[.D190])" office:value-type="float" office:value="102244.606307078" calcext:value-type="float">
            <text:p>102244.606307078</text:p>
          </table:table-cell>
          <table:table-cell/>
          <table:table-cell office:value-type="float" office:value="1443137453.58958" calcext:value-type="float">
            <text:p>1443137453.58958</text:p>
          </table:table-cell>
          <table:table-cell table:formula="of:=[.G191]-[.$B$2]" office:value-type="float" office:value="73.5894157886505" calcext:value-type="float">
            <text:p>73.5894157887</text:p>
          </table:table-cell>
          <table:table-cell table:formula="of:=[.C191]/([.H191]-[.H190])" office:value-type="float" office:value="99549.9441441389" calcext:value-type="float">
            <text:p>99549.9441441389</text:p>
          </table:table-cell>
          <table:table-cell table:formula="of:=[.G191]-[.$B191]" office:value-type="float" office:value="31.3361961841583" calcext:value-type="float">
            <text:p>31.336196184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37422.33379" calcext:value-type="float">
            <text:p>1443137422.33379</text:p>
          </table:table-cell>
          <table:table-cell office:value-type="float" office:value="8224" calcext:value-type="float">
            <text:p>8224</text:p>
          </table:table-cell>
          <table:table-cell table:formula="of:=[.B192]-[.$B$2]" office:value-type="float" office:value="42.3336288928986" calcext:value-type="float">
            <text:p>42.3336288929</text:p>
          </table:table-cell>
          <table:table-cell table:formula="of:=[.C192]/([.D192]-[.D191])" office:value-type="float" office:value="102276.74144357" calcext:value-type="float">
            <text:p>102276.74144357</text:p>
          </table:table-cell>
          <table:table-cell/>
          <table:table-cell office:value-type="float" office:value="1443137453.67231" calcext:value-type="float">
            <text:p>1443137453.67231</text:p>
          </table:table-cell>
          <table:table-cell table:formula="of:=[.G192]-[.$B$2]" office:value-type="float" office:value="73.6721482276917" calcext:value-type="float">
            <text:p>73.6721482277</text:p>
          </table:table-cell>
          <table:table-cell table:formula="of:=[.C192]/([.H192]-[.H191])" office:value-type="float" office:value="99404.781187591" calcext:value-type="float">
            <text:p>99404.781187591</text:p>
          </table:table-cell>
          <table:table-cell table:formula="of:=[.G192]-[.$B192]" office:value-type="float" office:value="31.3385193347931" calcext:value-type="float">
            <text:p>31.3385193348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37422.4142" calcext:value-type="float">
            <text:p>1443137422.4142</text:p>
          </table:table-cell>
          <table:table-cell office:value-type="float" office:value="8224" calcext:value-type="float">
            <text:p>8224</text:p>
          </table:table-cell>
          <table:table-cell table:formula="of:=[.B193]-[.$B$2]" office:value-type="float" office:value="42.4140396118164" calcext:value-type="float">
            <text:p>42.4140396118</text:p>
          </table:table-cell>
          <table:table-cell table:formula="of:=[.C193]/([.D193]-[.D192])" office:value-type="float" office:value="102274.921934254" calcext:value-type="float">
            <text:p>102274.921934254</text:p>
          </table:table-cell>
          <table:table-cell/>
          <table:table-cell office:value-type="float" office:value="1443137453.75483" calcext:value-type="float">
            <text:p>1443137453.75483</text:p>
          </table:table-cell>
          <table:table-cell table:formula="of:=[.G193]-[.$B$2]" office:value-type="float" office:value="73.7546629905701" calcext:value-type="float">
            <text:p>73.7546629906</text:p>
          </table:table-cell>
          <table:table-cell table:formula="of:=[.C193]/([.H193]-[.H192])" office:value-type="float" office:value="99667.0136726651" calcext:value-type="float">
            <text:p>99667.0136726651</text:p>
          </table:table-cell>
          <table:table-cell table:formula="of:=[.G193]-[.$B193]" office:value-type="float" office:value="31.3406233787537" calcext:value-type="float">
            <text:p>31.3406233788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37422.49464" calcext:value-type="float">
            <text:p>1443137422.49464</text:p>
          </table:table-cell>
          <table:table-cell office:value-type="float" office:value="8224" calcext:value-type="float">
            <text:p>8224</text:p>
          </table:table-cell>
          <table:table-cell table:formula="of:=[.B194]-[.$B$2]" office:value-type="float" office:value="42.4944820404053" calcext:value-type="float">
            <text:p>42.4944820404</text:p>
          </table:table-cell>
          <table:table-cell table:formula="of:=[.C194]/([.D194]-[.D193])" office:value-type="float" office:value="102234.606093657" calcext:value-type="float">
            <text:p>102234.606093657</text:p>
          </table:table-cell>
          <table:table-cell/>
          <table:table-cell office:value-type="float" office:value="1443137453.83743" calcext:value-type="float">
            <text:p>1443137453.83743</text:p>
          </table:table-cell>
          <table:table-cell table:formula="of:=[.G194]-[.$B$2]" office:value-type="float" office:value="73.8372707366943" calcext:value-type="float">
            <text:p>73.8372707367</text:p>
          </table:table-cell>
          <table:table-cell table:formula="of:=[.C194]/([.H194]-[.H193])" office:value-type="float" office:value="99554.8285221166" calcext:value-type="float">
            <text:p>99554.8285221166</text:p>
          </table:table-cell>
          <table:table-cell table:formula="of:=[.G194]-[.$B194]" office:value-type="float" office:value="31.3427886962891" calcext:value-type="float">
            <text:p>31.3427886963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37422.57508" calcext:value-type="float">
            <text:p>1443137422.57508</text:p>
          </table:table-cell>
          <table:table-cell office:value-type="float" office:value="8224" calcext:value-type="float">
            <text:p>8224</text:p>
          </table:table-cell>
          <table:table-cell table:formula="of:=[.B195]-[.$B$2]" office:value-type="float" office:value="42.5749201774597" calcext:value-type="float">
            <text:p>42.5749201775</text:p>
          </table:table-cell>
          <table:table-cell table:formula="of:=[.C195]/([.D195]-[.D194])" office:value-type="float" office:value="102240.060513009" calcext:value-type="float">
            <text:p>102240.060513009</text:p>
          </table:table-cell>
          <table:table-cell/>
          <table:table-cell office:value-type="float" office:value="1443137453.92" calcext:value-type="float">
            <text:p>1443137453.92</text:p>
          </table:table-cell>
          <table:table-cell table:formula="of:=[.G195]-[.$B$2]" office:value-type="float" office:value="73.9198384284973" calcext:value-type="float">
            <text:p>73.9198384285</text:p>
          </table:table-cell>
          <table:table-cell table:formula="of:=[.C195]/([.H195]-[.H194])" office:value-type="float" office:value="99603.1234544373" calcext:value-type="float">
            <text:p>99603.1234544373</text:p>
          </table:table-cell>
          <table:table-cell table:formula="of:=[.G195]-[.$B195]" office:value-type="float" office:value="31.3449182510376" calcext:value-type="float">
            <text:p>31.344918251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37422.65552" calcext:value-type="float">
            <text:p>1443137422.65552</text:p>
          </table:table-cell>
          <table:table-cell office:value-type="float" office:value="8224" calcext:value-type="float">
            <text:p>8224</text:p>
          </table:table-cell>
          <table:table-cell table:formula="of:=[.B196]-[.$B$2]" office:value-type="float" office:value="42.655357837677" calcext:value-type="float">
            <text:p>42.6553578377</text:p>
          </table:table-cell>
          <table:table-cell table:formula="of:=[.C196]/([.D196]-[.D195])" office:value-type="float" office:value="102240.66659553" calcext:value-type="float">
            <text:p>102240.66659553</text:p>
          </table:table-cell>
          <table:table-cell/>
          <table:table-cell office:value-type="float" office:value="1443137454.00267" calcext:value-type="float">
            <text:p>1443137454.00267</text:p>
          </table:table-cell>
          <table:table-cell table:formula="of:=[.G196]-[.$B$2]" office:value-type="float" office:value="74.0025029182434" calcext:value-type="float">
            <text:p>74.0025029182</text:p>
          </table:table-cell>
          <table:table-cell table:formula="of:=[.C196]/([.H196]-[.H195])" office:value-type="float" office:value="99486.4908167974" calcext:value-type="float">
            <text:p>99486.4908167974</text:p>
          </table:table-cell>
          <table:table-cell table:formula="of:=[.G196]-[.$B196]" office:value-type="float" office:value="31.3471450805664" calcext:value-type="float">
            <text:p>31.3471450806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37422.73596" calcext:value-type="float">
            <text:p>1443137422.73596</text:p>
          </table:table-cell>
          <table:table-cell office:value-type="float" office:value="8224" calcext:value-type="float">
            <text:p>8224</text:p>
          </table:table-cell>
          <table:table-cell table:formula="of:=[.B197]-[.$B$2]" office:value-type="float" office:value="42.7358000278473" calcext:value-type="float">
            <text:p>42.7358000278</text:p>
          </table:table-cell>
          <table:table-cell table:formula="of:=[.C197]/([.D197]-[.D196])" office:value-type="float" office:value="102234.909101687" calcext:value-type="float">
            <text:p>102234.909101687</text:p>
          </table:table-cell>
          <table:table-cell/>
          <table:table-cell office:value-type="float" office:value="1443137454.09438" calcext:value-type="float">
            <text:p>1443137454.09438</text:p>
          </table:table-cell>
          <table:table-cell table:formula="of:=[.G197]-[.$B$2]" office:value-type="float" office:value="74.0942230224609" calcext:value-type="float">
            <text:p>74.0942230225</text:p>
          </table:table-cell>
          <table:table-cell table:formula="of:=[.C197]/([.H197]-[.H196])" office:value-type="float" office:value="89664.0934957448" calcext:value-type="float">
            <text:p>89664.0934957448</text:p>
          </table:table-cell>
          <table:table-cell table:formula="of:=[.G197]-[.$B197]" office:value-type="float" office:value="31.3584229946136" calcext:value-type="float">
            <text:p>31.3584229946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37422.81636" calcext:value-type="float">
            <text:p>1443137422.81636</text:p>
          </table:table-cell>
          <table:table-cell office:value-type="float" office:value="8224" calcext:value-type="float">
            <text:p>8224</text:p>
          </table:table-cell>
          <table:table-cell table:formula="of:=[.B198]-[.$B$2]" office:value-type="float" office:value="42.8161935806274" calcext:value-type="float">
            <text:p>42.8161935806</text:p>
          </table:table-cell>
          <table:table-cell table:formula="of:=[.C198]/([.D198]-[.D197])" office:value-type="float" office:value="102296.760319696" calcext:value-type="float">
            <text:p>102296.760319696</text:p>
          </table:table-cell>
          <table:table-cell/>
          <table:table-cell office:value-type="float" office:value="1443137454.18614" calcext:value-type="float">
            <text:p>1443137454.18614</text:p>
          </table:table-cell>
          <table:table-cell table:formula="of:=[.G198]-[.$B$2]" office:value-type="float" office:value="74.1859753131867" calcext:value-type="float">
            <text:p>74.1859753132</text:p>
          </table:table-cell>
          <table:table-cell table:formula="of:=[.C198]/([.H198]-[.H197])" office:value-type="float" office:value="89632.639522707" calcext:value-type="float">
            <text:p>89632.639522707</text:p>
          </table:table-cell>
          <table:table-cell table:formula="of:=[.G198]-[.$B198]" office:value-type="float" office:value="31.3697817325592" calcext:value-type="float">
            <text:p>31.3697817326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37422.89675" calcext:value-type="float">
            <text:p>1443137422.89675</text:p>
          </table:table-cell>
          <table:table-cell office:value-type="float" office:value="8224" calcext:value-type="float">
            <text:p>8224</text:p>
          </table:table-cell>
          <table:table-cell table:formula="of:=[.B199]-[.$B$2]" office:value-type="float" office:value="42.8965866565704" calcext:value-type="float">
            <text:p>42.8965866566</text:p>
          </table:table-cell>
          <table:table-cell table:formula="of:=[.C199]/([.D199]-[.D198])" office:value-type="float" office:value="102297.367074643" calcext:value-type="float">
            <text:p>102297.367074643</text:p>
          </table:table-cell>
          <table:table-cell/>
          <table:table-cell office:value-type="float" office:value="1443137454.27789" calcext:value-type="float">
            <text:p>1443137454.27789</text:p>
          </table:table-cell>
          <table:table-cell table:formula="of:=[.G199]-[.$B$2]" office:value-type="float" office:value="74.2777321338654" calcext:value-type="float">
            <text:p>74.2777321339</text:p>
          </table:table-cell>
          <table:table-cell table:formula="of:=[.C199]/([.H199]-[.H198])" office:value-type="float" office:value="89628.2144386472" calcext:value-type="float">
            <text:p>89628.2144386472</text:p>
          </table:table-cell>
          <table:table-cell table:formula="of:=[.G199]-[.$B199]" office:value-type="float" office:value="31.3811454772949" calcext:value-type="float">
            <text:p>31.3811454773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37422.97719" calcext:value-type="float">
            <text:p>1443137422.97719</text:p>
          </table:table-cell>
          <table:table-cell office:value-type="float" office:value="8224" calcext:value-type="float">
            <text:p>8224</text:p>
          </table:table-cell>
          <table:table-cell table:formula="of:=[.B200]-[.$B$2]" office:value-type="float" office:value="42.9770255088806" calcext:value-type="float">
            <text:p>42.9770255089</text:p>
          </table:table-cell>
          <table:table-cell table:formula="of:=[.C200]/([.D200]-[.D199])" office:value-type="float" office:value="102239.1514027" calcext:value-type="float">
            <text:p>102239.1514027</text:p>
          </table:table-cell>
          <table:table-cell/>
          <table:table-cell office:value-type="float" office:value="1443137454.36966" calcext:value-type="float">
            <text:p>1443137454.36966</text:p>
          </table:table-cell>
          <table:table-cell table:formula="of:=[.G200]-[.$B$2]" office:value-type="float" office:value="74.3694953918457" calcext:value-type="float">
            <text:p>74.3694953918</text:p>
          </table:table-cell>
          <table:table-cell table:formula="of:=[.C200]/([.H200]-[.H199])" office:value-type="float" office:value="89621.926912854" calcext:value-type="float">
            <text:p>89621.926912854</text:p>
          </table:table-cell>
          <table:table-cell table:formula="of:=[.G200]-[.$B200]" office:value-type="float" office:value="31.3924698829651" calcext:value-type="float">
            <text:p>31.392469883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37423.059" calcext:value-type="float">
            <text:p>1443137423.059</text:p>
          </table:table-cell>
          <table:table-cell office:value-type="float" office:value="8224" calcext:value-type="float">
            <text:p>8224</text:p>
          </table:table-cell>
          <table:table-cell table:formula="of:=[.B201]-[.$B$2]" office:value-type="float" office:value="43.0588405132294" calcext:value-type="float">
            <text:p>43.0588405132</text:p>
          </table:table-cell>
          <table:table-cell table:formula="of:=[.C201]/([.D201]-[.D200])" office:value-type="float" office:value="100519.459302885" calcext:value-type="float">
            <text:p>100519.459302885</text:p>
          </table:table-cell>
          <table:table-cell/>
          <table:table-cell office:value-type="float" office:value="1443137454.46141" calcext:value-type="float">
            <text:p>1443137454.46141</text:p>
          </table:table-cell>
          <table:table-cell table:formula="of:=[.G201]-[.$B$2]" office:value-type="float" office:value="74.4612467288971" calcext:value-type="float">
            <text:p>74.4612467289</text:p>
          </table:table-cell>
          <table:table-cell table:formula="of:=[.C201]/([.H201]-[.H200])" office:value-type="float" office:value="89633.5711750292" calcext:value-type="float">
            <text:p>89633.5711750292</text:p>
          </table:table-cell>
          <table:table-cell table:formula="of:=[.G201]-[.$B201]" office:value-type="float" office:value="31.4024062156677" calcext:value-type="float">
            <text:p>31.402406215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37423.14137" calcext:value-type="float">
            <text:p>1443137423.14137</text:p>
          </table:table-cell>
          <table:table-cell office:value-type="float" office:value="8224" calcext:value-type="float">
            <text:p>8224</text:p>
          </table:table-cell>
          <table:table-cell table:formula="of:=[.B202]-[.$B$2]" office:value-type="float" office:value="43.1412098407745" calcext:value-type="float">
            <text:p>43.1412098408</text:p>
          </table:table-cell>
          <table:table-cell table:formula="of:=[.C202]/([.D202]-[.D201])" office:value-type="float" office:value="99842.990650743" calcext:value-type="float">
            <text:p>99842.990650743</text:p>
          </table:table-cell>
          <table:table-cell/>
          <table:table-cell office:value-type="float" office:value="1443137454.55317" calcext:value-type="float">
            <text:p>1443137454.55317</text:p>
          </table:table-cell>
          <table:table-cell table:formula="of:=[.G202]-[.$B$2]" office:value-type="float" office:value="74.5530059337616" calcext:value-type="float">
            <text:p>74.5530059338</text:p>
          </table:table-cell>
          <table:table-cell table:formula="of:=[.C202]/([.H202]-[.H201])" office:value-type="float" office:value="89625.8856225284" calcext:value-type="float">
            <text:p>89625.8856225284</text:p>
          </table:table-cell>
          <table:table-cell table:formula="of:=[.G202]-[.$B202]" office:value-type="float" office:value="31.4117960929871" calcext:value-type="float">
            <text:p>31.411796093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37423.22374" calcext:value-type="float">
            <text:p>1443137423.22374</text:p>
          </table:table-cell>
          <table:table-cell office:value-type="float" office:value="8224" calcext:value-type="float">
            <text:p>8224</text:p>
          </table:table-cell>
          <table:table-cell table:formula="of:=[.B203]-[.$B$2]" office:value-type="float" office:value="43.2235796451569" calcext:value-type="float">
            <text:p>43.2235796452</text:p>
          </table:table-cell>
          <table:table-cell table:formula="of:=[.C203]/([.D203]-[.D202])" office:value-type="float" office:value="99842.4126616573" calcext:value-type="float">
            <text:p>99842.4126616573</text:p>
          </table:table-cell>
          <table:table-cell/>
          <table:table-cell office:value-type="float" office:value="1443137454.64493" calcext:value-type="float">
            <text:p>1443137454.64493</text:p>
          </table:table-cell>
          <table:table-cell table:formula="of:=[.G203]-[.$B$2]" office:value-type="float" office:value="74.6447646617889" calcext:value-type="float">
            <text:p>74.6447646618</text:p>
          </table:table-cell>
          <table:table-cell table:formula="of:=[.C203]/([.H203]-[.H202])" office:value-type="float" office:value="89626.3513760705" calcext:value-type="float">
            <text:p>89626.3513760705</text:p>
          </table:table-cell>
          <table:table-cell table:formula="of:=[.G203]-[.$B203]" office:value-type="float" office:value="31.4211850166321" calcext:value-type="float">
            <text:p>31.4211850166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37423.30611" calcext:value-type="float">
            <text:p>1443137423.30611</text:p>
          </table:table-cell>
          <table:table-cell office:value-type="float" office:value="8224" calcext:value-type="float">
            <text:p>8224</text:p>
          </table:table-cell>
          <table:table-cell table:formula="of:=[.B204]-[.$B$2]" office:value-type="float" office:value="43.3059451580048" calcext:value-type="float">
            <text:p>43.305945158</text:p>
          </table:table-cell>
          <table:table-cell table:formula="of:=[.C204]/([.D204]-[.D203])" office:value-type="float" office:value="99847.6148043512" calcext:value-type="float">
            <text:p>99847.6148043512</text:p>
          </table:table-cell>
          <table:table-cell/>
          <table:table-cell office:value-type="float" office:value="1443137454.73669" calcext:value-type="float">
            <text:p>1443137454.73669</text:p>
          </table:table-cell>
          <table:table-cell table:formula="of:=[.G204]-[.$B$2]" office:value-type="float" office:value="74.7365291118622" calcext:value-type="float">
            <text:p>74.7365291119</text:p>
          </table:table-cell>
          <table:table-cell table:formula="of:=[.C204]/([.H204]-[.H203])" office:value-type="float" office:value="89620.7626530315" calcext:value-type="float">
            <text:p>89620.7626530315</text:p>
          </table:table-cell>
          <table:table-cell table:formula="of:=[.G204]-[.$B204]" office:value-type="float" office:value="31.4305839538574" calcext:value-type="float">
            <text:p>31.4305839539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37423.38849" calcext:value-type="float">
            <text:p>1443137423.38849</text:p>
          </table:table-cell>
          <table:table-cell office:value-type="float" office:value="8224" calcext:value-type="float">
            <text:p>8224</text:p>
          </table:table-cell>
          <table:table-cell table:formula="of:=[.B205]-[.$B$2]" office:value-type="float" office:value="43.3883283138275" calcext:value-type="float">
            <text:p>43.3883283138</text:p>
          </table:table-cell>
          <table:table-cell table:formula="of:=[.C205]/([.D205]-[.D204])" office:value-type="float" office:value="99826.2316837414" calcext:value-type="float">
            <text:p>99826.2316837414</text:p>
          </table:table-cell>
          <table:table-cell/>
          <table:table-cell office:value-type="float" office:value="1443137454.82845" calcext:value-type="float">
            <text:p>1443137454.82845</text:p>
          </table:table-cell>
          <table:table-cell table:formula="of:=[.G205]-[.$B$2]" office:value-type="float" office:value="74.8282878398895" calcext:value-type="float">
            <text:p>74.8282878399</text:p>
          </table:table-cell>
          <table:table-cell table:formula="of:=[.C205]/([.H205]-[.H204])" office:value-type="float" office:value="89626.3513760705" calcext:value-type="float">
            <text:p>89626.3513760705</text:p>
          </table:table-cell>
          <table:table-cell table:formula="of:=[.G205]-[.$B205]" office:value-type="float" office:value="31.439959526062" calcext:value-type="float">
            <text:p>31.4399595261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37423.47083" calcext:value-type="float">
            <text:p>1443137423.47083</text:p>
          </table:table-cell>
          <table:table-cell office:value-type="float" office:value="8224" calcext:value-type="float">
            <text:p>8224</text:p>
          </table:table-cell>
          <table:table-cell table:formula="of:=[.B206]-[.$B$2]" office:value-type="float" office:value="43.4706664085388" calcext:value-type="float">
            <text:p>43.4706664085</text:p>
          </table:table-cell>
          <table:table-cell table:formula="of:=[.C206]/([.D206]-[.D205])" office:value-type="float" office:value="99880.8635156696" calcext:value-type="float">
            <text:p>99880.8635156696</text:p>
          </table:table-cell>
          <table:table-cell/>
          <table:table-cell office:value-type="float" office:value="1443137454.92021" calcext:value-type="float">
            <text:p>1443137454.92021</text:p>
          </table:table-cell>
          <table:table-cell table:formula="of:=[.G206]-[.$B$2]" office:value-type="float" office:value="74.9200508594513" calcext:value-type="float">
            <text:p>74.9200508595</text:p>
          </table:table-cell>
          <table:table-cell table:formula="of:=[.C206]/([.H206]-[.H205])" office:value-type="float" office:value="89622.1597684485" calcext:value-type="float">
            <text:p>89622.1597684485</text:p>
          </table:table-cell>
          <table:table-cell table:formula="of:=[.G206]-[.$B206]" office:value-type="float" office:value="31.4493844509125" calcext:value-type="float">
            <text:p>31.4493844509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37423.55316" calcext:value-type="float">
            <text:p>1443137423.55316</text:p>
          </table:table-cell>
          <table:table-cell office:value-type="float" office:value="8224" calcext:value-type="float">
            <text:p>8224</text:p>
          </table:table-cell>
          <table:table-cell table:formula="of:=[.B207]-[.$B$2]" office:value-type="float" office:value="43.5530004501343" calcext:value-type="float">
            <text:p>43.5530004501</text:p>
          </table:table-cell>
          <table:table-cell table:formula="of:=[.C207]/([.D207]-[.D206])" office:value-type="float" office:value="99885.7804212733" calcext:value-type="float">
            <text:p>99885.7804212733</text:p>
          </table:table-cell>
          <table:table-cell/>
          <table:table-cell office:value-type="float" office:value="1443137455.01195" calcext:value-type="float">
            <text:p>1443137455.01195</text:p>
          </table:table-cell>
          <table:table-cell table:formula="of:=[.G207]-[.$B$2]" office:value-type="float" office:value="75.0117871761322" calcext:value-type="float">
            <text:p>75.0117871761</text:p>
          </table:table-cell>
          <table:table-cell table:formula="of:=[.C207]/([.H207]-[.H206])" office:value-type="float" office:value="89648.2472542038" calcext:value-type="float">
            <text:p>89648.2472542038</text:p>
          </table:table-cell>
          <table:table-cell table:formula="of:=[.G207]-[.$B207]" office:value-type="float" office:value="31.4587867259979" calcext:value-type="float">
            <text:p>31.458786726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37423.63549" calcext:value-type="float">
            <text:p>1443137423.63549</text:p>
          </table:table-cell>
          <table:table-cell office:value-type="float" office:value="8224" calcext:value-type="float">
            <text:p>8224</text:p>
          </table:table-cell>
          <table:table-cell table:formula="of:=[.B208]-[.$B$2]" office:value-type="float" office:value="43.6353323459625" calcext:value-type="float">
            <text:p>43.635332346</text:p>
          </table:table-cell>
          <table:table-cell table:formula="of:=[.C208]/([.D208]-[.D207])" office:value-type="float" office:value="99888.3836849345" calcext:value-type="float">
            <text:p>99888.3836849345</text:p>
          </table:table-cell>
          <table:table-cell/>
          <table:table-cell office:value-type="float" office:value="1443137455.08701" calcext:value-type="float">
            <text:p>1443137455.08701</text:p>
          </table:table-cell>
          <table:table-cell table:formula="of:=[.G208]-[.$B$2]" office:value-type="float" office:value="75.0868439674377" calcext:value-type="float">
            <text:p>75.0868439674</text:p>
          </table:table-cell>
          <table:table-cell table:formula="of:=[.C208]/([.H208]-[.H207])" office:value-type="float" office:value="109570.364745832" calcext:value-type="float">
            <text:p>109570.364745832</text:p>
          </table:table-cell>
          <table:table-cell table:formula="of:=[.G208]-[.$B208]" office:value-type="float" office:value="31.4515116214752" calcext:value-type="float">
            <text:p>31.4515116215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37423.71785" calcext:value-type="float">
            <text:p>1443137423.71785</text:p>
          </table:table-cell>
          <table:table-cell office:value-type="float" office:value="8224" calcext:value-type="float">
            <text:p>8224</text:p>
          </table:table-cell>
          <table:table-cell table:formula="of:=[.B209]-[.$B$2]" office:value-type="float" office:value="43.717687368393" calcext:value-type="float">
            <text:p>43.7176873684</text:p>
          </table:table-cell>
          <table:table-cell table:formula="of:=[.C209]/([.D209]-[.D208])" office:value-type="float" office:value="99860.3334356237" calcext:value-type="float">
            <text:p>99860.3334356237</text:p>
          </table:table-cell>
          <table:table-cell/>
          <table:table-cell office:value-type="float" office:value="1443137455.16212" calcext:value-type="float">
            <text:p>1443137455.16212</text:p>
          </table:table-cell>
          <table:table-cell table:formula="of:=[.G209]-[.$B$2]" office:value-type="float" office:value="75.1619625091553" calcext:value-type="float">
            <text:p>75.1619625092</text:p>
          </table:table-cell>
          <table:table-cell table:formula="of:=[.C209]/([.H209]-[.H208])" office:value-type="float" office:value="109480.293572857" calcext:value-type="float">
            <text:p>109480.293572857</text:p>
          </table:table-cell>
          <table:table-cell table:formula="of:=[.G209]-[.$B209]" office:value-type="float" office:value="31.4442751407623" calcext:value-type="float">
            <text:p>31.4442751408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37423.80021" calcext:value-type="float">
            <text:p>1443137423.80021</text:p>
          </table:table-cell>
          <table:table-cell office:value-type="float" office:value="8224" calcext:value-type="float">
            <text:p>8224</text:p>
          </table:table-cell>
          <table:table-cell table:formula="of:=[.B210]-[.$B$2]" office:value-type="float" office:value="43.8000431060791" calcext:value-type="float">
            <text:p>43.8000431061</text:p>
          </table:table-cell>
          <table:table-cell table:formula="of:=[.C210]/([.D210]-[.D209])" office:value-type="float" office:value="99859.4661532894" calcext:value-type="float">
            <text:p>99859.4661532894</text:p>
          </table:table-cell>
          <table:table-cell/>
          <table:table-cell office:value-type="float" office:value="1443137455.2372" calcext:value-type="float">
            <text:p>1443137455.2372</text:p>
          </table:table-cell>
          <table:table-cell table:formula="of:=[.G210]-[.$B$2]" office:value-type="float" office:value="75.2370426654816" calcext:value-type="float">
            <text:p>75.2370426655</text:p>
          </table:table-cell>
          <table:table-cell table:formula="of:=[.C210]/([.H210]-[.H209])" office:value-type="float" office:value="109536.266337259" calcext:value-type="float">
            <text:p>109536.266337259</text:p>
          </table:table-cell>
          <table:table-cell table:formula="of:=[.G210]-[.$B210]" office:value-type="float" office:value="31.4369995594025" calcext:value-type="float">
            <text:p>31.4369995594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37423.88257" calcext:value-type="float">
            <text:p>1443137423.88257</text:p>
          </table:table-cell>
          <table:table-cell office:value-type="float" office:value="8224" calcext:value-type="float">
            <text:p>8224</text:p>
          </table:table-cell>
          <table:table-cell table:formula="of:=[.B211]-[.$B$2]" office:value-type="float" office:value="43.8824050426483" calcext:value-type="float">
            <text:p>43.8824050426</text:p>
          </table:table-cell>
          <table:table-cell table:formula="of:=[.C211]/([.D211]-[.D210])" office:value-type="float" office:value="99851.950337385" calcext:value-type="float">
            <text:p>99851.950337385</text:p>
          </table:table-cell>
          <table:table-cell/>
          <table:table-cell office:value-type="float" office:value="1443137455.31224" calcext:value-type="float">
            <text:p>1443137455.31224</text:p>
          </table:table-cell>
          <table:table-cell table:formula="of:=[.G211]-[.$B$2]" office:value-type="float" office:value="75.3120803833008" calcext:value-type="float">
            <text:p>75.3120803833</text:p>
          </table:table-cell>
          <table:table-cell table:formula="of:=[.C211]/([.H211]-[.H210])" office:value-type="float" office:value="109598.215924075" calcext:value-type="float">
            <text:p>109598.215924075</text:p>
          </table:table-cell>
          <table:table-cell table:formula="of:=[.G211]-[.$B211]" office:value-type="float" office:value="31.4296753406525" calcext:value-type="float">
            <text:p>31.4296753407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37423.96492" calcext:value-type="float">
            <text:p>1443137423.96492</text:p>
          </table:table-cell>
          <table:table-cell office:value-type="float" office:value="8224" calcext:value-type="float">
            <text:p>8224</text:p>
          </table:table-cell>
          <table:table-cell table:formula="of:=[.B212]-[.$B$2]" office:value-type="float" office:value="43.9647603034973" calcext:value-type="float">
            <text:p>43.9647603035</text:p>
          </table:table-cell>
          <table:table-cell table:formula="of:=[.C212]/([.D212]-[.D211])" office:value-type="float" office:value="99860.0443398384" calcext:value-type="float">
            <text:p>99860.0443398384</text:p>
          </table:table-cell>
          <table:table-cell/>
          <table:table-cell office:value-type="float" office:value="1443137455.38734" calcext:value-type="float">
            <text:p>1443137455.38734</text:p>
          </table:table-cell>
          <table:table-cell table:formula="of:=[.G212]-[.$B$2]" office:value-type="float" office:value="75.3871793746948" calcext:value-type="float">
            <text:p>75.3871793747</text:p>
          </table:table-cell>
          <table:table-cell table:formula="of:=[.C212]/([.H212]-[.H211])" office:value-type="float" office:value="109508.794290576" calcext:value-type="float">
            <text:p>109508.794290576</text:p>
          </table:table-cell>
          <table:table-cell table:formula="of:=[.G212]-[.$B212]" office:value-type="float" office:value="31.4224190711975" calcext:value-type="float">
            <text:p>31.4224190712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37424.04703" calcext:value-type="float">
            <text:p>1443137424.04703</text:p>
          </table:table-cell>
          <table:table-cell office:value-type="float" office:value="8224" calcext:value-type="float">
            <text:p>8224</text:p>
          </table:table-cell>
          <table:table-cell table:formula="of:=[.B213]-[.$B$2]" office:value-type="float" office:value="44.0468647480011" calcext:value-type="float">
            <text:p>44.046864748</text:p>
          </table:table-cell>
          <table:table-cell table:formula="of:=[.C213]/([.D213]-[.D212])" office:value-type="float" office:value="100165.101289017" calcext:value-type="float">
            <text:p>100165.101289017</text:p>
          </table:table-cell>
          <table:table-cell/>
          <table:table-cell office:value-type="float" office:value="1443137455.46245" calcext:value-type="float">
            <text:p>1443137455.46245</text:p>
          </table:table-cell>
          <table:table-cell table:formula="of:=[.G213]-[.$B$2]" office:value-type="float" office:value="75.4622876644135" calcext:value-type="float">
            <text:p>75.4622876644</text:p>
          </table:table-cell>
          <table:table-cell table:formula="of:=[.C213]/([.H213]-[.H212])" office:value-type="float" office:value="109495.237220937" calcext:value-type="float">
            <text:p>109495.237220937</text:p>
          </table:table-cell>
          <table:table-cell table:formula="of:=[.G213]-[.$B213]" office:value-type="float" office:value="31.4154229164124" calcext:value-type="float">
            <text:p>31.4154229164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37424.12895" calcext:value-type="float">
            <text:p>1443137424.12895</text:p>
          </table:table-cell>
          <table:table-cell office:value-type="float" office:value="8224" calcext:value-type="float">
            <text:p>8224</text:p>
          </table:table-cell>
          <table:table-cell table:formula="of:=[.B214]-[.$B$2]" office:value-type="float" office:value="44.1287851333618" calcext:value-type="float">
            <text:p>44.1287851334</text:p>
          </table:table-cell>
          <table:table-cell table:formula="of:=[.C214]/([.D214]-[.D213])" office:value-type="float" office:value="100390.152753646" calcext:value-type="float">
            <text:p>100390.152753646</text:p>
          </table:table-cell>
          <table:table-cell/>
          <table:table-cell office:value-type="float" office:value="1443137455.53754" calcext:value-type="float">
            <text:p>1443137455.53754</text:p>
          </table:table-cell>
          <table:table-cell table:formula="of:=[.G214]-[.$B$2]" office:value-type="float" office:value="75.5373752117157" calcext:value-type="float">
            <text:p>75.5373752117</text:p>
          </table:table-cell>
          <table:table-cell table:formula="of:=[.C214]/([.H214]-[.H213])" office:value-type="float" office:value="109525.484524036" calcext:value-type="float">
            <text:p>109525.484524036</text:p>
          </table:table-cell>
          <table:table-cell table:formula="of:=[.G214]-[.$B214]" office:value-type="float" office:value="31.4085900783539" calcext:value-type="float">
            <text:p>31.4085900784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37424.21087" calcext:value-type="float">
            <text:p>1443137424.21087</text:p>
          </table:table-cell>
          <table:table-cell office:value-type="float" office:value="8224" calcext:value-type="float">
            <text:p>8224</text:p>
          </table:table-cell>
          <table:table-cell table:formula="of:=[.B215]-[.$B$2]" office:value-type="float" office:value="44.2107045650482" calcext:value-type="float">
            <text:p>44.210704565</text:p>
          </table:table-cell>
          <table:table-cell table:formula="of:=[.C215]/([.D215]-[.D214])" office:value-type="float" office:value="100391.321456948" calcext:value-type="float">
            <text:p>100391.321456948</text:p>
          </table:table-cell>
          <table:table-cell/>
          <table:table-cell office:value-type="float" office:value="1443137455.6126" calcext:value-type="float">
            <text:p>1443137455.6126</text:p>
          </table:table-cell>
          <table:table-cell table:formula="of:=[.G215]-[.$B$2]" office:value-type="float" office:value="75.6124391555786" calcext:value-type="float">
            <text:p>75.6124391556</text:p>
          </table:table-cell>
          <table:table-cell table:formula="of:=[.C215]/([.H215]-[.H214])" office:value-type="float" office:value="109559.92420301" calcext:value-type="float">
            <text:p>109559.92420301</text:p>
          </table:table-cell>
          <table:table-cell table:formula="of:=[.G215]-[.$B215]" office:value-type="float" office:value="31.4017345905304" calcext:value-type="float">
            <text:p>31.4017345905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37424.29279" calcext:value-type="float">
            <text:p>1443137424.29279</text:p>
          </table:table-cell>
          <table:table-cell office:value-type="float" office:value="8224" calcext:value-type="float">
            <text:p>8224</text:p>
          </table:table-cell>
          <table:table-cell table:formula="of:=[.B216]-[.$B$2]" office:value-type="float" office:value="44.2926232814789" calcext:value-type="float">
            <text:p>44.2926232815</text:p>
          </table:table-cell>
          <table:table-cell table:formula="of:=[.C216]/([.D216]-[.D215])" office:value-type="float" office:value="100392.198002282" calcext:value-type="float">
            <text:p>100392.198002282</text:p>
          </table:table-cell>
          <table:table-cell/>
          <table:table-cell office:value-type="float" office:value="1443137455.68772" calcext:value-type="float">
            <text:p>1443137455.68772</text:p>
          </table:table-cell>
          <table:table-cell table:formula="of:=[.G216]-[.$B$2]" office:value-type="float" office:value="75.6875576972961" calcext:value-type="float">
            <text:p>75.6875576973</text:p>
          </table:table-cell>
          <table:table-cell table:formula="of:=[.C216]/([.H216]-[.H215])" office:value-type="float" office:value="109480.293572857" calcext:value-type="float">
            <text:p>109480.293572857</text:p>
          </table:table-cell>
          <table:table-cell table:formula="of:=[.G216]-[.$B216]" office:value-type="float" office:value="31.3949344158173" calcext:value-type="float">
            <text:p>31.3949344158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37424.37473" calcext:value-type="float">
            <text:p>1443137424.37473</text:p>
          </table:table-cell>
          <table:table-cell office:value-type="float" office:value="8224" calcext:value-type="float">
            <text:p>8224</text:p>
          </table:table-cell>
          <table:table-cell table:formula="of:=[.B217]-[.$B$2]" office:value-type="float" office:value="44.3745703697205" calcext:value-type="float">
            <text:p>44.3745703697</text:p>
          </table:table-cell>
          <table:table-cell table:formula="of:=[.C217]/([.D217]-[.D216])" office:value-type="float" office:value="100357.440105205" calcext:value-type="float">
            <text:p>100357.440105205</text:p>
          </table:table-cell>
          <table:table-cell/>
          <table:table-cell office:value-type="float" office:value="1443137455.7627" calcext:value-type="float">
            <text:p>1443137455.7627</text:p>
          </table:table-cell>
          <table:table-cell table:formula="of:=[.G217]-[.$B$2]" office:value-type="float" office:value="75.762538433075" calcext:value-type="float">
            <text:p>75.7625384331</text:p>
          </table:table-cell>
          <table:table-cell table:formula="of:=[.C217]/([.H217]-[.H216])" office:value-type="float" office:value="109681.505717157" calcext:value-type="float">
            <text:p>109681.505717157</text:p>
          </table:table-cell>
          <table:table-cell table:formula="of:=[.G217]-[.$B217]" office:value-type="float" office:value="31.3879680633545" calcext:value-type="float">
            <text:p>31.3879680634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37424.45667" calcext:value-type="float">
            <text:p>1443137424.45667</text:p>
          </table:table-cell>
          <table:table-cell office:value-type="float" office:value="8224" calcext:value-type="float">
            <text:p>8224</text:p>
          </table:table-cell>
          <table:table-cell table:formula="of:=[.B218]-[.$B$2]" office:value-type="float" office:value="44.4565103054047" calcext:value-type="float">
            <text:p>44.4565103054</text:p>
          </table:table-cell>
          <table:table-cell table:formula="of:=[.C218]/([.D218]-[.D217])" office:value-type="float" office:value="100366.200331121" calcext:value-type="float">
            <text:p>100366.200331121</text:p>
          </table:table-cell>
          <table:table-cell/>
          <table:table-cell office:value-type="float" office:value="1443137455.8379" calcext:value-type="float">
            <text:p>1443137455.8379</text:p>
          </table:table-cell>
          <table:table-cell table:formula="of:=[.G218]-[.$B$2]" office:value-type="float" office:value="75.8377335071564" calcext:value-type="float">
            <text:p>75.8377335072</text:p>
          </table:table-cell>
          <table:table-cell table:formula="of:=[.C218]/([.H218]-[.H217])" office:value-type="float" office:value="109368.866251732" calcext:value-type="float">
            <text:p>109368.866251732</text:p>
          </table:table-cell>
          <table:table-cell table:formula="of:=[.G218]-[.$B218]" office:value-type="float" office:value="31.3812232017517" calcext:value-type="float">
            <text:p>31.3812232018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37424.53862" calcext:value-type="float">
            <text:p>1443137424.53862</text:p>
          </table:table-cell>
          <table:table-cell office:value-type="float" office:value="8224" calcext:value-type="float">
            <text:p>8224</text:p>
          </table:table-cell>
          <table:table-cell table:formula="of:=[.B219]-[.$B$2]" office:value-type="float" office:value="44.5384564399719" calcext:value-type="float">
            <text:p>44.53845644</text:p>
          </table:table-cell>
          <table:table-cell table:formula="of:=[.C219]/([.D219]-[.D218])" office:value-type="float" office:value="100358.60804697" calcext:value-type="float">
            <text:p>100358.60804697</text:p>
          </table:table-cell>
          <table:table-cell/>
          <table:table-cell office:value-type="float" office:value="1443137455.91293" calcext:value-type="float">
            <text:p>1443137455.91293</text:p>
          </table:table-cell>
          <table:table-cell table:formula="of:=[.G219]-[.$B$2]" office:value-type="float" office:value="75.9127726554871" calcext:value-type="float">
            <text:p>75.9127726555</text:p>
          </table:table-cell>
          <table:table-cell table:formula="of:=[.C219]/([.H219]-[.H218])" office:value-type="float" office:value="109596.126594585" calcext:value-type="float">
            <text:p>109596.126594585</text:p>
          </table:table-cell>
          <table:table-cell table:formula="of:=[.G219]-[.$B219]" office:value-type="float" office:value="31.3743162155151" calcext:value-type="float">
            <text:p>31.3743162155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37424.62057" calcext:value-type="float">
            <text:p>1443137424.62057</text:p>
          </table:table-cell>
          <table:table-cell office:value-type="float" office:value="8224" calcext:value-type="float">
            <text:p>8224</text:p>
          </table:table-cell>
          <table:table-cell table:formula="of:=[.B220]-[.$B$2]" office:value-type="float" office:value="44.6204037666321" calcext:value-type="float">
            <text:p>44.6204037666</text:p>
          </table:table-cell>
          <table:table-cell table:formula="of:=[.C220]/([.D220]-[.D219])" office:value-type="float" office:value="100357.148124011" calcext:value-type="float">
            <text:p>100357.148124011</text:p>
          </table:table-cell>
          <table:table-cell/>
          <table:table-cell office:value-type="float" office:value="1443137455.98802" calcext:value-type="float">
            <text:p>1443137455.98802</text:p>
          </table:table-cell>
          <table:table-cell table:formula="of:=[.G220]-[.$B$2]" office:value-type="float" office:value="75.9878549575806" calcext:value-type="float">
            <text:p>75.9878549576</text:p>
          </table:table-cell>
          <table:table-cell table:formula="of:=[.C220]/([.H220]-[.H219])" office:value-type="float" office:value="109533.135914746" calcext:value-type="float">
            <text:p>109533.135914746</text:p>
          </table:table-cell>
          <table:table-cell table:formula="of:=[.G220]-[.$B220]" office:value-type="float" office:value="31.3674511909485" calcext:value-type="float">
            <text:p>31.3674511909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37424.70254" calcext:value-type="float">
            <text:p>1443137424.70254</text:p>
          </table:table-cell>
          <table:table-cell office:value-type="float" office:value="8224" calcext:value-type="float">
            <text:p>8224</text:p>
          </table:table-cell>
          <table:table-cell table:formula="of:=[.B221]-[.$B$2]" office:value-type="float" office:value="44.7023746967316" calcext:value-type="float">
            <text:p>44.7023746967</text:p>
          </table:table-cell>
          <table:table-cell table:formula="of:=[.C221]/([.D221]-[.D220])" office:value-type="float" office:value="100328.250393385" calcext:value-type="float">
            <text:p>100328.250393385</text:p>
          </table:table-cell>
          <table:table-cell/>
          <table:table-cell office:value-type="float" office:value="1443137456.06321" calcext:value-type="float">
            <text:p>1443137456.06321</text:p>
          </table:table-cell>
          <table:table-cell table:formula="of:=[.G221]-[.$B$2]" office:value-type="float" office:value="76.0630447864533" calcext:value-type="float">
            <text:p>76.0630447865</text:p>
          </table:table-cell>
          <table:table-cell table:formula="of:=[.C221]/([.H221]-[.H220])" office:value-type="float" office:value="109376.495774791" calcext:value-type="float">
            <text:p>109376.495774791</text:p>
          </table:table-cell>
          <table:table-cell table:formula="of:=[.G221]-[.$B221]" office:value-type="float" office:value="31.3606700897217" calcext:value-type="float">
            <text:p>31.3606700897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37424.78446" calcext:value-type="float">
            <text:p>1443137424.78446</text:p>
          </table:table-cell>
          <table:table-cell office:value-type="float" office:value="8224" calcext:value-type="float">
            <text:p>8224</text:p>
          </table:table-cell>
          <table:table-cell table:formula="of:=[.B222]-[.$B$2]" office:value-type="float" office:value="44.7842946052551" calcext:value-type="float">
            <text:p>44.7842946053</text:p>
          </table:table-cell>
          <table:table-cell table:formula="of:=[.C222]/([.D222]-[.D221])" office:value-type="float" office:value="100390.737101896" calcext:value-type="float">
            <text:p>100390.737101896</text:p>
          </table:table-cell>
          <table:table-cell/>
          <table:table-cell office:value-type="float" office:value="1443137456.13194" calcext:value-type="float">
            <text:p>1443137456.13194</text:p>
          </table:table-cell>
          <table:table-cell table:formula="of:=[.G222]-[.$B$2]" office:value-type="float" office:value="76.1317806243896" calcext:value-type="float">
            <text:p>76.1317806244</text:p>
          </table:table-cell>
          <table:table-cell table:formula="of:=[.C222]/([.H222]-[.H221])" office:value-type="float" office:value="119646.46459405" calcext:value-type="float">
            <text:p>119646.46459405</text:p>
          </table:table-cell>
          <table:table-cell table:formula="of:=[.G222]-[.$B222]" office:value-type="float" office:value="31.3474860191345" calcext:value-type="float">
            <text:p>31.347486019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37424.86638" calcext:value-type="float">
            <text:p>1443137424.86638</text:p>
          </table:table-cell>
          <table:table-cell office:value-type="float" office:value="8224" calcext:value-type="float">
            <text:p>8224</text:p>
          </table:table-cell>
          <table:table-cell table:formula="of:=[.B223]-[.$B$2]" office:value-type="float" office:value="44.8662135601044" calcext:value-type="float">
            <text:p>44.8662135601</text:p>
          </table:table-cell>
          <table:table-cell table:formula="of:=[.C223]/([.D223]-[.D222])" office:value-type="float" office:value="100391.905818803" calcext:value-type="float">
            <text:p>100391.905818803</text:p>
          </table:table-cell>
          <table:table-cell/>
          <table:table-cell office:value-type="float" office:value="1443137456.20079" calcext:value-type="float">
            <text:p>1443137456.20079</text:p>
          </table:table-cell>
          <table:table-cell table:formula="of:=[.G223]-[.$B$2]" office:value-type="float" office:value="76.2006251811981" calcext:value-type="float">
            <text:p>76.2006251812</text:p>
          </table:table-cell>
          <table:table-cell table:formula="of:=[.C223]/([.H223]-[.H222])" office:value-type="float" office:value="119457.519682776" calcext:value-type="float">
            <text:p>119457.519682776</text:p>
          </table:table-cell>
          <table:table-cell table:formula="of:=[.G223]-[.$B223]" office:value-type="float" office:value="31.3344116210938" calcext:value-type="float">
            <text:p>31.3344116211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37424.94833" calcext:value-type="float">
            <text:p>1443137424.94833</text:p>
          </table:table-cell>
          <table:table-cell office:value-type="float" office:value="8224" calcext:value-type="float">
            <text:p>8224</text:p>
          </table:table-cell>
          <table:table-cell table:formula="of:=[.B224]-[.$B$2]" office:value-type="float" office:value="44.9481718540192" calcext:value-type="float">
            <text:p>44.948171854</text:p>
          </table:table-cell>
          <table:table-cell table:formula="of:=[.C224]/([.D224]-[.D223])" office:value-type="float" office:value="100343.718825453" calcext:value-type="float">
            <text:p>100343.718825453</text:p>
          </table:table-cell>
          <table:table-cell/>
          <table:table-cell office:value-type="float" office:value="1443137456.26963" calcext:value-type="float">
            <text:p>1443137456.26963</text:p>
          </table:table-cell>
          <table:table-cell table:formula="of:=[.G224]-[.$B$2]" office:value-type="float" office:value="76.2694702148437" calcext:value-type="float">
            <text:p>76.2694702148</text:p>
          </table:table-cell>
          <table:table-cell table:formula="of:=[.C224]/([.H224]-[.H223])" office:value-type="float" office:value="119456.692291442" calcext:value-type="float">
            <text:p>119456.692291442</text:p>
          </table:table-cell>
          <table:table-cell table:formula="of:=[.G224]-[.$B224]" office:value-type="float" office:value="31.3212983608246" calcext:value-type="float">
            <text:p>31.321298360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37425.02896" calcext:value-type="float">
            <text:p>1443137425.02896</text:p>
          </table:table-cell>
          <table:table-cell office:value-type="float" office:value="8224" calcext:value-type="float">
            <text:p>8224</text:p>
          </table:table-cell>
          <table:table-cell table:formula="of:=[.B225]-[.$B$2]" office:value-type="float" office:value="45.0288019180298" calcext:value-type="float">
            <text:p>45.028801918</text:p>
          </table:table-cell>
          <table:table-cell table:formula="of:=[.C225]/([.D225]-[.D224])" office:value-type="float" office:value="101996.694420542" calcext:value-type="float">
            <text:p>101996.694420542</text:p>
          </table:table-cell>
          <table:table-cell/>
          <table:table-cell office:value-type="float" office:value="1443137456.33849" calcext:value-type="float">
            <text:p>1443137456.33849</text:p>
          </table:table-cell>
          <table:table-cell table:formula="of:=[.G225]-[.$B$2]" office:value-type="float" office:value="76.3383326530457" calcext:value-type="float">
            <text:p>76.338332653</text:p>
          </table:table-cell>
          <table:table-cell table:formula="of:=[.C225]/([.H225]-[.H224])" office:value-type="float" office:value="119426.500349687" calcext:value-type="float">
            <text:p>119426.500349687</text:p>
          </table:table-cell>
          <table:table-cell table:formula="of:=[.G225]-[.$B225]" office:value-type="float" office:value="31.3095307350159" calcext:value-type="float">
            <text:p>31.309530735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37425.10741" calcext:value-type="float">
            <text:p>1443137425.10741</text:p>
          </table:table-cell>
          <table:table-cell office:value-type="float" office:value="8224" calcext:value-type="float">
            <text:p>8224</text:p>
          </table:table-cell>
          <table:table-cell table:formula="of:=[.B226]-[.$B$2]" office:value-type="float" office:value="45.1072509288788" calcext:value-type="float">
            <text:p>45.1072509289</text:p>
          </table:table-cell>
          <table:table-cell table:formula="of:=[.C226]/([.D226]-[.D225])" office:value-type="float" office:value="104832.424411696" calcext:value-type="float">
            <text:p>104832.424411696</text:p>
          </table:table-cell>
          <table:table-cell/>
          <table:table-cell office:value-type="float" office:value="1443137456.40729" calcext:value-type="float">
            <text:p>1443137456.40729</text:p>
          </table:table-cell>
          <table:table-cell table:formula="of:=[.G226]-[.$B$2]" office:value-type="float" office:value="76.4071309566498" calcext:value-type="float">
            <text:p>76.4071309566</text:p>
          </table:table-cell>
          <table:table-cell table:formula="of:=[.C226]/([.H226]-[.H225])" office:value-type="float" office:value="119537.831155284" calcext:value-type="float">
            <text:p>119537.831155284</text:p>
          </table:table-cell>
          <table:table-cell table:formula="of:=[.G226]-[.$B226]" office:value-type="float" office:value="31.299880027771" calcext:value-type="float">
            <text:p>31.2998800278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37425.18583" calcext:value-type="float">
            <text:p>1443137425.18583</text:p>
          </table:table-cell>
          <table:table-cell office:value-type="float" office:value="8224" calcext:value-type="float">
            <text:p>8224</text:p>
          </table:table-cell>
          <table:table-cell table:formula="of:=[.B227]-[.$B$2]" office:value-type="float" office:value="45.185672044754" calcext:value-type="float">
            <text:p>45.1856720448</text:p>
          </table:table-cell>
          <table:table-cell table:formula="of:=[.C227]/([.D227]-[.D226])" office:value-type="float" office:value="104869.71408419" calcext:value-type="float">
            <text:p>104869.71408419</text:p>
          </table:table-cell>
          <table:table-cell/>
          <table:table-cell office:value-type="float" office:value="1443137456.47612" calcext:value-type="float">
            <text:p>1443137456.47612</text:p>
          </table:table-cell>
          <table:table-cell table:formula="of:=[.G227]-[.$B$2]" office:value-type="float" office:value="76.4759612083435" calcext:value-type="float">
            <text:p>76.4759612083</text:p>
          </table:table-cell>
          <table:table-cell table:formula="of:=[.C227]/([.H227]-[.H226])" office:value-type="float" office:value="119482.346753494" calcext:value-type="float">
            <text:p>119482.346753494</text:p>
          </table:table-cell>
          <table:table-cell table:formula="of:=[.G227]-[.$B227]" office:value-type="float" office:value="31.2902891635895" calcext:value-type="float">
            <text:p>31.290289163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37425.26427" calcext:value-type="float">
            <text:p>1443137425.26427</text:p>
          </table:table-cell>
          <table:table-cell office:value-type="float" office:value="8224" calcext:value-type="float">
            <text:p>8224</text:p>
          </table:table-cell>
          <table:table-cell table:formula="of:=[.B228]-[.$B$2]" office:value-type="float" office:value="45.2641093730927" calcext:value-type="float">
            <text:p>45.2641093731</text:p>
          </table:table-cell>
          <table:table-cell table:formula="of:=[.C228]/([.D228]-[.D227])" office:value-type="float" office:value="104848.038226086" calcext:value-type="float">
            <text:p>104848.038226086</text:p>
          </table:table-cell>
          <table:table-cell/>
          <table:table-cell office:value-type="float" office:value="1443137456.54494" calcext:value-type="float">
            <text:p>1443137456.54494</text:p>
          </table:table-cell>
          <table:table-cell table:formula="of:=[.G228]-[.$B$2]" office:value-type="float" office:value="76.5447807312012" calcext:value-type="float">
            <text:p>76.5447807312</text:p>
          </table:table-cell>
          <table:table-cell table:formula="of:=[.C228]/([.H228]-[.H227])" office:value-type="float" office:value="119500.973829898" calcext:value-type="float">
            <text:p>119500.973829898</text:p>
          </table:table-cell>
          <table:table-cell table:formula="of:=[.G228]-[.$B228]" office:value-type="float" office:value="31.2806713581085" calcext:value-type="float">
            <text:p>31.280671358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37425.34268" calcext:value-type="float">
            <text:p>1443137425.34268</text:p>
          </table:table-cell>
          <table:table-cell office:value-type="float" office:value="8224" calcext:value-type="float">
            <text:p>8224</text:p>
          </table:table-cell>
          <table:table-cell table:formula="of:=[.B229]-[.$B$2]" office:value-type="float" office:value="45.3425154685974" calcext:value-type="float">
            <text:p>45.3425154686</text:p>
          </table:table-cell>
          <table:table-cell table:formula="of:=[.C229]/([.D229]-[.D228])" office:value-type="float" office:value="104889.804128821" calcext:value-type="float">
            <text:p>104889.804128821</text:p>
          </table:table-cell>
          <table:table-cell/>
          <table:table-cell office:value-type="float" office:value="1443137456.61379" calcext:value-type="float">
            <text:p>1443137456.61379</text:p>
          </table:table-cell>
          <table:table-cell table:formula="of:=[.G229]-[.$B$2]" office:value-type="float" office:value="76.6136276721954" calcext:value-type="float">
            <text:p>76.6136276722</text:p>
          </table:table-cell>
          <table:table-cell table:formula="of:=[.C229]/([.H229]-[.H228])" office:value-type="float" office:value="119453.382840718" calcext:value-type="float">
            <text:p>119453.382840718</text:p>
          </table:table-cell>
          <table:table-cell table:formula="of:=[.G229]-[.$B229]" office:value-type="float" office:value="31.271112203598" calcext:value-type="float">
            <text:p>31.271112203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37425.42112" calcext:value-type="float">
            <text:p>1443137425.42112</text:p>
          </table:table-cell>
          <table:table-cell office:value-type="float" office:value="8224" calcext:value-type="float">
            <text:p>8224</text:p>
          </table:table-cell>
          <table:table-cell table:formula="of:=[.B230]-[.$B$2]" office:value-type="float" office:value="45.4209537506104" calcext:value-type="float">
            <text:p>45.4209537506</text:p>
          </table:table-cell>
          <table:table-cell table:formula="of:=[.C230]/([.D230]-[.D229])" office:value-type="float" office:value="104846.763454653" calcext:value-type="float">
            <text:p>104846.763454653</text:p>
          </table:table-cell>
          <table:table-cell/>
          <table:table-cell office:value-type="float" office:value="1443137456.68262" calcext:value-type="float">
            <text:p>1443137456.68262</text:p>
          </table:table-cell>
          <table:table-cell table:formula="of:=[.G230]-[.$B$2]" office:value-type="float" office:value="76.6824555397034" calcext:value-type="float">
            <text:p>76.6824555397</text:p>
          </table:table-cell>
          <table:table-cell table:formula="of:=[.C230]/([.H230]-[.H229])" office:value-type="float" office:value="119486.485601954" calcext:value-type="float">
            <text:p>119486.485601954</text:p>
          </table:table-cell>
          <table:table-cell table:formula="of:=[.G230]-[.$B230]" office:value-type="float" office:value="31.261501789093" calcext:value-type="float">
            <text:p>31.261501789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37425.49957" calcext:value-type="float">
            <text:p>1443137425.49957</text:p>
          </table:table-cell>
          <table:table-cell office:value-type="float" office:value="8224" calcext:value-type="float">
            <text:p>8224</text:p>
          </table:table-cell>
          <table:table-cell table:formula="of:=[.B231]-[.$B$2]" office:value-type="float" office:value="45.4994113445282" calcext:value-type="float">
            <text:p>45.4994113445</text:p>
          </table:table-cell>
          <table:table-cell table:formula="of:=[.C231]/([.D231]-[.D230])" office:value-type="float" office:value="104820.956000912" calcext:value-type="float">
            <text:p>104820.956000912</text:p>
          </table:table-cell>
          <table:table-cell/>
          <table:table-cell office:value-type="float" office:value="1443137456.75146" calcext:value-type="float">
            <text:p>1443137456.75146</text:p>
          </table:table-cell>
          <table:table-cell table:formula="of:=[.G231]-[.$B$2]" office:value-type="float" office:value="76.7512946128845" calcext:value-type="float">
            <text:p>76.7512946129</text:p>
          </table:table-cell>
          <table:table-cell table:formula="of:=[.C231]/([.H231]-[.H230])" office:value-type="float" office:value="119467.035506975" calcext:value-type="float">
            <text:p>119467.035506975</text:p>
          </table:table-cell>
          <table:table-cell table:formula="of:=[.G231]-[.$B231]" office:value-type="float" office:value="31.2518832683563" calcext:value-type="float">
            <text:p>31.251883268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37425.57798" calcext:value-type="float">
            <text:p>1443137425.57798</text:p>
          </table:table-cell>
          <table:table-cell office:value-type="float" office:value="8224" calcext:value-type="float">
            <text:p>8224</text:p>
          </table:table-cell>
          <table:table-cell table:formula="of:=[.B232]-[.$B$2]" office:value-type="float" office:value="45.5778207778931" calcext:value-type="float">
            <text:p>45.5778207779</text:p>
          </table:table-cell>
          <table:table-cell table:formula="of:=[.C232]/([.D232]-[.D231])" office:value-type="float" office:value="104885.339009283" calcext:value-type="float">
            <text:p>104885.339009283</text:p>
          </table:table-cell>
          <table:table-cell/>
          <table:table-cell office:value-type="float" office:value="1443137456.82026" calcext:value-type="float">
            <text:p>1443137456.82026</text:p>
          </table:table-cell>
          <table:table-cell table:formula="of:=[.G232]-[.$B$2]" office:value-type="float" office:value="76.8200962543488" calcext:value-type="float">
            <text:p>76.8200962543</text:p>
          </table:table-cell>
          <table:table-cell table:formula="of:=[.C232]/([.H232]-[.H231])" office:value-type="float" office:value="119532.031866932" calcext:value-type="float">
            <text:p>119532.031866932</text:p>
          </table:table-cell>
          <table:table-cell table:formula="of:=[.G232]-[.$B232]" office:value-type="float" office:value="31.2422754764557" calcext:value-type="float">
            <text:p>31.242275476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37425.65644" calcext:value-type="float">
            <text:p>1443137425.65644</text:p>
          </table:table-cell>
          <table:table-cell office:value-type="float" office:value="8224" calcext:value-type="float">
            <text:p>8224</text:p>
          </table:table-cell>
          <table:table-cell table:formula="of:=[.B233]-[.$B$2]" office:value-type="float" office:value="45.656275510788" calcext:value-type="float">
            <text:p>45.6562755108</text:p>
          </table:table-cell>
          <table:table-cell table:formula="of:=[.C233]/([.D233]-[.D232])" office:value-type="float" office:value="104824.778525693" calcext:value-type="float">
            <text:p>104824.778525693</text:p>
          </table:table-cell>
          <table:table-cell/>
          <table:table-cell office:value-type="float" office:value="1443137456.88912" calcext:value-type="float">
            <text:p>1443137456.88912</text:p>
          </table:table-cell>
          <table:table-cell table:formula="of:=[.G233]-[.$B$2]" office:value-type="float" office:value="76.8889546394348" calcext:value-type="float">
            <text:p>76.8889546394</text:p>
          </table:table-cell>
          <table:table-cell table:formula="of:=[.C233]/([.H233]-[.H232])" office:value-type="float" office:value="119433.529986531" calcext:value-type="float">
            <text:p>119433.529986531</text:p>
          </table:table-cell>
          <table:table-cell table:formula="of:=[.G233]-[.$B233]" office:value-type="float" office:value="31.2326791286468" calcext:value-type="float">
            <text:p>31.2326791286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37425.73484" calcext:value-type="float">
            <text:p>1443137425.73484</text:p>
          </table:table-cell>
          <table:table-cell office:value-type="float" office:value="8224" calcext:value-type="float">
            <text:p>8224</text:p>
          </table:table-cell>
          <table:table-cell table:formula="of:=[.B234]-[.$B$2]" office:value-type="float" office:value="45.7346754074097" calcext:value-type="float">
            <text:p>45.7346754074</text:p>
          </table:table-cell>
          <table:table-cell table:formula="of:=[.C234]/([.D234]-[.D233])" office:value-type="float" office:value="104898.09750238" calcext:value-type="float">
            <text:p>104898.09750238</text:p>
          </table:table-cell>
          <table:table-cell/>
          <table:table-cell office:value-type="float" office:value="1443137456.95796" calcext:value-type="float">
            <text:p>1443137456.95796</text:p>
          </table:table-cell>
          <table:table-cell table:formula="of:=[.G234]-[.$B$2]" office:value-type="float" office:value="76.9578003883362" calcext:value-type="float">
            <text:p>76.9578003883</text:p>
          </table:table-cell>
          <table:table-cell table:formula="of:=[.C234]/([.H234]-[.H233])" office:value-type="float" office:value="119455.451225932" calcext:value-type="float">
            <text:p>119455.451225932</text:p>
          </table:table-cell>
          <table:table-cell table:formula="of:=[.G234]-[.$B234]" office:value-type="float" office:value="31.2231249809265" calcext:value-type="float">
            <text:p>31.223124980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37425.8133" calcext:value-type="float">
            <text:p>1443137425.8133</text:p>
          </table:table-cell>
          <table:table-cell office:value-type="float" office:value="8224" calcext:value-type="float">
            <text:p>8224</text:p>
          </table:table-cell>
          <table:table-cell table:formula="of:=[.B235]-[.$B$2]" office:value-type="float" office:value="45.8131351470947" calcext:value-type="float">
            <text:p>45.8131351471</text:p>
          </table:table-cell>
          <table:table-cell table:formula="of:=[.C235]/([.D235]-[.D234])" office:value-type="float" office:value="104818.089290272" calcext:value-type="float">
            <text:p>104818.089290272</text:p>
          </table:table-cell>
          <table:table-cell/>
          <table:table-cell office:value-type="float" office:value="1443137457.02683" calcext:value-type="float">
            <text:p>1443137457.02683</text:p>
          </table:table-cell>
          <table:table-cell table:formula="of:=[.G235]-[.$B$2]" office:value-type="float" office:value="77.0266687870026" calcext:value-type="float">
            <text:p>77.026668787</text:p>
          </table:table-cell>
          <table:table-cell table:formula="of:=[.C235]/([.H235]-[.H234])" office:value-type="float" office:value="119416.164151564" calcext:value-type="float">
            <text:p>119416.164151564</text:p>
          </table:table-cell>
          <table:table-cell table:formula="of:=[.G235]-[.$B235]" office:value-type="float" office:value="31.2135336399078" calcext:value-type="float">
            <text:p>31.213533639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37425.89175" calcext:value-type="float">
            <text:p>1443137425.89175</text:p>
          </table:table-cell>
          <table:table-cell office:value-type="float" office:value="8224" calcext:value-type="float">
            <text:p>8224</text:p>
          </table:table-cell>
          <table:table-cell table:formula="of:=[.B236]-[.$B$2]" office:value-type="float" office:value="45.8915886878967" calcext:value-type="float">
            <text:p>45.8915886879</text:p>
          </table:table-cell>
          <table:table-cell table:formula="of:=[.C236]/([.D236]-[.D235])" office:value-type="float" office:value="104826.371326635" calcext:value-type="float">
            <text:p>104826.371326635</text:p>
          </table:table-cell>
          <table:table-cell/>
          <table:table-cell office:value-type="float" office:value="1443137460.12895" calcext:value-type="float">
            <text:p>1443137460.12895</text:p>
          </table:table-cell>
          <table:table-cell table:formula="of:=[.G236]-[.$B$2]" office:value-type="float" office:value="80.1287930011749" calcext:value-type="float">
            <text:p>80.1287930012</text:p>
          </table:table-cell>
          <table:table-cell table:formula="of:=[.C236]/([.H236]-[.H235])" office:value-type="float" office:value="2651.08662071874" calcext:value-type="float">
            <text:p>2651.0866207188</text:p>
          </table:table-cell>
          <table:table-cell table:formula="of:=[.G236]-[.$B236]" office:value-type="float" office:value="34.2372043132782" calcext:value-type="float">
            <text:p>34.2372043133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37425.97016" calcext:value-type="float">
            <text:p>1443137425.97016</text:p>
          </table:table-cell>
          <table:table-cell office:value-type="float" office:value="8224" calcext:value-type="float">
            <text:p>8224</text:p>
          </table:table-cell>
          <table:table-cell table:formula="of:=[.B237]-[.$B$2]" office:value-type="float" office:value="45.9699997901917" calcext:value-type="float">
            <text:p>45.9699997902</text:p>
          </table:table-cell>
          <table:table-cell table:formula="of:=[.C237]/([.D237]-[.D236])" office:value-type="float" office:value="104883.10659207" calcext:value-type="float">
            <text:p>104883.10659207</text:p>
          </table:table-cell>
          <table:table-cell/>
          <table:table-cell office:value-type="float" office:value="1443137460.22898" calcext:value-type="float">
            <text:p>1443137460.22898</text:p>
          </table:table-cell>
          <table:table-cell table:formula="of:=[.G237]-[.$B$2]" office:value-type="float" office:value="80.2288224697113" calcext:value-type="float">
            <text:p>80.2288224697</text:p>
          </table:table-cell>
          <table:table-cell table:formula="of:=[.C237]/([.H237]-[.H236])" office:value-type="float" office:value="82215.7722152572" calcext:value-type="float">
            <text:p>82215.7722152572</text:p>
          </table:table-cell>
          <table:table-cell table:formula="of:=[.G237]-[.$B237]" office:value-type="float" office:value="34.2588226795197" calcext:value-type="float">
            <text:p>34.2588226795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37426.04642" calcext:value-type="float">
            <text:p>1443137426.04642</text:p>
          </table:table-cell>
          <table:table-cell office:value-type="float" office:value="8224" calcext:value-type="float">
            <text:p>8224</text:p>
          </table:table-cell>
          <table:table-cell table:formula="of:=[.B238]-[.$B$2]" office:value-type="float" office:value="46.0462534427643" calcext:value-type="float">
            <text:p>46.0462534428</text:p>
          </table:table-cell>
          <table:table-cell table:formula="of:=[.C238]/([.D238]-[.D237])" office:value-type="float" office:value="107850.571383012" calcext:value-type="float">
            <text:p>107850.571383012</text:p>
          </table:table-cell>
          <table:table-cell/>
          <table:table-cell office:value-type="float" office:value="1443137460.41247" calcext:value-type="float">
            <text:p>1443137460.41247</text:p>
          </table:table-cell>
          <table:table-cell table:formula="of:=[.G238]-[.$B$2]" office:value-type="float" office:value="80.4123106002808" calcext:value-type="float">
            <text:p>80.4123106003</text:p>
          </table:table-cell>
          <table:table-cell table:formula="of:=[.C238]/([.H238]-[.H237])" office:value-type="float" office:value="44820.3378304455" calcext:value-type="float">
            <text:p>44820.3378304455</text:p>
          </table:table-cell>
          <table:table-cell table:formula="of:=[.G238]-[.$B238]" office:value-type="float" office:value="34.3660571575165" calcext:value-type="float">
            <text:p>34.3660571575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37426.12128" calcext:value-type="float">
            <text:p>1443137426.12128</text:p>
          </table:table-cell>
          <table:table-cell office:value-type="float" office:value="8224" calcext:value-type="float">
            <text:p>8224</text:p>
          </table:table-cell>
          <table:table-cell table:formula="of:=[.B239]-[.$B$2]" office:value-type="float" office:value="46.1211144924164" calcext:value-type="float">
            <text:p>46.1211144924</text:p>
          </table:table-cell>
          <table:table-cell table:formula="of:=[.C239]/([.D239]-[.D238])" office:value-type="float" office:value="109856.861989235" calcext:value-type="float">
            <text:p>109856.861989235</text:p>
          </table:table-cell>
          <table:table-cell/>
          <table:table-cell office:value-type="float" office:value="1443137460.50423" calcext:value-type="float">
            <text:p>1443137460.50423</text:p>
          </table:table-cell>
          <table:table-cell table:formula="of:=[.G239]-[.$B$2]" office:value-type="float" office:value="80.5040655136108" calcext:value-type="float">
            <text:p>80.5040655136</text:p>
          </table:table-cell>
          <table:table-cell table:formula="of:=[.C239]/([.H239]-[.H238])" office:value-type="float" office:value="89630.0775786804" calcext:value-type="float">
            <text:p>89630.0775786804</text:p>
          </table:table-cell>
          <table:table-cell table:formula="of:=[.G239]-[.$B239]" office:value-type="float" office:value="34.3829510211945" calcext:value-type="float">
            <text:p>34.3829510212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37426.19617" calcext:value-type="float">
            <text:p>1443137426.19617</text:p>
          </table:table-cell>
          <table:table-cell office:value-type="float" office:value="8224" calcext:value-type="float">
            <text:p>8224</text:p>
          </table:table-cell>
          <table:table-cell table:formula="of:=[.B240]-[.$B$2]" office:value-type="float" office:value="46.1960101127625" calcext:value-type="float">
            <text:p>46.1960101128</text:p>
          </table:table-cell>
          <table:table-cell table:formula="of:=[.C240]/([.D240]-[.D239])" office:value-type="float" office:value="109806.153710984" calcext:value-type="float">
            <text:p>109806.153710984</text:p>
          </table:table-cell>
          <table:table-cell/>
          <table:table-cell office:value-type="float" office:value="1443137460.596" calcext:value-type="float">
            <text:p>1443137460.596</text:p>
          </table:table-cell>
          <table:table-cell table:formula="of:=[.G240]-[.$B$2]" office:value-type="float" office:value="80.59583568573" calcext:value-type="float">
            <text:p>80.5958356857</text:p>
          </table:table-cell>
          <table:table-cell table:formula="of:=[.C240]/([.H240]-[.H239])" office:value-type="float" office:value="89615.1746269277" calcext:value-type="float">
            <text:p>89615.1746269277</text:p>
          </table:table-cell>
          <table:table-cell table:formula="of:=[.G240]-[.$B240]" office:value-type="float" office:value="34.3998255729675" calcext:value-type="float">
            <text:p>34.399825573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37426.27103" calcext:value-type="float">
            <text:p>1443137426.27103</text:p>
          </table:table-cell>
          <table:table-cell office:value-type="float" office:value="8224" calcext:value-type="float">
            <text:p>8224</text:p>
          </table:table-cell>
          <table:table-cell table:formula="of:=[.B241]-[.$B$2]" office:value-type="float" office:value="46.2708685398102" calcext:value-type="float">
            <text:p>46.2708685398</text:p>
          </table:table-cell>
          <table:table-cell table:formula="of:=[.C241]/([.D241]-[.D240])" office:value-type="float" office:value="109860.710735431" calcext:value-type="float">
            <text:p>109860.710735431</text:p>
          </table:table-cell>
          <table:table-cell/>
          <table:table-cell office:value-type="float" office:value="1443137460.68776" calcext:value-type="float">
            <text:p>1443137460.68776</text:p>
          </table:table-cell>
          <table:table-cell table:formula="of:=[.G241]-[.$B$2]" office:value-type="float" office:value="80.6875972747803" calcext:value-type="float">
            <text:p>80.6875972748</text:p>
          </table:table-cell>
          <table:table-cell table:formula="of:=[.C241]/([.H241]-[.H240])" office:value-type="float" office:value="89623.556927426" calcext:value-type="float">
            <text:p>89623.556927426</text:p>
          </table:table-cell>
          <table:table-cell table:formula="of:=[.G241]-[.$B241]" office:value-type="float" office:value="34.4167287349701" calcext:value-type="float">
            <text:p>34.41672873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37426.34593" calcext:value-type="float">
            <text:p>1443137426.34593</text:p>
          </table:table-cell>
          <table:table-cell office:value-type="float" office:value="8224" calcext:value-type="float">
            <text:p>8224</text:p>
          </table:table-cell>
          <table:table-cell table:formula="of:=[.B242]-[.$B$2]" office:value-type="float" office:value="46.3457632064819" calcext:value-type="float">
            <text:p>46.3457632065</text:p>
          </table:table-cell>
          <table:table-cell table:formula="of:=[.C242]/([.D242]-[.D241])" office:value-type="float" office:value="109807.551932156" calcext:value-type="float">
            <text:p>109807.551932156</text:p>
          </table:table-cell>
          <table:table-cell/>
          <table:table-cell office:value-type="float" office:value="1443137460.77953" calcext:value-type="float">
            <text:p>1443137460.77953</text:p>
          </table:table-cell>
          <table:table-cell table:formula="of:=[.G242]-[.$B$2]" office:value-type="float" office:value="80.7793657779694" calcext:value-type="float">
            <text:p>80.779365778</text:p>
          </table:table-cell>
          <table:table-cell table:formula="of:=[.C242]/([.H242]-[.H241])" office:value-type="float" office:value="89616.8043958899" calcext:value-type="float">
            <text:p>89616.8043958899</text:p>
          </table:table-cell>
          <table:table-cell table:formula="of:=[.G242]-[.$B242]" office:value-type="float" office:value="34.4336025714874" calcext:value-type="float">
            <text:p>34.4336025715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37426.42078" calcext:value-type="float">
            <text:p>1443137426.42078</text:p>
          </table:table-cell>
          <table:table-cell office:value-type="float" office:value="8224" calcext:value-type="float">
            <text:p>8224</text:p>
          </table:table-cell>
          <table:table-cell table:formula="of:=[.B243]-[.$B$2]" office:value-type="float" office:value="46.4206163883209" calcext:value-type="float">
            <text:p>46.4206163883</text:p>
          </table:table-cell>
          <table:table-cell table:formula="of:=[.C243]/([.D243]-[.D242])" office:value-type="float" office:value="109868.409036906" calcext:value-type="float">
            <text:p>109868.409036906</text:p>
          </table:table-cell>
          <table:table-cell/>
          <table:table-cell office:value-type="float" office:value="1443137460.87128" calcext:value-type="float">
            <text:p>1443137460.87128</text:p>
          </table:table-cell>
          <table:table-cell table:formula="of:=[.G243]-[.$B$2]" office:value-type="float" office:value="80.8711194992065" calcext:value-type="float">
            <text:p>80.8711194992</text:p>
          </table:table-cell>
          <table:table-cell table:formula="of:=[.C243]/([.H243]-[.H242])" office:value-type="float" office:value="89631.2420805367" calcext:value-type="float">
            <text:p>89631.2420805367</text:p>
          </table:table-cell>
          <table:table-cell table:formula="of:=[.G243]-[.$B243]" office:value-type="float" office:value="34.4505031108856" calcext:value-type="float">
            <text:p>34.4505031109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37426.49568" calcext:value-type="float">
            <text:p>1443137426.49568</text:p>
          </table:table-cell>
          <table:table-cell office:value-type="float" office:value="8224" calcext:value-type="float">
            <text:p>8224</text:p>
          </table:table-cell>
          <table:table-cell table:formula="of:=[.B244]-[.$B$2]" office:value-type="float" office:value="46.4955148696899" calcext:value-type="float">
            <text:p>46.4955148697</text:p>
          </table:table-cell>
          <table:table-cell table:formula="of:=[.C244]/([.D244]-[.D243])" office:value-type="float" office:value="109801.95926111" calcext:value-type="float">
            <text:p>109801.95926111</text:p>
          </table:table-cell>
          <table:table-cell/>
          <table:table-cell office:value-type="float" office:value="1443137460.96306" calcext:value-type="float">
            <text:p>1443137460.96306</text:p>
          </table:table-cell>
          <table:table-cell table:formula="of:=[.G244]-[.$B$2]" office:value-type="float" office:value="80.962895154953" calcext:value-type="float">
            <text:p>80.962895155</text:p>
          </table:table-cell>
          <table:table-cell table:formula="of:=[.C244]/([.H244]-[.H243])" office:value-type="float" office:value="89609.8200891059" calcext:value-type="float">
            <text:p>89609.8200891059</text:p>
          </table:table-cell>
          <table:table-cell table:formula="of:=[.G244]-[.$B244]" office:value-type="float" office:value="34.4673802852631" calcext:value-type="float">
            <text:p>34.4673802853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37426.57053" calcext:value-type="float">
            <text:p>1443137426.57053</text:p>
          </table:table-cell>
          <table:table-cell office:value-type="float" office:value="8224" calcext:value-type="float">
            <text:p>8224</text:p>
          </table:table-cell>
          <table:table-cell table:formula="of:=[.B245]-[.$B$2]" office:value-type="float" office:value="46.5703678131104" calcext:value-type="float">
            <text:p>46.5703678131</text:p>
          </table:table-cell>
          <table:table-cell table:formula="of:=[.C245]/([.D245]-[.D244])" office:value-type="float" office:value="109868.758985336" calcext:value-type="float">
            <text:p>109868.758985336</text:p>
          </table:table-cell>
          <table:table-cell/>
          <table:table-cell office:value-type="float" office:value="1443137461.05489" calcext:value-type="float">
            <text:p>1443137461.05489</text:p>
          </table:table-cell>
          <table:table-cell table:formula="of:=[.G245]-[.$B$2]" office:value-type="float" office:value="81.0547285079956" calcext:value-type="float">
            <text:p>81.054728508</text:p>
          </table:table-cell>
          <table:table-cell table:formula="of:=[.C245]/([.H245]-[.H244])" office:value-type="float" office:value="89553.5197999881" calcext:value-type="float">
            <text:p>89553.5197999881</text:p>
          </table:table-cell>
          <table:table-cell table:formula="of:=[.G245]-[.$B245]" office:value-type="float" office:value="34.4843606948853" calcext:value-type="float">
            <text:p>34.4843606949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37426.64542" calcext:value-type="float">
            <text:p>1443137426.64542</text:p>
          </table:table-cell>
          <table:table-cell office:value-type="float" office:value="8224" calcext:value-type="float">
            <text:p>8224</text:p>
          </table:table-cell>
          <table:table-cell table:formula="of:=[.B246]-[.$B$2]" office:value-type="float" office:value="46.6452593803406" calcext:value-type="float">
            <text:p>46.6452593803</text:p>
          </table:table-cell>
          <table:table-cell table:formula="of:=[.C246]/([.D246]-[.D245])" office:value-type="float" office:value="109812.096396895" calcext:value-type="float">
            <text:p>109812.096396895</text:p>
          </table:table-cell>
          <table:table-cell/>
          <table:table-cell office:value-type="float" office:value="1443137461.14977" calcext:value-type="float">
            <text:p>1443137461.14977</text:p>
          </table:table-cell>
          <table:table-cell table:formula="of:=[.G246]-[.$B$2]" office:value-type="float" office:value="81.1496076583862" calcext:value-type="float">
            <text:p>81.1496076584</text:p>
          </table:table-cell>
          <table:table-cell table:formula="of:=[.C246]/([.H246]-[.H245])" office:value-type="float" office:value="86678.6851077517" calcext:value-type="float">
            <text:p>86678.6851077517</text:p>
          </table:table-cell>
          <table:table-cell table:formula="of:=[.G246]-[.$B246]" office:value-type="float" office:value="34.5043482780457" calcext:value-type="float">
            <text:p>34.504348278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37426.72035" calcext:value-type="float">
            <text:p>1443137426.72035</text:p>
          </table:table-cell>
          <table:table-cell office:value-type="float" office:value="8224" calcext:value-type="float">
            <text:p>8224</text:p>
          </table:table-cell>
          <table:table-cell table:formula="of:=[.B247]-[.$B$2]" office:value-type="float" office:value="46.7201871871948" calcext:value-type="float">
            <text:p>46.7201871872</text:p>
          </table:table-cell>
          <table:table-cell table:formula="of:=[.C247]/([.D247]-[.D246])" office:value-type="float" office:value="109758.984618322" calcext:value-type="float">
            <text:p>109758.984618322</text:p>
          </table:table-cell>
          <table:table-cell/>
          <table:table-cell office:value-type="float" office:value="1443137461.24471" calcext:value-type="float">
            <text:p>1443137461.24471</text:p>
          </table:table-cell>
          <table:table-cell table:formula="of:=[.G247]-[.$B$2]" office:value-type="float" office:value="81.2445521354675" calcext:value-type="float">
            <text:p>81.2445521355</text:p>
          </table:table-cell>
          <table:table-cell table:formula="of:=[.C247]/([.H247]-[.H246])" office:value-type="float" office:value="86619.0457077137" calcext:value-type="float">
            <text:p>86619.0457077137</text:p>
          </table:table-cell>
          <table:table-cell table:formula="of:=[.G247]-[.$B247]" office:value-type="float" office:value="34.5243649482727" calcext:value-type="float">
            <text:p>34.5243649483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37426.79524" calcext:value-type="float">
            <text:p>1443137426.79524</text:p>
          </table:table-cell>
          <table:table-cell office:value-type="float" office:value="8224" calcext:value-type="float">
            <text:p>8224</text:p>
          </table:table-cell>
          <table:table-cell table:formula="of:=[.B248]-[.$B$2]" office:value-type="float" office:value="46.7950804233551" calcext:value-type="float">
            <text:p>46.7950804234</text:p>
          </table:table-cell>
          <table:table-cell table:formula="of:=[.C248]/([.D248]-[.D247])" office:value-type="float" office:value="109809.64933068" calcext:value-type="float">
            <text:p>109809.64933068</text:p>
          </table:table-cell>
          <table:table-cell/>
          <table:table-cell office:value-type="float" office:value="1443137461.33961" calcext:value-type="float">
            <text:p>1443137461.33961</text:p>
          </table:table-cell>
          <table:table-cell table:formula="of:=[.G248]-[.$B$2]" office:value-type="float" office:value="81.3394496440887" calcext:value-type="float">
            <text:p>81.3394496441</text:p>
          </table:table-cell>
          <table:table-cell table:formula="of:=[.C248]/([.H248]-[.H247])" office:value-type="float" office:value="86661.9168352055" calcext:value-type="float">
            <text:p>86661.9168352055</text:p>
          </table:table-cell>
          <table:table-cell table:formula="of:=[.G248]-[.$B248]" office:value-type="float" office:value="34.5443692207336" calcext:value-type="float">
            <text:p>34.5443692207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37426.8701" calcext:value-type="float">
            <text:p>1443137426.8701</text:p>
          </table:table-cell>
          <table:table-cell office:value-type="float" office:value="8224" calcext:value-type="float">
            <text:p>8224</text:p>
          </table:table-cell>
          <table:table-cell table:formula="of:=[.B249]-[.$B$2]" office:value-type="float" office:value="46.8699424266815" calcext:value-type="float">
            <text:p>46.8699424267</text:p>
          </table:table-cell>
          <table:table-cell table:formula="of:=[.C249]/([.D249]-[.D248])" office:value-type="float" office:value="109855.462512023" calcext:value-type="float">
            <text:p>109855.462512023</text:p>
          </table:table-cell>
          <table:table-cell/>
          <table:table-cell office:value-type="float" office:value="1443137461.4346" calcext:value-type="float">
            <text:p>1443137461.4346</text:p>
          </table:table-cell>
          <table:table-cell table:formula="of:=[.G249]-[.$B$2]" office:value-type="float" office:value="81.4344418048859" calcext:value-type="float">
            <text:p>81.4344418049</text:p>
          </table:table-cell>
          <table:table-cell table:formula="of:=[.C249]/([.H249]-[.H248])" office:value-type="float" office:value="86575.5650886237" calcext:value-type="float">
            <text:p>86575.5650886237</text:p>
          </table:table-cell>
          <table:table-cell table:formula="of:=[.G249]-[.$B249]" office:value-type="float" office:value="34.5644993782043" calcext:value-type="float">
            <text:p>34.5644993782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37426.945" calcext:value-type="float">
            <text:p>1443137426.945</text:p>
          </table:table-cell>
          <table:table-cell office:value-type="float" office:value="8224" calcext:value-type="float">
            <text:p>8224</text:p>
          </table:table-cell>
          <table:table-cell table:formula="of:=[.B250]-[.$B$2]" office:value-type="float" office:value="46.9448337554932" calcext:value-type="float">
            <text:p>46.9448337555</text:p>
          </table:table-cell>
          <table:table-cell table:formula="of:=[.C250]/([.D250]-[.D249])" office:value-type="float" office:value="109812.445986687" calcext:value-type="float">
            <text:p>109812.445986687</text:p>
          </table:table-cell>
          <table:table-cell/>
          <table:table-cell office:value-type="float" office:value="1443137461.52945" calcext:value-type="float">
            <text:p>1443137461.52945</text:p>
          </table:table-cell>
          <table:table-cell table:formula="of:=[.G250]-[.$B$2]" office:value-type="float" office:value="81.5292835235596" calcext:value-type="float">
            <text:p>81.5292835236</text:p>
          </table:table-cell>
          <table:table-cell table:formula="of:=[.C250]/([.H250]-[.H249])" office:value-type="float" office:value="86712.895074096" calcext:value-type="float">
            <text:p>86712.895074096</text:p>
          </table:table-cell>
          <table:table-cell table:formula="of:=[.G250]-[.$B250]" office:value-type="float" office:value="34.5844497680664" calcext:value-type="float">
            <text:p>34.584449768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37440.02731" calcext:value-type="float">
            <text:p>1443137440.02731</text:p>
          </table:table-cell>
          <table:table-cell office:value-type="float" office:value="8224" calcext:value-type="float">
            <text:p>8224</text:p>
          </table:table-cell>
          <table:table-cell table:formula="of:=[.B251]-[.$B$2]" office:value-type="float" office:value="60.0271489620209" calcext:value-type="float">
            <text:p>60.027148962</text:p>
          </table:table-cell>
          <table:table-cell table:formula="of:=[.C251]/([.D251]-[.D250])" office:value-type="float" office:value="628.634906755377" calcext:value-type="float">
            <text:p>628.6349067554</text:p>
          </table:table-cell>
          <table:table-cell/>
          <table:table-cell office:value-type="float" office:value="1443137461.62438" calcext:value-type="float">
            <text:p>1443137461.62438</text:p>
          </table:table-cell>
          <table:table-cell table:formula="of:=[.G251]-[.$B$2]" office:value-type="float" office:value="81.6242156028748" calcext:value-type="float">
            <text:p>81.6242156029</text:p>
          </table:table-cell>
          <table:table-cell table:formula="of:=[.C251]/([.H251]-[.H250])" office:value-type="float" office:value="86630.3578234641" calcext:value-type="float">
            <text:p>86630.3578234641</text:p>
          </table:table-cell>
          <table:table-cell table:formula="of:=[.G251]-[.$B251]" office:value-type="float" office:value="21.5970666408539" calcext:value-type="float">
            <text:p>21.597066640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137440.13024" calcext:value-type="float">
            <text:p>1443137440.13024</text:p>
          </table:table-cell>
          <table:table-cell office:value-type="float" office:value="8224" calcext:value-type="float">
            <text:p>8224</text:p>
          </table:table-cell>
          <table:table-cell table:formula="of:=[.B252]-[.$B$2]" office:value-type="float" office:value="60.1300814151764" calcext:value-type="float">
            <text:p>60.1300814152</text:p>
          </table:table-cell>
          <table:table-cell table:formula="of:=[.C252]/([.D252]-[.D251])" office:value-type="float" office:value="79897.0562527506" calcext:value-type="float">
            <text:p>79897.0562527506</text:p>
          </table:table-cell>
          <table:table-cell/>
          <table:table-cell office:value-type="float" office:value="1443137461.71927" calcext:value-type="float">
            <text:p>1443137461.71927</text:p>
          </table:table-cell>
          <table:table-cell table:formula="of:=[.G252]-[.$B$2]" office:value-type="float" office:value="81.7191116809845" calcext:value-type="float">
            <text:p>81.719111681</text:p>
          </table:table-cell>
          <table:table-cell table:formula="of:=[.C252]/([.H252]-[.H251])" office:value-type="float" office:value="86663.2232207686" calcext:value-type="float">
            <text:p>86663.2232207686</text:p>
          </table:table-cell>
          <table:table-cell table:formula="of:=[.G252]-[.$B252]" office:value-type="float" office:value="21.5890302658081" calcext:value-type="float">
            <text:p>21.5890302658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137440.23317" calcext:value-type="float">
            <text:p>1443137440.23317</text:p>
          </table:table-cell>
          <table:table-cell office:value-type="float" office:value="8224" calcext:value-type="float">
            <text:p>8224</text:p>
          </table:table-cell>
          <table:table-cell table:formula="of:=[.B253]-[.$B$2]" office:value-type="float" office:value="60.233011007309" calcext:value-type="float">
            <text:p>60.2330110073</text:p>
          </table:table-cell>
          <table:table-cell table:formula="of:=[.C253]/([.D253]-[.D252])" office:value-type="float" office:value="79899.2770651212" calcext:value-type="float">
            <text:p>79899.2770651212</text:p>
          </table:table-cell>
          <table:table-cell/>
          <table:table-cell office:value-type="float" office:value="1443137461.8143" calcext:value-type="float">
            <text:p>1443137461.8143</text:p>
          </table:table-cell>
          <table:table-cell table:formula="of:=[.G253]-[.$B$2]" office:value-type="float" office:value="81.814136505127" calcext:value-type="float">
            <text:p>81.8141365051</text:p>
          </table:table-cell>
          <table:table-cell table:formula="of:=[.C253]/([.H253]-[.H252])" office:value-type="float" office:value="86545.8060482283" calcext:value-type="float">
            <text:p>86545.8060482283</text:p>
          </table:table-cell>
          <table:table-cell table:formula="of:=[.G253]-[.$B253]" office:value-type="float" office:value="21.581125497818" calcext:value-type="float">
            <text:p>21.5811254978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137440.33611" calcext:value-type="float">
            <text:p>1443137440.33611</text:p>
          </table:table-cell>
          <table:table-cell office:value-type="float" office:value="8224" calcext:value-type="float">
            <text:p>8224</text:p>
          </table:table-cell>
          <table:table-cell table:formula="of:=[.B254]-[.$B$2]" office:value-type="float" office:value="60.3359501361847" calcext:value-type="float">
            <text:p>60.3359501362</text:p>
          </table:table-cell>
          <table:table-cell table:formula="of:=[.C254]/([.D254]-[.D253])" office:value-type="float" office:value="79891.8748372931" calcext:value-type="float">
            <text:p>79891.8748372931</text:p>
          </table:table-cell>
          <table:table-cell/>
          <table:table-cell office:value-type="float" office:value="1443137461.90928" calcext:value-type="float">
            <text:p>1443137461.90928</text:p>
          </table:table-cell>
          <table:table-cell table:formula="of:=[.G254]-[.$B$2]" office:value-type="float" office:value="81.9091131687164" calcext:value-type="float">
            <text:p>81.9091131687</text:p>
          </table:table-cell>
          <table:table-cell table:formula="of:=[.C254]/([.H254]-[.H253])" office:value-type="float" office:value="86589.691500925" calcext:value-type="float">
            <text:p>86589.691500925</text:p>
          </table:table-cell>
          <table:table-cell table:formula="of:=[.G254]-[.$B254]" office:value-type="float" office:value="21.5731630325317" calcext:value-type="float">
            <text:p>21.5731630325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3137440.43904" calcext:value-type="float">
            <text:p>1443137440.43904</text:p>
          </table:table-cell>
          <table:table-cell office:value-type="float" office:value="8224" calcext:value-type="float">
            <text:p>8224</text:p>
          </table:table-cell>
          <table:table-cell table:formula="of:=[.B255]-[.$B$2]" office:value-type="float" office:value="60.4388780593872" calcext:value-type="float">
            <text:p>60.4388780594</text:p>
          </table:table-cell>
          <table:table-cell table:formula="of:=[.C255]/([.D255]-[.D254])" office:value-type="float" office:value="79900.5725960191" calcext:value-type="float">
            <text:p>79900.5725960191</text:p>
          </table:table-cell>
          <table:table-cell/>
          <table:table-cell office:value-type="float" office:value="1443137462.00422" calcext:value-type="float">
            <text:p>1443137462.00422</text:p>
          </table:table-cell>
          <table:table-cell table:formula="of:=[.G255]-[.$B$2]" office:value-type="float" office:value="82.0040538311005" calcext:value-type="float">
            <text:p>82.0040538311</text:p>
          </table:table-cell>
          <table:table-cell table:formula="of:=[.C255]/([.H255]-[.H254])" office:value-type="float" office:value="86622.5260440471" calcext:value-type="float">
            <text:p>86622.5260440471</text:p>
          </table:table-cell>
          <table:table-cell table:formula="of:=[.G255]-[.$B255]" office:value-type="float" office:value="21.5651757717133" calcext:value-type="float">
            <text:p>21.5651757717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3137440.54197" calcext:value-type="float">
            <text:p>1443137440.54197</text:p>
          </table:table-cell>
          <table:table-cell office:value-type="float" office:value="8224" calcext:value-type="float">
            <text:p>8224</text:p>
          </table:table-cell>
          <table:table-cell table:formula="of:=[.B256]-[.$B$2]" office:value-type="float" office:value="60.5418033599854" calcext:value-type="float">
            <text:p>60.54180336</text:p>
          </table:table-cell>
          <table:table-cell table:formula="of:=[.C256]/([.D256]-[.D255])" office:value-type="float" office:value="79902.6085151726" calcext:value-type="float">
            <text:p>79902.6085151726</text:p>
          </table:table-cell>
          <table:table-cell/>
          <table:table-cell office:value-type="float" office:value="1443137462.09203" calcext:value-type="float">
            <text:p>1443137462.09203</text:p>
          </table:table-cell>
          <table:table-cell table:formula="of:=[.G256]-[.$B$2]" office:value-type="float" office:value="82.0918660163879" calcext:value-type="float">
            <text:p>82.0918660164</text:p>
          </table:table-cell>
          <table:table-cell table:formula="of:=[.C256]/([.H256]-[.H255])" office:value-type="float" office:value="93654.4281761881" calcext:value-type="float">
            <text:p>93654.4281761881</text:p>
          </table:table-cell>
          <table:table-cell table:formula="of:=[.G256]-[.$B256]" office:value-type="float" office:value="21.5500626564026" calcext:value-type="float">
            <text:p>21.550062656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3137440.64489" calcext:value-type="float">
            <text:p>1443137440.64489</text:p>
          </table:table-cell>
          <table:table-cell office:value-type="float" office:value="8224" calcext:value-type="float">
            <text:p>8224</text:p>
          </table:table-cell>
          <table:table-cell table:formula="of:=[.B257]-[.$B$2]" office:value-type="float" office:value="60.6447310447693" calcext:value-type="float">
            <text:p>60.6447310448</text:p>
          </table:table-cell>
          <table:table-cell table:formula="of:=[.C257]/([.D257]-[.D256])" office:value-type="float" office:value="79900.7576752913" calcext:value-type="float">
            <text:p>79900.7576752913</text:p>
          </table:table-cell>
          <table:table-cell/>
          <table:table-cell office:value-type="float" office:value="1443137462.17985" calcext:value-type="float">
            <text:p>1443137462.17985</text:p>
          </table:table-cell>
          <table:table-cell table:formula="of:=[.G257]-[.$B$2]" office:value-type="float" office:value="82.1796875" calcext:value-type="float">
            <text:p>82.1796875</text:p>
          </table:table-cell>
          <table:table-cell table:formula="of:=[.C257]/([.H257]-[.H256])" office:value-type="float" office:value="93644.5122736528" calcext:value-type="float">
            <text:p>93644.5122736528</text:p>
          </table:table-cell>
          <table:table-cell table:formula="of:=[.G257]-[.$B257]" office:value-type="float" office:value="21.5349564552307" calcext:value-type="float">
            <text:p>21.5349564552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3137440.74784" calcext:value-type="float">
            <text:p>1443137440.74784</text:p>
          </table:table-cell>
          <table:table-cell office:value-type="float" office:value="8224" calcext:value-type="float">
            <text:p>8224</text:p>
          </table:table-cell>
          <table:table-cell table:formula="of:=[.B258]-[.$B$2]" office:value-type="float" office:value="60.7476737499237" calcext:value-type="float">
            <text:p>60.7476737499</text:p>
          </table:table-cell>
          <table:table-cell table:formula="of:=[.C258]/([.D258]-[.D257])" office:value-type="float" office:value="79889.0993554483" calcext:value-type="float">
            <text:p>79889.0993554483</text:p>
          </table:table-cell>
          <table:table-cell/>
          <table:table-cell office:value-type="float" office:value="1443137462.26776" calcext:value-type="float">
            <text:p>1443137462.26776</text:p>
          </table:table-cell>
          <table:table-cell table:formula="of:=[.G258]-[.$B$2]" office:value-type="float" office:value="82.2675931453705" calcext:value-type="float">
            <text:p>82.2675931454</text:p>
          </table:table-cell>
          <table:table-cell table:formula="of:=[.C258]/([.H258]-[.H257])" office:value-type="float" office:value="93554.8560657223" calcext:value-type="float">
            <text:p>93554.8560657223</text:p>
          </table:table-cell>
          <table:table-cell table:formula="of:=[.G258]-[.$B258]" office:value-type="float" office:value="21.5199193954468" calcext:value-type="float">
            <text:p>21.519919395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3137440.85076" calcext:value-type="float">
            <text:p>1443137440.85076</text:p>
          </table:table-cell>
          <table:table-cell office:value-type="float" office:value="8224" calcext:value-type="float">
            <text:p>8224</text:p>
          </table:table-cell>
          <table:table-cell table:formula="of:=[.B259]-[.$B$2]" office:value-type="float" office:value="60.8506019115448" calcext:value-type="float">
            <text:p>60.8506019115</text:p>
          </table:table-cell>
          <table:table-cell table:formula="of:=[.C259]/([.D259]-[.D258])" office:value-type="float" office:value="79900.3875176043" calcext:value-type="float">
            <text:p>79900.3875176043</text:p>
          </table:table-cell>
          <table:table-cell/>
          <table:table-cell office:value-type="float" office:value="1443137462.35559" calcext:value-type="float">
            <text:p>1443137462.35559</text:p>
          </table:table-cell>
          <table:table-cell table:formula="of:=[.G259]-[.$B$2]" office:value-type="float" office:value="82.3554246425629" calcext:value-type="float">
            <text:p>82.3554246426</text:p>
          </table:table-cell>
          <table:table-cell table:formula="of:=[.C259]/([.H259]-[.H258])" office:value-type="float" office:value="93633.8359573498" calcext:value-type="float">
            <text:p>93633.8359573498</text:p>
          </table:table-cell>
          <table:table-cell table:formula="of:=[.G259]-[.$B259]" office:value-type="float" office:value="21.5048227310181" calcext:value-type="float">
            <text:p>21.50482273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3137440.95369" calcext:value-type="float">
            <text:p>1443137440.95369</text:p>
          </table:table-cell>
          <table:table-cell office:value-type="float" office:value="8224" calcext:value-type="float">
            <text:p>8224</text:p>
          </table:table-cell>
          <table:table-cell table:formula="of:=[.B260]-[.$B$2]" office:value-type="float" office:value="60.9535310268402" calcext:value-type="float">
            <text:p>60.9535310268</text:p>
          </table:table-cell>
          <table:table-cell table:formula="of:=[.C260]/([.D260]-[.D259])" office:value-type="float" office:value="79899.6472125193" calcext:value-type="float">
            <text:p>79899.6472125193</text:p>
          </table:table-cell>
          <table:table-cell/>
          <table:table-cell office:value-type="float" office:value="1443137462.44347" calcext:value-type="float">
            <text:p>1443137462.44347</text:p>
          </table:table-cell>
          <table:table-cell table:formula="of:=[.G260]-[.$B$2]" office:value-type="float" office:value="82.4433100223541" calcext:value-type="float">
            <text:p>82.4433100224</text:p>
          </table:table-cell>
          <table:table-cell table:formula="of:=[.C260]/([.H260]-[.H259])" office:value-type="float" office:value="93576.4289752535" calcext:value-type="float">
            <text:p>93576.4289752535</text:p>
          </table:table-cell>
          <table:table-cell table:formula="of:=[.G260]-[.$B260]" office:value-type="float" office:value="21.4897789955139" calcext:value-type="float">
            <text:p>21.4897789955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3137441.05331" calcext:value-type="float">
            <text:p>1443137441.05331</text:p>
          </table:table-cell>
          <table:table-cell office:value-type="float" office:value="8224" calcext:value-type="float">
            <text:p>8224</text:p>
          </table:table-cell>
          <table:table-cell table:formula="of:=[.B261]-[.$B$2]" office:value-type="float" office:value="61.0531477928162" calcext:value-type="float">
            <text:p>61.0531477928</text:p>
          </table:table-cell>
          <table:table-cell table:formula="of:=[.C261]/([.D261]-[.D260])" office:value-type="float" office:value="82556.3841530983" calcext:value-type="float">
            <text:p>82556.3841530983</text:p>
          </table:table-cell>
          <table:table-cell/>
          <table:table-cell office:value-type="float" office:value="1443137462.53132" calcext:value-type="float">
            <text:p>1443137462.53132</text:p>
          </table:table-cell>
          <table:table-cell table:formula="of:=[.G261]-[.$B$2]" office:value-type="float" office:value="82.5311622619629" calcext:value-type="float">
            <text:p>82.531162262</text:p>
          </table:table-cell>
          <table:table-cell table:formula="of:=[.C261]/([.H261]-[.H260])" office:value-type="float" office:value="93611.728472993" calcext:value-type="float">
            <text:p>93611.728472993</text:p>
          </table:table-cell>
          <table:table-cell table:formula="of:=[.G261]-[.$B261]" office:value-type="float" office:value="21.4780144691467" calcext:value-type="float">
            <text:p>21.478014469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3137441.15019" calcext:value-type="float">
            <text:p>1443137441.15019</text:p>
          </table:table-cell>
          <table:table-cell office:value-type="float" office:value="8224" calcext:value-type="float">
            <text:p>8224</text:p>
          </table:table-cell>
          <table:table-cell table:formula="of:=[.B262]-[.$B$2]" office:value-type="float" office:value="61.1500291824341" calcext:value-type="float">
            <text:p>61.1500291824</text:p>
          </table:table-cell>
          <table:table-cell table:formula="of:=[.C262]/([.D262]-[.D261])" office:value-type="float" office:value="84887.3042844838" calcext:value-type="float">
            <text:p>84887.3042844838</text:p>
          </table:table-cell>
          <table:table-cell/>
          <table:table-cell office:value-type="float" office:value="1443137462.61915" calcext:value-type="float">
            <text:p>1443137462.61915</text:p>
          </table:table-cell>
          <table:table-cell table:formula="of:=[.G262]-[.$B$2]" office:value-type="float" office:value="82.6189908981323" calcext:value-type="float">
            <text:p>82.6189908981</text:p>
          </table:table-cell>
          <table:table-cell table:formula="of:=[.C262]/([.H262]-[.H261])" office:value-type="float" office:value="93636.8860850209" calcext:value-type="float">
            <text:p>93636.8860850209</text:p>
          </table:table-cell>
          <table:table-cell table:formula="of:=[.G262]-[.$B262]" office:value-type="float" office:value="21.4689617156982" calcext:value-type="float">
            <text:p>21.4689617157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3137441.24707" calcext:value-type="float">
            <text:p>1443137441.24707</text:p>
          </table:table-cell>
          <table:table-cell office:value-type="float" office:value="8224" calcext:value-type="float">
            <text:p>8224</text:p>
          </table:table-cell>
          <table:table-cell table:formula="of:=[.B263]-[.$B$2]" office:value-type="float" office:value="61.2469120025635" calcext:value-type="float">
            <text:p>61.2469120026</text:p>
          </table:table-cell>
          <table:table-cell table:formula="of:=[.C263]/([.D263]-[.D262])" office:value-type="float" office:value="84886.0508913367" calcext:value-type="float">
            <text:p>84886.0508913367</text:p>
          </table:table-cell>
          <table:table-cell/>
          <table:table-cell office:value-type="float" office:value="1443137462.70697" calcext:value-type="float">
            <text:p>1443137462.70697</text:p>
          </table:table-cell>
          <table:table-cell table:formula="of:=[.G263]-[.$B$2]" office:value-type="float" office:value="82.7068064212799" calcext:value-type="float">
            <text:p>82.7068064213</text:p>
          </table:table-cell>
          <table:table-cell table:formula="of:=[.C263]/([.H263]-[.H262])" office:value-type="float" office:value="93650.8683798276" calcext:value-type="float">
            <text:p>93650.8683798276</text:p>
          </table:table-cell>
          <table:table-cell table:formula="of:=[.G263]-[.$B263]" office:value-type="float" office:value="21.4598944187164" calcext:value-type="float">
            <text:p>21.4598944187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3137441.34396" calcext:value-type="float">
            <text:p>1443137441.34396</text:p>
          </table:table-cell>
          <table:table-cell office:value-type="float" office:value="8224" calcext:value-type="float">
            <text:p>8224</text:p>
          </table:table-cell>
          <table:table-cell table:formula="of:=[.B264]-[.$B$2]" office:value-type="float" office:value="61.3437941074371" calcext:value-type="float">
            <text:p>61.3437941074</text:p>
          </table:table-cell>
          <table:table-cell table:formula="of:=[.C264]/([.D264]-[.D263])" office:value-type="float" office:value="84886.6775832835" calcext:value-type="float">
            <text:p>84886.6775832835</text:p>
          </table:table-cell>
          <table:table-cell/>
          <table:table-cell office:value-type="float" office:value="1443137462.79484" calcext:value-type="float">
            <text:p>1443137462.79484</text:p>
          </table:table-cell>
          <table:table-cell table:formula="of:=[.G264]-[.$B$2]" office:value-type="float" office:value="82.794676065445" calcext:value-type="float">
            <text:p>82.7946760654</text:p>
          </table:table-cell>
          <table:table-cell table:formula="of:=[.C264]/([.H264]-[.H263])" office:value-type="float" office:value="93593.1865679741" calcext:value-type="float">
            <text:p>93593.1865679741</text:p>
          </table:table-cell>
          <table:table-cell table:formula="of:=[.G264]-[.$B264]" office:value-type="float" office:value="21.4508819580078" calcext:value-type="float">
            <text:p>21.450881958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3137441.44084" calcext:value-type="float">
            <text:p>1443137441.44084</text:p>
          </table:table-cell>
          <table:table-cell office:value-type="float" office:value="8224" calcext:value-type="float">
            <text:p>8224</text:p>
          </table:table-cell>
          <table:table-cell table:formula="of:=[.B265]-[.$B$2]" office:value-type="float" office:value="61.4406735897064" calcext:value-type="float">
            <text:p>61.4406735897</text:p>
          </table:table-cell>
          <table:table-cell table:formula="of:=[.C265]/([.D265]-[.D264])" office:value-type="float" office:value="84888.9755329255" calcext:value-type="float">
            <text:p>84888.9755329255</text:p>
          </table:table-cell>
          <table:table-cell/>
          <table:table-cell office:value-type="float" office:value="1443137462.8827" calcext:value-type="float">
            <text:p>1443137462.8827</text:p>
          </table:table-cell>
          <table:table-cell table:formula="of:=[.G265]-[.$B$2]" office:value-type="float" office:value="82.8825380802155" calcext:value-type="float">
            <text:p>82.8825380802</text:p>
          </table:table-cell>
          <table:table-cell table:formula="of:=[.C265]/([.H265]-[.H264])" office:value-type="float" office:value="93601.3136220558" calcext:value-type="float">
            <text:p>93601.3136220558</text:p>
          </table:table-cell>
          <table:table-cell table:formula="of:=[.G265]-[.$B265]" office:value-type="float" office:value="21.441864490509" calcext:value-type="float">
            <text:p>21.4418644905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3137441.53772" calcext:value-type="float">
            <text:p>1443137441.53772</text:p>
          </table:table-cell>
          <table:table-cell office:value-type="float" office:value="8224" calcext:value-type="float">
            <text:p>8224</text:p>
          </table:table-cell>
          <table:table-cell table:formula="of:=[.B266]-[.$B$2]" office:value-type="float" office:value="61.5375561714172" calcext:value-type="float">
            <text:p>61.5375561714</text:p>
          </table:table-cell>
          <table:table-cell table:formula="of:=[.C266]/([.D266]-[.D265])" office:value-type="float" office:value="84886.2597876241" calcext:value-type="float">
            <text:p>84886.2597876241</text:p>
          </table:table-cell>
          <table:table-cell/>
          <table:table-cell office:value-type="float" office:value="1443137462.97055" calcext:value-type="float">
            <text:p>1443137462.97055</text:p>
          </table:table-cell>
          <table:table-cell table:formula="of:=[.G266]-[.$B$2]" office:value-type="float" office:value="82.970386505127" calcext:value-type="float">
            <text:p>82.9703865051</text:p>
          </table:table-cell>
          <table:table-cell table:formula="of:=[.C266]/([.H266]-[.H265])" office:value-type="float" office:value="93615.7934338048" calcext:value-type="float">
            <text:p>93615.7934338048</text:p>
          </table:table-cell>
          <table:table-cell table:formula="of:=[.G266]-[.$B266]" office:value-type="float" office:value="21.4328303337097" calcext:value-type="float">
            <text:p>21.4328303337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3137441.6346" calcext:value-type="float">
            <text:p>1443137441.6346</text:p>
          </table:table-cell>
          <table:table-cell office:value-type="float" office:value="8224" calcext:value-type="float">
            <text:p>8224</text:p>
          </table:table-cell>
          <table:table-cell table:formula="of:=[.B267]-[.$B$2]" office:value-type="float" office:value="61.6344375610352" calcext:value-type="float">
            <text:p>61.634437561</text:p>
          </table:table-cell>
          <table:table-cell table:formula="of:=[.C267]/([.D267]-[.D266])" office:value-type="float" office:value="84887.3042844838" calcext:value-type="float">
            <text:p>84887.3042844838</text:p>
          </table:table-cell>
          <table:table-cell/>
          <table:table-cell office:value-type="float" office:value="1443137463.05848" calcext:value-type="float">
            <text:p>1443137463.05848</text:p>
          </table:table-cell>
          <table:table-cell table:formula="of:=[.G267]-[.$B$2]" office:value-type="float" office:value="83.0583148002625" calcext:value-type="float">
            <text:p>83.0583148003</text:p>
          </table:table-cell>
          <table:table-cell table:formula="of:=[.C267]/([.H267]-[.H266])" office:value-type="float" office:value="93530.7569346905" calcext:value-type="float">
            <text:p>93530.7569346905</text:p>
          </table:table-cell>
          <table:table-cell table:formula="of:=[.G267]-[.$B267]" office:value-type="float" office:value="21.4238772392273" calcext:value-type="float">
            <text:p>21.4238772392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3137441.73148" calcext:value-type="float">
            <text:p>1443137441.73148</text:p>
          </table:table-cell>
          <table:table-cell office:value-type="float" office:value="8224" calcext:value-type="float">
            <text:p>8224</text:p>
          </table:table-cell>
          <table:table-cell table:formula="of:=[.B268]-[.$B$2]" office:value-type="float" office:value="61.731320142746" calcext:value-type="float">
            <text:p>61.7313201427</text:p>
          </table:table-cell>
          <table:table-cell table:formula="of:=[.C268]/([.D268]-[.D267])" office:value-type="float" office:value="84886.2597876241" calcext:value-type="float">
            <text:p>84886.2597876241</text:p>
          </table:table-cell>
          <table:table-cell/>
          <table:table-cell office:value-type="float" office:value="1443137463.14103" calcext:value-type="float">
            <text:p>1443137463.14103</text:p>
          </table:table-cell>
          <table:table-cell table:formula="of:=[.G268]-[.$B$2]" office:value-type="float" office:value="83.140866279602" calcext:value-type="float">
            <text:p>83.1408662796</text:p>
          </table:table-cell>
          <table:table-cell table:formula="of:=[.C268]/([.H268]-[.H267])" office:value-type="float" office:value="99622.6847270438" calcext:value-type="float">
            <text:p>99622.6847270438</text:p>
          </table:table-cell>
          <table:table-cell table:formula="of:=[.G268]-[.$B268]" office:value-type="float" office:value="21.4095461368561" calcext:value-type="float">
            <text:p>21.4095461369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3137441.82836" calcext:value-type="float">
            <text:p>1443137441.82836</text:p>
          </table:table-cell>
          <table:table-cell office:value-type="float" office:value="8224" calcext:value-type="float">
            <text:p>8224</text:p>
          </table:table-cell>
          <table:table-cell table:formula="of:=[.B269]-[.$B$2]" office:value-type="float" office:value="61.8282024860382" calcext:value-type="float">
            <text:p>61.828202486</text:p>
          </table:table-cell>
          <table:table-cell table:formula="of:=[.C269]/([.D269]-[.D268])" office:value-type="float" office:value="84886.4686849397" calcext:value-type="float">
            <text:p>84886.4686849397</text:p>
          </table:table-cell>
          <table:table-cell/>
          <table:table-cell office:value-type="float" office:value="1443137463.22363" calcext:value-type="float">
            <text:p>1443137463.22363</text:p>
          </table:table-cell>
          <table:table-cell table:formula="of:=[.G269]-[.$B$2]" office:value-type="float" office:value="83.2234659194946" calcext:value-type="float">
            <text:p>83.2234659195</text:p>
          </table:table-cell>
          <table:table-cell table:formula="of:=[.C269]/([.H269]-[.H268])" office:value-type="float" office:value="99564.5987161132" calcext:value-type="float">
            <text:p>99564.5987161132</text:p>
          </table:table-cell>
          <table:table-cell table:formula="of:=[.G269]-[.$B269]" office:value-type="float" office:value="21.3952634334564" calcext:value-type="float">
            <text:p>21.3952634335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3137441.92524" calcext:value-type="float">
            <text:p>1443137441.92524</text:p>
          </table:table-cell>
          <table:table-cell office:value-type="float" office:value="8224" calcext:value-type="float">
            <text:p>8224</text:p>
          </table:table-cell>
          <table:table-cell table:formula="of:=[.B270]-[.$B$2]" office:value-type="float" office:value="61.9250817298889" calcext:value-type="float">
            <text:p>61.9250817299</text:p>
          </table:table-cell>
          <table:table-cell table:formula="of:=[.C270]/([.D270]-[.D269])" office:value-type="float" office:value="84889.1844436077" calcext:value-type="float">
            <text:p>84889.1844436077</text:p>
          </table:table-cell>
          <table:table-cell/>
          <table:table-cell office:value-type="float" office:value="1443137463.30625" calcext:value-type="float">
            <text:p>1443137463.30625</text:p>
          </table:table-cell>
          <table:table-cell table:formula="of:=[.G270]-[.$B$2]" office:value-type="float" office:value="83.3060867786407" calcext:value-type="float">
            <text:p>83.3060867786</text:p>
          </table:table-cell>
          <table:table-cell table:formula="of:=[.C270]/([.H270]-[.H269])" office:value-type="float" office:value="99539.0278556114" calcext:value-type="float">
            <text:p>99539.0278556114</text:p>
          </table:table-cell>
          <table:table-cell table:formula="of:=[.G270]-[.$B270]" office:value-type="float" office:value="21.3810050487518" calcext:value-type="float">
            <text:p>21.3810050488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3137442.01842" calcext:value-type="float">
            <text:p>1443137442.01842</text:p>
          </table:table-cell>
          <table:table-cell office:value-type="float" office:value="8224" calcext:value-type="float">
            <text:p>8224</text:p>
          </table:table-cell>
          <table:table-cell table:formula="of:=[.B271]-[.$B$2]" office:value-type="float" office:value="62.0182592868805" calcext:value-type="float">
            <text:p>62.0182592869</text:p>
          </table:table-cell>
          <table:table-cell table:formula="of:=[.C271]/([.D271]-[.D270])" office:value-type="float" office:value="88261.597164899" calcext:value-type="float">
            <text:p>88261.597164899</text:p>
          </table:table-cell>
          <table:table-cell/>
          <table:table-cell office:value-type="float" office:value="1443137463.38885" calcext:value-type="float">
            <text:p>1443137463.38885</text:p>
          </table:table-cell>
          <table:table-cell table:formula="of:=[.G271]-[.$B$2]" office:value-type="float" office:value="83.3886833190918" calcext:value-type="float">
            <text:p>83.3886833191</text:p>
          </table:table-cell>
          <table:table-cell table:formula="of:=[.C271]/([.H271]-[.H270])" office:value-type="float" office:value="99568.334885332" calcext:value-type="float">
            <text:p>99568.334885332</text:p>
          </table:table-cell>
          <table:table-cell table:formula="of:=[.G271]-[.$B271]" office:value-type="float" office:value="21.3704240322113" calcext:value-type="float">
            <text:p>21.3704240322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3137442.09886" calcext:value-type="float">
            <text:p>1443137442.09886</text:p>
          </table:table-cell>
          <table:table-cell office:value-type="float" office:value="8224" calcext:value-type="float">
            <text:p>8224</text:p>
          </table:table-cell>
          <table:table-cell table:formula="of:=[.B272]-[.$B$2]" office:value-type="float" office:value="62.0987012386322" calcext:value-type="float">
            <text:p>62.0987012386</text:p>
          </table:table-cell>
          <table:table-cell table:formula="of:=[.C272]/([.D272]-[.D271])" office:value-type="float" office:value="102235.212111512" calcext:value-type="float">
            <text:p>102235.212111512</text:p>
          </table:table-cell>
          <table:table-cell/>
          <table:table-cell office:value-type="float" office:value="1443137463.47143" calcext:value-type="float">
            <text:p>1443137463.47143</text:p>
          </table:table-cell>
          <table:table-cell table:formula="of:=[.G272]-[.$B$2]" office:value-type="float" office:value="83.4712681770325" calcext:value-type="float">
            <text:p>83.471268177</text:p>
          </table:table-cell>
          <table:table-cell table:formula="of:=[.C272]/([.H272]-[.H271])" office:value-type="float" office:value="99582.4198899494" calcext:value-type="float">
            <text:p>99582.4198899494</text:p>
          </table:table-cell>
          <table:table-cell table:formula="of:=[.G272]-[.$B272]" office:value-type="float" office:value="21.3725669384003" calcext:value-type="float">
            <text:p>21.3725669384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3137442.17931" calcext:value-type="float">
            <text:p>1443137442.17931</text:p>
          </table:table-cell>
          <table:table-cell office:value-type="float" office:value="8224" calcext:value-type="float">
            <text:p>8224</text:p>
          </table:table-cell>
          <table:table-cell table:formula="of:=[.B273]-[.$B$2]" office:value-type="float" office:value="62.1791467666626" calcext:value-type="float">
            <text:p>62.1791467667</text:p>
          </table:table-cell>
          <table:table-cell table:formula="of:=[.C273]/([.D273]-[.D272])" office:value-type="float" office:value="102230.667152718" calcext:value-type="float">
            <text:p>102230.667152718</text:p>
          </table:table-cell>
          <table:table-cell/>
          <table:table-cell office:value-type="float" office:value="1443137463.55402" calcext:value-type="float">
            <text:p>1443137463.55402</text:p>
          </table:table-cell>
          <table:table-cell table:formula="of:=[.G273]-[.$B$2]" office:value-type="float" office:value="83.5538609027863" calcext:value-type="float">
            <text:p>83.5538609028</text:p>
          </table:table-cell>
          <table:table-cell table:formula="of:=[.C273]/([.H273]-[.H272])" office:value-type="float" office:value="99572.9336323931" calcext:value-type="float">
            <text:p>99572.9336323931</text:p>
          </table:table-cell>
          <table:table-cell table:formula="of:=[.G273]-[.$B273]" office:value-type="float" office:value="21.3747141361237" calcext:value-type="float">
            <text:p>21.374714136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3137442.25975" calcext:value-type="float">
            <text:p>1443137442.25975</text:p>
          </table:table-cell>
          <table:table-cell office:value-type="float" office:value="8224" calcext:value-type="float">
            <text:p>8224</text:p>
          </table:table-cell>
          <table:table-cell table:formula="of:=[.B274]-[.$B$2]" office:value-type="float" office:value="62.2595896720886" calcext:value-type="float">
            <text:p>62.2595896721</text:p>
          </table:table-cell>
          <table:table-cell table:formula="of:=[.C274]/([.D274]-[.D273])" office:value-type="float" office:value="102234.000082987" calcext:value-type="float">
            <text:p>102234.000082987</text:p>
          </table:table-cell>
          <table:table-cell/>
          <table:table-cell office:value-type="float" office:value="1443137463.63666" calcext:value-type="float">
            <text:p>1443137463.63666</text:p>
          </table:table-cell>
          <table:table-cell table:formula="of:=[.G274]-[.$B$2]" office:value-type="float" office:value="83.6364941596985" calcext:value-type="float">
            <text:p>83.6364941597</text:p>
          </table:table-cell>
          <table:table-cell table:formula="of:=[.C274]/([.H274]-[.H273])" office:value-type="float" office:value="99524.0936555978" calcext:value-type="float">
            <text:p>99524.0936555978</text:p>
          </table:table-cell>
          <table:table-cell table:formula="of:=[.G274]-[.$B274]" office:value-type="float" office:value="21.3769044876099" calcext:value-type="float">
            <text:p>21.3769044876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3137442.34019" calcext:value-type="float">
            <text:p>1443137442.34019</text:p>
          </table:table-cell>
          <table:table-cell office:value-type="float" office:value="8224" calcext:value-type="float">
            <text:p>8224</text:p>
          </table:table-cell>
          <table:table-cell table:formula="of:=[.B275]-[.$B$2]" office:value-type="float" office:value="62.3400311470032" calcext:value-type="float">
            <text:p>62.340031147</text:p>
          </table:table-cell>
          <table:table-cell table:formula="of:=[.C275]/([.D275]-[.D274])" office:value-type="float" office:value="102235.818136552" calcext:value-type="float">
            <text:p>102235.818136552</text:p>
          </table:table-cell>
          <table:table-cell/>
          <table:table-cell office:value-type="float" office:value="1443137463.71926" calcext:value-type="float">
            <text:p>1443137463.71926</text:p>
          </table:table-cell>
          <table:table-cell table:formula="of:=[.G275]-[.$B$2]" office:value-type="float" office:value="83.7190988063812" calcext:value-type="float">
            <text:p>83.7190988064</text:p>
          </table:table-cell>
          <table:table-cell table:formula="of:=[.C275]/([.H275]-[.H274])" office:value-type="float" office:value="99558.563958103" calcext:value-type="float">
            <text:p>99558.563958103</text:p>
          </table:table-cell>
          <table:table-cell table:formula="of:=[.G275]-[.$B275]" office:value-type="float" office:value="21.3790676593781" calcext:value-type="float">
            <text:p>21.3790676594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3137442.42064" calcext:value-type="float">
            <text:p>1443137442.42064</text:p>
          </table:table-cell>
          <table:table-cell office:value-type="float" office:value="8224" calcext:value-type="float">
            <text:p>8224</text:p>
          </table:table-cell>
          <table:table-cell table:formula="of:=[.B276]-[.$B$2]" office:value-type="float" office:value="62.4204757213593" calcext:value-type="float">
            <text:p>62.4204757214</text:p>
          </table:table-cell>
          <table:table-cell table:formula="of:=[.C276]/([.D276]-[.D275])" office:value-type="float" office:value="102231.879102217" calcext:value-type="float">
            <text:p>102231.879102217</text:p>
          </table:table-cell>
          <table:table-cell/>
          <table:table-cell office:value-type="float" office:value="1443137463.8018" calcext:value-type="float">
            <text:p>1443137463.8018</text:p>
          </table:table-cell>
          <table:table-cell table:formula="of:=[.G276]-[.$B$2]" office:value-type="float" office:value="83.8016414642334" calcext:value-type="float">
            <text:p>83.8016414642</text:p>
          </table:table-cell>
          <table:table-cell table:formula="of:=[.C276]/([.H276]-[.H275])" office:value-type="float" office:value="99633.3315887224" calcext:value-type="float">
            <text:p>99633.3315887224</text:p>
          </table:table-cell>
          <table:table-cell table:formula="of:=[.G276]-[.$B276]" office:value-type="float" office:value="21.3811657428741" calcext:value-type="float">
            <text:p>21.3811657429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3137442.50106" calcext:value-type="float">
            <text:p>1443137442.50106</text:p>
          </table:table-cell>
          <table:table-cell office:value-type="float" office:value="8224" calcext:value-type="float">
            <text:p>8224</text:p>
          </table:table-cell>
          <table:table-cell table:formula="of:=[.B277]-[.$B$2]" office:value-type="float" office:value="62.5008959770203" calcext:value-type="float">
            <text:p>62.500895977</text:p>
          </table:table-cell>
          <table:table-cell table:formula="of:=[.C277]/([.D277]-[.D276])" office:value-type="float" office:value="102262.793526372" calcext:value-type="float">
            <text:p>102262.793526372</text:p>
          </table:table-cell>
          <table:table-cell/>
          <table:table-cell office:value-type="float" office:value="1443137463.88439" calcext:value-type="float">
            <text:p>1443137463.88439</text:p>
          </table:table-cell>
          <table:table-cell table:formula="of:=[.G277]-[.$B$2]" office:value-type="float" office:value="83.88423204422" calcext:value-type="float">
            <text:p>83.8842320442</text:p>
          </table:table-cell>
          <table:table-cell table:formula="of:=[.C277]/([.H277]-[.H276])" office:value-type="float" office:value="99575.520614301" calcext:value-type="float">
            <text:p>99575.520614301</text:p>
          </table:table-cell>
          <table:table-cell table:formula="of:=[.G277]-[.$B277]" office:value-type="float" office:value="21.3833360671997" calcext:value-type="float">
            <text:p>21.3833360672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3137442.5815" calcext:value-type="float">
            <text:p>1443137442.5815</text:p>
          </table:table-cell>
          <table:table-cell office:value-type="float" office:value="8224" calcext:value-type="float">
            <text:p>8224</text:p>
          </table:table-cell>
          <table:table-cell table:formula="of:=[.B278]-[.$B$2]" office:value-type="float" office:value="62.5813369750977" calcext:value-type="float">
            <text:p>62.5813369751</text:p>
          </table:table-cell>
          <table:table-cell table:formula="of:=[.C278]/([.D278]-[.D277])" office:value-type="float" office:value="102236.424168776" calcext:value-type="float">
            <text:p>102236.424168776</text:p>
          </table:table-cell>
          <table:table-cell/>
          <table:table-cell office:value-type="float" office:value="1443137463.96701" calcext:value-type="float">
            <text:p>1443137463.96701</text:p>
          </table:table-cell>
          <table:table-cell table:formula="of:=[.G278]-[.$B$2]" office:value-type="float" office:value="83.9668459892273" calcext:value-type="float">
            <text:p>83.9668459892</text:p>
          </table:table-cell>
          <table:table-cell table:formula="of:=[.C278]/([.H278]-[.H277])" office:value-type="float" office:value="99547.3584910017" calcext:value-type="float">
            <text:p>99547.3584910017</text:p>
          </table:table-cell>
          <table:table-cell table:formula="of:=[.G278]-[.$B278]" office:value-type="float" office:value="21.3855090141296" calcext:value-type="float">
            <text:p>21.385509014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3137442.66194" calcext:value-type="float">
            <text:p>1443137442.66194</text:p>
          </table:table-cell>
          <table:table-cell office:value-type="float" office:value="8224" calcext:value-type="float">
            <text:p>8224</text:p>
          </table:table-cell>
          <table:table-cell table:formula="of:=[.B279]-[.$B$2]" office:value-type="float" office:value="62.6617782115936" calcext:value-type="float">
            <text:p>62.6617782116</text:p>
          </table:table-cell>
          <table:table-cell table:formula="of:=[.C279]/([.D279]-[.D278])" office:value-type="float" office:value="102236.121151766" calcext:value-type="float">
            <text:p>102236.121151766</text:p>
          </table:table-cell>
          <table:table-cell/>
          <table:table-cell office:value-type="float" office:value="1443137464.04956" calcext:value-type="float">
            <text:p>1443137464.04956</text:p>
          </table:table-cell>
          <table:table-cell table:formula="of:=[.G279]-[.$B$2]" office:value-type="float" office:value="84.0493986606598" calcext:value-type="float">
            <text:p>84.0493986607</text:p>
          </table:table-cell>
          <table:table-cell table:formula="of:=[.C279]/([.H279]-[.H278])" office:value-type="float" office:value="99621.2461364733" calcext:value-type="float">
            <text:p>99621.2461364733</text:p>
          </table:table-cell>
          <table:table-cell table:formula="of:=[.G279]-[.$B279]" office:value-type="float" office:value="21.3876204490662" calcext:value-type="float">
            <text:p>21.387620449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3137442.74239" calcext:value-type="float">
            <text:p>1443137442.74239</text:p>
          </table:table-cell>
          <table:table-cell office:value-type="float" office:value="8224" calcext:value-type="float">
            <text:p>8224</text:p>
          </table:table-cell>
          <table:table-cell table:formula="of:=[.B280]-[.$B$2]" office:value-type="float" office:value="62.7422294616699" calcext:value-type="float">
            <text:p>62.7422294617</text:p>
          </table:table-cell>
          <table:table-cell table:formula="of:=[.C280]/([.D280]-[.D279])" office:value-type="float" office:value="102223.396059116" calcext:value-type="float">
            <text:p>102223.396059116</text:p>
          </table:table-cell>
          <table:table-cell/>
          <table:table-cell office:value-type="float" office:value="1443137464.14136" calcext:value-type="float">
            <text:p>1443137464.14136</text:p>
          </table:table-cell>
          <table:table-cell table:formula="of:=[.G280]-[.$B$2]" office:value-type="float" office:value="84.1411945819855" calcext:value-type="float">
            <text:p>84.141194582</text:p>
          </table:table-cell>
          <table:table-cell table:formula="of:=[.C280]/([.H280]-[.H279])" office:value-type="float" office:value="89590.0371305387" calcext:value-type="float">
            <text:p>89590.0371305387</text:p>
          </table:table-cell>
          <table:table-cell table:formula="of:=[.G280]-[.$B280]" office:value-type="float" office:value="21.3989651203156" calcext:value-type="float">
            <text:p>21.3989651203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3137442.82284" calcext:value-type="float">
            <text:p>1443137442.82284</text:p>
          </table:table-cell>
          <table:table-cell office:value-type="float" office:value="8224" calcext:value-type="float">
            <text:p>8224</text:p>
          </table:table-cell>
          <table:table-cell table:formula="of:=[.B281]-[.$B$2]" office:value-type="float" office:value="62.822678565979" calcext:value-type="float">
            <text:p>62.822678566</text:p>
          </table:table-cell>
          <table:table-cell table:formula="of:=[.C281]/([.D281]-[.D280])" office:value-type="float" office:value="102226.122598006" calcext:value-type="float">
            <text:p>102226.122598006</text:p>
          </table:table-cell>
          <table:table-cell/>
          <table:table-cell office:value-type="float" office:value="1443137464.23312" calcext:value-type="float">
            <text:p>1443137464.23312</text:p>
          </table:table-cell>
          <table:table-cell table:formula="of:=[.G281]-[.$B$2]" office:value-type="float" office:value="84.2329616546631" calcext:value-type="float">
            <text:p>84.2329616547</text:p>
          </table:table-cell>
          <table:table-cell table:formula="of:=[.C281]/([.H281]-[.H280])" office:value-type="float" office:value="89618.2013878966" calcext:value-type="float">
            <text:p>89618.2013878966</text:p>
          </table:table-cell>
          <table:table-cell table:formula="of:=[.G281]-[.$B281]" office:value-type="float" office:value="21.4102830886841" calcext:value-type="float">
            <text:p>21.4102830887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3137442.9033" calcext:value-type="float">
            <text:p>1443137442.9033</text:p>
          </table:table-cell>
          <table:table-cell office:value-type="float" office:value="8224" calcext:value-type="float">
            <text:p>8224</text:p>
          </table:table-cell>
          <table:table-cell table:formula="of:=[.B282]-[.$B$2]" office:value-type="float" office:value="62.9031369686127" calcext:value-type="float">
            <text:p>62.9031369686</text:p>
          </table:table-cell>
          <table:table-cell table:formula="of:=[.C282]/([.D282]-[.D281])" office:value-type="float" office:value="102214.308646475" calcext:value-type="float">
            <text:p>102214.308646475</text:p>
          </table:table-cell>
          <table:table-cell/>
          <table:table-cell office:value-type="float" office:value="1443137464.32478" calcext:value-type="float">
            <text:p>1443137464.32478</text:p>
          </table:table-cell>
          <table:table-cell table:formula="of:=[.G282]-[.$B$2]" office:value-type="float" office:value="84.3246207237244" calcext:value-type="float">
            <text:p>84.3246207237</text:p>
          </table:table-cell>
          <table:table-cell table:formula="of:=[.C282]/([.H282]-[.H281])" office:value-type="float" office:value="89723.800211213" calcext:value-type="float">
            <text:p>89723.800211213</text:p>
          </table:table-cell>
          <table:table-cell table:formula="of:=[.G282]-[.$B282]" office:value-type="float" office:value="21.4214837551117" calcext:value-type="float">
            <text:p>21.4214837551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3137442.98375" calcext:value-type="float">
            <text:p>1443137442.98375</text:p>
          </table:table-cell>
          <table:table-cell office:value-type="float" office:value="8224" calcext:value-type="float">
            <text:p>8224</text:p>
          </table:table-cell>
          <table:table-cell table:formula="of:=[.B283]-[.$B$2]" office:value-type="float" office:value="62.983588218689" calcext:value-type="float">
            <text:p>62.9835882187</text:p>
          </table:table-cell>
          <table:table-cell table:formula="of:=[.C283]/([.D283]-[.D282])" office:value-type="float" office:value="102223.396059116" calcext:value-type="float">
            <text:p>102223.396059116</text:p>
          </table:table-cell>
          <table:table-cell/>
          <table:table-cell office:value-type="float" office:value="1443137464.4166" calcext:value-type="float">
            <text:p>1443137464.4166</text:p>
          </table:table-cell>
          <table:table-cell table:formula="of:=[.G283]-[.$B$2]" office:value-type="float" office:value="84.4164350032806" calcext:value-type="float">
            <text:p>84.4164350033</text:p>
          </table:table-cell>
          <table:table-cell table:formula="of:=[.C283]/([.H283]-[.H282])" office:value-type="float" office:value="89572.1236363825" calcext:value-type="float">
            <text:p>89572.1236363825</text:p>
          </table:table-cell>
          <table:table-cell table:formula="of:=[.G283]-[.$B283]" office:value-type="float" office:value="21.4328467845917" calcext:value-type="float">
            <text:p>21.4328467846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3137443.06574" calcext:value-type="float">
            <text:p>1443137443.06574</text:p>
          </table:table-cell>
          <table:table-cell office:value-type="float" office:value="8224" calcext:value-type="float">
            <text:p>8224</text:p>
          </table:table-cell>
          <table:table-cell table:formula="of:=[.B284]-[.$B$2]" office:value-type="float" office:value="63.0655784606934" calcext:value-type="float">
            <text:p>63.0655784607</text:p>
          </table:table-cell>
          <table:table-cell table:formula="of:=[.C284]/([.D284]-[.D283])" office:value-type="float" office:value="100304.619171135" calcext:value-type="float">
            <text:p>100304.619171135</text:p>
          </table:table-cell>
          <table:table-cell/>
          <table:table-cell office:value-type="float" office:value="1443137464.50839" calcext:value-type="float">
            <text:p>1443137464.50839</text:p>
          </table:table-cell>
          <table:table-cell table:formula="of:=[.G284]-[.$B$2]" office:value-type="float" office:value="84.5082249641419" calcext:value-type="float">
            <text:p>84.5082249641</text:p>
          </table:table-cell>
          <table:table-cell table:formula="of:=[.C284]/([.H284]-[.H283])" office:value-type="float" office:value="89595.8547409707" calcext:value-type="float">
            <text:p>89595.8547409707</text:p>
          </table:table-cell>
          <table:table-cell table:formula="of:=[.G284]-[.$B284]" office:value-type="float" office:value="21.4426465034485" calcext:value-type="float">
            <text:p>21.4426465034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3137443.14811" calcext:value-type="float">
            <text:p>1443137443.14811</text:p>
          </table:table-cell>
          <table:table-cell office:value-type="float" office:value="8224" calcext:value-type="float">
            <text:p>8224</text:p>
          </table:table-cell>
          <table:table-cell table:formula="of:=[.B285]-[.$B$2]" office:value-type="float" office:value="63.1479496955872" calcext:value-type="float">
            <text:p>63.1479496956</text:p>
          </table:table-cell>
          <table:table-cell table:formula="of:=[.C285]/([.D285]-[.D284])" office:value-type="float" office:value="99840.6787345509" calcext:value-type="float">
            <text:p>99840.6787345509</text:p>
          </table:table-cell>
          <table:table-cell/>
          <table:table-cell office:value-type="float" office:value="1443137464.60014" calcext:value-type="float">
            <text:p>1443137464.60014</text:p>
          </table:table-cell>
          <table:table-cell table:formula="of:=[.G285]-[.$B$2]" office:value-type="float" office:value="84.5999794006348" calcext:value-type="float">
            <text:p>84.5999794006</text:p>
          </table:table-cell>
          <table:table-cell table:formula="of:=[.C285]/([.H285]-[.H284])" office:value-type="float" office:value="89630.5433757919" calcext:value-type="float">
            <text:p>89630.5433757919</text:p>
          </table:table-cell>
          <table:table-cell table:formula="of:=[.G285]-[.$B285]" office:value-type="float" office:value="21.4520297050476" calcext:value-type="float">
            <text:p>21.452029705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3137443.23048" calcext:value-type="float">
            <text:p>1443137443.23048</text:p>
          </table:table-cell>
          <table:table-cell office:value-type="float" office:value="8224" calcext:value-type="float">
            <text:p>8224</text:p>
          </table:table-cell>
          <table:table-cell table:formula="of:=[.B286]-[.$B$2]" office:value-type="float" office:value="63.2303214073181" calcext:value-type="float">
            <text:p>63.2303214073</text:p>
          </table:table-cell>
          <table:table-cell table:formula="of:=[.C286]/([.D286]-[.D285])" office:value-type="float" office:value="99840.1007722321" calcext:value-type="float">
            <text:p>99840.1007722321</text:p>
          </table:table-cell>
          <table:table-cell/>
          <table:table-cell office:value-type="float" office:value="1443137464.69183" calcext:value-type="float">
            <text:p>1443137464.69183</text:p>
          </table:table-cell>
          <table:table-cell table:formula="of:=[.G286]-[.$B$2]" office:value-type="float" office:value="84.6916644573212" calcext:value-type="float">
            <text:p>84.6916644573</text:p>
          </table:table-cell>
          <table:table-cell table:formula="of:=[.C286]/([.H286]-[.H285])" office:value-type="float" office:value="89698.3684934535" calcext:value-type="float">
            <text:p>89698.3684934535</text:p>
          </table:table-cell>
          <table:table-cell table:formula="of:=[.G286]-[.$B286]" office:value-type="float" office:value="21.461343050003" calcext:value-type="float">
            <text:p>21.46134305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3137443.31287" calcext:value-type="float">
            <text:p>1443137443.31287</text:p>
          </table:table-cell>
          <table:table-cell office:value-type="float" office:value="8224" calcext:value-type="float">
            <text:p>8224</text:p>
          </table:table-cell>
          <table:table-cell table:formula="of:=[.B287]-[.$B$2]" office:value-type="float" office:value="63.3127100467682" calcext:value-type="float">
            <text:p>63.3127100468</text:p>
          </table:table-cell>
          <table:table-cell table:formula="of:=[.C287]/([.D287]-[.D286])" office:value-type="float" office:value="99819.5874442576" calcext:value-type="float">
            <text:p>99819.5874442576</text:p>
          </table:table-cell>
          <table:table-cell/>
          <table:table-cell office:value-type="float" office:value="1443137464.78368" calcext:value-type="float">
            <text:p>1443137464.78368</text:p>
          </table:table-cell>
          <table:table-cell table:formula="of:=[.G287]-[.$B$2]" office:value-type="float" office:value="84.7835156917572" calcext:value-type="float">
            <text:p>84.7835156918</text:p>
          </table:table-cell>
          <table:table-cell table:formula="of:=[.C287]/([.H287]-[.H286])" office:value-type="float" office:value="89536.0857205154" calcext:value-type="float">
            <text:p>89536.0857205154</text:p>
          </table:table-cell>
          <table:table-cell table:formula="of:=[.G287]-[.$B287]" office:value-type="float" office:value="21.470805644989" calcext:value-type="float">
            <text:p>21.470805645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3137443.39527" calcext:value-type="float">
            <text:p>1443137443.39527</text:p>
          </table:table-cell>
          <table:table-cell office:value-type="float" office:value="8224" calcext:value-type="float">
            <text:p>8224</text:p>
          </table:table-cell>
          <table:table-cell table:formula="of:=[.B288]-[.$B$2]" office:value-type="float" office:value="63.3951070308685" calcext:value-type="float">
            <text:p>63.3951070309</text:p>
          </table:table-cell>
          <table:table-cell table:formula="of:=[.C288]/([.D288]-[.D287])" office:value-type="float" office:value="99809.4783418886" calcext:value-type="float">
            <text:p>99809.4783418886</text:p>
          </table:table-cell>
          <table:table-cell/>
          <table:table-cell office:value-type="float" office:value="1443137464.87545" calcext:value-type="float">
            <text:p>1443137464.87545</text:p>
          </table:table-cell>
          <table:table-cell table:formula="of:=[.G288]-[.$B$2]" office:value-type="float" office:value="84.8752872943878" calcext:value-type="float">
            <text:p>84.8752872944</text:p>
          </table:table-cell>
          <table:table-cell table:formula="of:=[.C288]/([.H288]-[.H287])" office:value-type="float" office:value="89613.7777292826" calcext:value-type="float">
            <text:p>89613.7777292826</text:p>
          </table:table-cell>
          <table:table-cell table:formula="of:=[.G288]-[.$B288]" office:value-type="float" office:value="21.4801802635193" calcext:value-type="float">
            <text:p>21.4801802635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3137443.47764" calcext:value-type="float">
            <text:p>1443137443.47764</text:p>
          </table:table-cell>
          <table:table-cell office:value-type="float" office:value="8224" calcext:value-type="float">
            <text:p>8224</text:p>
          </table:table-cell>
          <table:table-cell table:formula="of:=[.B289]-[.$B$2]" office:value-type="float" office:value="63.477477312088" calcext:value-type="float">
            <text:p>63.4774773121</text:p>
          </table:table-cell>
          <table:table-cell table:formula="of:=[.C289]/([.D289]-[.D288])" office:value-type="float" office:value="99841.8346792634" calcext:value-type="float">
            <text:p>99841.8346792634</text:p>
          </table:table-cell>
          <table:table-cell/>
          <table:table-cell office:value-type="float" office:value="1443137464.96721" calcext:value-type="float">
            <text:p>1443137464.96721</text:p>
          </table:table-cell>
          <table:table-cell table:formula="of:=[.G289]-[.$B$2]" office:value-type="float" office:value="84.9670445919037" calcext:value-type="float">
            <text:p>84.9670445919</text:p>
          </table:table-cell>
          <table:table-cell table:formula="of:=[.C289]/([.H289]-[.H288])" office:value-type="float" office:value="89627.7486657417" calcext:value-type="float">
            <text:p>89627.7486657417</text:p>
          </table:table-cell>
          <table:table-cell table:formula="of:=[.G289]-[.$B289]" office:value-type="float" office:value="21.4895672798157" calcext:value-type="float">
            <text:p>21.4895672798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3137443.56001" calcext:value-type="float">
            <text:p>1443137443.56001</text:p>
          </table:table-cell>
          <table:table-cell office:value-type="float" office:value="8224" calcext:value-type="float">
            <text:p>8224</text:p>
          </table:table-cell>
          <table:table-cell table:formula="of:=[.B290]-[.$B$2]" office:value-type="float" office:value="63.5598478317261" calcext:value-type="float">
            <text:p>63.5598478317</text:p>
          </table:table-cell>
          <table:table-cell table:formula="of:=[.C290]/([.D290]-[.D289])" office:value-type="float" office:value="99841.5456905759" calcext:value-type="float">
            <text:p>99841.5456905759</text:p>
          </table:table-cell>
          <table:table-cell/>
          <table:table-cell office:value-type="float" office:value="1443137465.05897" calcext:value-type="float">
            <text:p>1443137465.05897</text:p>
          </table:table-cell>
          <table:table-cell table:formula="of:=[.G290]-[.$B$2]" office:value-type="float" office:value="85.0588126182556" calcext:value-type="float">
            <text:p>85.0588126183</text:p>
          </table:table-cell>
          <table:table-cell table:formula="of:=[.C290]/([.H290]-[.H289])" office:value-type="float" office:value="89617.2700550528" calcext:value-type="float">
            <text:p>89617.2700550528</text:p>
          </table:table-cell>
          <table:table-cell table:formula="of:=[.G290]-[.$B290]" office:value-type="float" office:value="21.4989647865295" calcext:value-type="float">
            <text:p>21.4989647865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3137443.64239" calcext:value-type="float">
            <text:p>1443137443.64239</text:p>
          </table:table-cell>
          <table:table-cell office:value-type="float" office:value="8224" calcext:value-type="float">
            <text:p>8224</text:p>
          </table:table-cell>
          <table:table-cell table:formula="of:=[.B291]-[.$B$2]" office:value-type="float" office:value="63.6422252655029" calcext:value-type="float">
            <text:p>63.6422252655</text:p>
          </table:table-cell>
          <table:table-cell table:formula="of:=[.C291]/([.D291]-[.D290])" office:value-type="float" office:value="99833.1657463041" calcext:value-type="float">
            <text:p>99833.1657463041</text:p>
          </table:table-cell>
          <table:table-cell/>
          <table:table-cell office:value-type="float" office:value="1443137465.13402" calcext:value-type="float">
            <text:p>1443137465.13402</text:p>
          </table:table-cell>
          <table:table-cell table:formula="of:=[.G291]-[.$B$2]" office:value-type="float" office:value="85.1338593959808" calcext:value-type="float">
            <text:p>85.133859396</text:p>
          </table:table-cell>
          <table:table-cell table:formula="of:=[.C291]/([.H291]-[.H290])" office:value-type="float" office:value="109584.984849207" calcext:value-type="float">
            <text:p>109584.984849207</text:p>
          </table:table-cell>
          <table:table-cell table:formula="of:=[.G291]-[.$B291]" office:value-type="float" office:value="21.4916341304779" calcext:value-type="float">
            <text:p>21.4916341305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3137443.72476" calcext:value-type="float">
            <text:p>1443137443.72476</text:p>
          </table:table-cell>
          <table:table-cell office:value-type="float" office:value="8224" calcext:value-type="float">
            <text:p>8224</text:p>
          </table:table-cell>
          <table:table-cell table:formula="of:=[.B292]-[.$B$2]" office:value-type="float" office:value="63.7245965003967" calcext:value-type="float">
            <text:p>63.7245965004</text:p>
          </table:table-cell>
          <table:table-cell table:formula="of:=[.C292]/([.D292]-[.D291])" office:value-type="float" office:value="99840.6787345509" calcext:value-type="float">
            <text:p>99840.6787345509</text:p>
          </table:table-cell>
          <table:table-cell/>
          <table:table-cell office:value-type="float" office:value="1443137465.20913" calcext:value-type="float">
            <text:p>1443137465.20913</text:p>
          </table:table-cell>
          <table:table-cell table:formula="of:=[.G292]-[.$B$2]" office:value-type="float" office:value="85.2089710235596" calcext:value-type="float">
            <text:p>85.2089710236</text:p>
          </table:table-cell>
          <table:table-cell table:formula="of:=[.C292]/([.H292]-[.H291])" office:value-type="float" office:value="109490.371399278" calcext:value-type="float">
            <text:p>109490.371399278</text:p>
          </table:table-cell>
          <table:table-cell table:formula="of:=[.G292]-[.$B292]" office:value-type="float" office:value="21.4843745231628" calcext:value-type="float">
            <text:p>21.4843745232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3137443.80714" calcext:value-type="float">
            <text:p>1443137443.80714</text:p>
          </table:table-cell>
          <table:table-cell office:value-type="float" office:value="8224" calcext:value-type="float">
            <text:p>8224</text:p>
          </table:table-cell>
          <table:table-cell table:formula="of:=[.B293]-[.$B$2]" office:value-type="float" office:value="63.8069729804993" calcext:value-type="float">
            <text:p>63.8069729805</text:p>
          </table:table-cell>
          <table:table-cell table:formula="of:=[.C293]/([.D293]-[.D292])" office:value-type="float" office:value="99834.321517053" calcext:value-type="float">
            <text:p>99834.321517053</text:p>
          </table:table-cell>
          <table:table-cell/>
          <table:table-cell office:value-type="float" office:value="1443137465.28421" calcext:value-type="float">
            <text:p>1443137465.28421</text:p>
          </table:table-cell>
          <table:table-cell table:formula="of:=[.G293]-[.$B$2]" office:value-type="float" office:value="85.2840440273285" calcext:value-type="float">
            <text:p>85.2840440273</text:p>
          </table:table-cell>
          <table:table-cell table:formula="of:=[.C293]/([.H293]-[.H292])" office:value-type="float" office:value="109546.702371387" calcext:value-type="float">
            <text:p>109546.702371387</text:p>
          </table:table-cell>
          <table:table-cell table:formula="of:=[.G293]-[.$B293]" office:value-type="float" office:value="21.4770710468292" calcext:value-type="float">
            <text:p>21.4770710468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3137443.8895" calcext:value-type="float">
            <text:p>1443137443.8895</text:p>
          </table:table-cell>
          <table:table-cell office:value-type="float" office:value="8224" calcext:value-type="float">
            <text:p>8224</text:p>
          </table:table-cell>
          <table:table-cell table:formula="of:=[.B294]-[.$B$2]" office:value-type="float" office:value="63.8893420696259" calcext:value-type="float">
            <text:p>63.8893420696</text:p>
          </table:table-cell>
          <table:table-cell table:formula="of:=[.C294]/([.D294]-[.D293])" office:value-type="float" office:value="99843.2796477954" calcext:value-type="float">
            <text:p>99843.2796477954</text:p>
          </table:table-cell>
          <table:table-cell/>
          <table:table-cell office:value-type="float" office:value="1443137465.35927" calcext:value-type="float">
            <text:p>1443137465.35927</text:p>
          </table:table-cell>
          <table:table-cell table:formula="of:=[.G294]-[.$B$2]" office:value-type="float" office:value="85.3591065406799" calcext:value-type="float">
            <text:p>85.3591065407</text:p>
          </table:table-cell>
          <table:table-cell table:formula="of:=[.C294]/([.H294]-[.H293])" office:value-type="float" office:value="109562.012152397" calcext:value-type="float">
            <text:p>109562.012152397</text:p>
          </table:table-cell>
          <table:table-cell table:formula="of:=[.G294]-[.$B294]" office:value-type="float" office:value="21.4697644710541" calcext:value-type="float">
            <text:p>21.469764471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3137443.97188" calcext:value-type="float">
            <text:p>1443137443.97188</text:p>
          </table:table-cell>
          <table:table-cell office:value-type="float" office:value="8224" calcext:value-type="float">
            <text:p>8224</text:p>
          </table:table-cell>
          <table:table-cell table:formula="of:=[.B295]-[.$B$2]" office:value-type="float" office:value="63.9717195034027" calcext:value-type="float">
            <text:p>63.9717195034</text:p>
          </table:table-cell>
          <table:table-cell table:formula="of:=[.C295]/([.D295]-[.D294])" office:value-type="float" office:value="99833.1657463041" calcext:value-type="float">
            <text:p>99833.1657463041</text:p>
          </table:table-cell>
          <table:table-cell/>
          <table:table-cell office:value-type="float" office:value="1443137465.43445" calcext:value-type="float">
            <text:p>1443137465.43445</text:p>
          </table:table-cell>
          <table:table-cell table:formula="of:=[.G295]-[.$B$2]" office:value-type="float" office:value="85.434291601181" calcext:value-type="float">
            <text:p>85.4342916012</text:p>
          </table:table-cell>
          <table:table-cell table:formula="of:=[.C295]/([.H295]-[.H294])" office:value-type="float" office:value="109383.432628611" calcext:value-type="float">
            <text:p>109383.432628611</text:p>
          </table:table-cell>
          <table:table-cell table:formula="of:=[.G295]-[.$B295]" office:value-type="float" office:value="21.4625720977783" calcext:value-type="float">
            <text:p>21.4625720978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3137444.05399" calcext:value-type="float">
            <text:p>1443137444.05399</text:p>
          </table:table-cell>
          <table:table-cell office:value-type="float" office:value="8224" calcext:value-type="float">
            <text:p>8224</text:p>
          </table:table-cell>
          <table:table-cell table:formula="of:=[.B296]-[.$B$2]" office:value-type="float" office:value="64.0538275241852" calcext:value-type="float">
            <text:p>64.0538275242</text:p>
          </table:table-cell>
          <table:table-cell table:formula="of:=[.C296]/([.D296]-[.D295])" office:value-type="float" office:value="100160.738520149" calcext:value-type="float">
            <text:p>100160.738520149</text:p>
          </table:table-cell>
          <table:table-cell/>
          <table:table-cell office:value-type="float" office:value="1443137465.50952" calcext:value-type="float">
            <text:p>1443137465.50952</text:p>
          </table:table-cell>
          <table:table-cell table:formula="of:=[.G296]-[.$B$2]" office:value-type="float" office:value="85.5093553066254" calcext:value-type="float">
            <text:p>85.5093553066</text:p>
          </table:table-cell>
          <table:table-cell table:formula="of:=[.C296]/([.H296]-[.H295])" office:value-type="float" office:value="109560.272189048" calcext:value-type="float">
            <text:p>109560.272189048</text:p>
          </table:table-cell>
          <table:table-cell table:formula="of:=[.G296]-[.$B296]" office:value-type="float" office:value="21.4555277824402" calcext:value-type="float">
            <text:p>21.4555277824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3137444.13595" calcext:value-type="float">
            <text:p>1443137444.13595</text:p>
          </table:table-cell>
          <table:table-cell office:value-type="float" office:value="8224" calcext:value-type="float">
            <text:p>8224</text:p>
          </table:table-cell>
          <table:table-cell table:formula="of:=[.B297]-[.$B$2]" office:value-type="float" office:value="64.1357882022858" calcext:value-type="float">
            <text:p>64.1357882023</text:p>
          </table:table-cell>
          <table:table-cell table:formula="of:=[.C297]/([.D297]-[.D296])" office:value-type="float" office:value="100340.799888297" calcext:value-type="float">
            <text:p>100340.799888297</text:p>
          </table:table-cell>
          <table:table-cell/>
          <table:table-cell office:value-type="float" office:value="1443137465.58456" calcext:value-type="float">
            <text:p>1443137465.58456</text:p>
          </table:table-cell>
          <table:table-cell table:formula="of:=[.G297]-[.$B$2]" office:value-type="float" office:value="85.5843963623047" calcext:value-type="float">
            <text:p>85.5843963623</text:p>
          </table:table-cell>
          <table:table-cell table:formula="of:=[.C297]/([.H297]-[.H296])" office:value-type="float" office:value="109593.340945845" calcext:value-type="float">
            <text:p>109593.340945845</text:p>
          </table:table-cell>
          <table:table-cell table:formula="of:=[.G297]-[.$B297]" office:value-type="float" office:value="21.4486081600189" calcext:value-type="float">
            <text:p>21.44860816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3137444.21791" calcext:value-type="float">
            <text:p>1443137444.21791</text:p>
          </table:table-cell>
          <table:table-cell office:value-type="float" office:value="8224" calcext:value-type="float">
            <text:p>8224</text:p>
          </table:table-cell>
          <table:table-cell table:formula="of:=[.B298]-[.$B$2]" office:value-type="float" office:value="64.2177469730377" calcext:value-type="float">
            <text:p>64.217746973</text:p>
          </table:table-cell>
          <table:table-cell table:formula="of:=[.C298]/([.D298]-[.D297])" office:value-type="float" office:value="100343.135024436" calcext:value-type="float">
            <text:p>100343.135024436</text:p>
          </table:table-cell>
          <table:table-cell/>
          <table:table-cell office:value-type="float" office:value="1443137465.65968" calcext:value-type="float">
            <text:p>1443137465.65968</text:p>
          </table:table-cell>
          <table:table-cell table:formula="of:=[.G298]-[.$B$2]" office:value-type="float" office:value="85.6595194339752" calcext:value-type="float">
            <text:p>85.659519434</text:p>
          </table:table-cell>
          <table:table-cell table:formula="of:=[.C298]/([.H298]-[.H297])" office:value-type="float" office:value="109473.691864838" calcext:value-type="float">
            <text:p>109473.691864838</text:p>
          </table:table-cell>
          <table:table-cell table:formula="of:=[.G298]-[.$B298]" office:value-type="float" office:value="21.4417724609375" calcext:value-type="float">
            <text:p>21.4417724609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3137444.29987" calcext:value-type="float">
            <text:p>1443137444.29987</text:p>
          </table:table-cell>
          <table:table-cell office:value-type="float" office:value="8224" calcext:value-type="float">
            <text:p>8224</text:p>
          </table:table-cell>
          <table:table-cell table:formula="of:=[.B299]-[.$B$2]" office:value-type="float" office:value="64.299706697464" calcext:value-type="float">
            <text:p>64.2997066975</text:p>
          </table:table-cell>
          <table:table-cell table:formula="of:=[.C299]/([.D299]-[.D298])" office:value-type="float" office:value="100341.967442781" calcext:value-type="float">
            <text:p>100341.967442781</text:p>
          </table:table-cell>
          <table:table-cell/>
          <table:table-cell office:value-type="float" office:value="1443137465.73479" calcext:value-type="float">
            <text:p>1443137465.73479</text:p>
          </table:table-cell>
          <table:table-cell table:formula="of:=[.G299]-[.$B$2]" office:value-type="float" office:value="85.7346272468567" calcext:value-type="float">
            <text:p>85.7346272469</text:p>
          </table:table-cell>
          <table:table-cell table:formula="of:=[.C299]/([.H299]-[.H298])" office:value-type="float" office:value="109495.932373621" calcext:value-type="float">
            <text:p>109495.932373621</text:p>
          </table:table-cell>
          <table:table-cell table:formula="of:=[.G299]-[.$B299]" office:value-type="float" office:value="21.4349205493927" calcext:value-type="float">
            <text:p>21.4349205494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3137444.38183" calcext:value-type="float">
            <text:p>1443137444.38183</text:p>
          </table:table-cell>
          <table:table-cell office:value-type="float" office:value="8224" calcext:value-type="float">
            <text:p>8224</text:p>
          </table:table-cell>
          <table:table-cell table:formula="of:=[.B300]-[.$B$2]" office:value-type="float" office:value="64.3816659450531" calcext:value-type="float">
            <text:p>64.3816659451</text:p>
          </table:table-cell>
          <table:table-cell table:formula="of:=[.C300]/([.D300]-[.D299])" office:value-type="float" office:value="100342.551230212" calcext:value-type="float">
            <text:p>100342.551230212</text:p>
          </table:table-cell>
          <table:table-cell/>
          <table:table-cell office:value-type="float" office:value="1443137465.80984" calcext:value-type="float">
            <text:p>1443137465.80984</text:p>
          </table:table-cell>
          <table:table-cell table:formula="of:=[.G300]-[.$B$2]" office:value-type="float" office:value="85.8096745014191" calcext:value-type="float">
            <text:p>85.8096745014</text:p>
          </table:table-cell>
          <table:table-cell table:formula="of:=[.C300]/([.H300]-[.H299])" office:value-type="float" office:value="109584.288565338" calcext:value-type="float">
            <text:p>109584.288565338</text:p>
          </table:table-cell>
          <table:table-cell table:formula="of:=[.G300]-[.$B300]" office:value-type="float" office:value="21.428008556366" calcext:value-type="float">
            <text:p>21.4280085564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3137444.46379" calcext:value-type="float">
            <text:p>1443137444.46379</text:p>
          </table:table-cell>
          <table:table-cell office:value-type="float" office:value="8224" calcext:value-type="float">
            <text:p>8224</text:p>
          </table:table-cell>
          <table:table-cell table:formula="of:=[.B301]-[.$B$2]" office:value-type="float" office:value="64.4636247158051" calcext:value-type="float">
            <text:p>64.4636247158</text:p>
          </table:table-cell>
          <table:table-cell table:formula="of:=[.C301]/([.D301]-[.D300])" office:value-type="float" office:value="100343.135024436" calcext:value-type="float">
            <text:p>100343.135024436</text:p>
          </table:table-cell>
          <table:table-cell/>
          <table:table-cell office:value-type="float" office:value="1443137465.88489" calcext:value-type="float">
            <text:p>1443137465.88489</text:p>
          </table:table-cell>
          <table:table-cell table:formula="of:=[.G301]-[.$B$2]" office:value-type="float" office:value="85.8847281932831" calcext:value-type="float">
            <text:p>85.8847281933</text:p>
          </table:table-cell>
          <table:table-cell table:formula="of:=[.C301]/([.H301]-[.H300])" office:value-type="float" office:value="109574.889599044" calcext:value-type="float">
            <text:p>109574.889599044</text:p>
          </table:table-cell>
          <table:table-cell table:formula="of:=[.G301]-[.$B301]" office:value-type="float" office:value="21.421103477478" calcext:value-type="float">
            <text:p>21.421103477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3137444.54575" calcext:value-type="float">
            <text:p>1443137444.54575</text:p>
          </table:table-cell>
          <table:table-cell office:value-type="float" office:value="8224" calcext:value-type="float">
            <text:p>8224</text:p>
          </table:table-cell>
          <table:table-cell table:formula="of:=[.B302]-[.$B$2]" office:value-type="float" office:value="64.5455846786499" calcext:value-type="float">
            <text:p>64.5455846786</text:p>
          </table:table-cell>
          <table:table-cell table:formula="of:=[.C302]/([.D302]-[.D301])" office:value-type="float" office:value="100341.675551612" calcext:value-type="float">
            <text:p>100341.675551612</text:p>
          </table:table-cell>
          <table:table-cell/>
          <table:table-cell office:value-type="float" office:value="1443137465.95999" calcext:value-type="float">
            <text:p>1443137465.95999</text:p>
          </table:table-cell>
          <table:table-cell table:formula="of:=[.G302]-[.$B$2]" office:value-type="float" office:value="85.9598309993744" calcext:value-type="float">
            <text:p>85.9598309994</text:p>
          </table:table-cell>
          <table:table-cell table:formula="of:=[.C302]/([.H302]-[.H301])" office:value-type="float" office:value="109503.232009752" calcext:value-type="float">
            <text:p>109503.232009752</text:p>
          </table:table-cell>
          <table:table-cell table:formula="of:=[.G302]-[.$B302]" office:value-type="float" office:value="21.4142463207245" calcext:value-type="float">
            <text:p>21.4142463207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3137444.62771" calcext:value-type="float">
            <text:p>1443137444.62771</text:p>
          </table:table-cell>
          <table:table-cell office:value-type="float" office:value="8224" calcext:value-type="float">
            <text:p>8224</text:p>
          </table:table-cell>
          <table:table-cell table:formula="of:=[.B303]-[.$B$2]" office:value-type="float" office:value="64.6275441646576" calcext:value-type="float">
            <text:p>64.6275441647</text:p>
          </table:table-cell>
          <table:table-cell table:formula="of:=[.C303]/([.D303]-[.D302])" office:value-type="float" office:value="100342.259335647" calcext:value-type="float">
            <text:p>100342.259335647</text:p>
          </table:table-cell>
          <table:table-cell/>
          <table:table-cell office:value-type="float" office:value="1443137466.00404" calcext:value-type="float">
            <text:p>1443137466.00404</text:p>
          </table:table-cell>
          <table:table-cell table:formula="of:=[.G303]-[.$B$2]" office:value-type="float" office:value="86.0038826465607" calcext:value-type="float">
            <text:p>86.0038826466</text:p>
          </table:table-cell>
          <table:table-cell table:formula="of:=[.C303]/([.H303]-[.H302])" office:value-type="float" office:value="186689.954298951" calcext:value-type="float">
            <text:p>186689.954298951</text:p>
          </table:table-cell>
          <table:table-cell table:formula="of:=[.G303]-[.$B303]" office:value-type="float" office:value="21.3763384819031" calcext:value-type="float">
            <text:p>21.3763384819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3137444.70966" calcext:value-type="float">
            <text:p>1443137444.70966</text:p>
          </table:table-cell>
          <table:table-cell office:value-type="float" office:value="8224" calcext:value-type="float">
            <text:p>8224</text:p>
          </table:table-cell>
          <table:table-cell table:formula="of:=[.B304]-[.$B$2]" office:value-type="float" office:value="64.709502696991" calcext:value-type="float">
            <text:p>64.709502697</text:p>
          </table:table-cell>
          <table:table-cell table:formula="of:=[.C304]/([.D304]-[.D303])" office:value-type="float" office:value="100343.426924095" calcext:value-type="float">
            <text:p>100343.426924095</text:p>
          </table:table-cell>
          <table:table-cell/>
          <table:table-cell office:value-type="float" office:value="1443137466.07291" calcext:value-type="float">
            <text:p>1443137466.07291</text:p>
          </table:table-cell>
          <table:table-cell table:formula="of:=[.G304]-[.$B$2]" office:value-type="float" office:value="86.0727522373199" calcext:value-type="float">
            <text:p>86.0727522373</text:p>
          </table:table-cell>
          <table:table-cell table:formula="of:=[.C304]/([.H304]-[.H303])" office:value-type="float" office:value="119414.097126636" calcext:value-type="float">
            <text:p>119414.097126636</text:p>
          </table:table-cell>
          <table:table-cell table:formula="of:=[.G304]-[.$B304]" office:value-type="float" office:value="21.363249540329" calcext:value-type="float">
            <text:p>21.3632495403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3137444.79162" calcext:value-type="float">
            <text:p>1443137444.79162</text:p>
          </table:table-cell>
          <table:table-cell office:value-type="float" office:value="8224" calcext:value-type="float">
            <text:p>8224</text:p>
          </table:table-cell>
          <table:table-cell table:formula="of:=[.B305]-[.$B$2]" office:value-type="float" office:value="64.7914617061615" calcext:value-type="float">
            <text:p>64.7914617062</text:p>
          </table:table-cell>
          <table:table-cell table:formula="of:=[.C305]/([.D305]-[.D304])" office:value-type="float" office:value="100342.843126475" calcext:value-type="float">
            <text:p>100342.843126475</text:p>
          </table:table-cell>
          <table:table-cell/>
          <table:table-cell office:value-type="float" office:value="1443137466.14181" calcext:value-type="float">
            <text:p>1443137466.14181</text:p>
          </table:table-cell>
          <table:table-cell table:formula="of:=[.G305]-[.$B$2]" office:value-type="float" office:value="86.1416466236114" calcext:value-type="float">
            <text:p>86.1416466236</text:p>
          </table:table-cell>
          <table:table-cell table:formula="of:=[.C305]/([.H305]-[.H304])" office:value-type="float" office:value="119371.119225924" calcext:value-type="float">
            <text:p>119371.119225924</text:p>
          </table:table-cell>
          <table:table-cell table:formula="of:=[.G305]-[.$B305]" office:value-type="float" office:value="21.3501849174499" calcext:value-type="float">
            <text:p>21.3501849175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3137444.87358" calcext:value-type="float">
            <text:p>1443137444.87358</text:p>
          </table:table-cell>
          <table:table-cell office:value-type="float" office:value="8224" calcext:value-type="float">
            <text:p>8224</text:p>
          </table:table-cell>
          <table:table-cell table:formula="of:=[.B306]-[.$B$2]" office:value-type="float" office:value="64.8734219074249" calcext:value-type="float">
            <text:p>64.8734219074</text:p>
          </table:table-cell>
          <table:table-cell table:formula="of:=[.C306]/([.D306]-[.D305])" office:value-type="float" office:value="100341.383662142" calcext:value-type="float">
            <text:p>100341.383662142</text:p>
          </table:table-cell>
          <table:table-cell/>
          <table:table-cell office:value-type="float" office:value="1443137466.21065" calcext:value-type="float">
            <text:p>1443137466.21065</text:p>
          </table:table-cell>
          <table:table-cell table:formula="of:=[.G306]-[.$B$2]" office:value-type="float" office:value="86.2104856967926" calcext:value-type="float">
            <text:p>86.2104856968</text:p>
          </table:table-cell>
          <table:table-cell table:formula="of:=[.C306]/([.H306]-[.H305])" office:value-type="float" office:value="119467.035506975" calcext:value-type="float">
            <text:p>119467.035506975</text:p>
          </table:table-cell>
          <table:table-cell table:formula="of:=[.G306]-[.$B306]" office:value-type="float" office:value="21.3370637893677" calcext:value-type="float">
            <text:p>21.3370637894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3137444.95554" calcext:value-type="float">
            <text:p>1443137444.95554</text:p>
          </table:table-cell>
          <table:table-cell office:value-type="float" office:value="8224" calcext:value-type="float">
            <text:p>8224</text:p>
          </table:table-cell>
          <table:table-cell table:formula="of:=[.B307]-[.$B$2]" office:value-type="float" office:value="64.9553821086884" calcext:value-type="float">
            <text:p>64.9553821087</text:p>
          </table:table-cell>
          <table:table-cell table:formula="of:=[.C307]/([.D307]-[.D306])" office:value-type="float" office:value="100341.383662142" calcext:value-type="float">
            <text:p>100341.383662142</text:p>
          </table:table-cell>
          <table:table-cell/>
          <table:table-cell office:value-type="float" office:value="1443137466.2794" calcext:value-type="float">
            <text:p>1443137466.2794</text:p>
          </table:table-cell>
          <table:table-cell table:formula="of:=[.G307]-[.$B$2]" office:value-type="float" office:value="86.2792410850525" calcext:value-type="float">
            <text:p>86.2792410851</text:p>
          </table:table-cell>
          <table:table-cell table:formula="of:=[.C307]/([.H307]-[.H306])" office:value-type="float" office:value="119612.443593718" calcext:value-type="float">
            <text:p>119612.443593718</text:p>
          </table:table-cell>
          <table:table-cell table:formula="of:=[.G307]-[.$B307]" office:value-type="float" office:value="21.3238589763641" calcext:value-type="float">
            <text:p>21.3238589764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3137445.03591" calcext:value-type="float">
            <text:p>1443137445.03591</text:p>
          </table:table-cell>
          <table:table-cell office:value-type="float" office:value="8224" calcext:value-type="float">
            <text:p>8224</text:p>
          </table:table-cell>
          <table:table-cell table:formula="of:=[.B308]-[.$B$2]" office:value-type="float" office:value="65.0357472896576" calcext:value-type="float">
            <text:p>65.0357472897</text:p>
          </table:table-cell>
          <table:table-cell table:formula="of:=[.C308]/([.D308]-[.D307])" office:value-type="float" office:value="102332.874770082" calcext:value-type="float">
            <text:p>102332.874770082</text:p>
          </table:table-cell>
          <table:table-cell/>
          <table:table-cell office:value-type="float" office:value="1443137466.34832" calcext:value-type="float">
            <text:p>1443137466.34832</text:p>
          </table:table-cell>
          <table:table-cell table:formula="of:=[.G308]-[.$B$2]" office:value-type="float" office:value="86.3481602668762" calcext:value-type="float">
            <text:p>86.3481602669</text:p>
          </table:table-cell>
          <table:table-cell table:formula="of:=[.C308]/([.H308]-[.H307])" office:value-type="float" office:value="119328.172250128" calcext:value-type="float">
            <text:p>119328.172250128</text:p>
          </table:table-cell>
          <table:table-cell table:formula="of:=[.G308]-[.$B308]" office:value-type="float" office:value="21.3124129772186" calcext:value-type="float">
            <text:p>21.3124129772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3137445.11436" calcext:value-type="float">
            <text:p>1443137445.11436</text:p>
          </table:table-cell>
          <table:table-cell office:value-type="float" office:value="8224" calcext:value-type="float">
            <text:p>8224</text:p>
          </table:table-cell>
          <table:table-cell table:formula="of:=[.B309]-[.$B$2]" office:value-type="float" office:value="65.1142024993897" calcext:value-type="float">
            <text:p>65.1142024994</text:p>
          </table:table-cell>
          <table:table-cell table:formula="of:=[.C309]/([.D309]-[.D308])" office:value-type="float" office:value="104824.141418869" calcext:value-type="float">
            <text:p>104824.141418869</text:p>
          </table:table-cell>
          <table:table-cell/>
          <table:table-cell office:value-type="float" office:value="1443137466.41716" calcext:value-type="float">
            <text:p>1443137466.41716</text:p>
          </table:table-cell>
          <table:table-cell table:formula="of:=[.G309]-[.$B$2]" office:value-type="float" office:value="86.4169950485229" calcext:value-type="float">
            <text:p>86.4169950485</text:p>
          </table:table-cell>
          <table:table-cell table:formula="of:=[.C309]/([.H309]-[.H308])" office:value-type="float" office:value="119474.483731305" calcext:value-type="float">
            <text:p>119474.483731305</text:p>
          </table:table-cell>
          <table:table-cell table:formula="of:=[.G309]-[.$B309]" office:value-type="float" office:value="21.3027925491333" calcext:value-type="float">
            <text:p>21.302792549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3137445.19282" calcext:value-type="float">
            <text:p>1443137445.19282</text:p>
          </table:table-cell>
          <table:table-cell office:value-type="float" office:value="8224" calcext:value-type="float">
            <text:p>8224</text:p>
          </table:table-cell>
          <table:table-cell table:formula="of:=[.B310]-[.$B$2]" office:value-type="float" office:value="65.1926572322846" calcext:value-type="float">
            <text:p>65.1926572323</text:p>
          </table:table-cell>
          <table:table-cell table:formula="of:=[.C310]/([.D310]-[.D309])" office:value-type="float" office:value="104824.778525693" calcext:value-type="float">
            <text:p>104824.778525693</text:p>
          </table:table-cell>
          <table:table-cell/>
          <table:table-cell office:value-type="float" office:value="1443137466.48585" calcext:value-type="float">
            <text:p>1443137466.48585</text:p>
          </table:table-cell>
          <table:table-cell table:formula="of:=[.G310]-[.$B$2]" office:value-type="float" office:value="86.4856894016266" calcext:value-type="float">
            <text:p>86.4856894016</text:p>
          </table:table-cell>
          <table:table-cell table:formula="of:=[.C310]/([.H310]-[.H309])" office:value-type="float" office:value="119718.719639046" calcext:value-type="float">
            <text:p>119718.719639046</text:p>
          </table:table-cell>
          <table:table-cell table:formula="of:=[.G310]-[.$B310]" office:value-type="float" office:value="21.293032169342" calcext:value-type="float">
            <text:p>21.2930321693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3137445.27127" calcext:value-type="float">
            <text:p>1443137445.27127</text:p>
          </table:table-cell>
          <table:table-cell office:value-type="float" office:value="8224" calcext:value-type="float">
            <text:p>8224</text:p>
          </table:table-cell>
          <table:table-cell table:formula="of:=[.B311]-[.$B$2]" office:value-type="float" office:value="65.2711110115051" calcext:value-type="float">
            <text:p>65.2711110115</text:p>
          </table:table-cell>
          <table:table-cell table:formula="of:=[.C311]/([.D311]-[.D310])" office:value-type="float" office:value="104826.052762574" calcext:value-type="float">
            <text:p>104826.052762574</text:p>
          </table:table-cell>
          <table:table-cell/>
          <table:table-cell office:value-type="float" office:value="1443137466.55478" calcext:value-type="float">
            <text:p>1443137466.55478</text:p>
          </table:table-cell>
          <table:table-cell table:formula="of:=[.G311]-[.$B$2]" office:value-type="float" office:value="86.5546216964722" calcext:value-type="float">
            <text:p>86.5546216965</text:p>
          </table:table-cell>
          <table:table-cell table:formula="of:=[.C311]/([.H311]-[.H310])" office:value-type="float" office:value="119305.472397561" calcext:value-type="float">
            <text:p>119305.472397561</text:p>
          </table:table-cell>
          <table:table-cell table:formula="of:=[.G311]-[.$B311]" office:value-type="float" office:value="21.283510684967" calcext:value-type="float">
            <text:p>21.283510685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3137445.34972" calcext:value-type="float">
            <text:p>1443137445.34972</text:p>
          </table:table-cell>
          <table:table-cell office:value-type="float" office:value="8224" calcext:value-type="float">
            <text:p>8224</text:p>
          </table:table-cell>
          <table:table-cell table:formula="of:=[.B312]-[.$B$2]" office:value-type="float" office:value="65.3495628833771" calcext:value-type="float">
            <text:p>65.3495628834</text:p>
          </table:table-cell>
          <table:table-cell table:formula="of:=[.C312]/([.D312]-[.D311])" office:value-type="float" office:value="104828.601329277" calcext:value-type="float">
            <text:p>104828.601329277</text:p>
          </table:table-cell>
          <table:table-cell/>
          <table:table-cell office:value-type="float" office:value="1443137466.62361" calcext:value-type="float">
            <text:p>1443137466.62361</text:p>
          </table:table-cell>
          <table:table-cell table:formula="of:=[.G312]-[.$B$2]" office:value-type="float" office:value="86.6234469413757" calcext:value-type="float">
            <text:p>86.6234469414</text:p>
          </table:table-cell>
          <table:table-cell table:formula="of:=[.C312]/([.H312]-[.H311])" office:value-type="float" office:value="119491.038666454" calcext:value-type="float">
            <text:p>119491.038666454</text:p>
          </table:table-cell>
          <table:table-cell table:formula="of:=[.G312]-[.$B312]" office:value-type="float" office:value="21.2738840579987" calcext:value-type="float">
            <text:p>21.273884058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3137445.42818" calcext:value-type="float">
            <text:p>1443137445.42818</text:p>
          </table:table-cell>
          <table:table-cell office:value-type="float" office:value="8224" calcext:value-type="float">
            <text:p>8224</text:p>
          </table:table-cell>
          <table:table-cell table:formula="of:=[.B313]-[.$B$2]" office:value-type="float" office:value="65.4280209541321" calcext:value-type="float">
            <text:p>65.4280209541</text:p>
          </table:table-cell>
          <table:table-cell table:formula="of:=[.C313]/([.D313]-[.D312])" office:value-type="float" office:value="104820.318940552" calcext:value-type="float">
            <text:p>104820.318940552</text:p>
          </table:table-cell>
          <table:table-cell/>
          <table:table-cell office:value-type="float" office:value="1443137466.69239" calcext:value-type="float">
            <text:p>1443137466.69239</text:p>
          </table:table-cell>
          <table:table-cell table:formula="of:=[.G313]-[.$B$2]" office:value-type="float" office:value="86.6922290325165" calcext:value-type="float">
            <text:p>86.6922290325</text:p>
          </table:table-cell>
          <table:table-cell table:formula="of:=[.C313]/([.H313]-[.H312])" office:value-type="float" office:value="119566.007133622" calcext:value-type="float">
            <text:p>119566.007133622</text:p>
          </table:table-cell>
          <table:table-cell table:formula="of:=[.G313]-[.$B313]" office:value-type="float" office:value="21.2642080783844" calcext:value-type="float">
            <text:p>21.2642080784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3137445.50663" calcext:value-type="float">
            <text:p>1443137445.50663</text:p>
          </table:table-cell>
          <table:table-cell office:value-type="float" office:value="8224" calcext:value-type="float">
            <text:p>8224</text:p>
          </table:table-cell>
          <table:table-cell table:formula="of:=[.B314]-[.$B$2]" office:value-type="float" office:value="65.5064725875855" calcext:value-type="float">
            <text:p>65.5064725876</text:p>
          </table:table-cell>
          <table:table-cell table:formula="of:=[.C314]/([.D314]-[.D313])" office:value-type="float" office:value="104828.919908828" calcext:value-type="float">
            <text:p>104828.919908828</text:p>
          </table:table-cell>
          <table:table-cell/>
          <table:table-cell office:value-type="float" office:value="1443137466.76127" calcext:value-type="float">
            <text:p>1443137466.76127</text:p>
          </table:table-cell>
          <table:table-cell table:formula="of:=[.G314]-[.$B$2]" office:value-type="float" office:value="86.7611048221588" calcext:value-type="float">
            <text:p>86.7611048222</text:p>
          </table:table-cell>
          <table:table-cell table:formula="of:=[.C314]/([.H314]-[.H313])" office:value-type="float" office:value="119403.349750421" calcext:value-type="float">
            <text:p>119403.349750421</text:p>
          </table:table-cell>
          <table:table-cell table:formula="of:=[.G314]-[.$B314]" office:value-type="float" office:value="21.2546322345734" calcext:value-type="float">
            <text:p>21.2546322346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3137445.58509" calcext:value-type="float">
            <text:p>1443137445.58509</text:p>
          </table:table-cell>
          <table:table-cell office:value-type="float" office:value="8224" calcext:value-type="float">
            <text:p>8224</text:p>
          </table:table-cell>
          <table:table-cell table:formula="of:=[.B315]-[.$B$2]" office:value-type="float" office:value="65.584924697876" calcext:value-type="float">
            <text:p>65.5849246979</text:p>
          </table:table-cell>
          <table:table-cell table:formula="of:=[.C315]/([.D315]-[.D314])" office:value-type="float" office:value="104828.282751662" calcext:value-type="float">
            <text:p>104828.282751662</text:p>
          </table:table-cell>
          <table:table-cell/>
          <table:table-cell office:value-type="float" office:value="1443137466.83009" calcext:value-type="float">
            <text:p>1443137466.83009</text:p>
          </table:table-cell>
          <table:table-cell table:formula="of:=[.G315]-[.$B$2]" office:value-type="float" office:value="86.829927444458" calcext:value-type="float">
            <text:p>86.8299274445</text:p>
          </table:table-cell>
          <table:table-cell table:formula="of:=[.C315]/([.H315]-[.H314])" office:value-type="float" office:value="119495.592077959" calcext:value-type="float">
            <text:p>119495.592077959</text:p>
          </table:table-cell>
          <table:table-cell table:formula="of:=[.G315]-[.$B315]" office:value-type="float" office:value="21.245002746582" calcext:value-type="float">
            <text:p>21.2450027466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3137445.66351" calcext:value-type="float">
            <text:p>1443137445.66351</text:p>
          </table:table-cell>
          <table:table-cell office:value-type="float" office:value="8224" calcext:value-type="float">
            <text:p>8224</text:p>
          </table:table-cell>
          <table:table-cell table:formula="of:=[.B316]-[.$B$2]" office:value-type="float" office:value="65.6633512973785" calcext:value-type="float">
            <text:p>65.6633512974</text:p>
          </table:table-cell>
          <table:table-cell table:formula="of:=[.C316]/([.D316]-[.D315])" office:value-type="float" office:value="104862.381540987" calcext:value-type="float">
            <text:p>104862.381540987</text:p>
          </table:table-cell>
          <table:table-cell/>
          <table:table-cell office:value-type="float" office:value="1443137466.89889" calcext:value-type="float">
            <text:p>1443137466.89889</text:p>
          </table:table-cell>
          <table:table-cell table:formula="of:=[.G316]-[.$B$2]" office:value-type="float" office:value="86.8987317085266" calcext:value-type="float">
            <text:p>86.8987317085</text:p>
          </table:table-cell>
          <table:table-cell table:formula="of:=[.C316]/([.H316]-[.H315])" office:value-type="float" office:value="119527.475677961" calcext:value-type="float">
            <text:p>119527.475677961</text:p>
          </table:table-cell>
          <table:table-cell table:formula="of:=[.G316]-[.$B316]" office:value-type="float" office:value="21.2353804111481" calcext:value-type="float">
            <text:p>21.235380411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3137445.74197" calcext:value-type="float">
            <text:p>1443137445.74197</text:p>
          </table:table-cell>
          <table:table-cell office:value-type="float" office:value="8224" calcext:value-type="float">
            <text:p>8224</text:p>
          </table:table-cell>
          <table:table-cell table:formula="of:=[.B317]-[.$B$2]" office:value-type="float" office:value="65.7418065071106" calcext:value-type="float">
            <text:p>65.7418065071</text:p>
          </table:table-cell>
          <table:table-cell table:formula="of:=[.C317]/([.D317]-[.D316])" office:value-type="float" office:value="104824.141418869" calcext:value-type="float">
            <text:p>104824.141418869</text:p>
          </table:table-cell>
          <table:table-cell/>
          <table:table-cell office:value-type="float" office:value="1443137466.96779" calcext:value-type="float">
            <text:p>1443137466.96779</text:p>
          </table:table-cell>
          <table:table-cell table:formula="of:=[.G317]-[.$B$2]" office:value-type="float" office:value="86.9676327705383" calcext:value-type="float">
            <text:p>86.9676327705</text:p>
          </table:table-cell>
          <table:table-cell table:formula="of:=[.C317]/([.H317]-[.H316])" office:value-type="float" office:value="119359.553537814" calcext:value-type="float">
            <text:p>119359.553537814</text:p>
          </table:table-cell>
          <table:table-cell table:formula="of:=[.G317]-[.$B317]" office:value-type="float" office:value="21.2258262634277" calcext:value-type="float">
            <text:p>21.2258262634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3137445.82042" calcext:value-type="float">
            <text:p>1443137445.82042</text:p>
          </table:table-cell>
          <table:table-cell office:value-type="float" office:value="8224" calcext:value-type="float">
            <text:p>8224</text:p>
          </table:table-cell>
          <table:table-cell table:formula="of:=[.B318]-[.$B$2]" office:value-type="float" office:value="65.8202590942383" calcext:value-type="float">
            <text:p>65.8202590942</text:p>
          </table:table-cell>
          <table:table-cell table:formula="of:=[.C318]/([.D318]-[.D317])" office:value-type="float" office:value="104827.645602242" calcext:value-type="float">
            <text:p>104827.645602242</text:p>
          </table:table-cell>
          <table:table-cell/>
          <table:table-cell office:value-type="float" office:value="1443137467.03659" calcext:value-type="float">
            <text:p>1443137467.03659</text:p>
          </table:table-cell>
          <table:table-cell table:formula="of:=[.G318]-[.$B$2]" office:value-type="float" office:value="87.0364310741425" calcext:value-type="float">
            <text:p>87.0364310741</text:p>
          </table:table-cell>
          <table:table-cell table:formula="of:=[.C318]/([.H318]-[.H317])" office:value-type="float" office:value="119537.831155284" calcext:value-type="float">
            <text:p>119537.831155284</text:p>
          </table:table-cell>
          <table:table-cell table:formula="of:=[.G318]-[.$B318]" office:value-type="float" office:value="21.2161719799042" calcext:value-type="float">
            <text:p>21.2161719799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3137445.89887" calcext:value-type="float">
            <text:p>1443137445.89887</text:p>
          </table:table-cell>
          <table:table-cell office:value-type="float" office:value="8224" calcext:value-type="float">
            <text:p>8224</text:p>
          </table:table-cell>
          <table:table-cell table:formula="of:=[.B319]-[.$B$2]" office:value-type="float" office:value="65.8987128734589" calcext:value-type="float">
            <text:p>65.8987128735</text:p>
          </table:table-cell>
          <table:table-cell table:formula="of:=[.C319]/([.D319]-[.D318])" office:value-type="float" office:value="104826.052762574" calcext:value-type="float">
            <text:p>104826.052762574</text:p>
          </table:table-cell>
          <table:table-cell/>
          <table:table-cell office:value-type="float" office:value="1443137470.27199" calcext:value-type="float">
            <text:p>1443137470.27199</text:p>
          </table:table-cell>
          <table:table-cell table:formula="of:=[.G319]-[.$B$2]" office:value-type="float" office:value="90.2718253135681" calcext:value-type="float">
            <text:p>90.2718253136</text:p>
          </table:table-cell>
          <table:table-cell table:formula="of:=[.C319]/([.H319]-[.H318])" office:value-type="float" office:value="2541.88497333169" calcext:value-type="float">
            <text:p>2541.8849733317</text:p>
          </table:table-cell>
          <table:table-cell table:formula="of:=[.G319]-[.$B319]" office:value-type="float" office:value="24.3731124401093" calcext:value-type="float">
            <text:p>24.3731124401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3137445.97733" calcext:value-type="float">
            <text:p>1443137445.97733</text:p>
          </table:table-cell>
          <table:table-cell office:value-type="float" office:value="8224" calcext:value-type="float">
            <text:p>8224</text:p>
          </table:table-cell>
          <table:table-cell table:formula="of:=[.B320]-[.$B$2]" office:value-type="float" office:value="65.9771678447723" calcext:value-type="float">
            <text:p>65.9771678448</text:p>
          </table:table-cell>
          <table:table-cell table:formula="of:=[.C320]/([.D320]-[.D319])" office:value-type="float" office:value="104824.459971313" calcext:value-type="float">
            <text:p>104824.459971313</text:p>
          </table:table-cell>
          <table:table-cell/>
          <table:table-cell office:value-type="float" office:value="1443137470.36393" calcext:value-type="float">
            <text:p>1443137470.36393</text:p>
          </table:table-cell>
          <table:table-cell table:formula="of:=[.G320]-[.$B$2]" office:value-type="float" office:value="90.3637721538544" calcext:value-type="float">
            <text:p>90.3637721539</text:p>
          </table:table-cell>
          <table:table-cell table:formula="of:=[.C320]/([.H320]-[.H319])" office:value-type="float" office:value="89442.9865604572" calcext:value-type="float">
            <text:p>89442.9865604572</text:p>
          </table:table-cell>
          <table:table-cell table:formula="of:=[.G320]-[.$B320]" office:value-type="float" office:value="24.386604309082" calcext:value-type="float">
            <text:p>24.386604309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3137446.05328" calcext:value-type="float">
            <text:p>1443137446.05328</text:p>
          </table:table-cell>
          <table:table-cell office:value-type="float" office:value="8224" calcext:value-type="float">
            <text:p>8224</text:p>
          </table:table-cell>
          <table:table-cell table:formula="of:=[.B321]-[.$B$2]" office:value-type="float" office:value="66.0531222820282" calcext:value-type="float">
            <text:p>66.053122282</text:p>
          </table:table-cell>
          <table:table-cell table:formula="of:=[.C321]/([.D321]-[.D320])" office:value-type="float" office:value="108275.438501331" calcext:value-type="float">
            <text:p>108275.438501331</text:p>
          </table:table-cell>
          <table:table-cell/>
          <table:table-cell office:value-type="float" office:value="1443137470.45549" calcext:value-type="float">
            <text:p>1443137470.45549</text:p>
          </table:table-cell>
          <table:table-cell table:formula="of:=[.G321]-[.$B$2]" office:value-type="float" office:value="90.455329656601" calcext:value-type="float">
            <text:p>90.4553296566</text:p>
          </table:table-cell>
          <table:table-cell table:formula="of:=[.C321]/([.H321]-[.H320])" office:value-type="float" office:value="89823.3323681058" calcext:value-type="float">
            <text:p>89823.3323681058</text:p>
          </table:table-cell>
          <table:table-cell table:formula="of:=[.G321]-[.$B321]" office:value-type="float" office:value="24.4022073745728" calcext:value-type="float">
            <text:p>24.4022073746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3137446.12818" calcext:value-type="float">
            <text:p>1443137446.12818</text:p>
          </table:table-cell>
          <table:table-cell office:value-type="float" office:value="8224" calcext:value-type="float">
            <text:p>8224</text:p>
          </table:table-cell>
          <table:table-cell table:formula="of:=[.B322]-[.$B$2]" office:value-type="float" office:value="66.1280155181885" calcext:value-type="float">
            <text:p>66.1280155182</text:p>
          </table:table-cell>
          <table:table-cell table:formula="of:=[.C322]/([.D322]-[.D321])" office:value-type="float" office:value="109809.64933068" calcext:value-type="float">
            <text:p>109809.64933068</text:p>
          </table:table-cell>
          <table:table-cell/>
          <table:table-cell office:value-type="float" office:value="1443137470.54724" calcext:value-type="float">
            <text:p>1443137470.54724</text:p>
          </table:table-cell>
          <table:table-cell table:formula="of:=[.G322]-[.$B$2]" office:value-type="float" office:value="90.5470786094666" calcext:value-type="float">
            <text:p>90.5470786095</text:p>
          </table:table-cell>
          <table:table-cell table:formula="of:=[.C322]/([.H322]-[.H321])" office:value-type="float" office:value="89635.9003905692" calcext:value-type="float">
            <text:p>89635.9003905692</text:p>
          </table:table-cell>
          <table:table-cell table:formula="of:=[.G322]-[.$B322]" office:value-type="float" office:value="24.4190630912781" calcext:value-type="float">
            <text:p>24.4190630913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3137446.20304" calcext:value-type="float">
            <text:p>1443137446.20304</text:p>
          </table:table-cell>
          <table:table-cell office:value-type="float" office:value="8224" calcext:value-type="float">
            <text:p>8224</text:p>
          </table:table-cell>
          <table:table-cell table:formula="of:=[.B323]-[.$B$2]" office:value-type="float" office:value="66.2028801441193" calcext:value-type="float">
            <text:p>66.2028801441</text:p>
          </table:table-cell>
          <table:table-cell table:formula="of:=[.C323]/([.D323]-[.D322])" office:value-type="float" office:value="109851.614133533" calcext:value-type="float">
            <text:p>109851.614133533</text:p>
          </table:table-cell>
          <table:table-cell/>
          <table:table-cell office:value-type="float" office:value="1443137470.63901" calcext:value-type="float">
            <text:p>1443137470.63901</text:p>
          </table:table-cell>
          <table:table-cell table:formula="of:=[.G323]-[.$B$2]" office:value-type="float" office:value="90.638845205307" calcext:value-type="float">
            <text:p>90.6388452053</text:p>
          </table:table-cell>
          <table:table-cell table:formula="of:=[.C323]/([.H323]-[.H322])" office:value-type="float" office:value="89618.6670615775" calcext:value-type="float">
            <text:p>89618.6670615775</text:p>
          </table:table-cell>
          <table:table-cell table:formula="of:=[.G323]-[.$B323]" office:value-type="float" office:value="24.4359650611877" calcext:value-type="float">
            <text:p>24.4359650612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3137446.27793" calcext:value-type="float">
            <text:p>1443137446.27793</text:p>
          </table:table-cell>
          <table:table-cell office:value-type="float" office:value="8224" calcext:value-type="float">
            <text:p>8224</text:p>
          </table:table-cell>
          <table:table-cell table:formula="of:=[.B324]-[.$B$2]" office:value-type="float" office:value="66.2777724266052" calcext:value-type="float">
            <text:p>66.2777724266</text:p>
          </table:table-cell>
          <table:table-cell table:formula="of:=[.C324]/([.D324]-[.D323])" office:value-type="float" office:value="109811.047640877" calcext:value-type="float">
            <text:p>109811.047640877</text:p>
          </table:table-cell>
          <table:table-cell/>
          <table:table-cell office:value-type="float" office:value="1443137470.73074" calcext:value-type="float">
            <text:p>1443137470.73074</text:p>
          </table:table-cell>
          <table:table-cell table:formula="of:=[.G324]-[.$B$2]" office:value-type="float" office:value="90.7305815219879" calcext:value-type="float">
            <text:p>90.730581522</text:p>
          </table:table-cell>
          <table:table-cell table:formula="of:=[.C324]/([.H324]-[.H323])" office:value-type="float" office:value="89648.2472542038" calcext:value-type="float">
            <text:p>89648.2472542038</text:p>
          </table:table-cell>
          <table:table-cell table:formula="of:=[.G324]-[.$B324]" office:value-type="float" office:value="24.4528090953827" calcext:value-type="float">
            <text:p>24.4528090954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3137446.35284" calcext:value-type="float">
            <text:p>1443137446.35284</text:p>
          </table:table-cell>
          <table:table-cell office:value-type="float" office:value="8224" calcext:value-type="float">
            <text:p>8224</text:p>
          </table:table-cell>
          <table:table-cell table:formula="of:=[.B325]-[.$B$2]" office:value-type="float" office:value="66.3526749610901" calcext:value-type="float">
            <text:p>66.3526749611</text:p>
          </table:table-cell>
          <table:table-cell table:formula="of:=[.C325]/([.D325]-[.D324])" office:value-type="float" office:value="109796.017672299" calcext:value-type="float">
            <text:p>109796.017672299</text:p>
          </table:table-cell>
          <table:table-cell/>
          <table:table-cell office:value-type="float" office:value="1443137470.82253" calcext:value-type="float">
            <text:p>1443137470.82253</text:p>
          </table:table-cell>
          <table:table-cell table:formula="of:=[.G325]-[.$B$2]" office:value-type="float" office:value="90.8223707675934" calcext:value-type="float">
            <text:p>90.8223707676</text:p>
          </table:table-cell>
          <table:table-cell table:formula="of:=[.C325]/([.H325]-[.H324])" office:value-type="float" office:value="89596.5529049954" calcext:value-type="float">
            <text:p>89596.5529049954</text:p>
          </table:table-cell>
          <table:table-cell table:formula="of:=[.G325]-[.$B325]" office:value-type="float" office:value="24.4696958065033" calcext:value-type="float">
            <text:p>24.4696958065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3137446.42773" calcext:value-type="float">
            <text:p>1443137446.42773</text:p>
          </table:table-cell>
          <table:table-cell office:value-type="float" office:value="8224" calcext:value-type="float">
            <text:p>8224</text:p>
          </table:table-cell>
          <table:table-cell table:formula="of:=[.B326]-[.$B$2]" office:value-type="float" office:value="66.4275705814362" calcext:value-type="float">
            <text:p>66.4275705814</text:p>
          </table:table-cell>
          <table:table-cell table:formula="of:=[.C326]/([.D326]-[.D325])" office:value-type="float" office:value="109806.153710984" calcext:value-type="float">
            <text:p>109806.153710984</text:p>
          </table:table-cell>
          <table:table-cell/>
          <table:table-cell office:value-type="float" office:value="1443137470.91429" calcext:value-type="float">
            <text:p>1443137470.91429</text:p>
          </table:table-cell>
          <table:table-cell table:formula="of:=[.G326]-[.$B$2]" office:value-type="float" office:value="90.9141292572022" calcext:value-type="float">
            <text:p>90.9141292572</text:p>
          </table:table-cell>
          <table:table-cell table:formula="of:=[.C326]/([.H326]-[.H325])" office:value-type="float" office:value="89626.5842546569" calcext:value-type="float">
            <text:p>89626.5842546569</text:p>
          </table:table-cell>
          <table:table-cell table:formula="of:=[.G326]-[.$B326]" office:value-type="float" office:value="24.486558675766" calcext:value-type="float">
            <text:p>24.4865586758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3137446.50262" calcext:value-type="float">
            <text:p>1443137446.50262</text:p>
          </table:table-cell>
          <table:table-cell office:value-type="float" office:value="8224" calcext:value-type="float">
            <text:p>8224</text:p>
          </table:table-cell>
          <table:table-cell table:formula="of:=[.B327]-[.$B$2]" office:value-type="float" office:value="66.5024600028992" calcext:value-type="float">
            <text:p>66.5024600029</text:p>
          </table:table-cell>
          <table:table-cell table:formula="of:=[.C327]/([.D327]-[.D326])" office:value-type="float" office:value="109815.242785148" calcext:value-type="float">
            <text:p>109815.242785148</text:p>
          </table:table-cell>
          <table:table-cell/>
          <table:table-cell office:value-type="float" office:value="1443137471.00605" calcext:value-type="float">
            <text:p>1443137471.00605</text:p>
          </table:table-cell>
          <table:table-cell table:formula="of:=[.G327]-[.$B$2]" office:value-type="float" office:value="91.0058856010437" calcext:value-type="float">
            <text:p>91.005885601</text:p>
          </table:table-cell>
          <table:table-cell table:formula="of:=[.C327]/([.H327]-[.H326])" office:value-type="float" office:value="89628.6802163938" calcext:value-type="float">
            <text:p>89628.6802163938</text:p>
          </table:table-cell>
          <table:table-cell table:formula="of:=[.G327]-[.$B327]" office:value-type="float" office:value="24.5034255981445" calcext:value-type="float">
            <text:p>24.5034255981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3137446.57751" calcext:value-type="float">
            <text:p>1443137446.57751</text:p>
          </table:table-cell>
          <table:table-cell office:value-type="float" office:value="8224" calcext:value-type="float">
            <text:p>8224</text:p>
          </table:table-cell>
          <table:table-cell table:formula="of:=[.B328]-[.$B$2]" office:value-type="float" office:value="66.5773515701294" calcext:value-type="float">
            <text:p>66.5773515701</text:p>
          </table:table-cell>
          <table:table-cell table:formula="of:=[.C328]/([.D328]-[.D327])" office:value-type="float" office:value="109812.096396895" calcext:value-type="float">
            <text:p>109812.096396895</text:p>
          </table:table-cell>
          <table:table-cell/>
          <table:table-cell office:value-type="float" office:value="1443137471.10081" calcext:value-type="float">
            <text:p>1443137471.10081</text:p>
          </table:table-cell>
          <table:table-cell table:formula="of:=[.G328]-[.$B$2]" office:value-type="float" office:value="91.1006455421448" calcext:value-type="float">
            <text:p>91.1006455421</text:p>
          </table:table-cell>
          <table:table-cell table:formula="of:=[.C328]/([.H328]-[.H327])" office:value-type="float" office:value="86787.7280677918" calcext:value-type="float">
            <text:p>86787.7280677918</text:p>
          </table:table-cell>
          <table:table-cell table:formula="of:=[.G328]-[.$B328]" office:value-type="float" office:value="24.5232939720154" calcext:value-type="float">
            <text:p>24.523293972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3137446.65241" calcext:value-type="float">
            <text:p>1443137446.65241</text:p>
          </table:table-cell>
          <table:table-cell office:value-type="float" office:value="8224" calcext:value-type="float">
            <text:p>8224</text:p>
          </table:table-cell>
          <table:table-cell table:formula="of:=[.B329]-[.$B$2]" office:value-type="float" office:value="66.6522440910339" calcext:value-type="float">
            <text:p>66.652244091</text:p>
          </table:table-cell>
          <table:table-cell table:formula="of:=[.C329]/([.D329]-[.D328])" office:value-type="float" office:value="109810.698059989" calcext:value-type="float">
            <text:p>109810.698059989</text:p>
          </table:table-cell>
          <table:table-cell/>
          <table:table-cell office:value-type="float" office:value="1443137471.19583" calcext:value-type="float">
            <text:p>1443137471.19583</text:p>
          </table:table-cell>
          <table:table-cell table:formula="of:=[.G329]-[.$B$2]" office:value-type="float" office:value="91.1956629753113" calcext:value-type="float">
            <text:p>91.1956629753</text:p>
          </table:table-cell>
          <table:table-cell table:formula="of:=[.C329]/([.H329]-[.H328])" office:value-type="float" office:value="86552.5380546606" calcext:value-type="float">
            <text:p>86552.5380546606</text:p>
          </table:table-cell>
          <table:table-cell table:formula="of:=[.G329]-[.$B329]" office:value-type="float" office:value="24.5434188842773" calcext:value-type="float">
            <text:p>24.5434188843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3137446.72731" calcext:value-type="float">
            <text:p>1443137446.72731</text:p>
          </table:table-cell>
          <table:table-cell office:value-type="float" office:value="8224" calcext:value-type="float">
            <text:p>8224</text:p>
          </table:table-cell>
          <table:table-cell table:formula="of:=[.B330]-[.$B$2]" office:value-type="float" office:value="66.7271473407745" calcext:value-type="float">
            <text:p>66.7271473408</text:p>
          </table:table-cell>
          <table:table-cell table:formula="of:=[.C330]/([.D330]-[.D329])" office:value-type="float" office:value="109794.969223375" calcext:value-type="float">
            <text:p>109794.969223375</text:p>
          </table:table-cell>
          <table:table-cell/>
          <table:table-cell office:value-type="float" office:value="1443137471.29073" calcext:value-type="float">
            <text:p>1443137471.29073</text:p>
          </table:table-cell>
          <table:table-cell table:formula="of:=[.G330]-[.$B$2]" office:value-type="float" office:value="91.2905707359314" calcext:value-type="float">
            <text:p>91.2905707359</text:p>
          </table:table-cell>
          <table:table-cell table:formula="of:=[.C330]/([.H330]-[.H329])" office:value-type="float" office:value="86652.5555577885" calcext:value-type="float">
            <text:p>86652.5555577885</text:p>
          </table:table-cell>
          <table:table-cell table:formula="of:=[.G330]-[.$B330]" office:value-type="float" office:value="24.5634233951569" calcext:value-type="float">
            <text:p>24.5634233952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3137446.80221" calcext:value-type="float">
            <text:p>1443137446.80221</text:p>
          </table:table-cell>
          <table:table-cell office:value-type="float" office:value="8224" calcext:value-type="float">
            <text:p>8224</text:p>
          </table:table-cell>
          <table:table-cell table:formula="of:=[.B331]-[.$B$2]" office:value-type="float" office:value="66.8020474910736" calcext:value-type="float">
            <text:p>66.8020474911</text:p>
          </table:table-cell>
          <table:table-cell table:formula="of:=[.C331]/([.D331]-[.D330])" office:value-type="float" office:value="109799.512646664" calcext:value-type="float">
            <text:p>109799.512646664</text:p>
          </table:table-cell>
          <table:table-cell table:number-columns-repeated="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3137446.87711" calcext:value-type="float">
            <text:p>1443137446.87711</text:p>
          </table:table-cell>
          <table:table-cell office:value-type="float" office:value="8224" calcext:value-type="float">
            <text:p>8224</text:p>
          </table:table-cell>
          <table:table-cell table:formula="of:=[.B332]-[.$B$2]" office:value-type="float" office:value="66.8769483566284" calcext:value-type="float">
            <text:p>66.8769483566</text:p>
          </table:table-cell>
          <table:table-cell table:formula="of:=[.C332]/([.D332]-[.D331])" office:value-type="float" office:value="109798.464130992" calcext:value-type="float">
            <text:p>109798.464130992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3137446.95201" calcext:value-type="float">
            <text:p>1443137446.95201</text:p>
          </table:table-cell>
          <table:table-cell office:value-type="float" office:value="8224" calcext:value-type="float">
            <text:p>8224</text:p>
          </table:table-cell>
          <table:table-cell table:formula="of:=[.B333]-[.$B$2]" office:value-type="float" office:value="66.9518511295319" calcext:value-type="float">
            <text:p>66.9518511295</text:p>
          </table:table-cell>
          <table:table-cell table:formula="of:=[.C333]/([.D333]-[.D332])" office:value-type="float" office:value="109795.668187099" calcext:value-type="float">
            <text:p>109795.668187099</text:p>
          </table:table-cell>
          <table:table-cell table:number-columns-repeated="6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3137460.03696" calcext:value-type="float">
            <text:p>1443137460.03696</text:p>
          </table:table-cell>
          <table:table-cell office:value-type="float" office:value="8000" calcext:value-type="float">
            <text:p>8000</text:p>
          </table:table-cell>
          <table:table-cell table:formula="of:=[.B334]-[.$B$2]" office:value-type="float" office:value="80.0367958545685" calcext:value-type="float">
            <text:p>80.0367958546</text:p>
          </table:table-cell>
          <table:table-cell table:formula="of:=[.C334]/([.D334]-[.D333])" office:value-type="float" office:value="611.389667141113" calcext:value-type="float">
            <text:p>611.389667141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18:34:43.848569481</dc:date>
    <meta:editing-duration>PT46S</meta:editing-duration>
    <meta:editing-cycles>1</meta:editing-cycles>
    <meta:document-statistic meta:table-count="1" meta:cell-count="2992" meta:object-count="0"/>
    <meta:generator>LibreOffice/4.4.2.2$Linux_X86_64 LibreOffice_project/40m0$Build-2</meta:generator>
  </office:meta>
</office:document-meta>
</file>